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Tahoma" svg:font-family="Tahoma"/>
    <style:font-face style:name="Calibri" svg:font-family="Calibri"/>
    <style:font-face style:name="Arial" svg:font-family="Arial"/>
    <style:font-face style:name="宋体" svg:font-family="宋体"/>
    <style:font-face style:name="Wingdings 2" svg:font-family="&quot;Wingdings 2&quot;"/>
  </office:font-face-decls>
  <office:automatic-styles>
    <style:style style:name="ce1" style:family="table-cell" style:parent-style-name="Default" style:data-style-name="N0">
      <style:table-cell-properties style:vertical-align="automatic" style:cell-protect="none"/>
    </style:style>
    <style:style style:name="ce2" style:family="table-cell" style:parent-style-name="Default" style:data-style-name="N0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19968__33324___36074__33021__24179__34913__34920__40_A_34920__41__32__40_2_41_" style:data-style-name="N0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cell-protec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4pt" style:font-size-asian="24pt" style:font-size-complex="24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FF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#FFFF99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#FFFF99"/>
      <style:text-properties fo:color="#000000"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2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style:vertical-align="middle"/>
      <style:text-properties style:font-name="Calibri" style:font-name-asian="Calibri" style:font-name-complex="Calibri" style:font-family-generic="swiss"/>
    </style:style>
    <style:style style:name="ce43" style:family="table-cell" style:parent-style-name="Default" style:data-style-name="N0">
      <style:table-cell-properties style:vertical-align="middle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transparent"/>
      <style:text-properties fo:color="#000000" style:font-name="Calibri" style:font-name-asian="Calibri" style:font-name-complex="Calibri" style:font-family-generic="swiss"/>
    </style:style>
    <style:style style:name="ce4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FFFF99"/>
      <style:text-properties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FFFF99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49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/>
      <style:text-properties fo:color="#000000" style:font-name="Calibri" style:font-name-asian="Calibri" style:font-name-complex="Calibri" style:font-family-generic="swiss"/>
    </style:style>
    <style:style style:name="ce50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#FFFF99"/>
      <style:text-properties style:font-name="Calibri" style:font-name-asian="Calibri" style:font-name-complex="Calibri" style:font-family-generic="swiss"/>
    </style:style>
    <style:style style:name="ce5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2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53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5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5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/>
      <style:text-properties fo:color="#000000" style:font-name="細明體" style:font-name-asian="細明體" style:font-name-complex="細明體" style:font-family-generic="modern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61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#FFFF99"/>
      <style:text-properties fo:color="#000000" style:font-name="Calibri" style:font-name-asian="Calibri" style:font-name-complex="Calibri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ck solid #000000" style:vertical-align="middle" fo:background-color="#FFFF99"/>
      <style:text-properties fo:color="#000000" style:font-name="Calibri" style:font-name-asian="Calibri" style:font-name-complex="Calibri" style:font-family-generic="swiss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FFFF99"/>
      <style:text-properties fo:color="#000000" style:font-name="Calibri" style:font-name-asian="Calibri" style:font-name-complex="Calibri" style:font-family-generic="swiss"/>
    </style:style>
    <style:style style:name="ce64" style:family="table-cell" style:parent-style-name="Default" style:data-style-name="N48">
      <style:table-cell-properties fo:border-top="thin solid #000000" fo:border-bottom="thick solid #000000" fo:border-left="thin solid #000000" fo:border-right="thick solid #000000" style:vertical-align="middle" fo:background-color="#FFFF99"/>
      <style:text-properties fo:color="#000000" style:font-name="Calibri" style:font-name-asian="Calibri" style:font-name-complex="Calibri" style:font-family-generic="swiss"/>
    </style:style>
    <style:style style:name="ce65" style:family="table-cell" style:parent-style-name="Default" style:data-style-name="N0">
      <style:table-cell-properties fo:background-color="#FFFF99" style:cell-protect="none"/>
      <style:text-properties fo:color="#0000FF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99" style:cell-protect="none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ackground-color="#FFFF99" style:cell-protect="none"/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fo:background-color="#FFFFFF"/>
      <style:text-properties fo:color="#000000" style:font-name="Calibri" style:font-name-asian="Calibri" style:font-name-complex="Calibri" style:font-family-generic="swiss"/>
    </style:style>
    <style:style style:name="ce69" style:family="table-cell" style:parent-style-name="Default" style:data-style-name="N0">
      <style:table-cell-properties style:vertical-align="middle" fo:background-color="#FFFFFF"/>
      <style:text-properties style:font-name="Calibri" style:font-name-asian="Calibri" style:font-name-complex="Calibri" style:font-family-generic="swiss"/>
    </style:style>
    <style:style style:name="ce7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1" style:family="table-cell" style:parent-style-name="Default" style:data-style-name="N0">
      <style:table-cell-properties style:vertical-align="middle" fo:background-color="#FFFFFF"/>
    </style:style>
    <style:style style:name="ce72" style:family="table-cell" style:parent-style-name="Default" style:data-style-name="N0">
      <style:table-cell-properties style:vertical-align="middle" fo:background-color="#FFFFFF"/>
    </style:style>
    <style:style style:name="ce73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fo:color="#003366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4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6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/>
      <style:text-properties style:font-name="Calibri" style:font-name-asian="Calibri" style:font-name-complex="Calibri" style:font-family-generic="swiss"/>
    </style:style>
    <style:style style:name="ce79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C0C0C0" style:font-name="Calibri" style:font-name-asian="Calibri" style:font-name-complex="Calibri" style:font-family-generic="swiss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3366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86" style:family="table-cell" style:parent-style-name="Default" style:data-style-name="N0">
      <style:table-cell-properties style:vertical-align="automatic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8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88" style:family="table-cell" style:parent-style-name="Default" style:data-style-name="N0">
      <style:table-cell-properties fo:background-color="#FFFFFF"/>
      <style:text-properties fo:color="#000000" style:font-name="Calibri" style:font-name-asian="Calibri" style:font-name-complex="Calibri" style:font-family-generic="swiss"/>
    </style:style>
    <style:style style:name="ce89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9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細明體" style:font-name-asian="細明體" style:font-name-complex="細明體" fo:font-size="14pt" style:font-size-asian="14pt" style:font-size-complex="14pt" style:font-family-generic="modern"/>
    </style:style>
    <style:style style:name="ce92" style:family="table-cell" style:parent-style-name="Default" style:data-style-name="N3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93" style:family="table-cell" style:parent-style-name="Default" style:data-style-name="N0">
      <style:table-cell-properties fo:border="thin solid #000000" style:vertical-align="middle" fo:background-color="#FFFFFF"/>
      <style:text-properties style:font-name="Calibri" style:font-name-asian="Calibri" style:font-name-complex="Calibri" style:font-family-generic="swiss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7" style:family="table-cell" style:parent-style-name="Default" style:data-style-name="N3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1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3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104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5" style:family="table-cell" style:parent-style-name="Default" style:data-style-name="N0">
      <style:table-cell-properties fo:border="thin solid #000000" style:vertical-align="middle" fo:background-color="#FFFFFF"/>
      <style:text-properties style:font-name="Calibri" style:font-name-asian="Calibri" style:font-name-complex="Calibri" style:font-family-generic="swiss"/>
    </style:style>
    <style:style style:name="ce10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10" style:family="table-cell" style:parent-style-name="_30334__20998__27604_" style:data-style-name="N13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  <style:text-properties fo:color="#FF0000" style:font-name="Calibri" style:font-name-asian="Calibri" style:font-name-complex="Calibri" style:font-family-generic="swiss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8" style:family="table-cell" style:parent-style-name="Default" style:data-style-name="N0">
      <style:table-cell-properties fo:background-color="#FFFFFF"/>
      <style:text-properties fo:color="#FF0000" style:font-name="Calibri" style:font-name-asian="Calibri" style:font-name-complex="Calibri" style:font-family-generic="swiss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0" style:family="table-cell" style:parent-style-name="Default" style:data-style-name="N3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2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3366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細明體" style:font-name-asian="細明體" style:font-name-complex="細明體" fo:font-size="14pt" style:font-size-asian="14pt" style:font-size-complex="14pt" style:font-family-generic="modern"/>
    </style:style>
    <style:style style:name="ce1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alibri" style:font-name-asian="Calibri" style:font-name-complex="Calibri" style:font-family-generic="swiss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fo:color="#000000" style:font-name="Calibri" style:font-name-asian="Calibri" style:font-name-complex="Calibri" style:font-family-generic="swiss"/>
    </style:style>
    <style:style style:name="ce1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="thin solid #000000" style:vertical-align="middle" fo:background-color="#000080"/>
      <style:text-properties fo:color="#FFFFFF"/>
    </style:style>
    <style:style style:name="ce132" style:family="table-cell" style:parent-style-name="Default" style:data-style-name="N0">
      <style:table-cell-properties fo:border="thin solid #000000" style:vertical-align="middle" fo:background-color="#000080"/>
      <style:text-properties fo:color="#FFFFFF"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FF" style:repeat-content="false"/>
      <style:paragraph-properties fo:text-align="center"/>
      <style:text-properties style:font-name="細明體" style:font-name-asian="細明體" style:font-name-complex="細明體" fo:font-size="14pt" style:font-size-asian="14pt" style:font-size-complex="14pt" style:font-family-generic="modern"/>
    </style:style>
    <style:style style:name="ce134" style:family="table-cell" style:parent-style-name="Default" style:data-style-name="N0">
      <style:table-cell-properties style:vertical-align="middle" fo:background-color="#FFFFFF"/>
      <style:text-properties fo:color="#C0C0C0"/>
    </style:style>
    <style:style style:name="ce135" style:family="table-cell" style:parent-style-name="Default" style:data-style-name="N0">
      <style:table-cell-properties fo:border="thin solid #000000" style:vertical-align="middle" fo:background-color="#FFFF99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3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style:font-family-generic="swiss"/>
    </style:style>
    <style:style style:name="ce137" style:family="table-cell" style:parent-style-name="Default" style:data-style-name="N30">
      <style:table-cell-properties fo:background-color="#FFFFFF"/>
      <style:text-properties style:font-name="Calibri" style:font-name-asian="Calibri" style:font-name-complex="Calibri" style:font-family-generic="swiss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3366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39" style:family="table-cell" style:parent-style-name="Default" style:data-style-name="N30">
      <style:table-cell-properties fo:background-color="#FFFFFF"/>
      <style:text-properties style:font-name="Calibri" style:font-name-asian="Calibri" style:font-name-complex="Calibri" style:font-family-generic="swiss"/>
    </style:style>
    <style:style style:name="ce14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41" style:family="table-cell" style:parent-style-name="Default" style:data-style-name="N14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4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43" style:family="table-cell" style:parent-style-name="Default" style:data-style-name="N14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3366" style:repeat-content="false"/>
      <style:paragraph-properties fo:text-align="start" fo:margin-left="0cm"/>
      <style:text-properties fo:color="#FFFF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3366" style:repeat-content="false"/>
      <style:paragraph-properties fo:text-align="start" fo:margin-left="0cm"/>
      <style:text-properties fo:color="#FFFF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4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FF" style:repeat-content="false"/>
      <style:paragraph-properties fo:text-align="center"/>
    </style:style>
    <style:style style:name="ce149" style:family="table-cell" style:parent-style-name="Default" style:data-style-name="N30">
      <style:table-cell-properties fo:border="thin solid #000000" style:vertical-align="middle" fo:background-color="#CCCCFF" style:repeat-content="false"/>
      <style:paragraph-properties fo:text-align="center"/>
    </style:style>
    <style:style style:name="ce15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</style:style>
    <style:style style:name="ce152" style:family="table-cell" style:parent-style-name="Default" style:data-style-name="N0">
      <style:table-cell-properties style:vertical-align="automatic" fo:background-color="#003366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style:font-family-generic="swiss"/>
    </style:style>
    <style:style style:name="ce153" style:family="table-cell" style:parent-style-name="Default" style:data-style-name="N30">
      <style:table-cell-properties fo:border="thin solid #000000" style:vertical-align="middle" fo:background-color="#CCCCFF" style:repeat-content="false"/>
      <style:paragraph-properties fo:text-align="center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</style:style>
    <style:style style:name="ce155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5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5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9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160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161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fo:font-size="14pt" style:font-size-asian="14pt" style:font-size-complex="14pt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FF" style:repeat-content="false"/>
      <style:paragraph-properties fo:text-align="center"/>
      <style:text-properties style:font-name="細明體" style:font-name-asian="細明體" style:font-name-complex="細明體" fo:font-size="14pt" style:font-size-asian="14pt" style:font-size-complex="14pt" style:font-family-generic="modern"/>
    </style:style>
    <style:style style:name="ce163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font-size="14pt" style:font-size-asian="14pt" style:font-size-complex="14pt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FF" style:repeat-content="false"/>
      <style:paragraph-properties fo:text-align="center"/>
      <style:text-properties fo:font-size="14pt" style:font-size-asian="14pt" style:font-size-complex="14pt"/>
    </style:style>
    <style:style style:name="ce16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</style:style>
    <style:style style:name="ce166" style:family="table-cell" style:parent-style-name="Default" style:data-style-name="N0">
      <style:table-cell-properties style:vertical-align="middle"/>
      <style:text-properties style:font-name="Calibri" style:font-name-asian="Calibri" style:font-name-complex="Calibri" style:font-family-generic="swiss"/>
    </style:style>
    <style:style style:name="ce16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68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middle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middle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172" style:family="table-cell" style:parent-style-name="Default" style:data-style-name="N0">
      <style:table-cell-properties style:vertical-align="middle"/>
      <style:text-properties fo:color="#FF0000" style:font-name="Calibri" style:font-name-asian="Calibri" style:font-name-complex="Calibri" style:font-family-generic="swiss"/>
    </style:style>
    <style:style style:name="ce173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17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17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/>
      <style:text-properties style:font-name="Calibri" style:font-name-asian="Calibri" style:font-name-complex="Calibri" style:font-family-generic="swiss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7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79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/>
      <style:text-properties style:font-name="Calibri" style:font-name-asian="Calibri" style:font-name-complex="Calibri" style:font-family-generic="swiss"/>
    </style:style>
    <style:style style:name="ce180" style:family="table-cell" style:parent-style-name="_21315__20998__20301_" style:data-style-name="N49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81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Calibri" style:font-name-asian="Calibri" style:font-name-complex="Calibri" style:font-family-generic="swiss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18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/>
      <style:text-properties style:font-name="Calibri" style:font-name-asian="Calibri" style:font-name-complex="Calibri" style:font-family-generic="swiss"/>
    </style:style>
    <style:style style:name="ce184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187" style:family="table-cell" style:parent-style-name="Default" style:data-style-name="N0">
      <style:table-cell-properties fo:border-top="none" fo:border-bottom="thin solid #000000" fo:border-left="2pt solid #000000" fo:border-right="none" style:vertical-align="middle"/>
      <style:text-properties style:font-name="Calibri" style:font-name-asian="Calibri" style:font-name-complex="Calibri" style:font-family-generic="swiss"/>
    </style:style>
    <style:style style:name="ce188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transparent"/>
      <style:text-properties style:font-name="Calibri" style:font-name-asian="Calibri" style:font-name-complex="Calibri" style:font-family-generic="swiss"/>
    </style:style>
    <style:style style:name="ce18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/>
      <style:text-properties style:font-name="Calibri" style:font-name-asian="Calibri" style:font-name-complex="Calibri" style:font-family-generic="swiss"/>
    </style:style>
    <style:style style:name="ce190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9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9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</style:style>
    <style:style style:name="ce1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  <style:text-properties fo:color="#FF0000"/>
    </style:style>
    <style:style style:name="ce19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3366" style:repeat-content="false"/>
      <style:paragraph-properties fo:text-align="start" fo:margin-left="0cm"/>
      <style:text-properties fo:color="#FFFFFF" style:font-name="細明體" style:font-name-asian="細明體" style:font-name-complex="細明體" fo:font-size="14pt" style:font-size-asian="14pt" style:font-size-complex="14pt" style:font-family-generic="modern"/>
    </style:style>
    <style:style style:name="ce19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19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0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3366" style:repeat-content="false"/>
      <style:paragraph-properties fo:text-align="start" fo:margin-left="0cm"/>
      <style:text-properties fo:color="#FFFFFF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FF" style:repeat-content="false"/>
      <style:paragraph-properties fo:text-align="center"/>
      <style:text-properties fo:font-size="14pt" style:font-size-asian="14pt" style:font-size-complex="14pt"/>
    </style:style>
    <style:style style:name="ce202" style:family="table-cell" style:parent-style-name="Default" style:data-style-name="N0">
      <style:table-cell-properties fo:border="thin solid #000000" style:vertical-align="middle" fo:background-color="transparent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204" style:family="table-cell" style:parent-style-name="Default" style:data-style-name="N0">
      <style:table-cell-properties fo:border="thin solid #000000" style:vertical-align="middle" fo:background-color="#FFFF99"/>
    </style:style>
    <style:style style:name="ce205" style:family="table-cell" style:parent-style-name="Default" style:data-style-name="N0">
      <style:table-cell-properties fo:background-color="#FFFFFF"/>
      <style:text-properties style:font-name="細明體" style:font-name-asian="細明體" style:font-name-complex="細明體" style:font-family-generic="modern"/>
    </style:style>
    <style:style style:name="ce206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7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208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1" style:family="table-cell" style:parent-style-name="_19968__33324__32_2" style:data-style-name="N0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212" style:family="table-cell" style:parent-style-name="_19968__33324_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</style:style>
    <style:style style:name="ce213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14" style:family="table-cell" style:parent-style-name="_19968__33324__32_2" style:data-style-name="N0">
      <style:table-cell-properties fo:border="thin solid #000000" style:vertical-align="middle" fo:wrap-option="wrap" fo:background-color="#CCFFCC" style:cell-protect="protected" style:repeat-content="false"/>
      <style:paragraph-properties fo:text-align="center"/>
    </style:style>
    <style:style style:name="ce215" style:family="table-cell" style:parent-style-name="s_93__13__10__59_run_61_c_58__92_smartctr_92_SmartCtr_13__10_Beep_61_yes_13__10_NullPort_61_None_13__10_BorderWidth_61_1_13__10_CursorBlinkRate_61_590_13__10_DoubleClickSpeed_61_452_13__10_Progr" style:data-style-name="N0">
      <style:table-cell-properties fo:border="thin solid #000000" style:vertical-align="middle" fo:wrap-option="wrap" fo:background-color="#CCFFCC" style:cell-protect="none" style:repeat-content="false"/>
      <style:paragraph-properties fo:text-align="center"/>
      <style:text-properties fo:font-weight="normal" style:font-weight-asian="normal" style:font-weight-complex="normal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</style:style>
    <style:style style:name="ce217" style:family="table-cell" style:parent-style-name="_19968__33324__32_2" style:data-style-name="N0">
      <style:table-cell-properties fo:border="thin solid #000000" style:vertical-align="middle" fo:wrap-option="wrap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8" style:family="table-cell" style:parent-style-name="_19968__33324__32_2" style:data-style-name="N30">
      <style:table-cell-properties fo:border="thin solid #000000" style:vertical-align="middle" fo:wrap-option="wrap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9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80"/>
      <style:text-properties fo:color="#FFFFFF" style:font-name="Times New Roman" style:font-name-asian="Times New Roman" style:font-name-complex="Times New Roman"/>
    </style:style>
    <style:style style:name="ce221" style:family="table-cell" style:parent-style-name="Default" style:data-style-name="N0">
      <style:table-cell-properties fo:border-top="thin solid #000000" fo:border-bottom="thin solid #000000" fo:border-left="none" fo:border-right="none" fo:background-color="#000080"/>
      <style:text-properties fo:color="#FFFFFF" style:font-name="Times New Roman" style:font-name-asian="Times New Roman" style:font-name-complex="Times New Roman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80"/>
      <style:text-properties fo:color="#FFFFFF" style:font-name="Times New Roman" style:font-name-asian="Times New Roman" style:font-name-complex="Times New Roman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center"/>
    </style:style>
    <style:style style:name="ce2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25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Calibri" style:font-name-asian="Calibri" style:font-name-complex="Calibri" style:font-family-generic="swiss"/>
    </style:style>
    <style:style style:name="ce226" style:family="table-cell" style:parent-style-name="Default" style:data-style-name="N0">
      <style:table-cell-properties fo:border="thin solid #000000" fo:background-color="#000080"/>
      <style:text-properties fo:color="#FFFFFF" style:font-name="Times New Roman" style:font-name-asian="Times New Roman" style:font-name-complex="Times New Roman"/>
    </style:style>
    <style:style style:name="ce227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22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細明體" style:font-name-asian="細明體" style:font-name-complex="細明體" style:font-family-generic="modern"/>
    </style:style>
    <style:style style:name="ce230" style:family="table-cell" style:parent-style-name="Default" style:data-style-name="N14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1" style:family="table-cell" style:parent-style-name="Default" style:data-style-name="N0">
      <style:table-cell-properties fo:border="thin solid #000000" style:vertical-align="automatic" fo:wrap-option="wrap" fo:background-color="#CCCCFF"/>
      <style:text-properties style:font-name="細明體" style:font-name-asian="細明體" style:font-name-complex="細明體" style:font-family-generic="modern"/>
    </style:style>
    <style:style style:name="ce232" style:family="table-cell" style:parent-style-name="Default" style:data-style-name="N0">
      <style:table-cell-properties fo:border="thin solid #000000" style:vertical-align="automatic" fo:wrap-option="wrap" fo:background-color="#CCCCFF"/>
      <style:text-properties style:font-name="Calibri" style:font-name-asian="Calibri" style:font-name-complex="Calibri" style:font-family-generic="swiss"/>
    </style:style>
    <style:style style:name="ce2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3366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234" style:family="table-cell" style:parent-style-name="Default" style:data-style-name="N0">
      <style:table-cell-properties fo:border="thin solid #000000" style:vertical-align="middle" fo:background-color="#CCFFCC"/>
      <style:text-properties style:font-name="標楷體" style:font-name-asian="標楷體" style:font-name-complex="標楷體" style:font-family-generic="script"/>
    </style:style>
    <style:style style:name="ce23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36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8" style:family="table-cell" style:parent-style-name="s_93__13__10__59_run_61_c_58__92_smartctr_92_SmartCtr_13__10_Beep_61_yes_13__10_NullPort_61_None_13__10_BorderWidth_61_1_13__10_CursorBlinkRate_61_590_13__10_DoubleClickSpeed_61_452_13__10_Progr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weight="normal" style:font-weight-asian="normal" style:font-weight-complex="normal"/>
    </style:style>
    <style:style style:name="ce2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/>
      <style:text-properties fo:color="#000000" style:font-name="細明體" style:font-name-asian="細明體" style:font-name-complex="細明體" style:font-family-generic="modern"/>
    </style:style>
    <style:style style:name="ce2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fo:color="#000000" style:font-name="細明體" style:font-name-asian="細明體" style:font-name-complex="細明體" style:font-family-generic="modern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43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fo:color="#003366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44" style:family="table-cell" style:parent-style-name="_19968__33324__98_24180__29983__21629__36913__26399__30436__26597__34920__21934_980506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5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6" style:family="table-cell" style:parent-style-name="_19968__33324__98_24180__29983__21629__36913__26399__30436__26597__34920__21934_980506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7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8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9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fo:color="#FF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50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1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2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53" style:family="table-cell" style:parent-style-name="_19968__33324__98_24180__29983__21629__36913__26399__30436__26597__34920__21934_980506" style:data-style-name="N0">
      <style:table-cell-properties style:vertical-align="middle" fo:background-color="#000080" style:cell-protect="protected"/>
      <style:text-properties fo:color="#FFFF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54" style:family="table-cell" style:parent-style-name="_19968__33324__98_24180__29983__21629__36913__26399__30436__26597__34920__21934_980506" style:data-style-name="N0">
      <style:table-cell-properties style:vertical-align="middle" fo:background-color="#000080" style:cell-protect="protected"/>
      <style:text-properties fo:color="#FFFF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5" style:family="table-cell" style:parent-style-name="_19968__33324__98_24180__29983__21629__36913__26399__30436__26597__34920__21934_980506" style:data-style-name="N0">
      <style:table-cell-properties style:vertical-align="middle" fo:wrap-option="wrap" fo:background-color="#000080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6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57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thin solid #000000" fo:border-right="thin solid #000000" style:vertical-align="middle" fo:background-color="#FFFF99" style:cell-protect="protected"/>
      <style:text-properties fo:color="#0000FF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58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9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0" style:family="table-cell" style:parent-style-name="_19968__33324__98_24180__29983__21629__36913__26399__30436__26597__34920__21934_980506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1" style:family="table-cell" style:parent-style-name="_19968__33324__98_24180__29983__21629__36913__26399__30436__26597__34920__21934_980506" style:data-style-name="N0">
      <style:table-cell-properties fo:border="thin solid #000000" style:vertical-align="middle" fo:background-color="#FFFF99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2" style:family="table-cell" style:parent-style-name="_19968__33324__98_24180__29983__21629__36913__26399__30436__26597__34920__21934_980506" style:data-style-name="N0">
      <style:table-cell-properties fo:border-top="thin solid #000000" fo:border-bottom="2pt solid #000000" fo:border-left="thin solid #000000" fo:border-right="thin solid #000000" style:vertical-align="middle" fo:background-color="#FFFF99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3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thin solid #000000" fo:border-right="2pt solid #000000" style:vertical-align="middle" fo:background-color="#FFFF99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4" style:family="table-cell" style:parent-style-name="_19968__33324__98_24180__29983__21629__36913__26399__30436__26597__34920__21934_980506" style:data-style-name="N0">
      <style:table-cell-properties fo:border-top="thin solid #000000" fo:border-bottom="2pt solid #000000" fo:border-left="thin solid #000000" fo:border-right="2pt solid #000000" style:vertical-align="middle" fo:background-color="#FFFF99" style:cell-protect="protected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5" style:family="table-cell" style:parent-style-name="_19968__33324__32_2" style:data-style-name="N0">
      <style:table-cell-properties fo:border="thin solid #000000" style:vertical-align="middle" fo:background-color="#FFFF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6" style:family="table-cell" style:parent-style-name="_19968__33324__98_24180__29983__21629__36913__26399__30436__26597__34920__21934_980506" style:data-style-name="N0">
      <style:table-cell-properties fo:border="thin solid #000000" style:vertical-align="middle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7" style:family="table-cell" style:parent-style-name="_19968__33324__98_24180__29983__21629__36913__26399__30436__26597__34920__21934_980506" style:data-style-name="N0">
      <style:table-cell-properties fo:border="thin solid #000000" style:vertical-align="middle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8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thin solid #000000" fo:border-right="2pt solid #000000" style:vertical-align="middle" fo:background-color="#FFFF99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9" style:family="table-cell" style:parent-style-name="_19968__33324__98_24180__29983__21629__36913__26399__30436__26597__34920__21934_980506" style:data-style-name="N0">
      <style:table-cell-properties fo:border-top="thin solid #000000" fo:border-bottom="2pt solid #000000" fo:border-left="thin solid #000000" fo:border-right="thin solid #000000" style:vertical-align="middle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0" style:family="table-cell" style:parent-style-name="_19968__33324__98_24180__29983__21629__36913__26399__30436__26597__34920__21934_980506" style:data-style-name="N0">
      <style:table-cell-properties fo:border-top="thin solid #000000" fo:border-bottom="2pt solid #000000" fo:border-left="thin solid #000000" fo:border-right="2pt solid #000000" style:vertical-align="middle" fo:background-color="#FFFF99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1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2pt solid #000000" fo:border-right="thin solid #000000" style:vertical-align="middle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2" style:family="table-cell" style:parent-style-name="_19968__33324__98_24180__29983__21629__36913__26399__30436__26597__34920__21934_980506" style:data-style-name="N0">
      <style:table-cell-properties fo:border-top="thin solid #000000" fo:border-bottom="2pt solid #000000" fo:border-left="2pt solid #000000" fo:border-right="thin solid #000000" style:vertical-align="middle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3" style:family="table-cell" style:parent-style-name="_19968__33324__32_2" style:data-style-name="N0">
      <style:table-cell-properties fo:border="thin solid #000000" style:vertical-align="middle" fo:wrap-option="wrap" fo:background-color="#CCFFFF" style:cell-protect="protected" style:repeat-content="false"/>
      <style:paragraph-properties fo:text-align="center"/>
    </style:style>
    <style:style style:name="ce27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75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6" style:family="table-cell" style:parent-style-name="Default" style:data-style-name="N14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7" style:family="table-cell" style:parent-style-name="Default" style:data-style-name="N14">
      <style:table-cell-properties fo:border="thin solid #000000" style:vertical-align="middle" fo:wrap-option="wrap" fo:background-color="#FFFF99" style:repeat-content="false"/>
      <style:paragraph-properties fo:text-align="center"/>
      <style:text-properties fo:color="#0000FF" style:font-name="Calibri" style:font-name-asian="Calibri" style:font-name-complex="Calibri" fo:font-size="14pt" style:font-size-asian="14pt" style:font-size-complex="14pt" style:font-family-generic="swiss"/>
    </style:style>
    <style:style style:name="ce278" style:family="table-cell" style:parent-style-name="Default" style:data-style-name="N0">
      <style:table-cell-properties fo:background-color="#FFFFFF"/>
      <style:text-properties style:font-name="細明體" style:font-name-asian="細明體" style:font-name-complex="細明體" style:font-family-generic="modern"/>
    </style:style>
    <style:style style:name="ce2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FF" style:repeat-content="false"/>
      <style:paragraph-properties fo:text-align="center"/>
    </style:style>
    <style:style style:name="ce280" style:family="table-cell" style:parent-style-name="Default" style:data-style-name="N30">
      <style:table-cell-properties fo:border="thin solid #000000" style:vertical-align="middle" fo:background-color="#CCCCFF" style:repeat-content="false"/>
      <style:paragraph-properties fo:text-align="center"/>
    </style:style>
    <style:style style:name="ce28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8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83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84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85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86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2pt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87" style:family="table-cell" style:parent-style-name="_19968__33324__98_24180__29983__21629__36913__26399__30436__26597__34920__21934_980506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88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FF" style:repeat-content="false"/>
      <style:paragraph-properties fo:text-align="center"/>
      <style:text-properties style:font-name="細明體" style:font-name-asian="細明體" style:font-name-complex="細明體" fo:font-size="14pt" style:font-size-asian="14pt" style:font-size-complex="14pt" style:font-family-generic="modern"/>
    </style:style>
    <style:style style:name="ce2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CCFF" style:repeat-content="false"/>
      <style:paragraph-properties fo:text-align="center"/>
      <style:text-properties fo:font-size="14pt" style:font-size-asian="14pt" style:font-size-complex="14pt"/>
    </style:style>
    <style:style style:name="ce29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  <style:text-properties fo:font-size="14pt" style:font-size-asian="14pt" style:font-size-complex="14pt"/>
    </style:style>
    <style:style style:name="ce2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9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9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8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9" style:family="table-cell" style:parent-style-name="Default" style:data-style-name="N0">
      <style:table-cell-properties fo:border="thin solid #000000" style:vertical-align="middle" fo:wrap-option="wrap" fo:background-color="#FFFF99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0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FFFF" style:font-name="細明體" style:font-name-asian="細明體" style:font-name-complex="細明體" style:font-family-generic="modern"/>
    </style:style>
    <style:style style:name="ce301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0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03" style:family="table-cell" style:parent-style-name="Default" style:data-style-name="N14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04" style:family="table-cell" style:parent-style-name="_19968__33324___29872__22659__32771__37327__38754__26597__39511__34920__40_B_34920__41__32__40_2_41_" style:data-style-name="N0">
      <style:table-cell-properties fo:border-top="thin solid #000000" fo:border-bottom="none" fo:border-left="thin solid #000000" fo:border-right="thin solid #000000" style:vertical-align="automatic" fo:background-color="#FFFF99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07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08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fo:background-color="#C0C0C0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09" style:family="table-cell" style:parent-style-name="_19968__33324___29872__22659__32771__37327__38754__26597__39511__34920__40_B_34920__41__32__40_2_41_" style:data-style-name="N0">
      <style:table-cell-properties fo:border-top="none" fo:border-bottom="thin double #000000" fo:border-left="thin solid #000000" fo:border-right="thin solid #000000" style:vertical-align="automatic" fo:background-color="#C0C0C0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10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middle" fo:wrap-option="wrap" fo:background-color="#C0C0C0" style:cell-protect="none" style:repeat-content="false"/>
      <style:paragraph-properties fo:text-align="center"/>
    </style:style>
    <style:style style:name="ce311" style:family="table-cell" style:parent-style-name="Default" style:data-style-name="N0">
      <style:table-cell-properties fo:border-top="none" fo:border-bottom="thin double #000000" fo:border-left="thin solid #000000" fo:border-right="2pt solid #000000" style:vertical-align="middle" fo:wrap-option="wrap" fo:background-color="#C0C0C0" style:cell-protect="none" style:repeat-content="false"/>
      <style:paragraph-properties fo:text-align="center"/>
    </style:style>
    <style:style style:name="ce31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</style:style>
    <style:style style:name="ce31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C0C0C0" style:repeat-content="false"/>
      <style:paragraph-properties fo:text-align="center"/>
    </style:style>
    <style:style style:name="ce314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automatic" fo:wrap-option="wrap" fo:background-color="#C0C0C0" style:cell-protect="none"/>
      <style:text-properties fo:color="#0000FF"/>
    </style:style>
    <style:style style:name="ce315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fo:wrap-option="wrap" fo:background-color="#C0C0C0" style:cell-protect="none"/>
      <style:text-properties fo:color="#0000FF"/>
    </style:style>
    <style:style style:name="ce31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C0C0C0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18" style:family="table-cell" style:parent-style-name="_19968__33324___29872__22659__32771__37327__38754__26597__39511__34920__40_B_34920__41__32__40_2_41_" style:data-style-name="N0">
      <style:table-cell-properties fo:border-top="thin double #000000" fo:border-bottom="thin solid #000000" fo:border-left="thin solid #000000" fo:border-right="thin solid #000000" style:vertical-align="automatic" fo:background-color="#C0C0C0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319" style:family="table-cell" style:parent-style-name="Default" style:data-style-name="N0">
      <style:table-cell-properties style:vertical-align="automatic" fo:background-color="transparent" style:cell-protect="none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20" style:family="table-cell" style:parent-style-name="Default" style:data-style-name="N0">
      <style:table-cell-properties style:vertical-align="automatic" fo:background-color="transparent" style:cell-protect="none"/>
      <style:text-properties fo:color="#0000FF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32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22" style:family="table-cell" style:parent-style-name="Default" style:data-style-name="N0">
      <style:table-cell-properties style:vertical-align="automatic" fo:background-color="transparent" style:cell-protect="none"/>
    </style:style>
    <style:style style:name="ce323" style:family="table-cell" style:parent-style-name="Default" style:data-style-name="N0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32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center"/>
    </style:style>
    <style:style style:name="ce326" style:family="table-cell" style:parent-style-name="Default" style:data-style-name="N0">
      <style:table-cell-properties fo:border-top="thin solid #000000" fo:border-bottom="thin solid #000000" fo:border-left="thin solid #000000" fo:border-right="thin solid #000000" style:cell-protect="none"/>
    </style:style>
    <style:style style:name="ce327" style:family="table-cell" style:parent-style-name="Default" style:data-style-name="N0">
      <style:table-cell-properties fo:border-top="thin solid #000000" fo:border-bottom="none" fo:border-left="thin solid #000000" fo:border-right="thin solid #000000" style:cell-protect="none"/>
    </style:style>
    <style:style style:name="ce328" style:family="table-cell" style:parent-style-name="Default" style:data-style-name="N0">
      <style:table-cell-properties fo:border-top="thin solid #000000" fo:border-bottom="none" fo:border-left="thin solid #000000" fo:border-right="thin solid #000000" style:cell-protect="none"/>
    </style:style>
    <style:style style:name="ce329" style:family="table-cell" style:parent-style-name="Default" style:data-style-name="N0">
      <style:table-cell-properties style:cell-protect="none"/>
    </style:style>
    <style:style style:name="ce330" style:family="table-cell" style:parent-style-name="Default" style:data-style-name="N0">
      <style:table-cell-properties style:vertical-align="automatic" fo:background-color="transparent" style:cell-protect="none"/>
      <style:text-properties fo:color="#0000FF" fo:font-weight="bold" style:font-weight-asian="bold" style:font-weight-complex="bold"/>
    </style:style>
    <style:style style:name="ce331" style:family="table-cell" style:parent-style-name="Default" style:data-style-name="N0">
      <style:table-cell-properties fo:background-color="#FFFF99" style:cell-protect="none"/>
    </style:style>
    <style:style style:name="ce33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C0C0C0" style:cell-protect="none" style:repeat-content="false"/>
      <style:paragraph-properties fo:text-align="center"/>
    </style:style>
    <style:style style:name="ce33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</style:style>
    <style:style style:name="ce33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cell-protect="none" style:repeat-content="false"/>
      <style:paragraph-properties fo:text-align="center"/>
    </style:style>
    <style:style style:name="ce335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fo:wrap-option="wrap" fo:background-color="#C0C0C0" style:cell-protect="none" style:repeat-content="false"/>
      <style:paragraph-properties fo:text-align="center"/>
    </style:style>
    <style:style style:name="ce33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#C0C0C0" style:cell-protect="none" style:repeat-content="false"/>
      <style:paragraph-properties fo:text-align="center"/>
    </style:style>
    <style:style style:name="ce337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fo:background-color="#C0C0C0" style:cell-protect="none" style:repeat-content="false"/>
      <style:paragraph-properties fo:text-align="center"/>
    </style:style>
    <style:style style:name="ce338" style:family="table-cell" style:parent-style-name="_19968__33324__98_24180__29983__21629__36913__26399__30436__26597__34920__21934_980506" style:data-style-name="N0">
      <style:table-cell-properties fo:border="thin solid #000000" style:vertical-align="middle" fo:background-color="transparent" style:cell-protect="protected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339" style:family="table-cell" style:parent-style-name="_27171__24335__32_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0" style:family="table-cell" style:parent-style-name="Default" style:data-style-name="N0">
      <style:table-cell-properties style:vertical-align="middle"/>
    </style:style>
    <style:style style:name="ce341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2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6pt" style:font-size-asian="16pt" style:font-size-complex="16pt"/>
    </style:style>
    <style:style style:name="ce3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34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start" fo:margin-left="0cm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346" style:family="table-cell" style:parent-style-name="Default" style:data-style-name="N14">
      <style:table-cell-properties fo:border="thin solid #000000" style:vertical-align="middle" fo:wrap-option="wrap" fo:background-color="#FFFF99" style:repeat-content="false"/>
      <style:paragraph-properties fo:text-align="center"/>
      <style:text-properties fo:color="#0000FF"/>
    </style:style>
    <style:style style:name="ce347" style:family="table-cell" style:parent-style-name="_19968__33324__98_24180__29983__21629__36913__26399__30436__26597__34920__21934_980506" style:data-style-name="N50">
      <style:table-cell-properties fo:border="thin solid #000000" style:vertical-align="middle" fo:background-color="transparent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8" style:family="table-cell" style:parent-style-name="_19968__33324__98_24180__29983__21629__36913__26399__30436__26597__34920__21934_980506" style:data-style-name="N50">
      <style:table-cell-properties fo:border-top="thin solid #000000" fo:border-bottom="2pt solid #000000" fo:border-left="thin solid #000000" fo:border-right="thin solid #000000" style:vertical-align="middle" fo:background-color="transparent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9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50" style:family="table-cell" style:parent-style-name="Default" style:data-style-name="N0">
      <style:table-cell-properties style:vertical-align="middle" fo:background-color="transparent"/>
      <style:text-properties fo:color="#000000" style:font-name="Calibri" style:font-name-asian="Calibri" style:font-name-complex="Calibri" style:font-family-generic="swiss"/>
    </style:style>
    <style:style style:name="ce351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FF" style:font-name="Calibri" style:font-name-asian="Calibri" style:font-name-complex="Calibri" fo:font-size="14pt" style:font-size-asian="14pt" style:font-size-complex="14pt" style:font-family-generic="swiss"/>
    </style:style>
    <style:style style:name="ce3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Calibri" style:font-name-asian="Calibri" style:font-name-complex="Calibri" style:font-family-generic="swiss"/>
    </style:style>
    <style:style style:name="ce353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354" style:family="table-cell" style:parent-style-name="Default" style:data-style-name="N0">
      <style:table-cell-properties style:vertical-align="middle" fo:background-color="#FFFFFF" style:cell-protect="protected"/>
    </style:style>
    <style:style style:name="ce3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6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</style:style>
    <style:style style:name="ce357" style:family="table-cell" style:parent-style-name="Default" style:data-style-name="N0">
      <style:table-cell-properties style:vertical-align="middle" fo:background-color="#FFFFFF" style:cell-protect="protected"/>
    </style:style>
    <style:style style:name="ce358" style:family="table-cell" style:parent-style-name="Default" style:data-style-name="N0">
      <style:table-cell-properties fo:border-top="thin solid #000000" fo:border-bottom="thin solid #000000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9" style:family="table-cell" style:parent-style-name="Default" style:data-style-name="N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60" style:family="table-cell" style:parent-style-name="Default" style:data-style-name="N0">
      <style:table-cell-properties fo:border-top="thin solid #000000" fo:border-bottom="none" fo:border-left="thin solid #000000" fo:border-right="none" style:cell-protect="none"/>
      <style:text-properties style:font-name="細明體" style:font-name-asian="細明體" style:font-name-complex="細明體" style:font-family-generic="modern"/>
    </style:style>
    <style:style style:name="ce361" style:family="table-cell" style:parent-style-name="Default" style:data-style-name="N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62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3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4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automatic" style:cell-protect="non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5" style:family="table-cell" style:parent-style-name="Default" style:data-style-name="N0">
      <style:table-cell-properties fo:border-top="none" fo:border-bottom="none" fo:border-left="thin solid #000000" fo:border-right="thin solid #000000" style:cell-protect="none"/>
      <style:text-properties style:font-name="細明體" style:font-name-asian="細明體" style:font-name-complex="細明體" style:font-family-generic="modern"/>
    </style:style>
    <style:style style:name="ce3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67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8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9" style:family="table-cell" style:parent-style-name="Default" style:data-style-name="N0">
      <style:table-cell-properties style:vertical-align="middle"/>
    </style:style>
    <style:style style:name="ce370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1" style:family="table-cell" style:parent-style-name="Default" style:data-style-name="N0">
      <style:table-cell-properties fo:border="thin solid #000000" style:vertical-align="middle" fo:background-color="#FFFFFF" style:cell-protect="protected"/>
    </style:style>
    <style:style style:name="ce37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3" style:family="table-cell" style:parent-style-name="Default" style:data-style-name="N0">
      <style:table-cell-properties style:vertical-align="middle" fo:background-color="transparent" style:cell-protect="protected"/>
    </style:style>
    <style:style style:name="ce37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</style:style>
    <style:style style:name="ce37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376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37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FF0000"/>
    </style:style>
    <style:style style:name="ce37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8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1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/>
    </style:style>
    <style:style style:name="ce382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/>
    </style:style>
    <style:style style:name="ce383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84" style:family="table-cell" style:parent-style-name="Default" style:data-style-name="N51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38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80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4pt" style:font-size-asian="14pt" style:font-size-complex="14pt"/>
    </style:style>
    <style:style style:name="ce38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0080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4pt" style:font-size-asian="14pt" style:font-size-complex="14pt"/>
    </style:style>
    <style:style style:name="ce38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008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38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00008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39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1" style:family="table-cell" style:parent-style-name="Default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92" style:family="table-cell" style:parent-style-name="Default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393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wrap-option="wrap" fo:background-color="#FFFF99" style:cell-protect="protected"/>
      <style:text-properties style:font-name="Times New Roman" style:font-name-asian="Times New Roman" style:font-name-complex="Times New Roman"/>
    </style:style>
    <style:style style:name="ce39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wrap-option="wrap" fo:background-color="#FFFF99" style:cell-protect="protected" style:repeat-content="false"/>
      <style:paragraph-properties fo:text-align="center"/>
    </style:style>
    <style:style style:name="ce3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96" style:family="table-cell" style:parent-style-name="Default" style:data-style-name="N0">
      <style:table-cell-properties fo:border="thin solid #000000" style:vertical-align="middle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7" style:family="table-cell" style:parent-style-name="Default" style:data-style-name="N0">
      <style:table-cell-properties fo:border="thin solid #000000" style:vertical-align="middle" fo:background-color="#FFFF99" style:cell-protect="protected" style:repeat-content="false"/>
      <style:paragraph-properties fo:text-align="center"/>
    </style:style>
    <style:style style:name="ce398" style:family="table-cell" style:parent-style-name="Default" style:data-style-name="N0">
      <style:table-cell-properties fo:border="thin solid #000000" style:vertical-align="middle" fo:background-color="#FFFF99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9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00008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400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4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40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403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</style:style>
    <style:style style:name="ce40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FF0000" style:font-name="細明體" style:font-name-asian="細明體" style:font-name-complex="細明體" fo:font-weight="bold" style:font-weight-asian="bold" style:font-weight-complex="bold" style:font-family-generic="modern"/>
    </style:style>
    <style:style style:name="ce405" style:family="table-cell" style:parent-style-name="Default" style:data-style-name="N0">
      <style:table-cell-properties fo:border="thin solid #000000" style:vertical-align="middle" fo:background-color="#FFFF99" style:cell-protect="protected"/>
      <style:text-properties style:font-name="細明體" style:font-name-asian="細明體" style:font-name-complex="細明體" style:font-family-generic="modern"/>
    </style:style>
    <style:style style:name="ce406" style:family="table-cell" style:parent-style-name="Default" style:data-style-name="N0">
      <style:table-cell-properties fo:border="thin solid #000000" style:vertical-align="middle" fo:background-color="#FFFF99" style:cell-protect="protected"/>
    </style:style>
    <style:style style:name="ce407" style:family="table-cell" style:parent-style-name="Default" style:data-style-name="N0">
      <style:table-cell-properties fo:border="thin solid #000000" style:vertical-align="middle" fo:background-color="#FFFF99" style:cell-protect="protected"/>
    </style:style>
    <style:style style:name="ce408" style:family="table-cell" style:parent-style-name="Default" style:data-style-name="N0">
      <style:table-cell-properties style:vertical-align="middle" fo:background-color="transparent" style:cell-protect="protected"/>
      <style:text-properties style:font-name="Wingdings 2" style:font-name-asian="Wingdings 2" style:font-name-complex="Wingdings 2" style:font-charset="x-symbol"/>
    </style:style>
    <style:style style:name="ce409" style:family="table-cell" style:parent-style-name="Default" style:data-style-name="N0">
      <style:table-cell-properties style:vertical-align="middle" fo:background-color="transparent" style:cell-protect="protected"/>
    </style:style>
    <style:style style:name="ce410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1" style:family="table-cell" style:parent-style-name="_19968__33324__98_24180__29983__21629__36913__26399__30436__26597__34920__21934_980506" style:data-style-name="N0">
      <style:table-cell-properties fo:border="thin solid #000000" style:vertical-align="middle" fo:background-color="#FFFF99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2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thin solid #000000" fo:border-right="none" style:vertical-align="middle" fo:background-color="#FFFF99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3" style:family="table-cell" style:parent-style-name="_27171__24335__32_1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14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415" style:family="table-cell" style:parent-style-name="_19968__33324__98_24180__29983__21629__36913__26399__30436__26597__34920__21934_980506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416" style:family="table-cell" style:parent-style-name="_19968__33324__98_24180__29983__21629__36913__26399__30436__26597__34920__21934_980506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7" style:family="table-cell" style:parent-style-name="_19968__33324__98_24180__29983__21629__36913__26399__30436__26597__34920__21934_980506" style:data-style-name="N0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8" style:family="table-cell" style:parent-style-name="_19968__33324__98_24180__29983__21629__36913__26399__30436__26597__34920__21934_980506" style:data-style-name="N3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9" style:family="table-cell" style:parent-style-name="_19968__33324__98_24180__29983__21629__36913__26399__30436__26597__34920__21934_980506" style:data-style-name="N0">
      <style:table-cell-properties fo:border="thin solid #000000" style:vertical-align="middle" fo:wrap-option="wrap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0" style:family="table-cell" style:parent-style-name="_19968__33324__98_24180__29983__21629__36913__26399__30436__26597__34920__21934_980506" style:data-style-name="N3">
      <style:table-cell-properties fo:border="thin solid #000000" style:vertical-align="middle" fo:wrap-option="wrap" fo:background-color="#FFFF99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423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</style:style>
    <style:style style:name="ce4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99" style:repeat-content="false"/>
      <style:paragraph-properties fo:text-align="center"/>
    </style:style>
    <style:style style:name="ce4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4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27" style:family="table-cell" style:parent-style-name="_19968__33324__98_24180__29983__21629__36913__26399__30436__26597__34920__21934_980506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28" style:family="table-cell" style:parent-style-name="_19968__33324__98_24180__29983__21629__36913__26399__30436__26597__34920__21934_980506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4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3366" style:repeat-content="false"/>
      <style:paragraph-properties fo:text-align="start" fo:margin-left="0cm"/>
      <style:text-properties fo:color="#FFFFFF" fo:font-size="14pt" style:font-size-asian="14pt" style:font-size-complex="14pt"/>
    </style:style>
    <style:style style:name="ce430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fo:color="#0000FF" style:font-name="細明體" style:font-name-asian="細明體" style:font-name-complex="細明體" style:font-family-generic="modern"/>
    </style:style>
    <style:style style:name="ce43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3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34" style:family="table-cell" style:parent-style-name="Default" style:data-style-name="N0">
      <style:table-cell-properties style:vertical-align="middle" fo:background-color="#FFFF99"/>
      <style:text-properties fo:color="#000000" style:font-name="Calibri" style:font-name-asian="Calibri" style:font-name-complex="Calibri" style:font-family-generic="swiss"/>
    </style:style>
    <style:style style:name="ce435" style:family="table-cell" style:parent-style-name="Default" style:data-style-name="N0">
      <style:table-cell-properties style:vertical-align="middle" fo:background-color="#FFFF99"/>
    </style:style>
    <style:style style:name="ce436" style:family="table-cell" style:parent-style-name="Default" style:data-style-name="N0">
      <style:table-cell-properties style:vertical-align="middle" fo:wrap-option="wrap" fo:background-color="#FFFF99"/>
    </style:style>
    <style:style style:name="ce437" style:family="table-cell" style:parent-style-name="_19968__33324__98_24180__29983__21629__36913__26399__30436__26597__34920__21934_980506" style:data-style-name="N0">
      <style:table-cell-properties style:vertical-align="top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8" style:family="table-cell" style:parent-style-name="Default" style:data-style-name="N0">
      <style:table-cell-properties style:vertical-align="top" fo:wrap-option="wrap"/>
    </style:style>
    <style:style style:name="ce439" style:family="table-cell" style:parent-style-name="Default" style:data-style-name="N0">
      <style:table-cell-properties style:vertical-align="automatic" fo:wrap-option="wrap"/>
    </style:style>
    <style:style style:name="ce440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44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44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44" style:family="table-cell" style:parent-style-name="Default" style:data-style-name="N0">
      <style:table-cell-properties style:vertical-align="middle" fo:wrap-option="wrap" fo:background-color="#CC99FF" style:repeat-content="false"/>
      <style:paragraph-properties fo:text-align="start" fo:margin-left="1.412cm"/>
      <style:text-properties style:font-name="Calibri" style:font-name-asian="Calibri" style:font-name-complex="Calibri" style:font-family-generic="swiss"/>
    </style:style>
    <style:style style:name="ce44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412cm"/>
      <style:text-properties style:font-name="Calibri" style:font-name-asian="Calibri" style:font-name-complex="Calibri" style:font-family-generic="swiss"/>
    </style:style>
    <style:style style:name="ce44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412cm"/>
      <style:text-properties fo:color="#FF0000" style:font-name="Calibri" style:font-name-asian="Calibri" style:font-name-complex="Calibri" style:font-family-generic="swiss"/>
    </style:style>
    <style:style style:name="ce447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44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1.412cm"/>
      <style:text-properties style:font-name="Calibri" style:font-name-asian="Calibri" style:font-name-complex="Calibri" style:font-family-generic="swiss"/>
    </style:style>
    <style:style style:name="ce449" style:family="table-cell" style:parent-style-name="Default" style:data-style-name="N0">
      <style:table-cell-properties style:vertical-align="top" fo:wrap-option="wrap" style:repeat-content="false"/>
      <style:paragraph-properties fo:text-align="start" fo:margin-left="1.412cm"/>
      <style:text-properties fo:color="#FF0000" style:font-name="Calibri" style:font-name-asian="Calibri" style:font-name-complex="Calibri" style:font-family-generic="swiss"/>
    </style:style>
    <style:style style:name="ce450" style:family="table-cell" style:parent-style-name="Default" style:data-style-name="N0">
      <style:table-cell-properties style:vertical-align="automatic" style:repeat-content="false"/>
      <style:paragraph-properties fo:text-align="start" fo:margin-left="0.706cm"/>
      <style:text-properties style:font-name="Calibri" style:font-name-asian="Calibri" style:font-name-complex="Calibri" style:font-family-generic="swiss"/>
    </style:style>
    <style:style style:name="ce451" style:family="table-cell" style:parent-style-name="Default" style:data-style-name="N0">
      <style:table-cell-properties style:vertical-align="automatic" fo:wrap-option="wrap" fo:background-color="#CC99FF"/>
      <style:text-properties style:font-name="Calibri" style:font-name-asian="Calibri" style:font-name-complex="Calibri" style:font-family-generic="swiss"/>
    </style:style>
    <style:style style:name="ce45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80" fo:font-size="16pt" style:font-size-asian="16pt" style:font-size-complex="16pt" fo:font-weight="bold" style:font-weight-asian="bold" style:font-weight-complex="bold"/>
    </style:style>
    <style:style style:name="ce453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54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4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4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/>
      <style:text-properties style:font-name="Calibri" style:font-name-asian="Calibri" style:font-name-complex="Calibri" style:font-family-generic="swiss"/>
    </style:style>
    <style:style style:name="ce45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99"/>
      <style:text-properties style:font-name="Calibri" style:font-name-asian="Calibri" style:font-name-complex="Calibri" style:font-family-generic="swiss"/>
    </style:style>
    <style:style style:name="ce4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  <style:text-properties style:font-name="Calibri" style:font-name-asian="Calibri" style:font-name-complex="Calibri" style:font-family-generic="swiss"/>
    </style:style>
    <style:style style:name="ce4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</style:style>
    <style:style style:name="ce46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99"/>
    </style:style>
    <style:style style:name="ce4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/>
    </style:style>
    <style:style style:name="ce4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6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6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468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46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99"/>
    </style:style>
    <style:style style:name="ce47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99"/>
    </style:style>
    <style:style style:name="ce4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99"/>
    </style:style>
    <style:style style:name="ce47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99"/>
    </style:style>
    <style:style style:name="ce47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99"/>
    </style:style>
    <style:style style:name="ce4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99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7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7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8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8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483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style:font-family-generic="swiss"/>
    </style:style>
    <style:style style:name="ce484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4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486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middle" fo:wrap-option="wrap" fo:background-color="#FFFF99"/>
      <style:text-properties fo:color="#000000" style:font-name="Calibri" style:font-name-asian="Calibri" style:font-name-complex="Calibri" style:font-family-generic="swiss"/>
    </style:style>
    <style:style style:name="ce487" style:family="table-cell" style:parent-style-name="Default" style:data-style-name="N0">
      <style:table-cell-properties fo:border-top="thin solid #000000" fo:border-bottom="thick solid #000000" fo:border-left="none" fo:border-right="none" style:vertical-align="middle" fo:wrap-option="wrap"/>
    </style:style>
    <style:style style:name="ce48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fo:wrap-option="wrap"/>
    </style:style>
    <style:style style:name="ce4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49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4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4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0000"/>
      <style:text-properties fo:color="#FFFFFF" style:font-name="Calibri" style:font-name-asian="Calibri" style:font-name-complex="Calibri" style:font-family-generic="swiss"/>
    </style:style>
    <style:style style:name="ce494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495" style:family="table-cell" style:parent-style-name="Default" style:data-style-name="N0">
      <style:table-cell-properties fo:border="thin solid #000000" style:vertical-align="middle" fo:background-color="transparent"/>
      <style:text-properties fo:color="#FF0000" style:font-name="Calibri" style:font-name-asian="Calibri" style:font-name-complex="Calibri" style:font-family-generic="swiss"/>
    </style:style>
    <style:style style:name="ce4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9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99" style:family="table-cell" style:parent-style-name="Default" style:data-style-name="N0">
      <style:table-cell-properties fo:border="thin solid #000000" style:vertical-align="middle" fo:wrap-option="wrap" fo:background-color="#FFFF99"/>
      <style:text-properties style:font-name="Calibri" style:font-name-asian="Calibri" style:font-name-complex="Calibri" style:font-family-generic="swiss"/>
    </style:style>
    <style:style style:name="ce500" style:family="table-cell" style:parent-style-name="Default" style:data-style-name="N0">
      <style:table-cell-properties fo:border="thin solid #000000" style:vertical-align="middle" fo:background-color="#FFFF99"/>
      <style:text-properties style:font-name="Calibri" style:font-name-asian="Calibri" style:font-name-complex="Calibri" style:font-family-generic="swiss"/>
    </style:style>
    <style:style style:name="ce5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0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99"/>
    </style:style>
    <style:style style:name="ce5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99"/>
    </style:style>
    <style:style style:name="ce5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5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506" style:family="table-cell" style:parent-style-name="Default" style:data-style-name="N0">
      <style:table-cell-properties style:vertical-align="automatic" fo:background-color="#FFFF99" style:cell-protect="none"/>
      <style:text-properties fo:color="#0000FF" fo:font-size="14pt" style:font-size-asian="14pt" style:font-size-complex="14pt"/>
    </style:style>
    <style:style style:name="ce507" style:family="table-cell" style:parent-style-name="Default" style:data-style-name="N0">
      <style:table-cell-properties style:vertical-align="automatic"/>
    </style:style>
    <style:style style:name="ce508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automatic" fo:wrap-option="wrap" fo:background-color="#C0C0C0" style:cell-protect="none"/>
    </style:style>
    <style:style style:name="ce509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fo:wrap-option="wrap"/>
    </style:style>
    <style:style style:name="ce510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2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3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</style:style>
    <style:style style:name="ce51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7" style:family="table-cell" style:parent-style-name="Default" style:data-style-name="N0">
      <style:table-cell-properties fo:border="thin solid #000000" style:vertical-align="middle" fo:wrap-option="wrap" fo:background-color="#FFFF99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9" style:family="table-cell" style:parent-style-name="Default" style:data-style-name="N0">
      <style:table-cell-properties fo:border="thin solid #000000" style:vertical-align="middle" fo:wrap-option="wrap" fo:background-color="#FFFF99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520" style:family="table-cell" style:parent-style-name="Default" style:data-style-name="N0">
      <style:table-cell-properties fo:border="thin solid #000000" style:vertical-align="middle" fo:wrap-option="wrap" fo:background-color="#FFFF99" style:cell-protect="none" style:repeat-content="false"/>
      <style:paragraph-properties fo:text-align="center"/>
      <style:text-properties fo:color="#0000FF" style:font-name="Times New Roman" style:font-name-asian="Times New Roman" style:font-name-complex="Times New Roman" fo:font-weight="bold" style:font-weight-asian="bold" style:font-weight-complex="bold"/>
    </style:style>
    <style:style style:name="ce521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FF" style:font-name="細明體" style:font-name-asian="細明體" style:font-name-complex="細明體" fo:font-size="16pt" style:font-size-asian="16pt" style:font-size-complex="16pt" style:font-family-generic="modern"/>
    </style:style>
    <style:style style:name="ce5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center"/>
    </style:style>
    <style:style style:name="ce5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cell-protect="none" style:repeat-content="false"/>
      <style:paragraph-properties fo:text-align="center"/>
    </style:style>
    <style:style style:name="ce5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2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cell-protect="none" style:repeat-content="false"/>
      <style:paragraph-properties fo:text-align="center"/>
    </style:style>
    <style:style style:name="ce527" style:family="table-cell" style:parent-style-name="Default" style:data-style-name="N0">
      <style:table-cell-properties fo:border-top="none" fo:border-bottom="none" fo:border-left="thin solid #000000" fo:border-right="2pt solid #000000" style:vertical-align="middle" fo:wrap-option="wrap" style:cell-protect="none" style:repeat-content="false"/>
      <style:paragraph-properties fo:text-align="center"/>
    </style:style>
    <style:style style:name="ce528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52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530" style:family="table-cell" style:parent-style-name="Default" style:data-style-name="N0">
      <style:table-cell-properties fo:border-top="none" fo:border-bottom="thin solid #000000" fo:border-left="2pt solid #000000" fo:border-right="none" style:vertical-align="automatic" fo:wrap-option="wrap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3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cell-protect="none" style:repeat-content="false"/>
      <style:paragraph-properties fo:text-align="center"/>
    </style:style>
    <style:style style:name="ce5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cell-protect="none" style:repeat-content="false"/>
      <style:paragraph-properties fo:text-align="center"/>
    </style:style>
    <style:style style:name="ce5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99" style:cell-protect="none" style:repeat-content="false"/>
      <style:paragraph-properties fo:text-align="center"/>
      <style:text-properties fo:color="#0000FF" style:font-name="細明體" style:font-name-asian="細明體" style:font-name-complex="細明體" fo:font-weight="bold" style:font-weight-asian="bold" style:font-weight-complex="bold" style:font-family-generic="modern"/>
    </style:style>
    <style:style style:name="ce53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535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3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37" style:family="table-cell" style:parent-style-name="Default" style:data-style-name="N0">
      <style:table-cell-properties fo:border-top="thin double #000000" fo:border-bottom="none" fo:border-left="2pt solid #000000" fo:border-right="thin solid #000000" style:vertical-align="middle" fo:background-color="#C0C0C0" style:cell-protect="non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8" style:family="table-cell" style:parent-style-name="Default" style:data-style-name="N0">
      <style:table-cell-properties fo:border-top="none" fo:border-bottom="thin double #000000" fo:border-left="2pt solid #000000" fo:border-right="thin solid #000000" style:vertical-align="middle" style:repeat-content="false"/>
      <style:paragraph-properties fo:text-align="center"/>
    </style:style>
    <style:style style:name="ce539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540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cell-protect="none" style:repeat-content="false"/>
      <style:paragraph-properties fo:text-align="start" fo:margin-left="0cm"/>
      <style:text-properties fo:color="#0000FF" style:font-name="細明體" style:font-name-asian="細明體" style:font-name-complex="細明體" fo:font-size="16pt" style:font-size-asian="16pt" style:font-size-complex="16pt" style:font-family-generic="modern"/>
    </style:style>
    <style:style style:name="ce5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start" fo:margin-left="0cm"/>
      <style:text-properties fo:color="#0000FF" style:font-name="細明體" style:font-name-asian="細明體" style:font-name-complex="細明體" fo:font-size="16pt" style:font-size-asian="16pt" style:font-size-complex="16pt" style:font-family-generic="modern"/>
    </style:style>
    <style:style style:name="ce54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4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none" style:repeat-content="false"/>
      <style:paragraph-properties fo:text-align="center"/>
    </style:style>
    <style:style style:name="ce546" style:family="table-cell" style:parent-style-name="Default" style:data-style-name="N0">
      <style:table-cell-properties fo:border-top="none" fo:border-bottom="none" fo:border-left="none" fo:border-right="thin solid #000000" style:vertical-align="middle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47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48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54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5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55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552" style:family="table-cell" style:parent-style-name="Default" style:data-style-name="N0">
      <style:table-cell-properties style:vertical-align="automatic" style:cell-protect="none"/>
    </style:style>
    <style:style style:name="ce553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554" style:family="table-cell" style:parent-style-name="Default" style:data-style-name="N0">
      <style:table-cell-properties fo:border="thin solid #000000" style:vertical-align="automatic" fo:background-color="transparent" style:cell-protect="none"/>
    </style:style>
    <style:style style:name="ce55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99" style:cell-protect="none" style:repeat-content="false"/>
      <style:paragraph-properties fo:text-align="center"/>
      <style:text-properties fo:color="#FF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5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99" style:cell-protect="none"/>
      <style:text-properties fo:color="#0000FF"/>
    </style:style>
    <style:style style:name="ce55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99" style:cell-protect="none"/>
      <style:text-properties fo:color="#0000FF"/>
    </style:style>
    <style:style style:name="ce5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5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</style:style>
    <style:style style:name="ce5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6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562" style:family="table-cell" style:parent-style-name="Default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5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5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5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56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</style:style>
    <style:style style:name="ce570" style:family="table-cell" style:parent-style-name="Default" style:data-style-name="N0">
      <style:table-cell-properties style:vertical-align="middle" fo:wrap-option="wrap" fo:background-color="#000080"/>
      <style:text-properties fo:color="#FFFFFF" style:font-name="標楷體" style:font-name-asian="標楷體" style:font-name-complex="標楷體" fo:font-size="16pt" style:font-size-asian="16pt" style:font-size-complex="16pt" style:font-family-generic="script"/>
    </style:style>
    <style:style style:name="ce571" style:family="table-cell" style:parent-style-name="Default" style:data-style-name="N0">
      <style:table-cell-properties style:vertical-align="middle" fo:wrap-option="wrap"/>
    </style:style>
    <style:style style:name="ce572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573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FF" fo:font-weight="bold" style:font-weight-asian="bold" style:font-weight-complex="bold"/>
    </style:style>
    <style:style style:name="ce574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75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none" fo:border-right="none" style:vertical-align="top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7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5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57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80"/>
      <style:text-properties fo:color="#FFFFFF" style:font-name="標楷體" style:font-name-asian="標楷體" style:font-name-complex="標楷體" fo:font-size="16pt" style:font-size-asian="16pt" style:font-size-complex="16pt" style:font-family-generic="script"/>
    </style:style>
    <style:style style:name="ce57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</style:style>
    <style:style style:name="ce5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581" style:family="table-cell" style:parent-style-name="_19968__33324__98_24180__29983__21629__36913__26399__30436__26597__34920__21934_980506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58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58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</style:style>
    <style:style style:name="ce58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58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58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8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80"/>
      <style:text-properties fo:color="#FFFFFF" style:font-name="標楷體" style:font-name-asian="標楷體" style:font-name-complex="標楷體" fo:font-size="16pt" style:font-size-asian="16pt" style:font-size-complex="16pt" style:font-family-generic="script"/>
    </style:style>
    <style:style style:name="ce588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589" style:family="table-cell" style:parent-style-name="Default" style:data-style-name="N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0" style:family="table-cell" style:parent-style-name="Default" style:data-style-name="N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1" style:family="table-cell" style:parent-style-name="Default" style:data-style-name="N3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2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3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594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5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596" style:family="table-cell" style:parent-style-name="Default" style:data-style-name="N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7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8" style:family="table-cell" style:parent-style-name="Default" style:data-style-name="N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0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02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style:font-family-generic="swiss"/>
    </style:style>
    <style:style style:name="ce60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FFFF99" style:repeat-content="false"/>
      <style:paragraph-properties fo:text-align="center"/>
    </style:style>
    <style:style style:name="ce6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center"/>
    </style:style>
    <style:style style:name="ce6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99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06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center"/>
    </style:style>
    <style:style style:name="ce6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6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0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6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6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6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1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7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fo:color="#0000FF"/>
    </style:style>
    <style:style style:name="ce61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fo:color="#0000FF"/>
    </style:style>
    <style:style style:name="ce6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99" style:repeat-content="false"/>
      <style:paragraph-properties fo:text-align="center"/>
      <style:text-properties fo:color="#0000FF"/>
    </style:style>
    <style:style style:name="ce6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2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8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37" style:family="table-cell" style:parent-style-name="Default" style:data-style-name="N0">
      <style:table-cell-properties fo:border="thin solid #000000" style:vertical-align="middle" fo:background-color="#000080"/>
      <style:text-properties fo:color="#FFFFFF" style:font-name="標楷體" style:font-name-asian="標楷體" style:font-name-complex="標楷體" fo:font-size="16pt" style:font-size-asian="16pt" style:font-size-complex="16pt" style:font-family-generic="script"/>
    </style:style>
    <style:style style:name="ce638" style:family="table-cell" style:parent-style-name="Default" style:data-style-name="N0">
      <style:table-cell-properties fo:border="thin solid #000000" style:vertical-align="middle" fo:background-color="#000080"/>
      <style:text-properties fo:color="#FFFFFF" style:font-name="Calibri" style:font-name-asian="Calibri" style:font-name-complex="Calibri" fo:font-size="16pt" style:font-size-asian="16pt" style:font-size-complex="16pt" style:font-family-generic="swiss"/>
    </style:style>
    <style:style style:name="ce6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1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64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6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6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645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style:font-family-generic="swiss"/>
    </style:style>
    <style:style style:name="ce646" style:family="table-cell" style:parent-style-name="Default" style:data-style-name="N0">
      <style:table-cell-properties fo:border="thin solid #000000" style:vertical-align="middle" fo:background-color="#FFFFFF"/>
      <style:text-properties fo:color="#000000" style:font-name="Calibri" style:font-name-asian="Calibri" style:font-name-complex="Calibri" style:font-family-generic="swiss"/>
    </style:style>
    <style:style style:name="ce6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5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</style:style>
    <style:style style:name="ce6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</style:style>
    <style:style style:name="ce654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6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6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65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65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6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660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61" style:family="table-cell" style:parent-style-name="Default" style:data-style-name="N0">
      <style:table-cell-properties fo:border="thin solid #000000" style:vertical-align="automatic" fo:wrap-option="wrap"/>
    </style:style>
    <style:style style:name="ce662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細明體" style:font-name-asian="細明體" style:font-name-complex="細明體" style:font-family-generic="modern"/>
    </style:style>
    <style:style style:name="ce6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99"/>
      <style:text-properties fo:color="#0000FF"/>
    </style:style>
    <style:style style:name="ce6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99"/>
      <style:text-properties fo:color="#0000FF"/>
    </style:style>
    <style:style style:name="ce6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99"/>
      <style:text-properties fo:color="#0000FF"/>
    </style:style>
    <style:style style:name="ce666" style:family="table-cell" style:parent-style-name="_19968__33324__32_2" style:data-style-name="N0">
      <style:table-cell-properties fo:border="thin solid #000000" style:vertical-align="middle" fo:background-color="#99CCFF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67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68" style:family="table-cell" style:parent-style-name="Default" style:data-style-name="N0">
      <style:table-cell-properties fo:border="thin solid #000000" style:vertical-align="automatic" fo:wrap-option="wrap" fo:background-color="#CCCCFF"/>
      <style:text-properties style:font-name="Calibri" style:font-name-asian="Calibri" style:font-name-complex="Calibri" style:font-family-generic="swiss"/>
    </style:style>
    <style:style style:name="ce669" style:family="table-cell" style:parent-style-name="Default" style:data-style-name="N0">
      <style:table-cell-properties fo:border="thin solid #000000" style:vertical-align="automatic" fo:wrap-option="wrap" fo:background-color="#CCCCFF"/>
    </style:style>
    <style:style style:name="ce670" style:family="table-cell" style:parent-style-name="Default" style:data-style-name="N0">
      <style:table-cell-properties fo:border="thin solid #000000" style:vertical-align="automatic" fo:wrap-option="wrap" fo:background-color="#CCCCFF"/>
      <style:text-properties style:font-name="細明體" style:font-name-asian="細明體" style:font-name-complex="細明體" style:font-family-generic="modern"/>
    </style:style>
    <style:style style:name="ce6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CCCFF"/>
      <style:text-properties style:font-name="Calibri" style:font-name-asian="Calibri" style:font-name-complex="Calibri" style:font-family-generic="swiss"/>
    </style:style>
    <style:style style:name="ce67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CCCCFF"/>
      <style:text-properties style:font-name="Calibri" style:font-name-asian="Calibri" style:font-name-complex="Calibri" style:font-family-generic="swiss"/>
    </style:style>
    <style:style style:name="ce6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CCCCFF"/>
    </style:style>
    <style:style style:name="ce67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675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6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6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78" style:family="table-cell" style:parent-style-name="_19968__33324__98_24180__29983__21629__36913__26399__30436__26597__34920__21934_980506" style:data-style-name="N0">
      <style:table-cell-properties fo:border-top="2pt solid #000000" fo:border-bottom="none" fo:border-left="2pt solid #000000" fo:border-right="none"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679" style:family="table-cell" style:parent-style-name="_19968__33324__98_24180__29983__21629__36913__26399__30436__26597__34920__21934_980506" style:data-style-name="N0">
      <style:table-cell-properties fo:border-top="2pt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0" style:family="table-cell" style:parent-style-name="_19968__33324__98_24180__29983__21629__36913__26399__30436__26597__34920__21934_980506" style:data-style-name="N0">
      <style:table-cell-properties fo:border-top="2pt solid #000000" fo:border-bottom="none" fo:border-left="none" fo:border-right="2pt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1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thin solid #000000" fo:border-right="none" style:diagonal-tl-br="thin solid #000000" style:vertical-align="middle" fo:background-color="#FFFFFF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2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none" fo:border-right="2pt solid #000000" style:diagonal-tl-br="thin solid #000000" style:vertical-align="middle" fo:background-color="#FFFFFF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3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84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style:font-family-generic="swiss"/>
    </style:style>
    <style:style style:name="ce68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686" style:family="table-cell" style:parent-style-name="Default" style:data-style-name="N0">
      <style:table-cell-properties fo:border="thin solid #000000" style:vertical-align="automatic"/>
      <style:text-properties fo:color="#FF0000" style:font-name="Calibri" style:font-name-asian="Calibri" style:font-name-complex="Calibri" style:font-family-generic="swiss"/>
    </style:style>
    <style:style style:name="ce68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/>
      <style:text-properties fo:color="#FF0000" style:font-name="Calibri" style:font-name-asian="Calibri" style:font-name-complex="Calibri" style:font-family-generic="swiss"/>
    </style:style>
    <style:style style:name="ce688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6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690" style:family="table-cell" style:parent-style-name="Default" style:data-style-name="N0">
      <style:table-cell-properties fo:border="thin solid #000000" style:vertical-align="automatic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69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69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9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94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</style:style>
    <style:style style:name="ce695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69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wrap-option="wrap" fo:background-color="#FFFF99"/>
      <style:text-properties fo:color="#000000" style:font-name="Calibri" style:font-name-asian="Calibri" style:font-name-complex="Calibri" style:font-family-generic="swiss"/>
    </style:style>
    <style:style style:name="ce697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698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99" style:family="table-cell" style:parent-style-name="Default" style:data-style-name="N0">
      <style:table-cell-properties fo:border="thin solid #000000" style:vertical-align="middle" fo:background-color="#FF0000"/>
      <style:text-properties fo:color="#FFFFFF" style:font-name="Calibri" style:font-name-asian="Calibri" style:font-name-complex="Calibri" style:font-family-generic="swiss"/>
    </style:style>
    <style:style style:name="ce700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702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03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0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0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70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#FFFF99" style:cell-protect="none" style:repeat-content="false"/>
      <style:paragraph-properties fo:text-align="center"/>
      <style:text-properties fo:color="#FF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0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7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7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7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713" style:family="table-cell" style:parent-style-name="Default" style:data-style-name="N0">
      <style:table-cell-properties fo:border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714" style:family="table-cell" style:parent-style-name="Default" style:data-style-name="N0">
      <style:table-cell-properties fo:border-top="thin double #000000" fo:border-bottom="thin double #000000" fo:border-left="2pt solid #000000" fo:border-right="thin solid #000000" style:vertical-align="middle" fo:background-color="#C0C0C0" style:cell-protect="non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1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cell-protect="none" style:repeat-content="false"/>
      <style:paragraph-properties fo:text-align="start" fo:margin-left="0cm"/>
      <style:text-properties fo:color="#0000FF" style:font-name="細明體" style:font-name-asian="細明體" style:font-name-complex="細明體" fo:font-size="16pt" style:font-size-asian="16pt" style:font-size-complex="16pt" style:font-family-generic="modern"/>
    </style:style>
    <style:style style:name="ce716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automatic" fo:wrap-option="wrap" fo:background-color="#C0C0C0" style:cell-protect="none"/>
    </style:style>
    <style:style style:name="ce717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18" style:family="table-cell" style:parent-style-name="Default" style:data-style-name="N0">
      <style:table-cell-properties fo:border-top="thin solid #000000" fo:border-bottom="thin double #000000" fo:border-left="2pt solid #000000" fo:border-right="thin solid #000000" style:vertical-align="middle" fo:wrap-option="wrap" style:cell-protect="none" style:repeat-content="false"/>
      <style:paragraph-properties fo:text-align="center"/>
    </style:style>
    <style:style style:name="ce719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#FFFF99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#FFFF99" style:cell-protect="none" style:repeat-content="false"/>
      <style:paragraph-properties fo:text-align="center"/>
      <style:text-properties fo:color="#0000FF" fo:font-weight="bold" style:font-weight-asian="bold" style:font-weight-complex="bold"/>
    </style:style>
    <style:style style:name="ce72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cell-protect="none" style:repeat-content="false"/>
      <style:paragraph-properties fo:text-align="center"/>
    </style:style>
    <style:style style:name="ce72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723" style:family="table-cell" style:parent-style-name="Default" style:data-style-name="N0">
      <style:table-cell-properties fo:border-top="thin solid #000000" fo:border-bottom="thin double #000000" fo:border-left="thin solid #000000" fo:border-right="2pt solid #000000" style:vertical-align="middle" fo:wrap-option="wrap" style:cell-protect="none" style:repeat-content="false"/>
      <style:paragraph-properties fo:text-align="center"/>
    </style:style>
    <style:style style:name="ce724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automatic" style:cell-protect="none"/>
      <style:text-properties style:font-name="Times New Roman" style:font-name-asian="Times New Roman" style:font-name-complex="Times New Roman"/>
    </style:style>
    <style:style style:name="ce7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color="#0000FF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FFFF99" style:cell-protect="none" style:repeat-content="false"/>
      <style:paragraph-properties fo:text-align="center"/>
      <style:text-properties fo:color="#0000FF" style:font-name="細明體" style:font-name-asian="細明體" style:font-name-complex="細明體" fo:font-weight="bold" style:font-weight-asian="bold" style:font-weight-complex="bold" style:font-family-generic="modern"/>
    </style:style>
    <style:style style:name="ce727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automatic" style:cell-protect="none"/>
      <style:text-properties style:font-name="Times New Roman" style:font-name-asian="Times New Roman" style:font-name-complex="Times New Roman"/>
    </style:style>
    <style:style style:name="ce728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29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30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32" style:family="table-cell" style:parent-style-name="_19968__33324__98_24180__29983__21629__36913__26399__30436__26597__34920__21934_980506" style:data-style-name="N0">
      <style:table-cell-properties fo:border="thin solid #000000" style:vertical-align="top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7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80"/>
      <style:text-properties fo:color="#FFFFFF" style:font-name="標楷體" style:font-name-asian="標楷體" style:font-name-complex="標楷體" fo:font-size="16pt" style:font-size-asian="16pt" style:font-size-complex="16pt" style:font-family-generic="script"/>
    </style:style>
    <style:style style:name="ce734" style:family="table-cell" style:parent-style-name="_19968__33324__98_24180__29983__21629__36913__26399__30436__26597__34920__21934_980506" style:data-style-name="N0">
      <style:table-cell-properties fo:border="thin solid #000000" style:vertical-align="middle" fo:wrap-option="wrap" fo:background-color="transparent" style:cell-protect="protected"/>
      <style:text-properties style:font-name="細明體" style:font-name-asian="細明體" style:font-name-complex="細明體" fo:font-size="12pt" style:font-size-asian="12pt" style:font-size-complex="12pt" style:font-family-generic="modern"/>
    </style:style>
    <style:style style:name="ce7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000080"/>
      <style:text-properties fo:color="#FFFFFF" style:font-name="標楷體" style:font-name-asian="標楷體" style:font-name-complex="標楷體" fo:font-size="16pt" style:font-size-asian="16pt" style:font-size-complex="16pt" style:font-family-generic="script"/>
    </style:style>
    <style:style style:name="ce736" style:family="table-cell" style:parent-style-name="Default" style:data-style-name="N0">
      <style:table-cell-properties fo:border="thin solid #000000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737" style:family="table-cell" style:parent-style-name="Default" style:data-style-name="N0">
      <style:table-cell-properties fo:border="thin solid #000000" style:vertical-align="top" fo:background-color="#FFFF99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38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39" style:family="table-cell" style:parent-style-name="Default" style:data-style-name="N14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74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74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742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43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74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47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48" style:family="table-cell" style:parent-style-name="Default" style:data-style-name="N14">
      <style:table-cell-properties fo:border="thin solid #000000" style:vertical-align="middle" fo:wrap-option="wrap" fo:background-color="#FFFF99" style:repeat-content="false"/>
      <style:paragraph-properties fo:text-align="center"/>
      <style:text-properties fo:color="#0000FF"/>
    </style:style>
    <style:style style:name="ce749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5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751" style:family="table-cell" style:parent-style-name="Default" style:data-style-name="N3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752" style:family="table-cell" style:parent-style-name="Default" style:data-style-name="N0">
      <style:table-cell-properties fo:border="thin solid #000000" style:vertical-align="automatic" fo:wrap-option="wrap" fo:background-color="#FFFF99"/>
      <style:text-properties fo:color="#0000FF"/>
    </style:style>
    <style:style style:name="ce753" style:family="table-cell" style:parent-style-name="_19968__33324__98_24180__29983__21629__36913__26399__30436__26597__34920__21934_980506" style:data-style-name="N0">
      <style:table-cell-properties fo:border="2pt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754" style:family="table-cell" style:parent-style-name="_19968__33324__98_24180__29983__21629__36913__26399__30436__26597__34920__21934_980506" style:data-style-name="N0">
      <style:table-cell-properties fo:border-top="2pt solid #000000" fo:border-bottom="thin solid #000000" fo:border-left="thin solid #000000" fo:border-right="2pt solid #000000" style:diagonal-tl-br="thin solid #000000" style:vertical-align="middle" fo:background-color="#FFFFFF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5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756" style:family="table-cell" style:parent-style-name="Default" style:data-style-name="N0">
      <style:table-cell-properties fo:border-top="thin double #000000" fo:border-bottom="thin solid #000000" fo:border-left="2pt solid #000000" fo:border-right="thin solid #000000" style:vertical-align="top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Tahoma" style:font-name-asian="Tahoma" style:font-name-complex="Tahom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FF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00FF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5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FFFFFF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FFFFFF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0000" style:text-line-through-style="none" style:font-name="細明體" style:font-name-asian="細明體" style:font-name-complex="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細明體" style:font-name-asian="細明體" style:font-name-complex="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FF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C0C0C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6" style:family="text" style:parent-style-name="Default">
      <style:text-properties fo:color="#000000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000080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00008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FFFFFF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000000" style:text-line-through-style="none" style:font-name="標楷體" style:font-name-asian="標楷體" style:font-name-complex="標楷體" fo:font-size="22pt" style:font-size-asian="22pt" style:font-size-complex="2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3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4" style:family="text" style:parent-style-name="Default">
      <style:text-properties fo:color="#FFFF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FFFFFF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6" style:family="text" style:parent-style-name="Default">
      <style:text-properties fo:color="#0000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3366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8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00FF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1" style:family="text" style:parent-style-name="Default">
      <style:text-properties fo:color="#0000FF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0000FF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0000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8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69" style:family="text" style:parent-style-name="Default">
      <style:text-properties fo:color="#0000FF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3" style:family="text" style:parent-style-name="Default">
      <style:text-properties fo:color="#FFFFFF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FFFFFF" style:text-line-through-style="none" style:font-name="新細明體" style:font-name-asian="新細明體" style:font-name-complex="新細明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7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7.333958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1.1389583333333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5.71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4.497916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78354166666667cm"/>
    </style:style>
    <style:style style:name="co14" style:family="table-column">
      <style:table-column-properties fo:break-before="auto" style:column-width="0.899583333333333cm"/>
    </style:style>
    <style:style style:name="co15" style:family="table-column">
      <style:table-column-properties fo:break-before="auto" style:column-width="8.44020833333333cm"/>
    </style:style>
    <style:style style:name="co16" style:family="table-column">
      <style:table-column-properties fo:break-before="auto" style:column-width="4.47145833333333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3.30729166666667cm"/>
    </style:style>
    <style:style style:name="co19" style:family="table-column">
      <style:table-column-properties fo:break-before="auto" style:column-width="2.460625cm"/>
    </style:style>
    <style:style style:name="co20" style:family="table-column">
      <style:table-column-properties fo:break-before="auto" style:column-width="12.5677083333333cm"/>
    </style:style>
    <style:style style:name="co21" style:family="table-column">
      <style:table-column-properties fo:break-before="auto" style:column-width="7.62cm"/>
    </style:style>
    <style:style style:name="co22" style:family="table-column">
      <style:table-column-properties fo:break-before="auto" style:column-width="5.58270833333333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3.51895833333333cm"/>
    </style:style>
    <style:style style:name="co25" style:family="table-column">
      <style:table-column-properties fo:break-before="auto" style:column-width="3.413125cm"/>
    </style:style>
    <style:style style:name="co26" style:family="table-column">
      <style:table-column-properties fo:break-before="auto" style:column-width="6.53520833333333cm"/>
    </style:style>
    <style:style style:name="co27" style:family="table-column">
      <style:table-column-properties fo:break-before="auto" style:column-width="5.68854166666667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5.05354166666667cm"/>
    </style:style>
    <style:style style:name="co31" style:family="table-column">
      <style:table-column-properties fo:break-before="auto" style:column-width="4.683125cm"/>
    </style:style>
    <style:style style:name="co32" style:family="table-column">
      <style:table-column-properties fo:break-before="auto" style:column-width="4.63020833333333cm"/>
    </style:style>
    <style:style style:name="co33" style:family="table-column">
      <style:table-column-properties fo:break-before="auto" style:column-width="6.21770833333333cm"/>
    </style:style>
    <style:style style:name="co34" style:family="table-column">
      <style:table-column-properties fo:break-before="auto" style:column-width="4.57729166666667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5.45041666666667cm"/>
    </style:style>
    <style:style style:name="co37" style:family="table-column">
      <style:table-column-properties fo:break-before="auto" style:column-width="2.09020833333333cm"/>
    </style:style>
    <style:style style:name="co38" style:family="table-column">
      <style:table-column-properties fo:break-before="auto" style:column-width="3.83645833333333cm"/>
    </style:style>
    <style:style style:name="co39" style:family="table-column">
      <style:table-column-properties fo:break-before="auto" style:column-width="4.33916666666667cm"/>
    </style:style>
    <style:style style:name="co40" style:family="table-column">
      <style:table-column-properties fo:break-before="auto" style:column-width="6.64104166666667cm"/>
    </style:style>
    <style:style style:name="co41" style:family="table-column">
      <style:table-column-properties fo:break-before="auto" style:column-width="7.17020833333333cm"/>
    </style:style>
    <style:style style:name="co42" style:family="table-column">
      <style:table-column-properties fo:break-before="auto" style:column-width="3.36020833333333cm"/>
    </style:style>
    <style:style style:name="co43" style:family="table-column">
      <style:table-column-properties fo:break-before="auto" style:column-width="4.524375cm"/>
    </style:style>
    <style:style style:name="co44" style:family="table-column">
      <style:table-column-properties fo:break-before="auto" style:column-width="3.62479166666667cm"/>
    </style:style>
    <style:style style:name="co45" style:family="table-column">
      <style:table-column-properties fo:break-before="auto" style:column-width="7.32895833333333cm"/>
    </style:style>
    <style:style style:name="co46" style:family="table-column">
      <style:table-column-properties fo:break-before="auto" style:column-width="8.5725cm"/>
    </style:style>
    <style:style style:name="co47" style:family="table-column">
      <style:table-column-properties fo:break-before="auto" style:column-width="4.7625cm"/>
    </style:style>
    <style:style style:name="co48" style:family="table-column">
      <style:table-column-properties fo:break-before="auto" style:column-width="8.78416666666667cm"/>
    </style:style>
    <style:style style:name="co49" style:family="table-column">
      <style:table-column-properties fo:break-before="auto" style:column-width="9.525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29645833333333cm"/>
    </style:style>
    <style:style style:name="co52" style:family="table-column">
      <style:table-column-properties fo:break-before="auto" style:column-width="4.92125cm"/>
    </style:style>
    <style:style style:name="co53" style:family="table-column">
      <style:table-column-properties fo:break-before="auto" style:column-width="4.31270833333333cm"/>
    </style:style>
    <style:style style:name="co54" style:family="table-column">
      <style:table-column-properties fo:break-before="auto" style:column-width="5.08cm"/>
    </style:style>
    <style:style style:name="co55" style:family="table-column">
      <style:table-column-properties fo:break-before="auto" style:column-width="3.59833333333333cm"/>
    </style:style>
    <style:style style:name="co56" style:family="table-column">
      <style:table-column-properties fo:break-before="auto" style:column-width="5.159375cm"/>
    </style:style>
    <style:style style:name="co57" style:family="table-column">
      <style:table-column-properties fo:break-before="auto" style:column-width="2.778125cm"/>
    </style:style>
    <style:style style:name="co58" style:family="table-column">
      <style:table-column-properties fo:break-before="auto" style:column-width="6.00604166666667cm"/>
    </style:style>
    <style:style style:name="co59" style:family="table-column">
      <style:table-column-properties fo:break-before="auto" style:column-width="6.19125cm"/>
    </style:style>
    <style:style style:name="co60" style:family="table-column">
      <style:table-column-properties fo:break-before="auto" style:column-width="6.40291666666667cm"/>
    </style:style>
    <style:style style:name="co61" style:family="table-column">
      <style:table-column-properties fo:break-before="auto" style:column-width="2.96333333333333cm"/>
    </style:style>
    <style:style style:name="co62" style:family="table-column">
      <style:table-column-properties fo:break-before="auto" style:column-width="5.66208333333333cm"/>
    </style:style>
    <style:style style:name="co63" style:family="table-column">
      <style:table-column-properties fo:break-before="auto" style:column-width="6.72041666666667cm"/>
    </style:style>
    <style:style style:name="co64" style:family="table-column">
      <style:table-column-properties fo:break-before="auto" style:column-width="5.55625cm"/>
    </style:style>
    <style:style style:name="co65" style:family="table-column">
      <style:table-column-properties fo:break-before="auto" style:column-width="5.52979166666667cm"/>
    </style:style>
    <style:style style:name="co66" style:family="table-column">
      <style:table-column-properties fo:break-before="auto" style:column-width="5.87375cm"/>
    </style:style>
    <style:style style:name="co67" style:family="table-column">
      <style:table-column-properties fo:break-before="auto" style:column-width="5.23875cm"/>
    </style:style>
    <style:style style:name="co68" style:family="table-column">
      <style:table-column-properties fo:break-before="auto" style:column-width="7.72583333333333cm"/>
    </style:style>
    <style:style style:name="co69" style:family="table-column">
      <style:table-column-properties fo:break-before="auto" style:column-width="5.476875cm"/>
    </style:style>
    <style:style style:name="co70" style:family="table-column">
      <style:table-column-properties fo:break-before="auto" style:column-width="8.969375cm"/>
    </style:style>
    <style:style style:name="co71" style:family="table-column">
      <style:table-column-properties fo:break-before="auto" style:column-width="7.96395833333333cm"/>
    </style:style>
    <style:style style:name="co72" style:family="table-column">
      <style:table-column-properties fo:break-before="auto" style:column-width="1.77270833333333cm"/>
    </style:style>
    <style:style style:name="co73" style:family="table-column">
      <style:table-column-properties fo:break-before="auto" style:column-width="3.96875cm"/>
    </style:style>
    <style:style style:name="co74" style:family="table-column">
      <style:table-column-properties fo:break-before="auto" style:column-width="4.94770833333333cm"/>
    </style:style>
    <style:style style:name="co75" style:family="table-column">
      <style:table-column-properties fo:break-before="auto" style:column-width="3.730625cm" style:use-optimal-column-width="true"/>
    </style:style>
    <style:style style:name="co76" style:family="table-column">
      <style:table-column-properties fo:break-before="auto" style:column-width="3.14854166666667cm"/>
    </style:style>
    <style:style style:name="co77" style:family="table-column">
      <style:table-column-properties fo:break-before="auto" style:column-width="5.21229166666667cm"/>
    </style:style>
    <style:style style:name="co78" style:family="table-column">
      <style:table-column-properties fo:break-before="auto" style:column-width="3.99520833333333cm" style:use-optimal-column-width="true"/>
    </style:style>
    <style:style style:name="co79" style:family="table-column">
      <style:table-column-properties fo:break-before="auto" style:column-width="4.048125cm"/>
    </style:style>
    <style:style style:name="co80" style:family="table-column">
      <style:table-column-properties fo:break-before="auto" style:column-width="3.20145833333333cm"/>
    </style:style>
    <style:style style:name="co81" style:family="table-column">
      <style:table-column-properties fo:break-before="auto" style:column-width="3.65125cm" style:use-optimal-column-width="true"/>
    </style:style>
    <style:style style:name="co82" style:family="table-column">
      <style:table-column-properties fo:break-before="auto" style:column-width="6.16479166666667cm"/>
    </style:style>
    <style:style style:name="co83" style:family="table-column">
      <style:table-column-properties fo:break-before="auto" style:column-width="4.841875cm"/>
    </style:style>
    <style:style style:name="co84" style:family="table-column">
      <style:table-column-properties fo:break-before="auto" style:column-width="7.56708333333333cm"/>
    </style:style>
    <style:style style:name="co85" style:family="table-column">
      <style:table-column-properties fo:break-before="auto" style:column-width="5.42395833333333cm"/>
    </style:style>
    <style:style style:name="co86" style:family="table-column">
      <style:table-column-properties fo:break-before="auto" style:column-width="4.55083333333333cm"/>
    </style:style>
    <style:style style:name="co87" style:family="table-column">
      <style:table-column-properties fo:break-before="auto" style:column-width="3.571875cm"/>
    </style:style>
    <style:style style:name="co88" style:family="table-column">
      <style:table-column-properties fo:break-before="auto" style:column-width="7.24958333333333cm"/>
    </style:style>
    <style:style style:name="co89" style:family="table-column">
      <style:table-column-properties fo:break-before="auto" style:column-width="5.90020833333333cm"/>
    </style:style>
    <style:style style:name="co90" style:family="table-column">
      <style:table-column-properties fo:break-before="auto" style:column-width="3.4925cm"/>
    </style:style>
    <style:style style:name="co91" style:family="table-column">
      <style:table-column-properties fo:break-before="auto" style:column-width="3.86291666666667cm" style:use-optimal-column-width="true"/>
    </style:style>
    <style:style style:name="co92" style:family="table-column">
      <style:table-column-properties fo:break-before="auto" style:column-width="4.15395833333333cm" style:use-optimal-column-width="true"/>
    </style:style>
    <style:style style:name="co93" style:family="table-column">
      <style:table-column-properties fo:break-before="auto" style:column-width="5.97958333333333cm"/>
    </style:style>
    <style:style style:name="co94" style:family="table-column">
      <style:table-column-properties fo:break-before="auto" style:column-width="4.70958333333333cm"/>
    </style:style>
    <style:style style:name="co95" style:family="table-column">
      <style:table-column-properties fo:break-before="auto" style:column-width="5.18583333333333cm"/>
    </style:style>
    <style:style style:name="co96" style:family="table-column">
      <style:table-column-properties fo:break-before="auto" style:column-width="3.83645833333333cm" style:use-optimal-column-width="true"/>
    </style:style>
    <style:style style:name="co97" style:family="table-column">
      <style:table-column-properties fo:break-before="auto" style:column-width="12.3560416666667cm"/>
    </style:style>
    <style:style style:name="co98" style:family="table-column">
      <style:table-column-properties fo:break-before="auto" style:column-width="7.064375cm"/>
    </style:style>
    <style:style style:name="co99" style:family="table-column">
      <style:table-column-properties fo:break-before="auto" style:column-width="3.86291666666667cm"/>
    </style:style>
    <style:style style:name="co100" style:family="table-column">
      <style:table-column-properties fo:break-before="auto" style:column-width="4.25979166666667cm"/>
    </style:style>
    <style:style style:name="co101" style:family="table-column">
      <style:table-column-properties fo:break-before="auto" style:column-width="3.99520833333333cm"/>
    </style:style>
    <style:style style:name="co102" style:family="table-column">
      <style:table-column-properties fo:break-before="auto" style:column-width="6.13833333333333cm"/>
    </style:style>
    <style:style style:name="co103" style:family="table-column">
      <style:table-column-properties fo:break-before="auto" style:column-width="9.36625cm"/>
    </style:style>
    <style:style style:name="co104" style:family="table-column">
      <style:table-column-properties fo:break-before="auto" style:column-width="2.32833333333333cm"/>
    </style:style>
    <style:style style:name="co105" style:family="table-column">
      <style:table-column-properties fo:break-before="auto" style:column-width="2.19604166666667cm"/>
    </style:style>
    <style:style style:name="co106" style:family="table-column">
      <style:table-column-properties fo:break-before="auto" style:column-width="3.38666666666667cm"/>
    </style:style>
    <style:style style:name="co107" style:family="table-column">
      <style:table-column-properties fo:break-before="auto" style:column-width="2.301875cm"/>
    </style:style>
    <style:style style:name="co108" style:family="table-column">
      <style:table-column-properties fo:break-before="auto" style:column-width="2.24895833333333cm"/>
    </style:style>
    <style:style style:name="co109" style:family="table-column">
      <style:table-column-properties fo:break-before="auto" style:column-width="2.64583333333333cm"/>
    </style:style>
    <style:style style:name="co110" style:family="table-column">
      <style:table-column-properties fo:break-before="auto" style:column-width="3.06916666666667cm"/>
    </style:style>
    <style:style style:name="co111" style:family="table-column">
      <style:table-column-properties fo:break-before="auto" style:column-width="2.06375cm"/>
    </style:style>
    <style:style style:name="co112" style:family="table-column">
      <style:table-column-properties fo:break-before="auto" style:column-width="2.80458333333333cm"/>
    </style:style>
    <style:style style:name="co113" style:family="table-column">
      <style:table-column-properties fo:break-before="auto" style:column-width="2.69875cm"/>
    </style:style>
    <style:style style:name="co114" style:family="table-column">
      <style:table-column-properties fo:break-before="auto" style:column-width="6.45583333333333cm"/>
    </style:style>
    <style:style style:name="co115" style:family="table-column">
      <style:table-column-properties fo:break-before="auto" style:column-width="5.3975cm"/>
    </style:style>
    <style:style style:name="co116" style:family="table-column">
      <style:table-column-properties fo:break-before="auto" style:column-width="4.78895833333333cm"/>
    </style:style>
    <style:style style:name="co117" style:family="table-column">
      <style:table-column-properties fo:break-before="auto" style:column-width="11.2447916666667cm"/>
    </style:style>
    <style:style style:name="co118" style:family="table-column">
      <style:table-column-properties fo:break-before="auto" style:column-width="4.15395833333333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51.7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ro13" style:family="table-row">
      <style:table-row-properties style:row-height="27.7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166.5pt" style:use-optimal-row-height="false" fo:break-before="auto"/>
    </style:style>
    <style:style style:name="ro16" style:family="table-row">
      <style:table-row-properties style:row-height="23.25pt" style:use-optimal-row-height="false" fo:break-before="auto"/>
    </style:style>
    <style:style style:name="ro17" style:family="table-row">
      <style:table-row-properties style:row-height="121.5pt" style:use-optimal-row-height="false" fo:break-before="auto"/>
    </style:style>
    <style:style style:name="ro18" style:family="table-row">
      <style:table-row-properties style:row-height="7.5pt" style:use-optimal-row-height="false" fo:break-before="auto"/>
    </style:style>
    <style:style style:name="ro19" style:family="table-row">
      <style:table-row-properties style:row-height="9.75pt" style:use-optimal-row-height="false" fo:break-before="auto"/>
    </style:style>
    <style:style style:name="ro20" style:family="table-row">
      <style:table-row-properties style:row-height="33.75pt" style:use-optimal-row-height="false" fo:break-before="auto"/>
    </style:style>
    <style:style style:name="ro21" style:family="table-row">
      <style:table-row-properties style:row-height="28.8pt" style:use-optimal-row-height="true" fo:break-before="auto"/>
    </style:style>
    <style:style style:name="ro22" style:family="table-row">
      <style:table-row-properties style:row-height="19.8pt" style:use-optimal-row-height="true" fo:break-before="auto"/>
    </style:style>
    <style:style style:name="ro23" style:family="table-row">
      <style:table-row-properties style:row-height="18pt" style:use-optimal-row-height="tru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16.8pt" style:use-optimal-row-height="true" fo:break-before="auto"/>
    </style:style>
    <style:style style:name="ro26" style:family="table-row">
      <style:table-row-properties style:row-height="19.95pt" style:use-optimal-row-height="false" fo:break-before="auto"/>
    </style:style>
    <style:style style:name="ro27" style:family="table-row">
      <style:table-row-properties style:row-height="16.95pt" style:use-optimal-row-height="false" fo:break-before="auto"/>
    </style:style>
    <style:style style:name="ro28" style:family="table-row">
      <style:table-row-properties style:row-height="16.5pt" style:use-optimal-row-height="false" fo:break-before="auto"/>
    </style:style>
    <style:style style:name="ro29" style:family="table-row">
      <style:table-row-properties style:row-height="36pt" style:use-optimal-row-height="false" fo:break-before="auto"/>
    </style:style>
    <style:style style:name="ro30" style:family="table-row">
      <style:table-row-properties style:row-height="37.5pt" style:use-optimal-row-height="false" fo:break-before="auto"/>
    </style:style>
    <style:style style:name="ro31" style:family="table-row">
      <style:table-row-properties style:row-height="32.4pt" style:use-optimal-row-height="true" fo:break-before="auto"/>
    </style:style>
    <style:style style:name="ro32" style:family="table-row">
      <style:table-row-properties style:row-height="51pt" style:use-optimal-row-height="false" fo:break-before="auto"/>
    </style:style>
    <style:style style:name="ro33" style:family="table-row">
      <style:table-row-properties style:row-height="33pt" style:use-optimal-row-height="true" fo:break-before="auto"/>
    </style:style>
    <style:style style:name="ro34" style:family="table-row">
      <style:table-row-properties style:row-height="12pt" style:use-optimal-row-height="false" fo:break-before="auto"/>
    </style:style>
    <style:style style:name="ro35" style:family="table-row">
      <style:table-row-properties style:row-height="16.2pt" style:use-optimal-row-height="false" fo:break-before="auto"/>
    </style:style>
    <style:style style:name="ro36" style:family="table-row">
      <style:table-row-properties style:row-height="24pt" style:use-optimal-row-height="false" fo:break-before="auto"/>
    </style:style>
    <style:style style:name="ro37" style:family="table-row">
      <style:table-row-properties style:row-height="22.5pt" style:use-optimal-row-height="false" fo:break-before="auto"/>
    </style:style>
    <style:style style:name="ro38" style:family="table-row">
      <style:table-row-properties style:row-height="15.75pt" style:use-optimal-row-height="false" fo:break-before="auto"/>
    </style:style>
    <style:style style:name="ro39" style:family="table-row">
      <style:table-row-properties style:row-height="17.4pt" style:use-optimal-row-height="true" fo:break-before="auto"/>
    </style:style>
    <style:style style:name="ro40" style:family="table-row">
      <style:table-row-properties style:row-height="39.6pt" style:use-optimal-row-height="true" fo:break-before="auto"/>
    </style:style>
    <style:style style:name="ro41" style:family="table-row">
      <style:table-row-properties style:row-height="81pt" style:use-optimal-row-height="true" fo:break-before="auto"/>
    </style:style>
    <style:style style:name="ro42" style:family="table-row">
      <style:table-row-properties style:row-height="87pt" style:use-optimal-row-height="false" fo:break-before="auto"/>
    </style:style>
    <style:style style:name="ro43" style:family="table-row">
      <style:table-row-properties style:row-height="47.25pt" style:use-optimal-row-height="false" fo:break-before="auto"/>
    </style:style>
    <style:style style:name="ro44" style:family="table-row">
      <style:table-row-properties style:row-height="39pt" style:use-optimal-row-height="false" fo:break-before="auto"/>
    </style:style>
    <style:style style:name="ro45" style:family="table-row">
      <style:table-row-properties style:row-height="38.25pt" style:use-optimal-row-height="false" fo:break-before="auto"/>
    </style:style>
    <style:style style:name="ro46" style:family="table-row">
      <style:table-row-properties style:row-height="19.5pt" style:use-optimal-row-height="false" fo:break-before="auto"/>
    </style:style>
    <style:style style:name="ro47" style:family="table-row">
      <style:table-row-properties style:row-height="30.6pt" style:use-optimal-row-height="true" fo:break-before="auto"/>
    </style:style>
    <style:style style:name="ro48" style:family="table-row">
      <style:table-row-properties style:row-height="39.75pt" style:use-optimal-row-height="false" fo:break-before="auto"/>
    </style:style>
    <style:style style:name="ro49" style:family="table-row">
      <style:table-row-properties style:row-height="18.75pt" style:use-optimal-row-height="false" fo:break-before="auto"/>
    </style:style>
    <style:style style:name="ro50" style:family="table-row">
      <style:table-row-properties style:row-height="22.2pt" style:use-optimal-row-height="true" fo:break-before="auto"/>
    </style:style>
    <style:style style:name="ro51" style:family="table-row">
      <style:table-row-properties style:row-height="46.5pt" style:use-optimal-row-height="false" fo:break-before="auto"/>
    </style:style>
    <style:style style:name="ro52" style:family="table-row">
      <style:table-row-properties style:row-height="52.5pt" style:use-optimal-row-height="false" fo:break-before="auto"/>
    </style:style>
    <style:style style:name="ro53" style:family="table-row">
      <style:table-row-properties style:row-height="48.6pt" style:use-optimal-row-height="true" fo:break-before="auto"/>
    </style:style>
    <style:style style:name="ro54" style:family="table-row">
      <style:table-row-properties style:row-height="54pt" style:use-optimal-row-height="false" fo:break-before="auto"/>
    </style:style>
    <style:style style:name="ro55" style:family="table-row">
      <style:table-row-properties style:row-height="57.75pt" style:use-optimal-row-height="false" fo:break-before="auto"/>
    </style:style>
    <style:style style:name="ro56" style:family="table-row">
      <style:table-row-properties style:row-height="65.25pt" style:use-optimal-row-height="false" fo:break-before="auto"/>
    </style:style>
    <style:style style:name="ro57" style:family="table-row">
      <style:table-row-properties style:row-height="60pt" style:use-optimal-row-height="true" fo:break-before="auto"/>
    </style:style>
    <style:style style:name="ro58" style:family="table-row">
      <style:table-row-properties style:row-height="33pt" style:use-optimal-row-height="false" fo:break-before="auto"/>
    </style:style>
    <style:style style:name="ro59" style:family="table-row">
      <style:table-row-properties style:row-height="36.75pt" style:use-optimal-row-height="false" fo:break-before="auto"/>
    </style:style>
    <style:style style:name="ro60" style:family="table-row">
      <style:table-row-properties style:row-height="22.95pt" style:use-optimal-row-height="false" fo:break-before="auto"/>
    </style:style>
    <style:style style:name="ro61" style:family="table-row">
      <style:table-row-properties style:row-height="20.4pt" style:use-optimal-row-height="false" fo:break-before="auto"/>
    </style:style>
    <style:style style:name="ro62" style:family="table-row">
      <style:table-row-properties style:row-height="61.2pt" style:use-optimal-row-height="false" fo:break-before="auto"/>
    </style:style>
    <style:style style:name="ro63" style:family="table-row">
      <style:table-row-properties style:row-height="50.25pt" style:use-optimal-row-height="false" fo:break-before="auto"/>
    </style:style>
    <style:style style:name="ro64" style:family="table-row">
      <style:table-row-properties style:row-height="44.25pt" style:use-optimal-row-height="false" fo:break-before="auto"/>
    </style:style>
    <style:style style:name="ro65" style:family="table-row">
      <style:table-row-properties style:row-height="117.6pt" style:use-optimal-row-height="false" fo:break-before="auto"/>
    </style:style>
    <style:style style:name="ro66" style:family="table-row">
      <style:table-row-properties style:row-height="31.5pt" style:use-optimal-row-height="false" fo:break-before="auto"/>
    </style:style>
    <style:style style:name="ro67" style:family="table-row">
      <style:table-row-properties style:row-height="26.25pt" style:use-optimal-row-height="false" fo:break-before="auto"/>
    </style:style>
    <style:style style:name="ro68" style:family="table-row">
      <style:table-row-properties style:row-height="21.75pt" style:use-optimal-row-height="false" fo:break-before="auto"/>
    </style:style>
    <style:style style:name="ro69" style:family="table-row">
      <style:table-row-properties style:row-height="21.6pt" style:use-optimal-row-height="true" fo:break-before="auto"/>
    </style:style>
    <style:style style:name="ro70" style:family="table-row">
      <style:table-row-properties style:row-height="31.2pt" style:use-optimal-row-height="true" fo:break-before="auto"/>
    </style:style>
    <style:style style:name="ro71" style:family="table-row">
      <style:table-row-properties style:row-height="31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name="ta14" style:family="table" style:master-page-name="mp14">
      <style:table-properties table:display="true" style:writing-mode="lr-tb"/>
    </style:style>
    <style:style style:name="ta15" style:family="table" style:master-page-name="mp15">
      <style:table-properties table:display="true" style:writing-mode="lr-tb"/>
    </style:style>
    <style:style style:name="ta16" style:family="table" style:master-page-name="">
      <style:table-properties table:display="false" style:writing-mode="lr-tb"/>
    </style:style>
    <style:style style:name="ce757" style:family="table-cell" style:parent-style-name="_19968__33324__98_24180__29983__21629__36913__26399__30436__26597__34920__21934_980506" style:data-style-name="N0">
      <style:table-cell-properties fo:border-top="thin solid #000000" fo:border-bottom="thin solid #000000" fo:border-left="2pt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  <style:map style:condition="of:cell-content()=&quot;水 Water&quot;" style:apply-style-name="cf1"/>
    </style:style>
    <style:style style:name="ce758" style:family="table-cell" style:parent-style-name="_19968__33324__98_24180__29983__21629__36913__26399__30436__26597__34920__21934_980506" style:data-style-name="N50">
      <style:table-cell-properties fo:border="thin solid #000000" style:vertical-align="middle" fo:background-color="transparent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  <style:map style:condition="of:cell-content()=0" style:apply-style-name="cf2"/>
    </style:style>
    <style:style style:name="ce759" style:family="table-cell" style:parent-style-name="_19968__33324__98_24180__29983__21629__36913__26399__30436__26597__34920__21934_980506" style:data-style-name="N50">
      <style:table-cell-properties fo:border-top="thin solid #000000" fo:border-bottom="2pt solid #000000" fo:border-left="thin solid #000000" fo:border-right="thin solid #000000" style:vertical-align="middle" fo:background-color="transparent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  <style:map style:condition="of:cell-content()=0" style:apply-style-name="cf2"/>
    </style:style>
    <style:style style:name="ce760" style:family="table-cell" style:parent-style-name="_19968__33324__98_24180__29983__21629__36913__26399__30436__26597__34920__21934_980506" style:data-style-name="N0">
      <style:table-cell-properties style:vertical-align="middle" fo:background-color="#FFFFFF" style:cell-protect="protected"/>
      <style:text-properties fo:color="#0000FF" style:font-name="Times New Roman" style:font-name-asian="Times New Roman" style:font-name-complex="Times New Roman" fo:font-size="11pt" style:font-size-asian="11pt" style:font-size-complex="11pt" style:font-family-generic="roman"/>
      <style:map style:condition="of:cell-content()=0" style:apply-style-name="cf2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stroke="solid" svg:stroke-color="#000000" draw:auto-grow-width="false" draw:auto-grow-height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stroke="solid" svg:stroke-color="#000000" draw:auto-grow-width="false" draw:auto-grow-height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stroke="solid" svg:stroke-color="#000000" draw:auto-grow-width="false" draw:auto-grow-height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stroke="solid" svg:stroke-color="#000000" draw:auto-grow-width="false" draw:auto-grow-height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stroke="solid" svg:stroke-color="#000000" draw:auto-grow-width="false" draw:auto-grow-height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80">
      <style:graphic-properties draw:stroke="solid" svg:stroke-color="#000000" draw:auto-grow-width="false" draw:auto-grow-height="false"/>
    </style:style>
    <style:style style:family="graphic" style:name="a81">
      <style:graphic-properties draw:stroke="solid" svg:stroke-color="#000000" draw:auto-grow-width="false" draw:auto-grow-height="false"/>
    </style:style>
    <style:style style:family="graphic" style:name="a82">
      <style:graphic-properties draw:stroke="solid" svg:stroke-color="#000000" draw:auto-grow-width="false" draw:auto-grow-height="false"/>
    </style:style>
    <style:style style:family="graphic" style:name="a83">
      <style:graphic-properties draw:stroke="solid" svg:stroke-color="#000000" draw:auto-grow-width="false" draw:auto-grow-height="false"/>
    </style:style>
    <style:style style:family="graphic" style:name="a84">
      <style:graphic-properties draw:stroke="solid" svg:stroke-color="#000000" draw:auto-grow-width="false" draw:auto-grow-height="false"/>
    </style:style>
    <style:style style:family="graphic" style:name="a85">
      <style:graphic-properties draw:stroke="solid" svg:stroke-color="#000000" draw:auto-grow-width="false" draw:auto-grow-height="false"/>
    </style:style>
    <style:style style:family="graphic" style:name="a86">
      <style:graphic-properties draw:stroke="solid" svg:stroke-color="#000000" draw:auto-grow-width="false" draw:auto-grow-height="false"/>
    </style:style>
    <style:style style:family="graphic" style:name="a87">
      <style:graphic-properties draw:stroke="solid" svg:stroke-color="#000000" draw:auto-grow-width="false" draw:auto-grow-height="false"/>
    </style:style>
    <style:style style:family="graphic" style:name="a88">
      <style:graphic-properties draw:stroke="solid" svg:stroke-color="#000000" draw:auto-grow-width="false" draw:auto-grow-height="false"/>
    </style:style>
    <style:style style:family="graphic" style:name="a89">
      <style:graphic-properties draw:stroke="solid" svg:stroke-color="#000000" draw:auto-grow-width="false" draw:auto-grow-height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solid" draw:fill-color="#ff99cc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138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139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90">
      <style:graphic-properties draw:stroke="solid" svg:stroke-color="#000000" draw:auto-grow-width="false" draw:auto-grow-height="false"/>
    </style:style>
    <style:style style:family="graphic" style:name="a91">
      <style:graphic-properties draw:stroke="solid" svg:stroke-color="#000000" draw:auto-grow-width="false" draw:auto-grow-height="false"/>
    </style:style>
    <style:style style:family="graphic" style:name="a92">
      <style:graphic-properties draw:stroke="solid" svg:stroke-color="#000000" draw:auto-grow-width="false" draw:auto-grow-height="false"/>
    </style:style>
    <style:style style:family="graphic" style:name="a93">
      <style:graphic-properties draw:stroke="solid" svg:stroke-color="#000000" draw:auto-grow-width="false" draw:auto-grow-height="false"/>
    </style:style>
    <style:style style:family="graphic" style:name="a94">
      <style:graphic-properties draw:stroke="solid" svg:stroke-color="#000000" draw:auto-grow-width="false" draw:auto-grow-height="false"/>
    </style:style>
    <style:style style:family="graphic" style:name="a95">
      <style:graphic-properties draw:stroke="solid" svg:stroke-color="#000000" draw:auto-grow-width="false" draw:auto-grow-height="false"/>
    </style:style>
    <style:style style:family="graphic" style:name="a96">
      <style:graphic-properties draw:stroke="solid" svg:stroke-color="#000000" draw:auto-grow-width="false" draw:auto-grow-height="false"/>
    </style:style>
    <style:style style:family="graphic" style:name="a97">
      <style:graphic-properties draw:stroke="solid" svg:stroke-color="#000000" draw:auto-grow-width="false" draw:auto-grow-height="false"/>
    </style:style>
    <style:style style:family="graphic" style:name="a98">
      <style:graphic-properties draw:stroke="solid" svg:stroke-color="#000000" draw:auto-grow-width="false" draw:auto-grow-height="false"/>
    </style:style>
    <style:style style:family="graphic" style:name="a99">
      <style:graphic-properties draw:stroke="solid" svg:stroke-color="#000000" draw:auto-grow-width="false" draw:auto-grow-height="false"/>
    </style:style>
    <style:style style:family="graphic" style:name="a140">
      <style:graphic-properties draw:stroke="solid" svg:stroke-color="#000000" draw:auto-grow-width="false" draw:auto-grow-height="false"/>
    </style:style>
    <style:style style:family="graphic" style:name="a141">
      <style:graphic-properties draw:stroke="solid" svg:stroke-color="#000000" draw:auto-grow-width="false" draw:auto-grow-height="false"/>
    </style:style>
    <style:style style:family="graphic" style:name="a142">
      <style:graphic-properties draw:stroke="solid" svg:stroke-color="#000000" draw:auto-grow-width="false" draw:auto-grow-height="false"/>
    </style:style>
    <style:style style:family="graphic" style:name="a143">
      <style:graphic-properties draw:stroke="solid" svg:stroke-color="#000000" draw:auto-grow-width="false" draw:auto-grow-height="false"/>
    </style:style>
    <style:style style:family="graphic" style:name="a144">
      <style:graphic-properties draw:stroke="solid" svg:stroke-color="#000000" draw:auto-grow-width="false" draw:auto-grow-height="false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145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146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147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148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149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100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101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102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03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104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5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06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07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08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09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150">
      <style:graphic-properties draw:stroke="solid" svg:stroke-color="#000000" draw:auto-grow-width="false" draw:auto-grow-height="false"/>
    </style:style>
    <style:style style:family="graphic" style:name="a151">
      <style:graphic-properties draw:stroke="solid" svg:stroke-color="#000000" draw:auto-grow-width="false" draw:auto-grow-height="false"/>
    </style:style>
    <style:style style:family="graphic" style:name="a152">
      <style:graphic-properties draw:stroke="solid" svg:stroke-color="#000000" draw:auto-grow-width="false" draw:auto-grow-height="false"/>
    </style:style>
    <style:style style:family="graphic" style:name="a153">
      <style:graphic-properties draw:stroke="solid" svg:stroke-color="#000000" draw:auto-grow-width="false" draw:auto-grow-height="false"/>
    </style:style>
    <style:style style:family="graphic" style:name="a154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155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156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157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158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graphic" style:name="a159">
      <style:graphic-properties draw:stroke="solid" svg:stroke-color="#000000" draw:auto-grow-width="false" draw:auto-grow-height="false"/>
    </style:style>
    <style:style style:family="graphic" style:name="a65">
      <style:graphic-properties draw:stroke="solid" svg:stroke-color="#000000" draw:auto-grow-width="false" draw:auto-grow-height="false"/>
    </style:style>
    <style:style style:family="graphic" style:name="a66">
      <style:graphic-properties draw:stroke="solid" svg:stroke-color="#000000" draw:auto-grow-width="false" draw:auto-grow-height="fals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68">
      <style:graphic-properties draw:stroke="solid" svg:stroke-color="#000000" draw:auto-grow-width="false" draw:auto-grow-height="false"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110">
      <style:graphic-properties draw:stroke="solid" svg:stroke-color="#000000" draw:auto-grow-width="false" draw:auto-grow-height="false"/>
    </style:style>
    <style:style style:family="graphic" style:name="a111">
      <style:graphic-properties draw:stroke="solid" svg:stroke-color="#000000" draw:auto-grow-width="false" draw:auto-grow-height="false"/>
    </style:style>
    <style:style style:family="graphic" style:name="a112">
      <style:graphic-properties draw:stroke="solid" svg:stroke-color="#000000" draw:auto-grow-width="false" draw:auto-grow-height="false"/>
    </style:style>
    <style:style style:family="graphic" style:name="a113">
      <style:graphic-properties draw:stroke="solid" svg:stroke-color="#000000" draw:auto-grow-width="false" draw:auto-grow-height="false"/>
    </style:style>
    <style:style style:family="graphic" style:name="a114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115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116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draw:stroke="solid" svg:stroke-color="#000000" draw:auto-grow-width="false" draw:auto-grow-height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draw:stroke="solid" svg:stroke-color="#000000" draw:auto-grow-width="false" draw:auto-grow-height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60">
      <style:graphic-properties draw:stroke="solid" svg:stroke-color="#000000" draw:auto-grow-width="false" draw:auto-grow-height="false"/>
    </style:style>
    <style:style style:family="graphic" style:name="a161">
      <style:graphic-properties draw:stroke="solid" svg:stroke-color="#000000" draw:auto-grow-width="false" draw:auto-grow-height="false"/>
    </style:style>
    <style:style style:family="graphic" style:name="a162">
      <style:graphic-properties draw:stroke="solid" svg:stroke-color="#000000" draw:auto-grow-width="false" draw:auto-grow-height="false"/>
    </style:style>
    <style:style style:family="graphic" style:name="a163">
      <style:graphic-properties draw:stroke="solid" svg:stroke-color="#000000" draw:auto-grow-width="false" draw:auto-grow-height="false"/>
    </style:style>
    <style:style style:family="graphic" style:name="a164">
      <style:graphic-properties draw:stroke="solid" svg:stroke-color="#000000" draw:auto-grow-width="false" draw:auto-grow-height="false"/>
    </style:style>
    <style:style style:family="graphic" style:name="a70">
      <style:graphic-properties draw:stroke="solid" svg:stroke-color="#000000" draw:auto-grow-width="false" draw:auto-grow-height="false"/>
    </style:style>
    <style:style style:family="graphic" style:name="a165">
      <style:graphic-properties draw:stroke="solid" svg:stroke-color="#000000" draw:auto-grow-width="false" draw:auto-grow-height="false"/>
    </style:style>
    <style:style style:family="graphic" style:name="a71">
      <style:graphic-properties draw:stroke="solid" svg:stroke-color="#000000" draw:auto-grow-width="false" draw:auto-grow-height="false"/>
    </style:style>
    <style:style style:family="graphic" style:name="a166">
      <style:graphic-properties draw:stroke="solid" svg:stroke-color="#000000" draw:auto-grow-width="false" draw:auto-grow-height="false"/>
    </style:style>
    <style:style style:family="graphic" style:name="a72">
      <style:graphic-properties draw:stroke="solid" svg:stroke-color="#000000" draw:auto-grow-width="false" draw:auto-grow-height="false"/>
    </style:style>
    <style:style style:family="graphic" style:name="a167">
      <style:graphic-properties draw:stroke="solid" svg:stroke-color="#000000" draw:auto-grow-width="false" draw:auto-grow-height="false"/>
    </style:style>
    <style:style style:family="graphic" style:name="a73">
      <style:graphic-properties draw:stroke="solid" svg:stroke-color="#000000" draw:auto-grow-width="false" draw:auto-grow-height="false"/>
    </style:style>
    <style:style style:family="graphic" style:name="a74">
      <style:graphic-properties draw:stroke="solid" svg:stroke-color="#000000" draw:auto-grow-width="false" draw:auto-grow-height="false"/>
    </style:style>
    <style:style style:family="graphic" style:name="a75">
      <style:graphic-properties draw:stroke="solid" svg:stroke-color="#000000" draw:auto-grow-width="false" draw:auto-grow-height="false"/>
    </style:style>
    <style:style style:family="graphic" style:name="a76">
      <style:graphic-properties draw:stroke="solid" svg:stroke-color="#000000" draw:auto-grow-width="false" draw:auto-grow-height="false"/>
    </style:style>
    <style:style style:family="graphic" style:name="a77">
      <style:graphic-properties draw:stroke="solid" svg:stroke-color="#000000" draw:auto-grow-width="false" draw:auto-grow-height="false"/>
    </style:style>
    <style:style style:family="graphic" style:name="a78">
      <style:graphic-properties draw:stroke="solid" svg:stroke-color="#000000" draw:auto-grow-width="false" draw:auto-grow-height="false"/>
    </style:style>
    <style:style style:family="graphic" style:name="a79">
      <style:graphic-properties draw:stroke="solid" svg:stroke-color="#000000" draw:auto-grow-width="false" draw:auto-grow-height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個數&quot;;&quot;面積&quot;;&quot;長度&quot;;&quot;重量&quot;;&quot;體積&quot;;&quot;工時&quot;;&quot;其他(請說明)&quot;)">
          <table:help-message table:display="true"/>
          <table:error-message table:display="true"/>
        </table:content-validation>
        <table:content-validation table:name="val2" table:condition="of:cell-content-is-in-list(&quot;SGS&quot;;&quot;BSI&quot;;&quot;DNV&quot;;&quot;其他(請指明)&quot;)">
          <table:help-message table:display="true"/>
          <table:error-message table:display="true"/>
        </table:content-validation>
        <table:content-validation table:name="val3" table:condition="of:cell-content-is-in-list(&quot;是&quot;;&quot;否&quot;)">
          <table:help-message table:display="true"/>
          <table:error-message table:display="true"/>
        </table:content-validation>
        <table:content-validation table:name="val4" table:condition="of:cell-content-is-in-list(&quot;公斤&quot;;&quot;m&quot;;&quot;m2&quot;;&quot;片&quot;;&quot;個&quot;;&quot;公升&quot;;&quot;組&quot;;&quot;包&quot;;&quot;瓶&quot;;&quot;其他&quot;)">
          <table:help-message table:display="true">
            <text:p>請用下拉式選單</text:p>
          </table:help-message>
          <table:error-message table:display="true">
            <text:p>請用下拉式選單</text:p>
          </table:error-message>
        </table:content-validation>
        <table:content-validation table:name="val5" table:condition="of:cell-content-is-decimal-number() and cell-content-is-between(0,9.99999999999999E+31)">
          <table:help-message table:display="true"/>
          <table:error-message table:display="true"/>
        </table:content-validation>
        <table:content-validation table:name="val6" table:condition="of:cell-content-is-whole-number() and cell-content-is-between(1950,2010)" table:allow-empty-cell="false">
          <table:help-message table:display="true">
            <text:p>請輸入西元年份</text:p>
          </table:help-message>
          <table:error-message table:display="true">
            <text:p>請輸入正確的年份</text:p>
          </table:error-message>
        </table:content-validation>
        <table:content-validation table:name="val7" table:condition="of:cell-content-is-in-list(&quot;是&quot;;&quot;否&quot;)">
          <table:help-message table:display="true">
            <text:p>請由下拉式選單挑選</text:p>
          </table:help-message>
          <table:error-message table:display="true">
            <text:p>請由下拉式選單挑選</text:p>
          </table:error-message>
        </table:content-validation>
        <table:content-validation table:name="val8" table:condition="of:cell-content-is-in-list(&quot;是&quot;;&quot;否&quot;)">
          <table:help-message table:display="true">
            <text:p>請由下拉式選單挑選</text:p>
          </table:help-message>
          <table:error-message table:display="true">
            <text:p>請由下拉式選單挑選</text:p>
          </table:error-message>
        </table:content-validation>
        <table:content-validation table:name="val9" table:condition="of:cell-content-is-in-list(&quot;陸運&quot;;&quot;海（河）運&quot;;&quot;空運&quot;)">
          <table:help-message table:display="true">
            <text:p>請由下拉式清單選取</text:p>
          </table:help-message>
          <table:error-message table:display="true"/>
        </table:content-validation>
        <table:content-validation table:name="val10" table:condition="of:cell-content-is-decimal-number() and cell-content-is-between(0,9.99999999999999E+29)">
          <table:help-message table:display="true"/>
          <table:error-message table:display="true"/>
        </table:content-validation>
        <table:content-validation table:name="val11" table:condition="of:cell-content-is-in-list(&quot;產品&quot;;&quot;廢棄物&quot;)">
          <table:help-message table:display="true">
            <text:p>請由下拉式選單挑選</text:p>
          </table:help-message>
          <table:error-message table:display="true">
            <text:p>請由下拉式選單挑選</text:p>
          </table:error-message>
        </table:content-validation>
        <table:content-validation table:name="val12" table:condition="of:cell-content-is-in-list([.$Q$10:.$Q$16])" table:base-cell-address="3_投入_能資源使用.L10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9.99999999999999E+31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9.99999999999999E+34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1)">
          <table:help-message table:display="true"/>
          <table:error-message table:display="true"/>
        </table:content-validation>
        <table:content-validation table:name="val16">
          <table:help-message table:display="true"/>
          <table:error-message table:display="true"/>
        </table:content-validation>
        <table:content-validation table:name="val17" table:condition="of:cell-content-is-in-list(&quot;1：量測值，包括實際量測、採購單據&quot;;&quot;2：工程師推估&quot;;&quot;3：經驗值/理論值&quot;;&quot;4：參考文獻&quot;)">
          <table:help-message table:display="true">
            <text:p>請用下拉式選單</text:p>
          </table:help-message>
          <table:error-message table:display="true">
            <text:p>請用下拉式選單</text:p>
          </table:error-message>
        </table:content-validation>
        <table:content-validation table:name="val18" table:condition="of:cell-content-is-in-list(&quot;使用量&quot;;&quot;逸散量&quot;;&quot;總量&quot;;&quot;填充量&quot;)">
          <table:help-message table:display="true">
            <text:p>請用下拉式選單</text:p>
          </table:help-message>
          <table:error-message table:display="true">
            <text:p>請用下拉式選單</text:p>
          </table:error-message>
        </table:content-validation>
        <table:content-validation table:name="val19" table:condition="of:cell-content-is-in-list(&quot;1：量測值&quot;;&quot;2：工程師推估&quot;;&quot;3：經驗值/理論值&quot;;&quot;4：參考文獻&quot;)">
          <table:help-message table:display="true"/>
          <table:error-message table:display="true"/>
        </table:content-validation>
        <table:content-validation table:name="val20" table:condition="of:cell-content-is-in-list(&quot;1.量測值&quot;;&quot;2.工程師推估&quot;;&quot;3.理論值/經驗值&quot;;&quot;4.參考文獻&quot;)">
          <table:help-message table:display="true"/>
          <table:error-message table:display="true"/>
        </table:content-validation>
        <table:content-validation table:name="val21" table:condition="of:cell-content-is-in-list(&quot;1.量測值&quot;;&quot;2.工程師推估&quot;;&quot;3.理論值/經驗值&quot;;&quot;4.參考文獻&quot;)">
          <table:help-message table:display="true"/>
          <table:error-message table:display="true"/>
        </table:content-validation>
        <table:content-validation table:name="val22" table:condition="of:cell-content-is-in-list(&quot;1.量測值&quot;;&quot;2.工程師推估&quot;;&quot;3.理論值/經驗值&quot;;&quot;4.參考文獻&quot;)">
          <table:help-message table:display="true"/>
          <table:error-message table:display="true"/>
        </table:content-validation>
        <table:content-validation table:name="val23" table:condition="of:cell-content-is-in-list(&quot;1.量測值&quot;;&quot;2.工程師推估&quot;;&quot;3.理論值/經驗值&quot;;&quot;4.參考文獻&quot;)">
          <table:help-message table:display="true"/>
          <table:error-message table:display="true"/>
        </table:content-validation>
        <table:content-validation table:name="val24" table:condition="of:cell-content-is-in-list(&quot;1.一般事業廢棄物&quot;;&quot;2.有害事業廢棄物&quot;)">
          <table:help-message table:display="true"/>
          <table:error-message table:display="true"/>
        </table:content-validation>
        <table:content-validation table:name="val25" table:condition="of:cell-content-is-in-list(&quot;1.量測值&quot;;&quot;2.工程師推估&quot;;&quot;3.理論值/經驗值&quot;;&quot;4.參考文獻&quot;)">
          <table:help-message table:display="true"/>
          <table:error-message table:display="true"/>
        </table:content-validation>
      </table:content-validations>
      <table:table table:name="使用說明" table:style-name="ta1">
        <table:table-column table:style-name="co1" table:default-cell-style-name="ce142"/>
        <table:table-column table:style-name="co2" table:number-columns-repeated="16383" table:default-cell-style-name="ce142"/>
        <table:table-row table:style-name="ro1">
          <table:table-cell office:value-type="string" table:style-name="ce452">
            <text:p>製造業產品碳足跡生命週期盤查表（含使用說明）</text:p>
          </table:table-cell>
          <table:table-cell table:number-columns-repeated="16383"/>
        </table:table-row>
        <table:table-row table:style-name="ro2">
          <table:table-cell office:value-type="string" table:style-name="ce441">
            <text:p>copyright 2013 MOEAIDB &amp; ITRI</text:p>
          </table:table-cell>
          <table:table-cell table:number-columns-repeated="16383"/>
        </table:table-row>
        <table:table-row table:style-name="ro3">
          <table:table-cell table:number-columns-repeated="16384" table:style-name="ce142"/>
        </table:table-row>
        <table:table-row table:style-name="ro4">
          <table:table-cell office:value-type="string" table:style-name="ce442">
            <text:p><text:span text:style-name="T2">一</text:span>.   <text:span text:style-name="T2">表單設立目標</text:span></text:p>
          </table:table-cell>
          <table:table-cell table:number-columns-repeated="16383"/>
        </table:table-row>
        <table:table-row table:style-name="ro5">
          <table:table-cell office:value-type="string" table:style-name="ce443">
            <text:p><text:s text:c="15"/>1.         <text:s/><text:span text:style-name="T2">建立符合</text:span>ISO<text:span text:style-name="T2">國際標準精神及執行程序的產品碳足跡生命週期盤查表。</text:span></text:p>
          </table:table-cell>
          <table:table-cell table:number-columns-repeated="16383"/>
        </table:table-row>
        <table:table-row table:style-name="ro6">
          <table:table-cell office:value-type="string" table:style-name="ce443">
            <text:p><text:s text:c="15"/>2.         <text:s/><text:span text:style-name="T2">建立統一執行的盤查表標準，以供業界參考執行，避免多種表格降低執行效率。</text:span></text:p>
          </table:table-cell>
          <table:table-cell table:number-columns-repeated="16383"/>
        </table:table-row>
        <table:table-row table:style-name="ro7">
          <table:table-cell office:value-type="string" table:style-name="ce443">
            <text:p><text:s text:c="15"/>3.         <text:s/><text:span text:style-name="T2">統一收集執行意見及建議，持續改進盤查表。</text:span></text:p>
          </table:table-cell>
          <table:table-cell table:number-columns-repeated="16383"/>
        </table:table-row>
        <table:table-row table:style-name="ro8">
          <table:table-cell office:value-type="string" table:style-name="ce442">
            <text:p><text:span text:style-name="T17">二</text:span>.<text:span text:style-name="T75">     <text:s/></text:span><text:span text:style-name="T2">填表目的</text:span></text:p>
          </table:table-cell>
          <table:table-cell table:number-columns-repeated="16383"/>
        </table:table-row>
        <table:table-row table:style-name="ro9">
          <table:table-cell office:value-type="string" table:style-name="ce444">
            <text:p>1.<text:span text:style-name="T75">         <text:s/></text:span><text:span text:style-name="T2">節能減碳已成為國際環保趨勢</text:span></text:p>
          </table:table-cell>
          <table:table-cell table:number-columns-repeated="16383"/>
        </table:table-row>
        <table:table-row table:style-name="ro10">
          <table:table-cell office:value-type="string" table:style-name="ce445">
            <text:p>2.<text:span text:style-name="T75">         <text:s/></text:span><text:span text:style-name="T2">歐盟</text:span>EuP<text:span text:style-name="T2">指令</text:span><text:span text:style-name="T76">[1]</text:span><text:span text:style-name="T2">於附錄四</text:span>(Annex IV)<text:span text:style-name="T2">中對「符合性技術文件」應準備的一項重要內容，即當實施方法</text:span>(Implementing measures)<text:span text:style-name="T2">要求時，應提供</text:span>Ecological profile(<text:span text:style-name="T2">生態特性說明</text:span>)<text:span text:style-name="T2">。</text:span></text:p>
            <text:p><text:span text:style-name="T2">此時，該產品零</text:span>/<text:span text:style-name="T2">組件之供應商須提供該零</text:span>/<text:span text:style-name="T2">組件之材料組成、製造過程之能資源耗用及污染物產出等資訊，以利產品製造商完成產品之</text:span>Eco-profile<text:span text:style-name="T2">，因此茲以本表單協助進行產品生命週期盤查工作。</text:span></text:p>
          </table:table-cell>
          <table:table-cell table:number-columns-repeated="16383"/>
        </table:table-row>
        <table:table-row table:style-name="ro11">
          <table:table-cell office:value-type="string" table:style-name="ce446">
            <text:p>3.<text:s/><text:span text:style-name="T25">此表的相關應用有：</text:span></text:p>
            <text:p><text:s text:c="4"/>a.<text:span text:style-name="T25">進行生命週期評估，鑑別重大環境考量面</text:span></text:p>
            <text:p><text:s text:c="4"/>b.<text:span text:style-name="T25">產品環境資訊揭露，如產品的環境宣告</text:span>(EPD)<text:span text:style-name="T25">、生態特性說明書</text:span>(Eco-profile)<text:span text:style-name="T25">、碳足跡</text:span>(Carbon footprint)<text:span text:style-name="T25">資訊揭露等。</text:span></text:p>
          </table:table-cell>
          <table:table-cell table:number-columns-repeated="16383"/>
        </table:table-row>
        <table:table-row table:style-name="ro12">
          <table:table-cell office:value-type="string" table:style-name="ce447">
            <text:p><text:span text:style-name="T17">三</text:span>.     <text:s/><text:span text:style-name="T17">技術根據</text:span></text:p>
          </table:table-cell>
          <table:table-cell table:number-columns-repeated="16383"/>
        </table:table-row>
        <table:table-row table:style-name="ro13">
          <table:table-cell office:value-type="string" table:style-name="ce444">
            <text:p><text:span text:style-name="T2">應用</text:span>ISO14040:2006<text:span text:style-name="T76">[2]</text:span><text:s/>&amp; ISO14044:2006<text:span text:style-name="T76">[3]</text:span>&amp;ISO14064-1<text:span text:style-name="T76">[4]</text:span><text:span text:style-name="T2">之原則與指引，建立本「產品生命週期盤查表」，以符合生命週期評估的精神，也呼應</text:span>EuP<text:span text:style-name="T2">指令中對產品設計應具備生命週期思維的精神。</text:span></text:p>
          </table:table-cell>
          <table:table-cell table:number-columns-repeated="16383"/>
        </table:table-row>
        <table:table-row table:style-name="ro14">
          <table:table-cell office:value-type="string" table:style-name="ce442">
            <text:p><text:span text:style-name="T17">四、填寫原則</text:span></text:p>
          </table:table-cell>
          <table:table-cell table:number-columns-repeated="16383"/>
        </table:table-row>
        <table:table-row table:style-name="ro15">
          <table:table-cell office:value-type="string" table:style-name="ce448">
            <text:p>1.<text:s/><text:span text:style-name="T17">本表單共分為基本資料、生產流程</text:span>_<text:span text:style-name="T17">投入產出表、溫室氣體調查、運輸、能資源使用、主要原料、輔助原料、包裝、廢氣、廢水、廢棄物、化糞池等共</text:span>11<text:span text:style-name="T17">頁表單，敬請依表單順序由左至右，由上至下填寫</text:span></text:p>
            <text:p>2.<text:s/><text:span text:style-name="T17">部份表格中提及之數據品質說明，其意指數據資料品質屬性，項下共分為</text:span>4<text:span text:style-name="T17">種：</text:span></text:p>
            <text:p><text:s/><text:span text:style-name="T34"><text:s text:c="2"/>a.<text:s/></text:span><text:span text:style-name="T25">量測值：實際量測數值，如電表、水表、領用紀錄、採購單據等紀錄之實際使用數值或有依據之分配值</text:span></text:p>
            <text:p><text:span text:style-name="T34"><text:s text:c="3"/>b.<text:s/></text:span><text:span text:style-name="T25">工程師推估值：以某合理方法進行推估之數值</text:span><text:span text:style-name="T34">(</text:span><text:span text:style-name="T25">如有紀錄之數據經數據有關人士推估</text:span><text:span text:style-name="T34">(</text:span><text:span text:style-name="T25">計算、分配</text:span><text:span text:style-name="T34">)</text:span><text:span text:style-name="T25">後之數值，然此推估無明確依據</text:span><text:span text:style-name="T34">)</text:span><text:span text:style-name="T25">。</text:span></text:p>
            <text:p><text:span text:style-name="T34"><text:s text:c="3"/>c.<text:s/></text:span><text:span text:style-name="T25">理論值</text:span><text:span text:style-name="T34">/</text:span><text:span text:style-name="T25">經驗值：根據理論推導算出的數值或現場操作經驗值。，如單位產品下腳料重量</text:span><text:span text:style-name="T34"><text:s text:c="137"/></text:span></text:p>
            <text:p><text:span text:style-name="T34"><text:s text:c="3"/>d.<text:s/></text:span><text:span text:style-name="T25">參考文獻：由其他文獻（如學術文獻、法規限制值）取得的資料或他廠盤查得到的數值。</text:span></text:p>
            <text:p>3.<text:s/><text:span text:style-name="T17">欄位右上角若有紅色標記，代表此格有填寫註釋或說明，將滑鼠游標移至該欄位上，即可顯示內容</text:span></text:p>
            <text:p>4.<text:s/><text:span text:style-name="T17">使用本表單，請勿更改表單格式</text:span>/<text:span text:style-name="T17">名稱或使用合併儲存格，以免影響後續輸入程式之判讀。</text:span></text:p>
            <text:p>5.<text:s/><text:span text:style-name="T17">表格內之數字</text:span><text:span text:style-name="T25">若需使用科學記號，請使用</text:span><text:span text:style-name="T34">excel</text:span><text:span text:style-name="T25">內建之數字格式顯示</text:span>(<text:span text:style-name="T17">儲存格格式</text:span>/<text:span text:style-name="T17">數值</text:span>/<text:span text:style-name="T17">科學記號</text:span>)<text:span text:style-name="T17">，如</text:span>0.00123<text:span text:style-name="T17">或</text:span>1.23E-03<text:span text:style-name="T17">。</text:span></text:p>
          </table:table-cell>
          <table:table-cell table:number-columns-repeated="16383"/>
        </table:table-row>
        <table:table-row table:style-name="ro16">
          <table:table-cell office:value-type="string" table:style-name="ce447">
            <text:p><text:span text:style-name="T17">五、填寫本表時可參考資料，及其應用位置</text:span></text:p>
          </table:table-cell>
          <table:table-cell table:number-columns-repeated="16383"/>
        </table:table-row>
        <table:table-row table:style-name="ro17">
          <table:table-cell office:value-type="string" table:style-name="ce449">
            <text:p>1.<text:s/><text:span text:style-name="T25">製程</text:span>/QA<text:span text:style-name="T25">流程圖或事業廢棄物清除處理計畫書，用於填寫製造流程圖</text:span></text:p>
            <text:p>2.<text:s/><text:span text:style-name="T25">製程工時記錄或標準工時，用於填寫資料期間</text:span></text:p>
            <text:p>3.<text:s/><text:span text:style-name="T25">電費單、水費單、物品購買</text:span>/<text:span text:style-name="T25">領用單據，用於填寫各項目的使用量</text:span></text:p>
            <text:p>4. BOM<text:span text:style-name="T25">表及包裝圖，用於填寫主要原料、輔助原料及包裝的物種名稱</text:span></text:p>
            <text:p>5.<text:s/><text:span text:style-name="T25">使用原物料的材質承認書或</text:span>MSDS(<text:span text:style-name="T25">物質安全資料表</text:span>)<text:span text:style-name="T25">，用於填寫主要原料、輔助原料及包裝的物種組成成分</text:span></text:p>
            <text:p>6.<text:s/><text:span text:style-name="T25">廢水及廢氣申報文件，或台灣環保署國家溫室氣體登錄平台所填寫的排放量文件，用於溫室氣體、廢氣與廢水的排放</text:span></text:p>
            <text:p>7.<text:s/><text:span text:style-name="T25">請將所用到的參考資料留存備份，並以附件檔案方式提供掃瞄或電子檔，以協助審核者能更快速審核</text:span></text:p>
          </table:table-cell>
          <table:table-cell table:number-columns-repeated="16383"/>
        </table:table-row>
        <table:table-row table:style-name="ro18">
          <table:table-cell table:style-name="ce450"/>
          <table:table-cell table:number-columns-repeated="16383"/>
        </table:table-row>
        <table:table-row table:number-rows-repeated="2" table:style-name="ro9">
          <table:table-cell table:style-name="ce450"/>
          <table:table-cell table:number-columns-repeated="16383"/>
        </table:table-row>
        <table:table-row table:style-name="ro19">
          <table:table-cell table:number-columns-repeated="16384" table:style-name="ce142"/>
        </table:table-row>
        <table:table-row table:style-name="ro2">
          <table:table-cell office:value-type="string" table:style-name="ce142">
            <text:p>[1] ECO-DESIGN REQUIREMENTS FOR ENERGY-USING PRODUCTS(DIRECTIVE 2005/32/EC)</text:p>
          </table:table-cell>
          <table:table-cell table:number-columns-repeated="16383"/>
        </table:table-row>
        <table:table-row table:style-name="ro5">
          <table:table-cell office:value-type="string" table:style-name="ce142">
            <text:p>[2] ISO 14040: 2006 Environmental management – Life cycle assessment- Principles and framework(<text:span text:style-name="T2">環境管理</text:span>-<text:span text:style-name="T2">生命週期評估</text:span>-<text:span text:style-name="T2">原則與架構</text:span>)</text:p>
          </table:table-cell>
          <table:table-cell table:number-columns-repeated="16383"/>
        </table:table-row>
        <table:table-row table:style-name="ro5">
          <table:table-cell office:value-type="string" table:style-name="ce142">
            <text:p>[3] ISO 14044: 2006 Environmental management - Life cycle assessment - Requirements and guidelines(<text:span text:style-name="T2">環境管理</text:span>-<text:span text:style-name="T2">生命週期評估</text:span>-<text:span text:style-name="T2">要求與指南</text:span>)</text:p>
          </table:table-cell>
          <table:table-cell table:number-columns-repeated="16383"/>
        </table:table-row>
        <table:table-row table:style-name="ro20">
          <table:table-cell office:value-type="string" table:style-name="ce451">
            <text:p>[4] ISO 14064-1: 2006 Greenhouse gases - Part 1: Specification with guidance at the organization level for quantification and reporting of greenhouse gas emissions and removals (<text:span text:style-name="T2">溫室氣體－第１部：組織層級溫室氣體排放與移除之量化及報告附指引之規範</text:span>)</text:p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  <table:named-expressions>
          <table:named-range table:name="Print_Area" table:cell-range-address="使用說明.$A$1:使用說明.$A$25" table:base-cell-address="使用說明.$A$1"/>
        </table:named-expressions>
      </table:table>
      <table:table table:name="基本資料" table:style-name="ta2"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2" table:number-columns-repeated="16375" table:default-cell-style-name="ce19"/>
        <table:table-row table:style-name="ro2">
          <table:table-cell table:number-columns-repeated="2"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1" table:style-name="ce19"/>
        </table:table-row>
        <table:table-row table:style-name="ro2">
          <table:table-cell table:number-columns-repeated="7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6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style-name="ce19"/>
          <table:table-cell office:value-type="string" table:number-columns-spanned="2" table:number-rows-spanned="1" table:style-name="ce483">
            <text:p>請填寫黃色欄位</text:p>
          </table:table-cell>
          <table:covered-table-cell/>
          <table:table-cell table:number-columns-repeated="16381" table:style-name="ce19"/>
        </table:table-row>
        <table:table-row table:style-name="ro2">
          <table:table-cell table:number-columns-repeated="6" table:style-name="ce19"/>
          <table:table-cell table:style-name="ce20"/>
          <table:table-cell table:number-columns-repeated="16377" table:style-name="ce19"/>
        </table:table-row>
        <table:table-row table:style-name="ro22">
          <table:table-cell table:style-name="ce21"/>
          <table:table-cell office:value-type="string" table:style-name="ce21">
            <text:p><text:span text:style-name="T28">一、工廠基本資料</text:span></text:p>
          </table:table-cell>
          <table:table-cell table:number-columns-repeated="7" table:style-name="ce21"/>
          <table:table-cell table:number-columns-repeated="16375"/>
        </table:table-row>
        <table:table-row table:style-name="ro23">
          <table:table-cell table:style-name="ce22"/>
          <table:table-cell office:value-type="string" table:style-name="ce23">
            <office:annotation draw:style-name="a0" svg:x="1.46875in" svg:y="2.03125in" svg:width="2.28125in" svg:height="1.5625in">
              <dc:creator>930528</dc:creator>
              <text:p><text:span text:style-name="T19">930528:</text:span><text:span text:style-name="T26"/></text:p>
              <text:p><text:span text:style-name="T8">本盤查表所指工廠係提供給該料號產品之製造(生產)廠</text:span></text:p>
              <text:p><text:span text:style-name="T8">若在多個廠區都有製造該料號產品，請選擇供貨量超過60%的單一廠區填寫本表，不需要填寫全部生產廠區</text:span></text:p>
            </office:annotation>
            <text:p><text:span text:style-name="T15">工廠名稱</text:span><text:span text:style-name="T27">(</text:span><text:span text:style-name="T2">廠區</text:span><text:span text:style-name="T27">)</text:span><text:span text:style-name="T2">：</text:span></text:p>
          </table:table-cell>
          <table:table-cell table:style-name="ce24"/>
          <table:table-cell office:value-type="string" table:style-name="ce25">
            <office:annotation draw:style-name="a1" svg:x="5in" svg:y="2.03125in" svg:width="2.73958333333333in" svg:height="0.916666666666667in">
              <dc:creator>528147</dc:creator>
              <text:p><text:span text:style-name="T37">可由</text:span><text:span text:style-name="T40">google/urmap</text:span><text:span text:style-name="T37">網站查詢，</text:span></text:p>
              <text:p><text:span text:style-name="T37">台灣廠商則亦可由申報事業廢棄物清除處理時的地理位置獲得</text:span></text:p>
            </office:annotation>
            <text:p>工廠位置GPS座標 ：</text:p>
          </table:table-cell>
          <table:table-cell table:style-name="ce26"/>
          <table:table-cell office:value-type="string" table:style-name="ce25">
            <office:annotation draw:style-name="a2" svg:x="7.32291666666667in" svg:y="2in" svg:width="1.04166666666667in" svg:height="0.75in">
              <dc:creator>781150</dc:creator>
              <text:p><text:span text:style-name="T9">本版本填寫/修訂完成的日期</text:span></text:p>
            </office:annotation>
            <text:p><text:s/><text:span text:style-name="T2">填表完成日期：</text:span></text:p>
          </table:table-cell>
          <table:table-cell office:value-type="string" table:number-columns-spanned="3" table:number-rows-spanned="1" table:style-name="ce698">
            <text:p>2009<text:span text:style-name="T2">年</text:span><text:s text:c="3"/><text:span text:style-name="T2">月</text:span><text:s text:c="4"/><text:span text:style-name="T2">日</text:span></text:p>
          </table:table-cell>
          <table:covered-table-cell table:number-columns-repeated="2"/>
          <table:table-cell table:number-columns-repeated="16375"/>
        </table:table-row>
        <table:table-row table:style-name="ro24">
          <table:table-cell table:style-name="ce27"/>
          <table:table-cell office:value-type="string" table:style-name="ce23">
            <text:p>工廠地址：</text:p>
          </table:table-cell>
          <table:table-cell table:style-name="ce24"/>
          <table:table-cell office:value-type="string" table:style-name="ce28">
            <office:annotation draw:style-name="a3" svg:x="7.26041666666667in" svg:y="2.03125in" svg:width="3.01041666666667in" svg:height="0.739583333333333in">
              <dc:creator>JYE</dc:creator>
              <text:p><text:span text:style-name="T39">台灣廠商可採用申報職災工時的數字計算之，但須注意此處之單位為「天」。</text:span></text:p>
            </office:annotation>
            <text:p><text:span text:style-name="T15">全年實際工作天數</text:span>,<text:s/><text:span text:style-name="T15">天：</text:span></text:p>
          </table:table-cell>
          <table:table-cell office:value-type="float" office:value="300" table:style-name="ce31">
            <text:p>300</text:p>
          </table:table-cell>
          <table:table-cell office:value-type="string" table:number-columns-spanned="4" table:number-rows-spanned="1" table:style-name="ce699">
            <text:p>&lt;--<text:s/><text:span text:style-name="T32">預設為</text:span>300<text:span text:style-name="T32">天，若不對請自行修改</text:span></text:p>
          </table:table-cell>
          <table:covered-table-cell table:number-columns-repeated="3"/>
          <table:table-cell table:number-columns-repeated="16375"/>
        </table:table-row>
        <table:table-row table:style-name="ro23">
          <table:table-cell table:style-name="ce27"/>
          <table:table-cell office:value-type="string" table:style-name="ce240">
            <office:annotation draw:style-name="a4" svg:x="1.46875in" svg:y="2.26041666666667in" svg:width="3.4375in" svg:height="1.42708333333333in">
              <dc:creator>JYE</dc:creator>
              <text:p><text:span text:style-name="T39">本欄請填寫數字。</text:span></text:p>
              <text:p><text:span text:style-name="T39">1.此處指該製造廠之所有人員工，包括辦公室職員、及長期於廠內之外包人員等。</text:span></text:p>
              <text:p><text:span text:style-name="T39">2.台灣廠商可採用申報職災工時的數字計算之，但須注意此處之單位為「人」。</text:span></text:p>
            </office:annotation>
            <text:p>工廠總人數<text:span text:style-name="T30">,<text:s/></text:span>人：</text:p>
          </table:table-cell>
          <table:table-cell table:style-name="ce239"/>
          <table:table-cell office:value-type="string" table:style-name="ce56">
            <text:p>公司網址：</text:p>
          </table:table-cell>
          <table:table-cell table:number-columns-spanned="5" table:number-rows-spanned="1" table:style-name="ce697"/>
          <table:covered-table-cell table:number-columns-repeated="4"/>
          <table:table-cell table:number-columns-repeated="16375"/>
        </table:table-row>
        <table:table-row table:style-name="ro25">
          <table:table-cell table:style-name="ce27"/>
          <table:table-cell office:value-type="string" table:style-name="ce57">
            <office:annotation draw:style-name="a5" svg:x="1.46875in" svg:y="2.69791666666667in" svg:width="2.4375in" svg:height="1.47916666666667in">
              <dc:creator>930528</dc:creator>
              <text:p><text:span text:style-name="T19">930528:</text:span><text:span text:style-name="T26"/></text:p>
              <text:p><text:span text:style-name="T8">請分兩段填寫，字數限300字以下</text:span></text:p>
              <text:p><text:span text:style-name="T8">第一段請簡介公司，主要說明目前與未來預定的服務項目</text:span></text:p>
              <text:p><text:span text:style-name="T8">第二段請填寫公司環境管理績效說明，如獲得ISO14000認證、哪些公司的綠色伙伴等</text:span><text:span text:style-name="T26"/></text:p>
              <text:p/>
            </office:annotation>
            <text:p>公司簡介</text:p>
          </table:table-cell>
          <table:table-cell table:number-columns-spanned="7" table:number-rows-spanned="1" table:style-name="ce696"/>
          <table:covered-table-cell table:number-columns-repeated="6"/>
          <table:table-cell table:number-columns-repeated="16375"/>
        </table:table-row>
        <table:table-row table:style-name="ro26">
          <table:table-cell table:style-name="ce27"/>
          <table:table-cell office:value-type="string" table:style-name="ce49">
            <text:p><text:span text:style-name="T15">填表人</text:span>/<text:span text:style-name="T15">部門：</text:span></text:p>
          </table:table-cell>
          <table:table-cell table:style-name="ce50"/>
          <table:table-cell office:value-type="string" table:style-name="ce51">
            <office:annotation draw:style-name="a6" svg:x="3.80208333333333in" svg:y="2.03125in" svg:width="1.44791666666667in" svg:height="0.0208333333333333in">
              <dc:creator>781150</dc:creator>
              <text:p><text:span text:style-name="T9">填表人的聯絡電話</text:span></text:p>
            </office:annotation>
            <text:p><text:span text:style-name="T15">電話：</text:span></text:p>
          </table:table-cell>
          <table:table-cell table:style-name="ce52"/>
          <table:table-cell office:value-type="string" table:style-name="ce51">
            <office:annotation draw:style-name="a7" svg:x="8.61458333333333in" svg:y="2.03125in" svg:width="1.26041666666667in" svg:height="0.739583333333333in">
              <dc:creator>781150</dc:creator>
              <text:p><text:span text:style-name="T9">填表人的聯絡e-mail</text:span></text:p>
            </office:annotation>
            <text:p>E-mail<text:span text:style-name="T21">：</text:span></text:p>
          </table:table-cell>
          <table:table-cell table:style-name="ce53"/>
          <table:table-cell office:value-type="string" table:style-name="ce54">
            <office:annotation draw:style-name="a8" svg:x="11.6354166666667in" svg:y="2.03125in" svg:width="1.29166666666667in" svg:height="0.0625in">
              <dc:creator>781150</dc:creator>
              <text:p><text:span text:style-name="T9">填表人的MSN或skype聯絡帳號</text:span></text:p>
            </office:annotation>
            <text:p>MSN<text:span text:style-name="T17">或</text:span>SKYPE<text:span text:style-name="T17">：</text:span></text:p>
          </table:table-cell>
          <table:table-cell table:style-name="ce50"/>
          <table:table-cell table:number-columns-repeated="16375"/>
        </table:table-row>
        <table:table-row table:style-name="ro27">
          <table:table-cell table:style-name="ce27"/>
          <table:table-cell office:value-type="string" table:style-name="ce45">
            <office:annotation draw:style-name="a9" svg:x="0.864583333333333in" svg:y="2.03125in" svg:width="1.1875in" svg:height="0.0208333333333333in">
              <dc:creator>781150</dc:creator>
              <text:p><text:span text:style-name="T9">盤查表繳交前，最後核定的主管</text:span></text:p>
            </office:annotation>
            <text:p>審核主管：</text:p>
          </table:table-cell>
          <table:table-cell table:style-name="ce46"/>
          <table:table-cell office:value-type="string" table:style-name="ce55">
            <office:annotation draw:style-name="a10" svg:x="7.26041666666667in" svg:y="3.0625in" svg:width="1.95833333333333in" svg:height="0.625in">
              <dc:creator>781150</dc:creator>
              <text:p><text:span text:style-name="T9">審核人的聯絡電話</text:span></text:p>
            </office:annotation>
            <text:p><text:span text:style-name="T15">電話：</text:span></text:p>
          </table:table-cell>
          <table:table-cell table:style-name="ce48"/>
          <table:table-cell office:value-type="string" table:style-name="ce55">
            <office:annotation draw:style-name="a11" svg:x="9.85416666666667in" svg:y="3.0625in" svg:width="1.39583333333333in" svg:height="0.625in">
              <dc:creator>781150</dc:creator>
              <text:p><text:span text:style-name="T9">審核人的聯絡e-mail</text:span></text:p>
            </office:annotation>
            <text:p>E-mail<text:span text:style-name="T21">：</text:span></text:p>
          </table:table-cell>
          <table:table-cell table:style-name="ce48"/>
          <table:table-cell office:value-type="string" table:style-name="ce47">
            <office:annotation draw:style-name="a12" svg:x="12.7708333333333in" svg:y="3.0625in" svg:width="1.29166666666667in" svg:height="0.625in">
              <dc:creator>781150</dc:creator>
              <text:p><text:span text:style-name="T9">審核人的MSN或skype聯絡帳號</text:span></text:p>
            </office:annotation>
            <text:p>MSN<text:span text:style-name="T17">或</text:span>SKYPE<text:span text:style-name="T17">：</text:span></text:p>
          </table:table-cell>
          <table:table-cell table:style-name="ce46"/>
          <table:table-cell table:number-columns-repeated="16375"/>
        </table:table-row>
        <table:table-row table:style-name="ro27">
          <table:table-cell table:style-name="ce27"/>
          <table:table-cell office:value-type="string" table:style-name="ce59">
            <text:p><text:span text:style-name="T2">貴公司是否做過</text:span>ISO 14064-1<text:span text:style-name="T2">溫室氣體盤查？</text:span></text:p>
          </table:table-cell>
          <table:table-cell table:style-name="ce60"/>
          <table:table-cell office:value-type="string" table:content-validation-name="val3" table:style-name="ce61">
            <text:p>請用下拉式選單</text:p>
          </table:table-cell>
          <table:table-cell table:number-columns-repeated="3" table:style-name="ce68"/>
          <table:table-cell table:style-name="ce69"/>
          <table:table-cell table:number-columns-repeated="16376" table:style-name="ce19"/>
        </table:table-row>
        <table:table-row table:style-name="ro27">
          <table:table-cell table:style-name="ce27"/>
          <table:table-cell office:value-type="string" table:number-columns-spanned="2" table:number-rows-spanned="1" table:style-name="ce494">
            <text:p><text:span text:style-name="T2">貴公司之</text:span>ISO 14064-1<text:span text:style-name="T2">是由哪個驗證公司查證（若無則不需填寫）？</text:span></text:p>
          </table:table-cell>
          <table:covered-table-cell/>
          <table:table-cell office:value-type="string" table:content-validation-name="val2" table:style-name="ce62">
            <text:p>請用下拉式選單</text:p>
          </table:table-cell>
          <table:table-cell table:number-columns-repeated="3" table:style-name="ce68"/>
          <table:table-cell table:style-name="ce69"/>
          <table:table-cell table:number-columns-repeated="16376" table:style-name="ce19"/>
        </table:table-row>
        <table:table-row table:style-name="ro24">
          <table:table-cell table:style-name="ce35"/>
          <table:table-cell office:value-type="string" table:number-columns-spanned="2" table:number-rows-spanned="1" table:style-name="ce695">
            <text:p><text:span text:style-name="T2">貴公司之</text:span>ISO 14064-1<text:span text:style-name="T2">溫室氣體排放量</text:span><text:s text:c="126"/><text:span text:style-name="T2">（單位使用：噸</text:span>_<text:span text:style-name="T2">二氧化碳當量</text:span><text:s/>/<text:s/><text:span text:style-name="T2">年，若無則不需填寫）？</text:span></text:p>
          </table:table-cell>
          <table:covered-table-cell/>
          <table:table-cell table:content-validation-name="val5" table:style-name="ce63">
            <office:annotation draw:style-name="a13" svg:x="7.0625in" svg:y="3.0625in" svg:width="1.40625in" svg:height="0.625in">
              <dc:creator>JYE</dc:creator>
              <text:p><text:span text:style-name="T38">本欄請填寫數字</text:span></text:p>
            </office:annotation>
          </table:table-cell>
          <table:table-cell table:style-name="ce70"/>
          <table:table-cell table:number-columns-repeated="2" table:style-name="ce19"/>
          <table:table-cell table:style-name="ce69"/>
          <table:table-cell table:number-columns-repeated="16376" table:style-name="ce19"/>
        </table:table-row>
        <table:table-row table:style-name="ro25">
          <table:table-cell table:style-name="ce35"/>
          <table:table-cell office:value-type="string" table:number-columns-spanned="2" table:number-rows-spanned="1" table:style-name="ce700">
            <text:p><text:span text:style-name="T35">查證年度</text:span><text:s/>(<text:span text:style-name="T35">例</text:span>:2007)</text:p>
          </table:table-cell>
          <table:covered-table-cell/>
          <table:table-cell table:content-validation-name="val6" table:style-name="ce64">
            <office:annotation draw:style-name="a14" svg:x="6.65625in" svg:y="3.6875in" svg:width="1.39583333333333in" svg:height="0in">
              <dc:creator>JYE</dc:creator>
              <text:p><text:span text:style-name="T38">本欄請填寫數字</text:span></text:p>
            </office:annotation>
          </table:table-cell>
          <table:table-cell table:style-name="ce71"/>
          <table:table-cell table:number-columns-repeated="3" table:style-name="ce72"/>
          <table:table-cell table:style-name="ce69"/>
          <table:table-cell table:number-columns-repeated="16375"/>
        </table:table-row>
        <table:table-row table:style-name="ro28">
          <table:table-cell table:style-name="ce35"/>
          <table:table-cell table:number-columns-repeated="16383" table:style-name="ce19"/>
        </table:table-row>
        <table:table-row table:style-name="ro22">
          <table:table-cell table:style-name="ce36"/>
          <table:table-cell office:value-type="string" table:style-name="ce37">
            <text:p><text:span text:style-name="T28">二、產品說明</text:span></text:p>
          </table:table-cell>
          <table:table-cell table:number-columns-repeated="7" table:style-name="ce37"/>
          <table:table-cell table:number-columns-repeated="16375" table:style-name="ce19"/>
        </table:table-row>
        <table:table-row table:style-name="ro26">
          <table:table-cell table:style-name="ce34"/>
          <table:table-cell office:value-type="string" table:style-name="ce39">
            <text:p>1.<text:span text:style-name="T2">產品名稱</text:span><text:s/>(<text:span text:style-name="T2">中文</text:span>)</text:p>
          </table:table-cell>
          <table:table-cell table:style-name="ce29"/>
          <table:table-cell office:value-type="string" table:style-name="ce58">
            <text:p>產品料號：</text:p>
          </table:table-cell>
          <table:table-cell table:style-name="ce29"/>
          <table:table-cell office:value-type="string" table:number-columns-spanned="1" table:number-rows-spanned="3" table:style-name="ce693">
            <text:p>產品照片</text:p>
          </table:table-cell>
          <table:table-cell office:value-type="string" table:number-columns-spanned="2" table:number-rows-spanned="3" table:style-name="ce704">
            <office:annotation draw:style-name="a15" svg:x="12.3854166666667in" svg:y="4.66666666666667in" svg:width="2.64583333333333in" svg:height="0.947916666666667in">
              <dc:creator>930528</dc:creator>
              <text:p><text:span text:style-name="T19">930528:</text:span><text:span text:style-name="T26"/></text:p>
              <text:p><text:span text:style-name="T8">請分兩段填寫，字數以不超過300字為原則第一段請描述產品特性/規格，及符合哪些環保要求（如RoHS）</text:span></text:p>
              <text:p><text:span text:style-name="T8">第二段請描述產品的功能與應用</text:span></text:p>
              <text:p/>
            </office:annotation>
            <text:p>產品特性<text:span text:style-name="T27">/</text:span>規格說明</text:p>
          </table:table-cell>
          <table:covered-table-cell/>
          <table:table-cell office:value-type="string" table:number-columns-spanned="1" table:number-rows-spanned="3" table:style-name="ce692">
            <office:annotation draw:style-name="a16" svg:x="13.9375in" svg:y="4.66666666666667in" svg:width="2.05208333333333in" svg:height="1.23958333333333in">
              <dc:creator>930528</dc:creator>
              <text:p><text:span text:style-name="T19">930528:</text:span><text:span text:style-name="T26"/></text:p>
              <text:p><text:span text:style-name="T8">請告知資料期間內操作情形是否有異常之處？若有，請於此說明何處異常，持續多久？</text:span></text:p>
              <text:p><text:span text:style-name="T8"/></text:p>
              <text:p><text:span text:style-name="T8">例如:停機,爆炸等情況發生</text:span></text:p>
            </office:annotation>
            <text:p>其他補充說明</text:p>
          </table:table-cell>
          <table:table-cell table:number-columns-repeated="16375" table:style-name="ce19"/>
        </table:table-row>
        <table:table-row table:style-name="ro7">
          <table:table-cell table:style-name="ce34"/>
          <table:table-cell office:value-type="string" table:style-name="ce39">
            <text:p><text:s text:c="20"/>(<text:span text:style-name="T2">英文</text:span>)</text:p>
          </table:table-cell>
          <table:table-cell table:style-name="ce29"/>
          <table:table-cell office:value-type="string" table:style-name="ce58">
            <office:annotation draw:style-name="a17" svg:x="3.80208333333333in" svg:y="3.79166666666667in" svg:width="2.45833333333333in" svg:height="1.23958333333333in">
              <dc:creator>930528</dc:creator>
              <text:p><text:span text:style-name="T8">請填寫客戶端的料號</text:span></text:p>
            </office:annotation>
            <text:p>客戶料號：</text:p>
          </table:table-cell>
          <table:table-cell table:style-name="ce29"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9">
          <table:table-cell table:style-name="ce34"/>
          <table:table-cell office:value-type="string" table:number-columns-spanned="2" table:number-rows-spanned="1" table:style-name="ce499">
            <text:p>2.<text:span text:style-name="T2">資料數據蒐集期間：</text:span>2009<text:span text:style-name="T2">年</text:span>xx<text:span text:style-name="T2">月</text:span>- 2009<text:span text:style-name="T2">年</text:span>xx<text:span text:style-name="T2">月</text:span></text:p>
          </table:table-cell>
          <table:covered-table-cell/>
          <table:table-cell office:value-type="string" table:number-columns-spanned="2" table:number-rows-spanned="1" table:style-name="ce703">
            <text:p>共計：<text:span text:style-name="T27">x</text:span>年<text:span text:style-name="T27">xx</text:span>月又<text:span text:style-name="T27">xx</text:span>工作日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29">
          <table:table-cell table:style-name="ce34"/>
          <table:table-cell office:value-type="string" table:number-columns-spanned="2" table:number-rows-spanned="1" table:style-name="ce467">
            <office:annotation draw:style-name="a18" svg:x="4.54166666666667in" svg:y="5.90625in" svg:width="1.71875in" svg:height="1.09375in">
              <dc:creator>781150</dc:creator>
              <text:p><text:span text:style-name="T60">通用計量單位</text:span><text:span text:style-name="T59">：就是該產品常被用來計量的單位</text:span></text:p>
              <text:p><text:span text:style-name="T60">功能單位</text:span><text:span text:style-name="T59">：相同功能的兩個產品，可以用來比較(環境衝擊)的「單位」</text:span></text:p>
            </office:annotation>
            <text:p>3.<text:span text:style-name="T17">本產品之</text:span><text:span text:style-name="T61">通用計量單位</text:span><text:s/><text:span text:style-name="T17">或</text:span><text:s/><text:span text:style-name="T61">功能單位</text:span><text:span text:style-name="T56"><text:s/></text:span>(<text:span text:style-name="T17">公斤、</text:span>m<text:span text:style-name="T17">、</text:span>m2<text:span text:style-name="T17">、片、個、公升、</text:span>....)</text:p>
          </table:table-cell>
          <table:covered-table-cell/>
          <table:table-cell table:content-validation-name="val4" table:style-name="ce301"/>
          <table:table-cell table:style-name="ce40"/>
          <table:table-cell table:number-columns-spanned="1" table:number-rows-spanned="8" table:style-name="ce694"/>
          <table:table-cell table:number-columns-spanned="2" table:number-rows-spanned="8" table:style-name="ce702"/>
          <table:covered-table-cell/>
          <table:table-cell table:number-columns-spanned="1" table:number-rows-spanned="8" table:style-name="ce694"/>
          <table:table-cell table:number-columns-repeated="16375" table:style-name="ce19"/>
        </table:table-row>
        <table:table-row table:style-name="ro30">
          <table:table-cell table:style-name="ce34"/>
          <table:table-cell office:value-type="string" table:number-columns-spanned="2" table:number-rows-spanned="1" table:style-name="ce467">
            <office:annotation draw:style-name="a19" svg:x="1.46875in" svg:y="5.90625in" svg:width="2.02083333333333in" svg:height="0in">
              <dc:creator>781150</dc:creator>
              <text:p><text:span text:style-name="T8">本欄填寫數字，</text:span></text:p>
              <text:p><text:span text:style-name="T8">請依上述的「</text:span><text:span text:style-name="T41">通用計量單位</text:span><text:span text:style-name="T8">」或「</text:span><text:span text:style-name="T41">功能單位</text:span><text:span text:style-name="T8">」填寫產量</text:span></text:p>
            </office:annotation>
            <text:p>4.<text:span text:style-name="T2">本項產品在資料數據蒐集期間內總產量</text:span></text:p>
            <text:p><text:span text:style-name="T16">（指該廠該產品的總產量，不管客戶是誰）</text:span></text:p>
          </table:table-cell>
          <table:covered-table-cell/>
          <table:table-cell table:style-name="ce301"/>
          <table:table-cell table:style-name="ce185"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2">
          <table:table-cell table:style-name="ce34"/>
          <table:table-cell office:value-type="string" table:number-columns-spanned="2" table:number-rows-spanned="1" table:style-name="ce467">
            <text:p>5.<text:span text:style-name="T6">資料數據蒐集期間，該產品出貨「</text:span><text:span text:style-name="T22">重量」</text:span><text:span text:style-name="T6">，不含包裝（公斤</text:span><text:span text:style-name="T3">/</text:span><text:span text:style-name="T6">期間）</text:span></text:p>
          </table:table-cell>
          <table:covered-table-cell/>
          <table:table-cell table:style-name="ce301"/>
          <table:table-cell table:style-name="ce185"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24">
          <table:table-cell table:style-name="ce34"/>
          <table:table-cell office:value-type="string" table:number-columns-spanned="1" table:number-rows-spanned="3" table:style-name="ce465">
            <text:p>6.<text:span text:style-name="T25">單件產品</text:span></text:p>
          </table:table-cell>
          <table:table-cell office:value-type="string" table:style-name="ce33">
            <text:p>(1)<text:span text:style-name="T2">本盤查對象之</text:span><text:span text:style-name="T2">單件產品重量，不含包裝</text:span><text:s/>(<text:span text:style-name="T2">公斤</text:span>)</text:p>
          </table:table-cell>
          <table:table-cell table:style-name="ce301"/>
          <table:table-cell office:value-type="string" table:style-name="ce430">
            <text:p>請告知數據提供者姓名、隸屬部門與電話分機</text:p>
          </table:table-cell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29">
          <table:table-cell table:style-name="ce34"/>
          <table:covered-table-cell/>
          <table:table-cell office:value-type="string" table:style-name="ce33">
            <text:p>(2)<text:span text:style-name="T2">分攤到單件產品的</text:span><text:span text:style-name="T2">包裝重量（公斤）</text:span></text:p>
          </table:table-cell>
          <table:table-cell office:value-type="float" office:value="0" table:formula="of:=SUM(['6_投入_包裝'.I11:.I28])" table:style-name="ce302">
            <text:p>0</text:p>
          </table:table-cell>
          <table:table-cell table:style-name="ce300"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4">
          <table:table-cell table:style-name="ce34"/>
          <table:covered-table-cell/>
          <table:table-cell office:value-type="string" table:style-name="ce33">
            <text:p>(3)<text:span text:style-name="T2">產品</text:span><text:span text:style-name="T2">＋</text:span><text:span text:style-name="T2">包裝</text:span><text:s text:c="2"/><text:span text:style-name="T2">重量（公斤）</text:span></text:p>
          </table:table-cell>
          <table:table-cell office:value-type="float" office:value="0" table:formula="of:=[.D25]+[.D26]" table:style-name="ce302">
            <text:p>0</text:p>
          </table:table-cell>
          <table:table-cell table:style-name="ce40"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31">
          <table:table-cell table:style-name="ce34"/>
          <table:table-cell office:value-type="string" table:number-columns-spanned="2" table:number-rows-spanned="1" table:style-name="ce460">
            <text:p>8.<text:span text:style-name="T2">資料數據蒐集期間「本產品總產量」佔「全廠所有產品總產量」的比例</text:span>(%)</text:p>
          </table:table-cell>
          <table:covered-table-cell/>
          <table:table-cell table:style-name="ce303"/>
          <table:table-cell office:value-type="string" table:style-name="ce430">
            <text:p>請在此處列出計算式與計算式文字說明</text:p>
          </table:table-cell>
          <table:covered-table-cell/>
          <table:covered-table-cell/>
          <table:covered-table-cell/>
          <table:covered-table-cell/>
          <table:table-cell table:number-columns-repeated="5" table:style-name="ce19"/>
          <table:table-cell table:number-columns-repeated="16370" table:style-name="ce42"/>
        </table:table-row>
        <table:table-row table:style-name="ro20">
          <table:table-cell table:style-name="ce34"/>
          <table:table-cell office:value-type="string" table:number-columns-spanned="2" table:number-rows-spanned="1" table:style-name="ce460">
            <text:p>8-1.<text:span text:style-name="T2">上述</text:span><text:span text:style-name="T2">比例之計算依據</text:span><text:s/>(<text:span text:style-name="T2">個數、面積、長度、重量、體積、工時</text:span>...<text:span text:style-name="T2">等</text:span>)<text:span text:style-name="T2">：</text:span></text:p>
          </table:table-cell>
          <table:covered-table-cell/>
          <table:table-cell office:value-type="string" table:content-validation-name="val1" table:style-name="ce30">
            <text:p>請用下拉式選單</text:p>
          </table:table-cell>
          <table:table-cell table:style-name="ce41"/>
          <table:covered-table-cell/>
          <table:covered-table-cell/>
          <table:covered-table-cell/>
          <table:covered-table-cell/>
          <table:table-cell table:number-columns-repeated="16375" table:style-name="ce19"/>
        </table:table-row>
        <table:table-row table:style-name="ro20">
          <table:table-cell table:style-name="ce431"/>
          <table:table-cell table:style-name="ce432"/>
          <table:table-cell table:style-name="ce433"/>
          <table:table-cell table:content-validation-name="val1" table:style-name="ce434"/>
          <table:table-cell table:style-name="ce166"/>
          <table:table-cell table:style-name="ce435"/>
          <table:table-cell table:number-columns-repeated="3" table:style-name="ce436"/>
          <table:table-cell table:number-columns-repeated="16375" table:style-name="ce19"/>
        </table:table-row>
        <table:table-row table:style-name="ro22">
          <table:table-cell table:style-name="ce21"/>
          <table:table-cell office:value-type="string" table:style-name="ce21">
            <text:p><text:span text:style-name="T28">三、簡短技術描述</text:span></text:p>
          </table:table-cell>
          <table:table-cell table:style-name="ce37"/>
          <table:table-cell table:number-columns-repeated="2" table:style-name="ce43"/>
          <table:table-cell table:number-columns-repeated="2" table:style-name="ce37"/>
          <table:table-cell table:style-name="ce38"/>
          <table:table-cell table:number-columns-repeated="16376" table:style-name="ce19"/>
        </table:table-row>
        <table:table-row table:style-name="ro32">
          <table:table-cell table:style-name="ce44"/>
          <table:table-cell office:value-type="string" table:number-columns-spanned="2" table:number-rows-spanned="1" table:style-name="ce701">
            <text:p>請簡要說明製程技術特性，流程請列在生產流程_投入產出表內。</text:p>
            <text:p>(例如：wafer 有 .13μ <text:s/>及 <text:s/>.18μ 製程，其投入與產出是有差異，因此必須有相關說明以供分辨)</text:p>
          </table:table-cell>
          <table:covered-table-cell/>
          <table:table-cell table:number-columns-spanned="4" table:number-rows-spanned="1" table:style-name="ce500"/>
          <table:covered-table-cell table:number-columns-repeated="3"/>
          <table:table-cell table:style-name="ce32"/>
          <table:table-cell table:number-columns-repeated="16376" table:style-name="ce19"/>
        </table:table-row>
        <table:table-row table:number-rows-repeated="1048544" table:style-name="ro2">
          <table:table-cell table:number-columns-repeated="16384"/>
        </table:table-row>
        <table:named-expressions>
          <table:named-range table:name="Print_Area" table:cell-range-address="基本資料.$A$4:基本資料.$I$32" table:base-cell-address="基本資料.$A$1"/>
        </table:named-expressions>
      </table:table>
      <table:table table:name="0_生產流程_投入產出表" table:style-name="ta3">
        <table:table-column table:style-name="co12" table:default-cell-style-name="ce2"/>
        <table:table-column table:style-name="co13" table:default-cell-style-name="ce329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6" table:default-cell-style-name="ce2"/>
        <table:table-column table:style-name="co18" table:default-cell-style-name="ce2"/>
        <table:table-column table:style-name="co19" table:default-cell-style-name="ce2"/>
        <table:table-column table:style-name="co17" table:number-columns-repeated="16369" table:default-cell-style-name="ce2"/>
        <table:table-row table:style-name="ro2">
          <table:table-cell table:number-columns-repeated="2"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1" table:style-name="ce19"/>
        </table:table-row>
        <table:table-row table:style-name="ro2">
          <table:table-cell table:number-columns-repeated="7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6" table:style-name="ce19"/>
        </table:table-row>
        <table:table-row table:style-name="ro5">
          <table:table-cell table:number-columns-repeated="16384"/>
        </table:table-row>
        <table:table-row table:style-name="ro33">
          <table:table-cell office:value-type="string" table:number-columns-spanned="3" table:number-rows-spanned="1" table:style-name="ce506">
            <text:p>＊黃底/藍字區優先填寫＊</text:p>
          </table:table-cell>
          <table:covered-table-cell table:number-columns-repeated="2"/>
          <table:table-cell table:number-columns-repeated="2" table:style-name="ce320"/>
          <table:table-cell office:value-type="string" table:number-columns-spanned="2" table:number-rows-spanned="1" table:style-name="ce551">
            <text:p>生產流程_投入產出表</text:p>
          </table:table-cell>
          <table:covered-table-cell/>
          <table:table-cell table:style-name="ce1"/>
          <table:table-cell table:number-columns-repeated="16376" table:style-name="ce2"/>
        </table:table-row>
        <table:table-row table:style-name="ro34">
          <table:table-cell table:style-name="ce319"/>
          <table:table-cell table:style-name="ce330"/>
          <table:table-cell table:number-columns-repeated="3" table:style-name="ce320"/>
          <table:table-cell table:style-name="ce321"/>
          <table:table-cell table:number-columns-repeated="2" table:style-name="ce322"/>
          <table:table-cell table:number-columns-repeated="16376" table:style-name="ce323"/>
        </table:table-row>
        <table:table-row table:style-name="ro5">
          <table:table-cell office:value-type="string" table:style-name="ce65">
            <text:p>權責部門名稱<text:span text:style-name="T23">/</text:span>代號﹕</text:p>
          </table:table-cell>
          <table:table-cell table:style-name="ce331"/>
          <table:table-cell table:number-columns-repeated="2" table:style-name="ce66"/>
          <table:table-cell table:number-columns-repeated="5" table:style-name="ce2"/>
          <table:table-cell office:value-type="string" table:style-name="ce3">
            <text:p>版次：</text:p>
          </table:table-cell>
          <table:table-cell office:value-type="string" table:style-name="ce4">
            <text:p>　<text:span text:style-name="T3"><text:s/></text:span>版<text:span text:style-name="T3"><text:s text:c="5"/></text:span>次</text:p>
          </table:table-cell>
          <table:table-cell table:number-columns-repeated="2" table:style-name="ce2"/>
          <table:table-cell office:value-type="string" table:style-name="ce65">
            <text:p>日期﹕<text:span text:style-name="T23"><text:s text:c="3"/></text:span>年<text:span text:style-name="T23"><text:s text:c="4"/></text:span>月<text:span text:style-name="T23"><text:s text:c="4"/></text:span>日</text:p>
          </table:table-cell>
          <table:table-cell table:style-name="ce67"/>
          <table:table-cell table:number-columns-repeated="16369"/>
        </table:table-row>
        <table:table-row table:style-name="ro25">
          <table:table-cell office:value-type="string" table:style-name="ce5">
            <text:p>ISIC名稱：</text:p>
          </table:table-cell>
          <table:table-cell table:number-columns-spanned="4" table:number-rows-spanned="1" table:style-name="ce553"/>
          <table:covered-table-cell table:number-columns-repeated="3"/>
          <table:table-cell office:value-type="string" table:style-name="ce5">
            <text:p>ISIC編號：</text:p>
          </table:table-cell>
          <table:table-cell table:number-columns-spanned="2" table:number-rows-spanned="1" table:style-name="ce553"/>
          <table:covered-table-cell/>
          <table:table-cell table:style-name="ce2"/>
          <table:table-cell office:value-type="string" table:style-name="ce3">
            <text:p>編號：</text:p>
          </table:table-cell>
          <table:table-cell table:number-columns-repeated="3" table:style-name="ce2"/>
          <table:table-cell office:value-type="string" table:style-name="ce6">
            <text:p>頁次：</text:p>
          </table:table-cell>
          <table:table-cell table:number-columns-repeated="16370" table:style-name="ce2"/>
        </table:table-row>
        <table:table-row table:style-name="ro35">
          <table:table-cell office:value-type="string" table:number-columns-spanned="4" table:number-rows-spanned="1" table:style-name="ce725">
            <text:p>投入端</text:p>
          </table:table-cell>
          <table:covered-table-cell table:number-columns-repeated="3"/>
          <table:table-cell office:value-type="string" table:number-columns-spanned="2" table:number-rows-spanned="3" table:style-name="ce708">
            <office:annotation draw:style-name="a20" svg:x="6.67708333333333in" svg:y="2.30208333333333in" svg:width="2.25in" svg:height="1.86458333333333in">
              <dc:creator>930528</dc:creator>
              <text:p><text:span text:style-name="T19">930528:</text:span><text:span text:style-name="T26"/></text:p>
              <text:p><text:span text:style-name="T8">請根據製程流程圖 與 生產技術說明填寫，請儘量詳細</text:span></text:p>
              <text:p><text:span text:style-name="T8"/></text:p>
              <text:p><text:span text:style-name="T8">台灣廠商還可參考「廢棄物清理計畫書」中的製程流程圖</text:span></text:p>
              <text:p><text:span text:style-name="T8"/></text:p>
              <text:p><text:span text:style-name="T8">若有詳細製程圖說資料，請附上電子檔。</text:span></text:p>
            </office:annotation>
            <text:p>步驟/要項<text:span text:style-name="T24">-生產流程示意圖</text:span></text:p>
          </table:table-cell>
          <table:covered-table-cell/>
          <table:table-cell office:value-type="string" table:number-columns-spanned="9" table:number-rows-spanned="1" table:style-name="ce717">
            <text:p>產出端</text:p>
          </table:table-cell>
          <table:covered-table-cell table:number-columns-repeated="8"/>
          <table:table-cell table:number-columns-repeated="16369"/>
        </table:table-row>
        <table:table-row table:style-name="ro36">
          <table:table-cell office:value-type="string" table:number-columns-spanned="1" table:number-rows-spanned="2" table:style-name="ce718">
            <text:p>上游部門</text:p>
            <text:p>或<text:span text:style-name="T22">供應商</text:span></text:p>
          </table:table-cell>
          <table:table-cell office:value-type="string" table:style-name="ce299">
            <text:p>主要原料<text:s/></text:p>
          </table:table-cell>
          <table:table-cell office:value-type="string" table:style-name="ce299">
            <text:p>輔助原料</text:p>
          </table:table-cell>
          <table:table-cell office:value-type="string" table:number-columns-spanned="1" table:number-rows-spanned="2" table:style-name="ce719">
            <office:annotation draw:style-name="a21" svg:x="2.64583333333333in" svg:y="1.71875in" svg:width="3.26041666666667in" svg:height="1.27083333333333in">
              <dc:creator>781150</dc:creator>
              <text:p><text:span text:style-name="T9">1.請儘量寫出每一步驟的「投入能源種類」及「投入數量」</text:span><text:span text:style-name="T10">(以「投入能源種類」為優先)</text:span><text:span text:style-name="T9"/></text:p>
              <text:p><text:span text:style-name="T8"/></text:p>
              <text:p><text:span text:style-name="T8">2.</text:span><text:span text:style-name="T70">極有可能</text:span><text:span text:style-name="T8">無法針對單一步驟寫出投入數量</text:span><text:span text:style-name="T10">，此時可以寫出本盤查對象「整個生產流程的能源消耗</text:span><text:span text:style-name="T18">總量</text:span><text:span text:style-name="T10">」</text:span><text:span text:style-name="T9">。</text:span></text:p>
            </office:annotation>
            <text:p><text:s/><text:span text:style-name="T18">能源</text:span><text:span text:style-name="T2"/></text:p>
            <text:p><text:span text:style-name="T2">／數量</text:span>(<text:span text:style-name="T2">單位</text:span>)</text:p>
          </table:table-cell>
          <table:covered-table-cell/>
          <table:covered-table-cell/>
          <table:table-cell office:value-type="string" table:number-columns-spanned="1" table:number-rows-spanned="2" table:style-name="ce720">
            <text:p>產品／數量</text:p>
            <text:p><text:s/>(kg／資料期間)</text:p>
          </table:table-cell>
          <table:table-cell office:value-type="string" table:number-columns-spanned="6" table:number-rows-spanned="1" table:style-name="ce519">
            <text:p>非<text:span text:style-name="T23">(</text:span>副<text:span text:style-name="T23">)</text:span>產品／數量<text:span text:style-name="T23">(kg/</text:span>資料期間<text:span text:style-name="T23">)</text:span></text:p>
          </table:table-cell>
          <table:covered-table-cell table:number-columns-repeated="5"/>
          <table:table-cell office:value-type="string" table:number-columns-spanned="1" table:number-rows-spanned="2" table:style-name="ce721">
            <text:p>處理方式/EMS清理方式代碼</text:p>
          </table:table-cell>
          <table:table-cell office:value-type="string" table:number-columns-spanned="1" table:number-rows-spanned="2" table:style-name="ce723">
            <text:p>下游部門或<text:span text:style-name="T22">清理商</text:span></text:p>
          </table:table-cell>
          <table:table-cell table:number-columns-repeated="16369" table:style-name="ce7"/>
        </table:table-row>
        <table:table-row table:style-name="ro37">
          <table:covered-table-cell/>
          <table:table-cell office:value-type="string" table:number-columns-spanned="2" table:number-rows-spanned="1" table:style-name="ce726">
            <text:p>數量<text:span text:style-name="T23"><text:s/>(kg</text:span>／資料期間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05">
            <text:p>廢氣</text:p>
          </table:table-cell>
          <table:table-cell office:value-type="string" table:style-name="ce304">
            <text:p>廢水</text:p>
          </table:table-cell>
          <table:table-cell office:value-type="string" table:style-name="ce305">
            <text:p>廢棄物</text:p>
          </table:table-cell>
          <table:table-cell office:value-type="string" table:style-name="ce305">
            <text:p>毒性物</text:p>
          </table:table-cell>
          <table:table-cell office:value-type="string" table:style-name="ce305">
            <text:p>能源</text:p>
          </table:table-cell>
          <table:table-cell office:value-type="string" table:style-name="ce305">
            <text:p>其他</text:p>
          </table:table-cell>
          <table:covered-table-cell/>
          <table:covered-table-cell/>
          <table:table-cell table:number-columns-repeated="16369"/>
        </table:table-row>
        <table:table-row table:style-name="ro6">
          <table:table-cell office:value-type="string" table:number-columns-spanned="1" table:number-rows-spanned="2" table:style-name="ce714">
            <text:p>填寫案例</text:p>
          </table:table-cell>
          <table:table-cell office:value-type="string" table:style-name="ce333">
            <text:p>PC塑膠</text:p>
          </table:table-cell>
          <table:table-cell office:value-type="string" table:style-name="ce312">
            <text:p>脫模劑</text:p>
          </table:table-cell>
          <table:table-cell office:value-type="string" table:style-name="ce324">
            <text:p>電力（度）</text:p>
          </table:table-cell>
          <table:table-cell table:style-name="ce314"/>
          <table:table-cell office:value-type="string" table:number-columns-spanned="1" table:number-rows-spanned="2" table:style-name="ce716">
            <text:p>射出成形</text:p>
          </table:table-cell>
          <table:table-cell office:value-type="string" table:style-name="ce324">
            <text:p>塑膠殼</text:p>
          </table:table-cell>
          <table:table-cell table:style-name="ce317"/>
          <table:table-cell table:style-name="ce318"/>
          <table:table-cell office:value-type="string" table:style-name="ce336">
            <text:p>料頭</text:p>
          </table:table-cell>
          <table:table-cell table:number-columns-repeated="3" table:style-name="ce317"/>
          <table:table-cell table:style-name="ce334"/>
          <table:table-cell table:style-name="ce335"/>
          <table:table-cell table:number-columns-repeated="16369"/>
        </table:table-row>
        <table:table-row table:style-name="ro25">
          <table:covered-table-cell/>
          <table:table-cell office:value-type="float" office:value="10" table:style-name="ce332">
            <text:p>10</text:p>
          </table:table-cell>
          <table:table-cell office:value-type="float" office:value="0.05" table:style-name="ce313">
            <text:p>0.05</text:p>
          </table:table-cell>
          <table:table-cell office:value-type="float" office:value="10500" table:style-name="ce316">
            <text:p>10500</text:p>
          </table:table-cell>
          <table:table-cell table:style-name="ce315"/>
          <table:covered-table-cell/>
          <table:table-cell office:value-type="float" office:value="9" table:style-name="ce307">
            <text:p>9</text:p>
          </table:table-cell>
          <table:table-cell table:style-name="ce308"/>
          <table:table-cell table:style-name="ce309"/>
          <table:table-cell office:value-type="float" office:value="1" table:style-name="ce337">
            <text:p>1</text:p>
          </table:table-cell>
          <table:table-cell table:number-columns-repeated="3" table:style-name="ce308"/>
          <table:table-cell table:style-name="ce310"/>
          <table:table-cell table:style-name="ce311"/>
          <table:table-cell table:number-columns-repeated="16369"/>
        </table:table-row>
        <table:table-row table:style-name="ro28">
          <table:table-cell table:number-columns-spanned="1" table:number-rows-spanned="2" table:style-name="ce727"/>
          <table:table-cell table:style-name="ce325"/>
          <table:table-cell table:style-name="ce363"/>
          <table:table-cell table:style-name="ce364"/>
          <table:table-cell office:value-type="float" office:value="1" table:number-columns-spanned="1" table:number-rows-spanned="2" table:style-name="ce706">
            <text:p>1</text:p>
          </table:table-cell>
          <table:table-cell table:number-columns-spanned="1" table:number-rows-spanned="2" table:style-name="ce715"/>
          <table:table-cell table:style-name="ce8"/>
          <table:table-cell table:style-name="ce9"/>
          <table:table-cell table:style-name="ce306"/>
          <table:table-cell table:number-columns-repeated="4" table:style-name="ce10"/>
          <table:table-cell table:number-columns-spanned="1" table:number-rows-spanned="2" table:style-name="ce722"/>
          <table:table-cell table:number-columns-spanned="1" table:number-rows-spanned="2" table:style-name="ce724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2" table:number-columns-spanned="1" table:number-rows-spanned="2" table:style-name="ce707">
            <text:p>2</text:p>
          </table:table-cell>
          <table:table-cell table:number-columns-spanned="1" table:number-rows-spanned="2" table:style-name="ce521"/>
          <table:table-cell table:style-name="ce13"/>
          <table:table-cell table:style-name="ce14"/>
          <table:table-cell table:number-columns-repeated="5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3" table:number-columns-spanned="1" table:number-rows-spanned="2" table:style-name="ce707">
            <text:p>3</text:p>
          </table:table-cell>
          <table:table-cell table:number-columns-spanned="1" table:number-rows-spanned="2" table:style-name="ce521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4" table:number-columns-spanned="1" table:number-rows-spanned="2" table:style-name="ce707">
            <text:p>4</text:p>
          </table:table-cell>
          <table:table-cell table:number-columns-spanned="1" table:number-rows-spanned="2" table:style-name="ce521"/>
          <table:table-cell table:style-name="ce13"/>
          <table:table-cell table:number-columns-repeated="6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60"/>
          <table:table-cell table:style-name="ce365"/>
          <table:table-cell office:value-type="float" office:value="5" table:number-columns-spanned="1" table:number-rows-spanned="2" table:style-name="ce707">
            <text:p>5</text:p>
          </table:table-cell>
          <table:table-cell table:number-columns-spanned="1" table:number-rows-spanned="2" table:style-name="ce521"/>
          <table:table-cell table:style-name="ce13"/>
          <table:table-cell table:style-name="ce15"/>
          <table:table-cell table:style-name="ce14"/>
          <table:table-cell table:number-columns-repeated="4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6" table:number-columns-spanned="1" table:number-rows-spanned="2" table:style-name="ce707">
            <text:p>6</text:p>
          </table:table-cell>
          <table:table-cell table:number-columns-spanned="1" table:number-rows-spanned="2" table:style-name="ce521"/>
          <table:table-cell table:style-name="ce13"/>
          <table:table-cell table:style-name="ce14"/>
          <table:table-cell table:number-columns-repeated="5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2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7" table:number-columns-spanned="1" table:number-rows-spanned="2" table:style-name="ce707">
            <text:p>7</text:p>
          </table:table-cell>
          <table:table-cell table:number-columns-spanned="1" table:number-rows-spanned="2" table:style-name="ce521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style-name="ce12"/>
          <table:table-cell table:style-name="ce14"/>
          <table:table-cell table:number-columns-repeated="4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8" table:number-columns-spanned="1" table:number-rows-spanned="2" table:style-name="ce707">
            <text:p>8</text:p>
          </table:table-cell>
          <table:table-cell table:number-columns-spanned="1" table:number-rows-spanned="2" table:style-name="ce521"/>
          <table:table-cell table:style-name="ce13"/>
          <table:table-cell table:style-name="ce14"/>
          <table:table-cell table:number-columns-repeated="5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9" table:number-columns-spanned="1" table:number-rows-spanned="2" table:style-name="ce707">
            <text:p>9</text:p>
          </table:table-cell>
          <table:table-cell table:number-columns-spanned="1" table:number-rows-spanned="2" table:style-name="ce521"/>
          <table:table-cell table:style-name="ce13"/>
          <table:table-cell table:style-name="ce14"/>
          <table:table-cell table:number-columns-repeated="5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60"/>
          <table:table-cell table:style-name="ce365"/>
          <table:table-cell office:value-type="float" office:value="10" table:number-columns-spanned="1" table:number-rows-spanned="2" table:style-name="ce707">
            <text:p>10</text:p>
          </table:table-cell>
          <table:table-cell table:number-columns-spanned="1" table:number-rows-spanned="2" table:style-name="ce521"/>
          <table:table-cell table:style-name="ce13"/>
          <table:table-cell table:style-name="ce2"/>
          <table:table-cell table:number-columns-repeated="3" table:style-name="ce14"/>
          <table:table-cell table:number-columns-repeated="2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number-columns-repeated="7" table:style-name="ce12"/>
          <table:covered-table-cell/>
          <table:covered-table-cell/>
          <table:table-cell table:number-columns-repeated="16369"/>
        </table:table-row>
        <table:table-row table:style-name="ro28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11" table:number-columns-spanned="1" table:number-rows-spanned="2" table:style-name="ce707">
            <text:p>11</text:p>
          </table:table-cell>
          <table:table-cell table:number-columns-spanned="1" table:number-rows-spanned="2" table:style-name="ce521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38">
          <table:covered-table-cell/>
          <table:table-cell table:style-name="ce328"/>
          <table:table-cell table:style-name="ce361"/>
          <table:table-cell table:style-name="ce8"/>
          <table:covered-table-cell/>
          <table:covered-table-cell/>
          <table:table-cell table:style-name="ce16"/>
          <table:table-cell table:number-columns-repeated="6" table:style-name="ce17"/>
          <table:covered-table-cell/>
          <table:covered-table-cell/>
          <table:table-cell table:number-columns-repeated="16369"/>
        </table:table-row>
        <table:table-row table:style-name="ro5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12" table:number-columns-spanned="1" table:number-rows-spanned="2" table:style-name="ce707">
            <text:p>12</text:p>
          </table:table-cell>
          <table:table-cell table:number-columns-spanned="1" table:number-rows-spanned="2" table:style-name="ce521"/>
          <table:table-cell table:style-name="ce13"/>
          <table:table-cell table:number-columns-repeated="2" table:style-name="ce15"/>
          <table:table-cell table:style-name="ce14"/>
          <table:table-cell table:number-columns-repeated="3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5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5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13" table:number-columns-spanned="1" table:number-rows-spanned="2" table:style-name="ce707">
            <text:p>13</text:p>
          </table:table-cell>
          <table:table-cell table:number-columns-spanned="1" table:number-rows-spanned="2" table:style-name="ce521"/>
          <table:table-cell table:style-name="ce13"/>
          <table:table-cell table:number-columns-repeated="6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5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5">
          <table:table-cell table:number-columns-spanned="1" table:number-rows-spanned="2" table:style-name="ce712"/>
          <table:table-cell table:style-name="ce327"/>
          <table:table-cell table:style-name="ce359"/>
          <table:table-cell table:style-name="ce8"/>
          <table:table-cell office:value-type="float" office:value="14" table:number-columns-spanned="1" table:number-rows-spanned="2" table:style-name="ce707">
            <text:p>14</text:p>
          </table:table-cell>
          <table:table-cell table:number-columns-spanned="1" table:number-rows-spanned="2" table:style-name="ce521"/>
          <table:table-cell table:style-name="ce13"/>
          <table:table-cell table:number-columns-repeated="6" table:style-name="ce15"/>
          <table:table-cell table:number-columns-spanned="1" table:number-rows-spanned="2" table:style-name="ce713"/>
          <table:table-cell table:number-columns-spanned="1" table:number-rows-spanned="2" table:style-name="ce705"/>
          <table:table-cell table:number-columns-repeated="16369"/>
        </table:table-row>
        <table:table-row table:style-name="ro5">
          <table:covered-table-cell/>
          <table:table-cell table:style-name="ce326"/>
          <table:table-cell table:style-name="ce358"/>
          <table:table-cell table:style-name="ce8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5">
          <table:table-cell table:number-columns-spanned="1" table:number-rows-spanned="2" table:style-name="ce709"/>
          <table:table-cell table:style-name="ce327"/>
          <table:table-cell table:style-name="ce359"/>
          <table:table-cell table:style-name="ce8"/>
          <table:table-cell office:value-type="float" office:value="15" table:number-columns-spanned="1" table:number-rows-spanned="2" table:style-name="ce707">
            <text:p>15</text:p>
          </table:table-cell>
          <table:table-cell table:number-columns-spanned="1" table:number-rows-spanned="2" table:style-name="ce521"/>
          <table:table-cell table:style-name="ce13"/>
          <table:table-cell table:number-columns-repeated="6" table:style-name="ce15"/>
          <table:table-cell table:number-columns-spanned="1" table:number-rows-spanned="2" table:style-name="ce710"/>
          <table:table-cell table:number-columns-spanned="1" table:number-rows-spanned="2" table:style-name="ce711"/>
          <table:table-cell table:number-columns-repeated="16369"/>
        </table:table-row>
        <table:table-row table:style-name="ro25">
          <table:covered-table-cell/>
          <table:table-cell table:style-name="ce326"/>
          <table:table-cell table:style-name="ce11"/>
          <table:table-cell table:style-name="ce362"/>
          <table:covered-table-cell/>
          <table:covered-table-cell/>
          <table:table-cell table:style-name="ce11"/>
          <table:table-cell table:number-columns-repeated="6" table:style-name="ce12"/>
          <table:covered-table-cell/>
          <table:covered-table-cell/>
          <table:table-cell table:number-columns-repeated="16369"/>
        </table:table-row>
        <table:table-row table:style-name="ro5">
          <table:table-cell office:value-type="string" table:style-name="ce6">
            <text:p>本表保留期限﹕<text:span text:style-name="T3"><text:s text:c="3"/></text:span>年</text:p>
          </table:table-cell>
          <table:table-cell table:style-name="ce329"/>
          <table:table-cell table:number-columns-repeated="7" table:style-name="ce2"/>
          <table:table-cell table:style-name="ce6"/>
          <table:table-cell office:value-type="string" table:style-name="ce6">
            <text:p>權責主管：</text:p>
          </table:table-cell>
          <table:table-cell office:value-type="float" office:value="0" table:formula="of:=[基本資料.C12]" table:number-columns-spanned="2" table:number-rows-spanned="1" table:style-name="ce510">
            <text:p>0</text:p>
          </table:table-cell>
          <table:covered-table-cell/>
          <table:table-cell office:value-type="string" table:style-name="ce6">
            <text:p>填表人﹕</text:p>
          </table:table-cell>
          <table:table-cell office:value-type="float" office:value="0" table:formula="of:=[基本資料.C11]" table:style-name="ce18">
            <text:p>0</text:p>
          </table:table-cell>
          <table:table-cell table:number-columns-repeated="16369"/>
        </table:table-row>
        <table:table-row table:number-rows-repeated="1048533" table:style-name="ro5">
          <table:table-cell table:number-columns-repeated="16384"/>
        </table:table-row>
      </table:table>
      <table:table table:name="1_溫室氣體盤查總表" table:style-name="ta4">
        <table:table-column table:style-name="co20" table:default-cell-style-name="ce354"/>
        <table:table-column table:style-name="co21" table:default-cell-style-name="ce354"/>
        <table:table-column table:style-name="co22" table:default-cell-style-name="ce354"/>
        <table:table-column table:style-name="co23" table:default-cell-style-name="ce357"/>
        <table:table-column table:style-name="co24" table:default-cell-style-name="ce403"/>
        <table:table-column table:style-name="co25" table:default-cell-style-name="ce354"/>
        <table:table-column table:style-name="co26" table:default-cell-style-name="ce354"/>
        <table:table-column table:style-name="co27" table:default-cell-style-name="ce354"/>
        <table:table-column table:style-name="co2" table:number-columns-repeated="16376" table:default-cell-style-name="ce354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05">
            <text:p>請填寫黃色欄位</text:p>
          </table:table-cell>
          <table:table-cell table:style-name="ce390"/>
          <table:table-cell table:style-name="ce374"/>
          <table:table-cell table:style-name="ce375"/>
          <table:table-cell table:style-name="ce401"/>
          <table:table-cell table:number-columns-repeated="9" table:style-name="ce373"/>
          <table:table-cell table:number-columns-repeated="16370"/>
        </table:table-row>
        <table:table-row table:style-name="ro12">
          <table:table-cell table:style-name="ce391"/>
          <table:table-cell table:style-name="ce392"/>
          <table:table-cell table:style-name="ce374"/>
          <table:table-cell table:style-name="ce375"/>
          <table:table-cell table:style-name="ce376"/>
          <table:table-cell table:number-columns-repeated="9" table:style-name="ce373"/>
          <table:table-cell table:number-columns-repeated="16370"/>
        </table:table-row>
        <table:table-row table:style-name="ro25">
          <table:table-cell office:value-type="string" table:style-name="ce381">
            <text:p><text:span text:style-name="T20">盤查單位：</text:span></text:p>
          </table:table-cell>
          <table:table-cell table:style-name="ce393"/>
          <table:table-cell table:style-name="ce383"/>
          <table:table-cell table:style-name="ce384"/>
          <table:table-cell table:style-name="ce402"/>
          <table:table-cell table:number-columns-repeated="9" table:style-name="ce373"/>
          <table:table-cell table:number-columns-repeated="16370"/>
        </table:table-row>
        <table:table-row table:style-name="ro25">
          <table:table-cell office:value-type="string" table:style-name="ce382">
            <text:p><text:span text:style-name="T20">營運邊界：</text:span></text:p>
          </table:table-cell>
          <table:table-cell office:value-type="string" table:style-name="ce394">
            <text:p>□Scope 1<text:span text:style-name="T2"><text:s text:c="2"/></text:span><text:span text:style-name="T2">□ Scope 2</text:span><text:span text:style-name="T2"><text:s text:c="2"/></text:span><text:span text:style-name="T2">□Scope 3</text:span></text:p>
          </table:table-cell>
          <table:table-cell table:style-name="ce383"/>
          <table:table-cell table:style-name="ce385"/>
          <table:table-cell table:style-name="ce402"/>
          <table:table-cell table:number-columns-repeated="9" table:style-name="ce373"/>
          <table:table-cell table:number-columns-repeated="16370"/>
        </table:table-row>
        <table:table-row table:style-name="ro39">
          <table:table-cell table:style-name="ce377"/>
          <table:table-cell table:style-name="ce378"/>
          <table:table-cell table:style-name="ce379"/>
          <table:table-cell table:style-name="ce380"/>
          <table:table-cell table:style-name="ce402"/>
          <table:table-cell table:number-columns-repeated="16379" table:style-name="ce373"/>
        </table:table-row>
        <table:table-row table:style-name="ro40">
          <table:table-cell office:value-type="string" table:style-name="ce386">
            <text:p>類別</text:p>
          </table:table-cell>
          <table:table-cell office:value-type="string" table:style-name="ce386">
            <text:p>排放源</text:p>
          </table:table-cell>
          <table:table-cell office:value-type="string" table:style-name="ce386">
            <text:p>對應活動/<text:span text:style-name="T55">設施</text:span></text:p>
          </table:table-cell>
          <table:table-cell office:value-type="string" table:style-name="ce387">
            <office:annotation draw:style-name="a22" svg:x="10.5729166666667in" svg:y="2.57291666666667in" svg:width="2.40625in" svg:height="0.958333333333333in">
              <dc:creator>Vespa Chu</dc:creator>
              <text:p><text:span text:style-name="T19">Vespa Chu:</text:span><text:span text:style-name="T26"/></text:p>
              <text:p><text:span text:style-name="T8">1.Scope 1(直接溫室氣體排放)</text:span></text:p>
              <text:p><text:span text:style-name="T8">2.Scope 2(能源間接溫室氣體排放)</text:span></text:p>
              <text:p><text:span text:style-name="T8">3.Scope 3(其他間接溫室氣體排放)</text:span></text:p>
            </office:annotation>
            <text:p>範疇別</text:p>
          </table:table-cell>
          <table:table-cell office:value-type="string" table:style-name="ce399">
            <text:p>與盤查產品的相關性</text:p>
          </table:table-cell>
          <table:table-cell office:value-type="string" table:style-name="ce389">
            <text:p>分配比例(%)</text:p>
          </table:table-cell>
          <table:table-cell office:value-type="string" table:style-name="ce388">
            <text:p>相關比例說明(量化/演算)</text:p>
          </table:table-cell>
          <table:table-cell table:number-columns-repeated="16377" table:style-name="ce400"/>
        </table:table-row>
        <table:table-row table:style-name="ro5">
          <table:table-cell table:number-columns-spanned="7" table:number-rows-spanned="1" table:style-name="ce728"/>
          <table:covered-table-cell table:number-columns-repeated="6"/>
          <table:table-cell table:number-columns-repeated="16377" table:style-name="ce356"/>
        </table:table-row>
        <table:table-row table:style-name="ro28">
          <table:table-cell office:value-type="string" table:number-columns-spanned="1" table:number-rows-spanned="3" table:style-name="ce564">
            <office:annotation draw:style-name="a23" svg:x="4.07291666666667in" svg:y="2.88541666666667in" svg:width="1.0625in" svg:height="1.10416666666667in">
              <dc:creator>781150</dc:creator>
              <text:p><text:span text:style-name="T9">能源類別</text:span></text:p>
            </office:annotation>
            <text:p><text:span text:style-name="T20">化石燃料產生的的溫室氣體排放</text:span></text:p>
            <text:p><text:span text:style-name="T23">(</text:span><text:span text:style-name="T18">請謄寫至工作表</text:span><text:span text:style-name="T23"><text:s/>3.</text:span><text:span text:style-name="T18">投入</text:span><text:span text:style-name="T23">_</text:span><text:span text:style-name="T18">能資源使用</text:span><text:span text:style-name="T23"><text:s/></text:span><text:span text:style-name="T18">：</text:span><text:span text:style-name="T23">1.</text:span><text:span text:style-name="T18">能源</text:span><text:span text:style-name="T23">(scope1))</text:span></text:p>
          </table:table-cell>
          <table:table-cell table:number-columns-repeated="2" table:style-name="ce395"/>
          <table:table-cell office:value-type="float" office:value="1" table:style-name="ce372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 table:style-name="ce354"/>
        </table:table-row>
        <table:table-row table:number-rows-repeated="2" table:style-name="ro5">
          <table:covered-table-cell/>
          <table:table-cell table:number-columns-repeated="2" table:style-name="ce396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 table:style-name="ce354"/>
        </table:table-row>
        <table:table-row table:style-name="ro5">
          <table:table-cell office:value-type="string" table:number-columns-spanned="1" table:number-rows-spanned="2" table:style-name="ce564">
            <office:annotation draw:style-name="a24" svg:x="1.02083333333333in" svg:y="3.51041666666667in" svg:width="1.07291666666667in" svg:height="1.10416666666667in">
              <dc:creator>781150</dc:creator>
              <text:p><text:span text:style-name="T9">空氣污染排放類別</text:span></text:p>
            </office:annotation>
            <text:p><text:span text:style-name="T20">生物、物理或化學等產生溫室氣體排放之製程</text:span><text:span text:style-name="T10"/></text:p>
            <text:p><text:span text:style-name="T23">(</text:span><text:span text:style-name="T18">結果請騰寫至工作表</text:span><text:span text:style-name="T23"><text:s/>7.</text:span><text:span text:style-name="T18">產出</text:span><text:span text:style-name="T23">_</text:span><text:span text:style-name="T18">廢氣</text:span><text:span text:style-name="T23">)</text:span></text:p>
          </table:table-cell>
          <table:table-cell table:number-columns-repeated="2" table:style-name="ce397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 table:style-name="ce354"/>
        </table:table-row>
        <table:table-row table:style-name="ro5">
          <table:covered-table-cell/>
          <table:table-cell table:number-columns-repeated="2" table:style-name="ce396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 table:style-name="ce354"/>
        </table:table-row>
        <table:table-row table:style-name="ro5">
          <table:table-cell office:value-type="string" table:number-columns-spanned="1" table:number-rows-spanned="4" table:style-name="ce564">
            <office:annotation draw:style-name="a25" svg:x="1.02083333333333in" svg:y="3.96875in" svg:width="1.07291666666667in" svg:height="1.10416666666667in">
              <dc:creator>781150</dc:creator>
              <text:p><text:span text:style-name="T9">運輸類別</text:span></text:p>
            </office:annotation>
            <text:p><text:span text:style-name="T20">擁有控制權下的原料、產品、廢棄物與員工交通等運輸</text:span><text:span text:style-name="T10"/></text:p>
            <text:p><text:span text:style-name="T23">(</text:span><text:span text:style-name="T18">結果請騰寫至工作表</text:span><text:span text:style-name="T23"><text:s/>2.</text:span><text:span text:style-name="T18">運輸</text:span><text:span text:style-name="T23">)</text:span></text:p>
          </table:table-cell>
          <table:table-cell table:number-columns-repeated="2" table:style-name="ce398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 table:style-name="ce354"/>
        </table:table-row>
        <table:table-row table:number-rows-repeated="3" table:style-name="ro5">
          <table:covered-table-cell/>
          <table:table-cell table:number-columns-repeated="2" table:style-name="ce398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5">
          <table:table-cell office:value-type="string" table:number-columns-spanned="1" table:number-rows-spanned="5" table:style-name="ce564">
            <office:annotation draw:style-name="a26" svg:x="1.02083333333333in" svg:y="4.88541666666667in" svg:width="1.07291666666667in" svg:height="1.10416666666667in">
              <dc:creator>781150</dc:creator>
              <text:p><text:span text:style-name="T9">附表1所列出的氣體</text:span></text:p>
            </office:annotation>
            <text:p><text:span text:style-name="T10">逸散性</text:span><text:span text:style-name="T20">溫室氣體排放源</text:span></text:p>
            <text:p><text:span text:style-name="T23">(</text:span><text:span text:style-name="T18">結果請騰寫至</text:span><text:span text:style-name="T23"><text:s/>5.</text:span><text:span text:style-name="T18">投入</text:span><text:span text:style-name="T23">_</text:span><text:span text:style-name="T18">輔助原料：</text:span><text:span text:style-name="T23">(4)<text:s/></text:span><text:span text:style-name="T18">特定溫室氣體</text:span><text:span text:style-name="T23">)</text:span></text:p>
          </table:table-cell>
          <table:table-cell table:number-columns-repeated="2" table:style-name="ce398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number-rows-repeated="4" table:style-name="ro5">
          <table:covered-table-cell/>
          <table:table-cell table:number-columns-repeated="2" table:style-name="ce398"/>
          <table:table-cell office:value-type="float" office:value="1" table:style-name="ce355">
            <text:p>1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5">
          <table:table-cell table:number-columns-spanned="7" table:number-rows-spanned="1" table:style-name="ce731"/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1" table:number-rows-spanned="3" table:style-name="ce564">
            <office:annotation draw:style-name="a27" svg:x="1.02083333333333in" svg:y="6.26041666666667in" svg:width="1.07291666666667in" svg:height="2.25in">
              <dc:creator>781150</dc:creator>
              <text:p><text:span text:style-name="T9">能源類別</text:span></text:p>
            </office:annotation>
            <text:p><text:span text:style-name="T20">來自於</text:span><text:span text:style-name="T10">外購</text:span><text:span text:style-name="T20">的電力、熱、蒸汽或其他化石燃料衍生能源產生之溫室氣體排放</text:span></text:p>
            <text:p><text:span text:style-name="T23">(</text:span><text:span text:style-name="T18">結果請騰寫至工作表</text:span><text:span text:style-name="T23"><text:s/>3.</text:span><text:span text:style-name="T18">投入</text:span><text:span text:style-name="T23">_</text:span><text:span text:style-name="T18">能資源使用</text:span><text:span text:style-name="T23"><text:s/></text:span><text:span text:style-name="T18">：</text:span><text:span text:style-name="T23">1.</text:span><text:span text:style-name="T18">能源</text:span><text:span text:style-name="T23">(scope2))</text:span></text:p>
          </table:table-cell>
          <table:table-cell table:number-columns-repeated="2" table:style-name="ce398"/>
          <table:table-cell office:value-type="float" office:value="2" table:style-name="ce355">
            <text:p>2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number-rows-repeated="2" table:style-name="ro5">
          <table:covered-table-cell/>
          <table:table-cell table:number-columns-repeated="2" table:style-name="ce396"/>
          <table:table-cell office:value-type="float" office:value="2" table:style-name="ce355">
            <text:p>2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5">
          <table:table-cell table:number-columns-spanned="7" table:number-rows-spanned="1" table:style-name="ce729"/>
          <table:covered-table-cell table:number-columns-repeated="6"/>
          <table:table-cell table:number-columns-repeated="16377"/>
        </table:table-row>
        <table:table-row table:style-name="ro5">
          <table:table-cell office:value-type="string" table:style-name="ce370">
            <text:p>員工商務旅行<text:span text:style-name="T69"><text:s text:c="2"/>(結果請騰寫至工作表 2.運輸)</text:span></text:p>
          </table:table-cell>
          <table:table-cell table:number-columns-repeated="2" table:style-name="ce396"/>
          <table:table-cell office:value-type="float" office:value="3" table:style-name="ce355">
            <text:p>3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41">
          <table:table-cell office:value-type="string" table:style-name="ce404">
            <text:p>經由第三者團體<text:span text:style-name="T72">產品、原料或廢棄物之運輸</text:span></text:p>
            <text:p><text:span text:style-name="T69">(產品運輸：請騰寫至於工作表2.運輸)</text:span></text:p>
            <text:p><text:span text:style-name="T69">(廢棄物運輸：請騰寫至 工作表工作表2.運輸及 9.產出_廢棄物)</text:span></text:p>
            <text:p><text:span text:style-name="T69">(原料運輸由供應商負責)</text:span></text:p>
          </table:table-cell>
          <table:table-cell table:number-columns-repeated="2" table:style-name="ce396"/>
          <table:table-cell office:value-type="float" office:value="3" table:style-name="ce355">
            <text:p>3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28">
          <table:table-cell office:value-type="string" table:number-columns-spanned="1" table:number-rows-spanned="5" table:style-name="ce730">
            <text:p>其他(由相關供應商負責)：<text:span text:style-name="T3"/></text:p>
            <text:p><text:span text:style-name="T20">溫室氣體的其他間接排放（如：外援活動、外包製造與授權經銷商</text:span>；<text:span text:style-name="T20">當溫室氣體排放點發生在設施邊界之外的排放源或設施，其排放來自設施所產出之廢棄物</text:span>；<text:span text:style-name="T20">設施產生的產品與服務的使用與生命終期階段的排放</text:span>；<text:span text:style-name="T20">包含於非能源原物料的排放）</text:span></text:p>
          </table:table-cell>
          <table:table-cell table:number-columns-repeated="2" table:style-name="ce396"/>
          <table:table-cell office:value-type="float" office:value="3" table:style-name="ce355">
            <text:p>3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number-rows-repeated="3" table:style-name="ro5">
          <table:covered-table-cell/>
          <table:table-cell table:number-columns-repeated="2" table:style-name="ce396"/>
          <table:table-cell office:value-type="float" office:value="3" table:style-name="ce355">
            <text:p>3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24">
          <table:covered-table-cell/>
          <table:table-cell table:number-columns-repeated="2" table:style-name="ce396"/>
          <table:table-cell office:value-type="float" office:value="3" table:style-name="ce355">
            <text:p>3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5">
          <table:table-cell office:value-type="string" table:style-name="ce371">
            <text:p>員工通勤往來工作場所(暫不考慮)</text:p>
          </table:table-cell>
          <table:table-cell table:number-columns-repeated="2" table:style-name="ce396"/>
          <table:table-cell office:value-type="float" office:value="3" table:style-name="ce355">
            <text:p>3</text:p>
          </table:table-cell>
          <table:table-cell table:content-validation-name="val7" table:style-name="ce406"/>
          <table:table-cell table:number-columns-repeated="2" table:style-name="ce407"/>
          <table:table-cell table:number-columns-repeated="16377"/>
        </table:table-row>
        <table:table-row table:style-name="ro5">
          <table:table-cell table:number-columns-spanned="1" table:number-rows-spanned="2" table:style-name="ce561"/>
          <table:table-cell table:number-columns-repeated="2" table:style-name="ce354"/>
          <table:table-cell table:style-name="ce357"/>
          <table:table-cell table:style-name="ce403"/>
          <table:table-cell table:number-columns-repeated="16379" table:style-name="ce354"/>
        </table:table-row>
        <table:table-row table:style-name="ro5">
          <table:covered-table-cell/>
          <table:table-cell table:number-columns-repeated="2" table:style-name="ce354"/>
          <table:table-cell table:style-name="ce357"/>
          <table:table-cell table:style-name="ce403"/>
          <table:table-cell table:number-columns-repeated="16379" table:style-name="ce354"/>
        </table:table-row>
        <table:table-row table:number-rows-repeated="1048537" table:style-name="ro5">
          <table:table-cell table:number-columns-repeated="16384"/>
        </table:table-row>
        <table:named-expressions>
          <table:named-range table:name="Print_Area" table:cell-range-address="1_溫室氣體盤查總表.$A$4:1_溫室氣體盤查總表.$E$36" table:base-cell-address="1_溫室氣體盤查總表.$A$1"/>
        </table:named-expressions>
      </table:table>
      <table:table table:name="2_運輸" table:style-name="ta5">
        <table:table-column table:style-name="co28" table:default-cell-style-name="ce74"/>
        <table:table-column table:style-name="co29" table:default-cell-style-name="ce74"/>
        <table:table-column table:style-name="co30" table:default-cell-style-name="ce74"/>
        <table:table-column table:style-name="co31" table:default-cell-style-name="ce74"/>
        <table:table-column table:style-name="co32" table:default-cell-style-name="ce74"/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5" table:number-columns-repeated="16375" table:default-cell-style-name="ce74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36">
          <table:table-cell table:number-columns-repeated="16384"/>
        </table:table-row>
        <table:table-row table:style-name="ro36">
          <table:table-cell office:value-type="string" table:style-name="ce405">
            <text:p>請填寫黃色欄位</text:p>
          </table:table-cell>
          <table:table-cell table:style-name="ce73"/>
          <table:table-cell table:number-columns-repeated="16382" table:style-name="ce74"/>
        </table:table-row>
        <table:table-row table:style-name="ro42">
          <table:table-cell table:style-name="ce75"/>
          <table:table-cell office:value-type="string" table:number-columns-spanned="5" table:number-rows-spanned="1" table:style-name="ce732">
            <text:p>1.運送距離請使用衛星導航或電子地圖軟體進行估算。</text:p>
            <text:p>2.運輸型式請填寫陸運、海運或空運。</text:p>
            <text:p>3.距離計算網頁:</text:p>
            <text:p><text:s text:c="4"/>航空版：http://www.world-airport-codes.com/</text:p>
            <text:p><text:s text:c="4"/>海運版：http://www.searates.cn/reference/portdistance/</text:p>
          </table:table-cell>
          <table:covered-table-cell table:number-columns-repeated="4"/>
          <table:table-cell table:style-name="ce75"/>
          <table:table-cell table:style-name="ce76"/>
          <table:table-cell table:number-columns-repeated="16376" table:style-name="ce75"/>
        </table:table-row>
        <table:table-row table:style-name="ro28">
          <table:table-cell table:style-name="ce75"/>
          <table:table-cell table:number-columns-repeated="3" table:style-name="ce437"/>
          <table:table-cell table:style-name="ce438"/>
          <table:table-cell table:style-name="ce439"/>
          <table:table-cell table:style-name="ce75"/>
          <table:table-cell table:style-name="ce76"/>
          <table:table-cell table:number-columns-repeated="16376" table:style-name="ce75"/>
        </table:table-row>
        <table:table-row table:style-name="ro43">
          <table:table-cell table:style-name="ce410"/>
          <table:table-cell office:value-type="string" table:number-columns-spanned="5" table:number-rows-spanned="1" table:style-name="ce733">
            <text:p>資料數據蒐集期間內，公司擁有控制權下的原料、產品、廢棄物與員工交通等運輸<text:span text:style-name="T74">(Scope 1)</text:span></text:p>
          </table:table-cell>
          <table:covered-table-cell table:number-columns-repeated="4"/>
          <table:table-cell table:number-columns-repeated="3" table:style-name="ce340"/>
          <table:table-cell table:number-columns-repeated="16375"/>
        </table:table-row>
        <table:table-row table:style-name="ro36">
          <table:table-cell table:style-name="ce74"/>
          <table:table-cell office:value-type="string" table:number-columns-spanned="5" table:number-rows-spanned="2" table:style-name="ce734">
            <text:p>包括：<text:span text:style-name="T3"/></text:p>
            <text:p><text:span text:style-name="T71">1.</text:span><text:span text:style-name="T61">原物料或產品在廠區內或廠區間，使用公司所擁有能源（汽柴油或電力）的輸送</text:span><text:span text:style-name="T71"/></text:p>
            <text:p><text:span text:style-name="T71">2.</text:span><text:span text:style-name="T61">員工使用「公司擁有交通機具」的活動</text:span></text:p>
          </table:table-cell>
          <table:covered-table-cell table:number-columns-repeated="4"/>
          <table:table-cell table:number-columns-repeated="16378" table:style-name="ce74"/>
        </table:table-row>
        <table:table-row table:style-name="ro13">
          <table:table-cell table:style-name="ce74"/>
          <table:covered-table-cell/>
          <table:covered-table-cell table:number-columns-repeated="4"/>
          <table:table-cell table:number-columns-repeated="16378" table:style-name="ce74"/>
        </table:table-row>
        <table:table-row table:style-name="ro36">
          <table:table-cell table:style-name="ce341"/>
          <table:table-cell office:value-type="string" office:string-value="2.資料數據蒐集期間：2009年xx月- 2009年xx月" table:formula="of:=[基本資料.B21]" table:style-name="ce343">
            <text:p>2.資料數據蒐集期間：2009年xx月- 2009年xx月</text:p>
          </table:table-cell>
          <table:table-cell table:number-columns-repeated="4" table:style-name="ce344"/>
          <table:table-cell office:value-type="string" table:number-columns-spanned="3" table:number-rows-spanned="1" table:style-name="ce572">
            <text:p>所盤查產品的「分配」情形說明</text:p>
          </table:table-cell>
          <table:covered-table-cell table:number-columns-repeated="2"/>
          <table:table-cell table:number-columns-repeated="16375" table:style-name="ce342"/>
        </table:table-row>
        <table:table-row table:style-name="ro44">
          <table:table-cell table:style-name="ce74"/>
          <table:table-cell office:value-type="string" table:style-name="ce338">
            <text:p>流水編號</text:p>
          </table:table-cell>
          <table:table-cell office:value-type="string" table:style-name="ce77">
            <office:annotation draw:style-name="a28" svg:x="3.85416666666667in" svg:y="4.625in" svg:width="2.22916666666667in" svg:height="0.614583333333333in">
              <dc:creator>YCCHEN</dc:creator>
              <text:p><text:span text:style-name="T8">請挑選陸運、海（河）運或空運</text:span></text:p>
            </office:annotation>
            <text:p>運輸方式</text:p>
          </table:table-cell>
          <table:table-cell office:value-type="string" table:style-name="ce339">
            <office:annotation draw:style-name="a29" svg:x="5.03125in" svg:y="4.625in" svg:width="2.35416666666667in" svg:height="0.614583333333333in">
              <dc:creator>minfei</dc:creator>
              <text:p><text:span text:style-name="T8">如汽油、柴油、煤、電力等。</text:span></text:p>
            </office:annotation>
            <text:p>使用燃料種類</text:p>
          </table:table-cell>
          <table:table-cell office:value-type="string" table:style-name="ce339">
            <text:p>燃料用量</text:p>
          </table:table-cell>
          <table:table-cell office:value-type="string" table:style-name="ce413">
            <text:p>燃料用量單位</text:p>
          </table:table-cell>
          <table:table-cell office:value-type="string" table:style-name="ce414">
            <text:p>與本產品相關性</text:p>
          </table:table-cell>
          <table:table-cell office:value-type="string" table:style-name="ce414">
            <text:p>分配比例(%)</text:p>
          </table:table-cell>
          <table:table-cell office:value-type="string" table:style-name="ce414">
            <text:p>相關比例說明(量化/演算)</text:p>
          </table:table-cell>
          <table:table-cell table:number-columns-repeated="16375"/>
        </table:table-row>
        <table:table-row table:number-rows-repeated="4" table:style-name="ro36">
          <table:table-cell table:style-name="ce74"/>
          <table:table-cell table:number-columns-repeated="4" table:style-name="ce411"/>
          <table:table-cell table:style-name="ce412"/>
          <table:table-cell table:content-validation-name="val8" table:style-name="ce406"/>
          <table:table-cell table:number-columns-repeated="2" table:style-name="ce407"/>
          <table:table-cell table:number-columns-repeated="16375"/>
        </table:table-row>
        <table:table-row table:style-name="ro38">
          <table:table-cell table:style-name="ce74"/>
          <table:table-cell table:number-columns-repeated="5" table:style-name="ce368"/>
          <table:table-cell table:style-name="ce408"/>
          <table:table-cell table:number-columns-repeated="2" table:style-name="ce409"/>
          <table:table-cell table:number-columns-repeated="16375"/>
        </table:table-row>
        <table:table-row table:style-name="ro36">
          <table:table-cell table:style-name="ce74"/>
          <table:table-cell office:value-type="string" table:number-columns-spanned="6" table:number-rows-spanned="1" table:style-name="ce570">
            <text:p>產品或廢棄物委外運輸<text:span text:style-name="T74"><text:s/>(Scope 3)</text:span></text:p>
          </table:table-cell>
          <table:covered-table-cell table:number-columns-repeated="5"/>
          <table:table-cell table:number-columns-repeated="2" table:style-name="ce409"/>
          <table:table-cell table:number-columns-repeated="16375" table:style-name="ce74"/>
        </table:table-row>
        <table:table-row table:style-name="ro36">
          <table:table-cell table:style-name="ce74"/>
          <table:table-cell office:value-type="string" table:style-name="ce428">
            <text:p>運輸種類</text:p>
          </table:table-cell>
          <table:table-cell office:value-type="string" table:style-name="ce425">
            <office:annotation draw:style-name="a30" svg:x="2.90625in" svg:y="8.13541666666667in" svg:width="2.625in" svg:height="1.15625in">
              <dc:creator>YCCHEN</dc:creator>
              <text:p><text:span text:style-name="T8">運輸過程若有轉換不同交通工具時，一種交通工具為一路程，請分開編號並說明</text:span></text:p>
            </office:annotation>
            <text:p>路程編號</text:p>
          </table:table-cell>
          <table:table-cell office:value-type="string" table:style-name="ce426">
            <office:annotation draw:style-name="a31" svg:x="5.73958333333333in" svg:y="8.53125in" svg:width="2.22916666666667in" svg:height="0.760416666666667in">
              <dc:creator>YCCHEN</dc:creator>
              <text:p><text:span text:style-name="T8">請挑選陸運、海（河）運或空運</text:span></text:p>
            </office:annotation>
            <text:p>運輸方式</text:p>
          </table:table-cell>
          <table:table-cell office:value-type="string" table:style-name="ce427">
            <text:p>運輸起點</text:p>
          </table:table-cell>
          <table:table-cell office:value-type="string" table:style-name="ce427">
            <text:p>運輸終點</text:p>
          </table:table-cell>
          <table:table-cell office:value-type="string" table:style-name="ce427">
            <text:p>運送距離距離(KM)</text:p>
          </table:table-cell>
          <table:table-cell table:style-name="ce408"/>
          <table:table-cell table:number-columns-repeated="2" table:style-name="ce409"/>
          <table:table-cell table:number-columns-repeated="16374"/>
        </table:table-row>
        <table:table-row table:style-name="ro36">
          <table:table-cell table:style-name="ce74"/>
          <table:table-cell table:content-validation-name="val11" table:style-name="ce411"/>
          <table:table-cell table:style-name="ce411"/>
          <table:table-cell table:content-validation-name="val9" table:style-name="ce411"/>
          <table:table-cell table:number-columns-repeated="2" table:style-name="ce419"/>
          <table:table-cell table:content-validation-name="val10" table:style-name="ce419"/>
          <table:table-cell table:style-name="ce408"/>
          <table:table-cell table:number-columns-repeated="2" table:style-name="ce409"/>
          <table:table-cell table:number-columns-repeated="16374"/>
        </table:table-row>
        <table:table-row table:number-rows-repeated="4" table:style-name="ro36">
          <table:table-cell table:style-name="ce74"/>
          <table:table-cell table:content-validation-name="val11" table:style-name="ce411"/>
          <table:table-cell table:style-name="ce411"/>
          <table:table-cell table:content-validation-name="val9" table:style-name="ce411"/>
          <table:table-cell table:number-columns-repeated="2" table:style-name="ce419"/>
          <table:table-cell table:content-validation-name="val10" table:style-name="ce420"/>
          <table:table-cell table:style-name="ce408"/>
          <table:table-cell table:number-columns-repeated="2" table:style-name="ce409"/>
          <table:table-cell table:number-columns-repeated="16374"/>
        </table:table-row>
        <table:table-row table:style-name="ro6">
          <table:table-cell table:style-name="ce74"/>
          <table:table-cell table:style-name="ce416"/>
          <table:table-cell table:content-validation-name="val9" table:style-name="ce416"/>
          <table:table-cell table:number-columns-repeated="2" table:style-name="ce417"/>
          <table:table-cell table:content-validation-name="val10" table:style-name="ce418"/>
          <table:table-cell table:number-columns-repeated="16378" table:style-name="ce74"/>
        </table:table-row>
        <table:table-row table:style-name="ro36">
          <table:table-cell table:style-name="ce410"/>
          <table:table-cell office:value-type="string" table:number-columns-spanned="5" table:number-rows-spanned="1" table:style-name="ce735">
            <text:p>員工商務旅行<text:span text:style-name="T74"><text:s/>(Scope 3)</text:span></text:p>
          </table:table-cell>
          <table:covered-table-cell table:number-columns-repeated="4"/>
          <table:table-cell office:value-type="string" table:number-columns-spanned="3" table:number-rows-spanned="1" table:style-name="ce572">
            <text:p>所盤查產品的「分配」情形說明</text:p>
          </table:table-cell>
          <table:covered-table-cell table:number-columns-repeated="2"/>
          <table:table-cell table:number-columns-repeated="16375" table:style-name="ce74"/>
        </table:table-row>
        <table:table-row table:style-name="ro45">
          <table:table-cell table:style-name="ce368"/>
          <table:table-cell office:value-type="string" table:style-name="ce338">
            <text:p>流水編號</text:p>
          </table:table-cell>
          <table:table-cell office:value-type="string" table:style-name="ce366">
            <text:p>方式</text:p>
          </table:table-cell>
          <table:table-cell office:value-type="string" table:style-name="ce338">
            <text:p>人次</text:p>
          </table:table-cell>
          <table:table-cell office:value-type="string" table:style-name="ce367">
            <text:p>一次距離(公里)</text:p>
          </table:table-cell>
          <table:table-cell office:value-type="string" table:style-name="ce421">
            <text:p>總距離(公里)</text:p>
          </table:table-cell>
          <table:table-cell office:value-type="string" table:style-name="ce422">
            <text:p>與本產品生產相關性</text:p>
          </table:table-cell>
          <table:table-cell office:value-type="string" table:style-name="ce414">
            <text:p>分配比例(%)</text:p>
          </table:table-cell>
          <table:table-cell office:value-type="string" table:style-name="ce414">
            <text:p>相關比例說明(量化/演算)</text:p>
          </table:table-cell>
          <table:table-cell table:number-columns-repeated="16375" table:style-name="ce74"/>
        </table:table-row>
        <table:table-row table:style-name="ro36">
          <table:table-cell table:style-name="ce369"/>
          <table:table-cell table:style-name="ce423"/>
          <table:table-cell office:value-type="string" table:style-name="ce366">
            <text:p>鐵路</text:p>
          </table:table-cell>
          <table:table-cell table:style-name="ce411"/>
          <table:table-cell table:style-name="ce423"/>
          <table:table-cell table:style-name="ce424"/>
          <table:table-cell table:content-validation-name="val8" table:style-name="ce406"/>
          <table:table-cell table:number-columns-repeated="2" table:style-name="ce407"/>
          <table:table-cell table:number-columns-repeated="16375" table:style-name="ce74"/>
        </table:table-row>
        <table:table-row table:style-name="ro36">
          <table:table-cell table:style-name="ce369"/>
          <table:table-cell table:style-name="ce423"/>
          <table:table-cell office:value-type="string" table:style-name="ce366">
            <text:p>高鐵</text:p>
          </table:table-cell>
          <table:table-cell table:style-name="ce411"/>
          <table:table-cell table:style-name="ce423"/>
          <table:table-cell table:style-name="ce424"/>
          <table:table-cell table:content-validation-name="val8" table:style-name="ce406"/>
          <table:table-cell table:number-columns-repeated="2" table:style-name="ce407"/>
          <table:table-cell table:number-columns-repeated="16375" table:style-name="ce74"/>
        </table:table-row>
        <table:table-row table:style-name="ro36">
          <table:table-cell table:style-name="ce369"/>
          <table:table-cell table:style-name="ce423"/>
          <table:table-cell office:value-type="string" table:style-name="ce366">
            <text:p>飛機</text:p>
          </table:table-cell>
          <table:table-cell table:style-name="ce411"/>
          <table:table-cell table:style-name="ce423"/>
          <table:table-cell table:style-name="ce424"/>
          <table:table-cell table:content-validation-name="val8" table:style-name="ce406"/>
          <table:table-cell table:number-columns-repeated="2" table:style-name="ce407"/>
          <table:table-cell table:number-columns-repeated="16375" table:style-name="ce74"/>
        </table:table-row>
        <table:table-row table:style-name="ro36">
          <table:table-cell table:style-name="ce369"/>
          <table:table-cell table:style-name="ce423"/>
          <table:table-cell office:value-type="string" table:style-name="ce366">
            <text:p>輪船</text:p>
          </table:table-cell>
          <table:table-cell table:style-name="ce411"/>
          <table:table-cell table:style-name="ce423"/>
          <table:table-cell table:style-name="ce424"/>
          <table:table-cell table:content-validation-name="val8" table:style-name="ce406"/>
          <table:table-cell table:number-columns-repeated="2" table:style-name="ce407"/>
          <table:table-cell table:number-columns-repeated="16375" table:style-name="ce74"/>
        </table:table-row>
        <table:table-row table:style-name="ro36">
          <table:table-cell table:style-name="ce369"/>
          <table:table-cell table:style-name="ce423"/>
          <table:table-cell office:value-type="string" table:style-name="ce366">
            <text:p>客運</text:p>
          </table:table-cell>
          <table:table-cell table:style-name="ce411"/>
          <table:table-cell table:style-name="ce423"/>
          <table:table-cell table:style-name="ce424"/>
          <table:table-cell table:content-validation-name="val8" table:style-name="ce406"/>
          <table:table-cell table:number-columns-repeated="2" table:style-name="ce407"/>
          <table:table-cell table:number-columns-repeated="16375" table:style-name="ce74"/>
        </table:table-row>
        <table:table-row table:style-name="ro36">
          <table:table-cell table:style-name="ce74"/>
          <table:table-cell table:style-name="ce423"/>
          <table:table-cell office:value-type="string" table:style-name="ce366">
            <text:p>小汽車</text:p>
          </table:table-cell>
          <table:table-cell table:style-name="ce411"/>
          <table:table-cell table:style-name="ce423"/>
          <table:table-cell table:style-name="ce424"/>
          <table:table-cell table:content-validation-name="val8" table:style-name="ce406"/>
          <table:table-cell table:number-columns-repeated="2" table:style-name="ce407"/>
          <table:table-cell table:number-columns-repeated="16375" table:style-name="ce74"/>
        </table:table-row>
        <table:table-row table:style-name="ro36">
          <table:table-cell table:style-name="ce415"/>
          <table:table-cell table:number-columns-repeated="16383"/>
        </table:table-row>
        <table:table-row table:number-rows-repeated="1048543" table:style-name="ro36">
          <table:table-cell table:number-columns-repeated="16384"/>
        </table:table-row>
      </table:table>
      <table:table table:name="3_投入_能資源使用" table:style-name="ta6">
        <table:table-column table:style-name="co37" table:default-cell-style-name="ce79"/>
        <table:table-column table:style-name="co38" table:default-cell-style-name="ce79"/>
        <table:table-column table:style-name="co39" table:default-cell-style-name="ce79"/>
        <table:table-column table:style-name="co35" table:default-cell-style-name="ce79"/>
        <table:table-column table:style-name="co6" table:default-cell-style-name="ce81"/>
        <table:table-column table:style-name="co27" table:default-cell-style-name="ce81"/>
        <table:table-column table:style-name="co40" table:default-cell-style-name="ce81"/>
        <table:table-column table:style-name="co41" table:default-cell-style-name="ce81"/>
        <table:table-column table:style-name="co36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ce79"/>
        <table:table-column table:style-name="co21" table:default-cell-style-name="ce79"/>
        <table:table-column table:style-name="co45" table:default-cell-style-name="ce79"/>
        <table:table-column table:style-name="co46" table:default-cell-style-name="ce79"/>
        <table:table-column table:style-name="co47" table:default-cell-style-name="ce79"/>
        <table:table-column table:style-name="co48" table:default-cell-style-name="ce79"/>
        <table:table-column table:style-name="co49" table:default-cell-style-name="ce79"/>
        <table:table-column table:style-name="co2" table:number-columns-repeated="16366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style-name="ce79"/>
          <table:table-cell office:value-type="string" table:number-columns-spanned="2" table:number-rows-spanned="1" table:style-name="ce588">
            <text:p>請填寫黃色欄位</text:p>
          </table:table-cell>
          <table:covered-table-cell/>
          <table:table-cell table:number-columns-repeated="3" table:style-name="ce81"/>
          <table:table-cell table:style-name="ce82"/>
          <table:table-cell table:number-columns-repeated="16377" table:style-name="ce79"/>
        </table:table-row>
        <table:table-row table:style-name="ro2">
          <table:table-cell table:number-columns-repeated="4" table:style-name="ce79"/>
          <table:table-cell table:number-columns-repeated="2" table:style-name="ce81"/>
          <table:table-cell table:style-name="ce83"/>
          <table:table-cell table:number-columns-repeated="5" table:style-name="ce81"/>
          <table:table-cell table:style-name="ce82"/>
          <table:table-cell table:number-columns-repeated="16371" table:style-name="ce79"/>
        </table:table-row>
        <table:table-row table:style-name="ro2">
          <table:table-cell table:number-columns-repeated="4" table:style-name="ce79"/>
          <table:table-cell table:number-columns-repeated="2" table:style-name="ce81"/>
          <table:table-cell table:style-name="ce83"/>
          <table:table-cell table:number-columns-repeated="4" table:style-name="ce81"/>
          <table:table-cell table:content-validation-name="val16" table:style-name="ce81"/>
          <table:table-cell table:style-name="ce82"/>
          <table:table-cell table:number-columns-repeated="16371" table:style-name="ce79"/>
        </table:table-row>
        <table:table-row table:style-name="ro46">
          <table:table-cell table:style-name="ce130"/>
          <table:table-cell table:number-columns-repeated="3" table:style-name="ce79"/>
          <table:table-cell table:number-columns-repeated="2" table:style-name="ce81"/>
          <table:table-cell table:style-name="ce83"/>
          <table:table-cell table:number-columns-repeated="2" table:style-name="ce274"/>
          <table:table-cell table:number-columns-repeated="3" table:style-name="ce81"/>
          <table:table-cell table:style-name="ce82"/>
          <table:table-cell table:number-columns-repeated="16371" table:style-name="ce79"/>
        </table:table-row>
        <table:table-row table:style-name="ro46">
          <table:table-cell table:style-name="ce128"/>
          <table:table-cell office:value-type="string" table:style-name="ce131">
            <office:annotation draw:style-name="a32" svg:x="1.78125in" svg:y="0.864583333333333in" svg:width="2.75in" svg:height="0.53125in">
              <dc:creator>800309</dc:creator>
              <text:p><text:span text:style-name="T13">1.</text:span><text:span text:style-name="T12">針對本產品</text:span><text:span text:style-name="T25">盤查期間</text:span><text:span text:style-name="T12">所使用之能源填寫。</text:span></text:p>
              <text:p><text:span text:style-name="T12">應包括：</text:span><text:span text:style-name="T25">製程區</text:span><text:span text:style-name="T12">所使用之照明、空調等所有能源、生產線維持（不論是否有生產）、辦公室、宿舍、停車場之照明、空調</text:span></text:p>
              <text:p><text:span text:style-name="T12"/></text:p>
              <text:p><text:span text:style-name="T13">2.</text:span><text:span text:style-name="T12">若有用到本表未列出的能源物種，請自行加入。</text:span></text:p>
              <text:p/>
            </office:annotation>
            <text:p>1.<text:span text:style-name="T50">能源</text:span><text:span text:style-name="T73">(scope2)</text:span></text:p>
          </table:table-cell>
          <table:table-cell table:style-name="ce84"/>
          <table:table-cell table:number-columns-repeated="5" table:style-name="ce85"/>
          <table:table-cell table:number-columns-repeated="4" table:style-name="ce84"/>
          <table:table-cell table:number-columns-repeated="3" table:style-name="ce86"/>
          <table:table-cell table:number-columns-repeated="2" table:style-name="ce79"/>
          <table:table-cell table:style-name="ce82"/>
          <table:table-cell table:number-columns-repeated="16366"/>
        </table:table-row>
        <table:table-row table:style-name="ro44">
          <table:table-cell table:style-name="ce129"/>
          <table:table-cell office:value-type="string" table:style-name="ce133">
            <text:p>製程投入位置</text:p>
          </table:table-cell>
          <table:table-cell office:value-type="string" table:style-name="ce89">
            <text:p>名稱</text:p>
          </table:table-cell>
          <table:table-cell office:value-type="string" table:style-name="ce89">
            <text:p>單位</text:p>
          </table:table-cell>
          <table:table-cell office:value-type="string" table:style-name="ce91">
            <office:annotation draw:style-name="a33" svg:x="3.4375in" svg:y="1.60416666666667in" svg:width="1.1875in" svg:height="0.125in">
              <dc:creator>800309</dc:creator>
              <text:p><text:span text:style-name="T8">1.請填寫於</text:span><text:span text:style-name="T16">資料數據蒐集期間</text:span><text:span text:style-name="T8">之用量</text:span></text:p>
              <text:p><text:span text:style-name="T8">2.若未使用，請寫"0"</text:span></text:p>
            </office:annotation>
            <text:p>資料期間內全廠總用量</text:p>
          </table:table-cell>
          <table:table-cell office:value-type="string" table:style-name="ce90">
            <office:annotation draw:style-name="a34" svg:x="4.89583333333333in" svg:y="1.125in" svg:width="2.3125in" svg:height="0.1875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91">
            <text:p>分配說明</text:p>
          </table:table-cell>
          <table:table-cell office:value-type="string" table:style-name="ce163">
            <text:p>本項產品之總用量</text:p>
          </table:table-cell>
          <table:table-cell office:value-type="string" table:style-name="ce161">
            <text:p>分配至單件產品用量(量/單位產品)</text:p>
          </table:table-cell>
          <table:table-cell office:value-type="string" table:style-name="ce125">
            <text:p>供應商名稱</text:p>
          </table:table-cell>
          <table:table-cell office:value-type="string" table:style-name="ce125">
            <office:annotation draw:style-name="a35" svg:x="8.71875in" svg:y="1in" svg:width="0.59375in" svg:height="0.375in">
              <dc:creator>Vespa Chu</dc:creator>
              <text:p><text:span text:style-name="T19">Vespa Chu:</text:span><text:span text:style-name="T26"/></text:p>
              <text:p><text:span text:style-name="T8">以管線運輸者，不必填寫</text:span></text:p>
            </office:annotation>
            <text:p>運輸方式與距離</text:p>
          </table:table-cell>
          <table:table-cell office:value-type="string" table:style-name="ce89">
            <office:annotation draw:style-name="a36" svg:x="8.04166666666667in" svg:y="1.63541666666667in" svg:width="4.125in" svg:height="1.08333333333333in">
              <dc:creator>781150</dc:creator>
              <text:p><text:span text:style-name="T8">請點選所填入項目「數據」的產生方式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經驗值/理論值：現場操作的經驗或根據理論推導算出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37" svg:x="12.9166666666667in" svg:y="1in" svg:width="3.69791666666667in" svg:height="0.666666666666667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並說明計算方式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38" svg:x="14.125in" svg:y="1in" svg:width="1.01041666666667in" svg:height="0.37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39" svg:x="15.5in" svg:y="1in" svg:width="1.14583333333333in" svg:height="0.395833333333333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style-name="ce79"/>
          <table:table-cell table:style-name="ce82"/>
          <table:table-cell table:number-columns-repeated="16367" table:style-name="ce79"/>
        </table:table-row>
        <table:table-row table:style-name="ro40">
          <table:table-cell table:style-name="ce68"/>
          <table:table-cell table:style-name="ce135"/>
          <table:table-cell office:value-type="string" table:style-name="ce93">
            <office:annotation draw:style-name="a40" svg:x="1.15625in" svg:y="1.80208333333333in" svg:width="2.20833333333333in" svg:height="0.0520833333333333in">
              <dc:creator>781150</dc:creator>
              <text:p><text:span text:style-name="T12">自備發電機發電，應以發電期間柴油使用量填寫於柴油一欄。</text:span></text:p>
            </office:annotation>
            <text:p>電力</text:p>
          </table:table-cell>
          <table:table-cell office:value-type="string" table:style-name="ce94">
            <text:p><text:span text:style-name="T6">度</text:span>/<text:span text:style-name="T6">年</text:span></text:p>
          </table:table-cell>
          <table:table-cell table:content-validation-name="val13" table:style-name="ce95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0]*[.F10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style-name="ce78"/>
          <table:table-cell table:number-columns-repeated="2" table:style-name="ce97"/>
          <table:table-cell table:style-name="ce19"/>
          <table:table-cell office:value-type="string" table:style-name="ce134">
            <text:p>1：量測值</text:p>
          </table:table-cell>
          <table:table-cell table:number-columns-repeated="16367" table:style-name="ce19"/>
        </table:table-row>
        <table:table-row table:style-name="ro40">
          <table:table-cell table:style-name="ce68"/>
          <table:table-cell table:style-name="ce29"/>
          <table:table-cell office:value-type="string" table:style-name="ce93">
            <text:p>外購蒸汽</text:p>
          </table:table-cell>
          <table:table-cell office:value-type="string" table:style-name="ce94">
            <text:p><text:span text:style-name="T6">百萬焦耳</text:span>/<text:span text:style-name="T6">年</text:span></text:p>
          </table:table-cell>
          <table:table-cell table:content-validation-name="val13" table:style-name="ce99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1]*[.F11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number-columns-repeated="2" table:style-name="ce78"/>
          <table:table-cell table:style-name="ce29"/>
          <table:table-cell table:number-columns-repeated="3" table:style-name="ce69"/>
          <table:table-cell table:number-columns-repeated="16366" table:style-name="ce19"/>
        </table:table-row>
        <table:table-row table:style-name="ro23">
          <table:table-cell table:style-name="ce350"/>
          <table:table-cell table:number-columns-repeated="2" table:style-name="ce33"/>
          <table:table-cell table:style-name="ce100"/>
          <table:table-cell table:content-validation-name="val13" table:style-name="ce100"/>
          <table:table-cell table:content-validation-name="val15" table:style-name="ce349"/>
          <table:table-cell table:style-name="ce351"/>
          <table:table-cell table:number-columns-repeated="4" table:style-name="ce25"/>
          <table:table-cell table:content-validation-name="val12" table:style-name="ce25"/>
          <table:table-cell table:number-columns-repeated="2" table:style-name="ce352"/>
          <table:table-cell table:style-name="ce33"/>
          <table:table-cell table:number-columns-repeated="3" table:style-name="ce184"/>
          <table:table-cell table:number-columns-repeated="16366" table:style-name="ce353"/>
        </table:table-row>
        <table:table-row table:style-name="ro46">
          <table:table-cell table:style-name="ce128"/>
          <table:table-cell office:value-type="string" table:style-name="ce131">
            <office:annotation draw:style-name="a41" svg:x="0.989583333333333in" svg:y="1.92708333333333in" svg:width="2.71875in" svg:height="1.04166666666667in">
              <dc:creator>800309</dc:creator>
              <text:p><text:span text:style-name="T13">1.</text:span><text:span text:style-name="T12">針對本產品</text:span><text:span text:style-name="T25">盤查期間</text:span><text:span text:style-name="T12">所使用之能源填寫。</text:span></text:p>
              <text:p><text:span text:style-name="T12">應包括：</text:span><text:span text:style-name="T25">製程區</text:span><text:span text:style-name="T12">所使用之照明、空調等所有能源、生產線維持（不論是否有生產）、辦公室、宿舍、停車場之照明、空調</text:span></text:p>
              <text:p><text:span text:style-name="T12"/></text:p>
              <text:p><text:span text:style-name="T13">2.</text:span><text:span text:style-name="T12">若有用到本表未列出的能源物種，請自行加入。</text:span></text:p>
              <text:p/>
            </office:annotation>
            <text:p>1.<text:span text:style-name="T50">能源</text:span><text:span text:style-name="T73">(scope1)</text:span></text:p>
          </table:table-cell>
          <table:table-cell table:style-name="ce84"/>
          <table:table-cell table:number-columns-repeated="5" table:style-name="ce85"/>
          <table:table-cell table:number-columns-repeated="4" table:style-name="ce84"/>
          <table:table-cell table:number-columns-repeated="3" table:style-name="ce86"/>
          <table:table-cell table:number-columns-repeated="2" table:style-name="ce79"/>
          <table:table-cell table:style-name="ce82"/>
          <table:table-cell table:number-columns-repeated="16366"/>
        </table:table-row>
        <table:table-row table:style-name="ro40">
          <table:table-cell table:style-name="ce68"/>
          <table:table-cell table:style-name="ce29"/>
          <table:table-cell office:value-type="string" table:style-name="ce98">
            <office:annotation draw:style-name="a42" svg:x="2.46875in" svg:y="2.96875in" svg:width="1.63541666666667in" svg:height="0.458333333333333in">
              <dc:creator>JYE</dc:creator>
              <text:p><text:span text:style-name="T39">若有廢氣燃燒、廢棄物自行焚化處理等之燃料消耗量，請計入</text:span></text:p>
            </office:annotation>
            <text:p><text:span text:style-name="T6">天然氣</text:span>(NG)</text:p>
          </table:table-cell>
          <table:table-cell office:value-type="string" table:style-name="ce94">
            <text:p><text:span text:style-name="T6">立方公尺</text:span>/<text:span text:style-name="T6">年</text:span></text:p>
          </table:table-cell>
          <table:table-cell table:content-validation-name="val13" table:style-name="ce99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4]*[.F14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number-columns-repeated="2" table:style-name="ce78"/>
          <table:table-cell table:style-name="ce29"/>
          <table:table-cell table:style-name="ce19"/>
          <table:table-cell office:value-type="string" table:style-name="ce134">
            <text:p>2：工程師推估</text:p>
          </table:table-cell>
          <table:table-cell table:number-columns-repeated="16367" table:style-name="ce19"/>
        </table:table-row>
        <table:table-row table:style-name="ro40">
          <table:table-cell table:style-name="ce68"/>
          <table:table-cell table:style-name="ce29"/>
          <table:table-cell office:value-type="string" table:style-name="ce93">
            <office:annotation draw:style-name="a43" svg:x="2.46875in" svg:y="3.54166666666667in" svg:width="1.625in" svg:height="0.135416666666667in">
              <dc:creator>JYE</dc:creator>
              <text:p><text:span text:style-name="T39">若有廢氣燃燒、廢棄物自行焚化處理等之燃料消耗量，請計入</text:span></text:p>
            </office:annotation>
            <text:p><text:span text:style-name="T6">液化石油氣</text:span>(LPG)</text:p>
          </table:table-cell>
          <table:table-cell office:value-type="string" table:style-name="ce94">
            <text:p><text:span text:style-name="T6">公斤</text:span>/<text:span text:style-name="T6">年</text:span></text:p>
          </table:table-cell>
          <table:table-cell table:content-validation-name="val13" table:style-name="ce99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5]*[.F15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number-columns-repeated="2" table:style-name="ce78"/>
          <table:table-cell table:style-name="ce29"/>
          <table:table-cell table:style-name="ce19"/>
          <table:table-cell office:value-type="string" table:style-name="ce134">
            <text:p>3：經驗值/理論值</text:p>
          </table:table-cell>
          <table:table-cell table:number-columns-repeated="16367" table:style-name="ce19"/>
        </table:table-row>
        <table:table-row table:style-name="ro40">
          <table:table-cell table:style-name="ce68"/>
          <table:table-cell table:style-name="ce29"/>
          <table:table-cell office:value-type="string" table:style-name="ce93">
            <office:annotation draw:style-name="a44" svg:x="2.46875in" svg:y="3.67708333333333in" svg:width="1.69791666666667in" svg:height="0.78125in">
              <dc:creator>JYE</dc:creator>
              <text:p><text:span text:style-name="T39">1.若有廢氣燃燒、廢棄物自行焚化處理等之燃料消耗量，請計入</text:span></text:p>
              <text:p><text:span text:style-name="T39">2.運輸用柴油請填入「2.運輸」</text:span></text:p>
            </office:annotation>
            <text:p>柴油</text:p>
          </table:table-cell>
          <table:table-cell office:value-type="string" table:style-name="ce94">
            <text:p><text:span text:style-name="T6">公秉</text:span>/<text:span text:style-name="T6">年</text:span></text:p>
          </table:table-cell>
          <table:table-cell table:content-validation-name="val13" table:style-name="ce99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6]*[.F16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number-columns-repeated="2" table:style-name="ce78"/>
          <table:table-cell table:style-name="ce29"/>
          <table:table-cell table:style-name="ce19"/>
          <table:table-cell office:value-type="string" table:style-name="ce134">
            <text:p>4：參考文獻</text:p>
          </table:table-cell>
          <table:table-cell table:number-columns-repeated="16367" table:style-name="ce19"/>
        </table:table-row>
        <table:table-row table:style-name="ro40">
          <table:table-cell table:style-name="ce68"/>
          <table:table-cell table:style-name="ce29"/>
          <table:table-cell office:value-type="string" table:style-name="ce93">
            <office:annotation draw:style-name="a45" svg:x="2.34375in" svg:y="3.67708333333333in" svg:width="1.26041666666667in" svg:height="0in">
              <dc:creator>Vespa Chu</dc:creator>
              <text:p><text:span text:style-name="T19">Vespa Chu:</text:span><text:span text:style-name="T26"/></text:p>
              <text:p><text:span text:style-name="T8">運輸用汽柴油請填入「2.運輸」</text:span></text:p>
            </office:annotation>
            <text:p>汽油</text:p>
          </table:table-cell>
          <table:table-cell office:value-type="string" table:style-name="ce94">
            <text:p><text:span text:style-name="T6">公秉</text:span>/<text:span text:style-name="T6">年</text:span></text:p>
          </table:table-cell>
          <table:table-cell table:content-validation-name="val13" table:style-name="ce99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7]*[.F17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number-columns-repeated="2" table:style-name="ce78"/>
          <table:table-cell table:style-name="ce29"/>
          <table:table-cell table:number-columns-repeated="16369" table:style-name="ce19"/>
        </table:table-row>
        <table:table-row table:style-name="ro40">
          <table:table-cell table:style-name="ce68"/>
          <table:table-cell table:style-name="ce29"/>
          <table:table-cell office:value-type="string" table:style-name="ce93">
            <text:p>燃料油（鍋爐油）</text:p>
          </table:table-cell>
          <table:table-cell office:value-type="string" table:style-name="ce94">
            <text:p><text:span text:style-name="T6">公秉</text:span>/<text:span text:style-name="T6">年</text:span></text:p>
          </table:table-cell>
          <table:table-cell table:content-validation-name="val13" table:style-name="ce99"/>
          <table:table-cell table:content-validation-name="val15" table:style-name="ce275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8]*[.F18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number-columns-repeated="2" table:style-name="ce78"/>
          <table:table-cell table:style-name="ce29"/>
          <table:table-cell table:style-name="ce69"/>
          <table:table-cell table:style-name="ce19"/>
          <table:table-cell table:style-name="ce69"/>
          <table:table-cell table:number-columns-repeated="16366" table:style-name="ce19"/>
        </table:table-row>
        <table:table-row table:style-name="ro40">
          <table:table-cell table:style-name="ce68"/>
          <table:table-cell table:style-name="ce29"/>
          <table:table-cell office:value-type="string" table:style-name="ce40">
            <text:p>其他（請指明）</text:p>
          </table:table-cell>
          <table:table-cell table:style-name="ce100"/>
          <table:table-cell table:content-validation-name="val13" table:style-name="ce99"/>
          <table:table-cell table:content-validation-name="val15" table:style-name="ce276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19]*[.F19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5">
            <text:p>請用下拉式選單</text:p>
          </table:table-cell>
          <table:table-cell table:style-name="ce78"/>
          <table:table-cell table:number-columns-repeated="2" table:style-name="ce29"/>
          <table:table-cell table:number-columns-repeated="3" table:style-name="ce69"/>
          <table:table-cell table:number-columns-repeated="16366" table:style-name="ce19"/>
        </table:table-row>
        <table:table-row table:style-name="ro2">
          <table:table-cell table:style-name="ce88"/>
          <table:table-cell table:number-columns-repeated="5" table:style-name="ce32"/>
          <table:table-cell table:number-columns-repeated="7" table:style-name="ce102"/>
          <table:table-cell table:style-name="ce32"/>
          <table:table-cell table:number-columns-repeated="2" table:style-name="ce103"/>
          <table:table-cell table:style-name="ce69"/>
          <table:table-cell table:number-columns-repeated="16367" table:style-name="ce103"/>
        </table:table-row>
        <table:table-row table:style-name="ro46">
          <table:table-cell table:style-name="ce128"/>
          <table:table-cell office:value-type="string" table:style-name="ce132">
            <text:p>2.資源</text:p>
          </table:table-cell>
          <table:table-cell table:style-name="ce84"/>
          <table:table-cell table:number-columns-repeated="5" table:style-name="ce85"/>
          <table:table-cell table:number-columns-repeated="4" table:style-name="ce84"/>
          <table:table-cell table:number-columns-repeated="3" table:style-name="ce86"/>
          <table:table-cell table:style-name="ce79"/>
          <table:table-cell table:style-name="ce103"/>
          <table:table-cell table:style-name="ce82"/>
          <table:table-cell table:number-columns-repeated="16366"/>
        </table:table-row>
        <table:table-row table:style-name="ro40">
          <table:table-cell table:style-name="ce68"/>
          <table:table-cell office:value-type="string" table:style-name="ce91">
            <text:p>製程投入位置</text:p>
          </table:table-cell>
          <table:table-cell office:value-type="string" table:style-name="ce89">
            <text:p>名稱</text:p>
          </table:table-cell>
          <table:table-cell office:value-type="string" table:style-name="ce89">
            <text:p>單位</text:p>
          </table:table-cell>
          <table:table-cell office:value-type="string" table:style-name="ce91">
            <office:annotation draw:style-name="a46" svg:x="3.75in" svg:y="4.36458333333333in" svg:width="1.29166666666667in" svg:height="0.09375in">
              <dc:creator>800309</dc:creator>
              <text:p><text:span text:style-name="T8">1.請填寫於</text:span><text:span text:style-name="T16">資料數據蒐集期間</text:span><text:span text:style-name="T8">之用量</text:span></text:p>
              <text:p><text:span text:style-name="T8">2.若未使用，請寫"0"</text:span></text:p>
            </office:annotation>
            <text:p>資料期間內全廠總用量</text:p>
          </table:table-cell>
          <table:table-cell office:value-type="string" table:style-name="ce90">
            <office:annotation draw:style-name="a47" svg:x="4.89583333333333in" svg:y="4.36458333333333in" svg:width="2.3125in" svg:height="0.09375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89">
            <text:p>分配說明</text:p>
          </table:table-cell>
          <table:table-cell office:value-type="string" table:style-name="ce163">
            <text:p>本項產品之總用量</text:p>
          </table:table-cell>
          <table:table-cell office:value-type="string" table:style-name="ce161">
            <text:p>分配至單件產品用量(量/單位產品)</text:p>
          </table:table-cell>
          <table:table-cell office:value-type="string" table:style-name="ce125">
            <text:p>供應商名稱</text:p>
          </table:table-cell>
          <table:table-cell office:value-type="string" table:style-name="ce125">
            <office:annotation draw:style-name="a48" svg:x="8.71875in" svg:y="4.36458333333333in" svg:width="0.59375in" svg:height="0.09375in">
              <dc:creator>Vespa Chu</dc:creator>
              <text:p><text:span text:style-name="T19">Vespa Chu:</text:span><text:span text:style-name="T26"/></text:p>
              <text:p><text:span text:style-name="T8">以管線運輸者，不必填寫</text:span></text:p>
            </office:annotation>
            <text:p>運輸方式與距離</text:p>
          </table:table-cell>
          <table:table-cell office:value-type="string" table:style-name="ce89">
            <office:annotation draw:style-name="a49" svg:x="11.9375in" svg:y="4.36458333333333in" svg:width="4.28125in" svg:height="0.09375in">
              <dc:creator>781150</dc:creator>
              <text:p><text:span text:style-name="T8">請點選所填入項目「數據」的產生方式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經驗值/理論值：現場操作的經驗或根據理論推導算出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50" svg:x="13.4166666666667in" svg:y="4.36458333333333in" svg:width="3.63541666666667in" svg:height="0.09375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並說明計算方式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51" svg:x="14.125in" svg:y="4.36458333333333in" svg:width="1.01041666666667in" svg:height="0.0937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52" svg:x="15.5in" svg:y="4.36458333333333in" svg:width="1.14583333333333in" svg:height="0.09375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style-name="ce69"/>
          <table:table-cell table:style-name="ce79"/>
          <table:table-cell table:style-name="ce69"/>
          <table:table-cell table:number-columns-repeated="16366" table:style-name="ce19"/>
        </table:table-row>
        <table:table-row table:style-name="ro40">
          <table:table-cell table:style-name="ce68"/>
          <table:table-cell table:style-name="ce135"/>
          <table:table-cell office:value-type="string" table:style-name="ce105">
            <office:annotation draw:style-name="a53" svg:x="2.34375in" svg:y="4.52083333333333in" svg:width="1.72916666666667in" svg:height="0.53125in">
              <dc:creator>Vespa Chu</dc:creator>
              <text:p><text:span text:style-name="T19">Vespa Chu:</text:span><text:span text:style-name="T26"/></text:p>
              <text:p><text:span text:style-name="T8">若經廠內處理為去離子水、超純水等，請根據是否會留在產品上，填寫於主要/輔助原料分頁之內</text:span></text:p>
            </office:annotation>
            <text:p>自來水</text:p>
          </table:table-cell>
          <table:table-cell office:value-type="string" table:style-name="ce96">
            <text:p><text:span text:style-name="T6">度</text:span>/<text:span text:style-name="T6">年</text:span></text:p>
          </table:table-cell>
          <table:table-cell table:content-validation-name="val14" table:style-name="ce95"/>
          <table:table-cell table:content-validation-name="val15" table:style-name="ce276"/>
          <table:table-cell office:value-type="string" table:style-name="ce277">
            <text:p>&lt;--<text:span text:style-name="T63">請自行輸入分配比例</text:span></text:p>
            <text:p><text:span text:style-name="T63">並在此處說明</text:span></text:p>
          </table:table-cell>
          <table:table-cell office:value-type="float" office:value="0" table:formula="of:=[.E23]*[.F23]" table:style-name="ce25">
            <text:p>0</text:p>
          </table:table-cell>
          <table:table-cell table:number-columns-repeated="3" table:style-name="ce95"/>
          <table:table-cell office:value-type="string" table:content-validation-name="val12" table:style-name="ce99">
            <text:p>請用下拉式選單</text:p>
          </table:table-cell>
          <table:table-cell table:style-name="ce78"/>
          <table:table-cell table:number-columns-repeated="2" table:style-name="ce97"/>
          <table:table-cell table:number-columns-repeated="3" table:style-name="ce69"/>
          <table:table-cell table:number-columns-repeated="16366" table:style-name="ce19"/>
        </table:table-row>
        <table:table-row table:style-name="ro2">
          <table:table-cell table:style-name="ce88"/>
          <table:table-cell table:number-columns-repeated="5" table:style-name="ce103"/>
          <table:table-cell table:number-columns-repeated="2" table:style-name="ce106"/>
          <table:table-cell table:number-columns-repeated="8" table:style-name="ce103"/>
          <table:table-cell table:style-name="ce69"/>
          <table:table-cell table:number-columns-repeated="16367" table:style-name="ce103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8" table:style-name="ce79"/>
          <table:table-cell table:style-name="ce103"/>
          <table:table-cell table:number-columns-repeated="16367" table:style-name="ce79"/>
        </table:table-row>
        <table:table-row table:number-rows-repeated="1048551" table:style-name="ro2">
          <table:table-cell table:number-columns-repeated="16384"/>
        </table:table-row>
        <table:named-expressions>
          <table:named-range table:name="Print_Area" table:cell-range-address="3_投入_能資源使用.$B$4:3_投入_能資源使用.$O$24" table:base-cell-address="3_投入_能資源使用.$A$1"/>
          <table:named-expression table:name="主要原料投入" table:expression="of:=['3_投入_能資源使用'.#REF!]" table:base-cell-address="使用說明.$A$1"/>
          <table:named-expression table:name="如主原料之改法" table:expression="of:=['3_投入_能資源使用'.#REF!]" table:base-cell-address="使用說明.$A$1"/>
        </table:named-expressions>
      </table:table>
      <table:table table:name="4_投入_主要原料" table:style-name="ta7">
        <table:table-column table:style-name="co50" table:default-cell-style-name="ce79"/>
        <table:table-column table:style-name="co51" table:default-cell-style-name="ce79"/>
        <table:table-column table:style-name="co25" table:default-cell-style-name="ce79"/>
        <table:table-column table:style-name="co52" table:default-cell-style-name="ce79"/>
        <table:table-column table:style-name="co16" table:default-cell-style-name="ce79"/>
        <table:table-column table:style-name="co53" table:default-cell-style-name="ce79"/>
        <table:table-column table:style-name="co54" table:default-cell-style-name="ce79"/>
        <table:table-column table:style-name="co55" table:default-cell-style-name="ce79"/>
        <table:table-column table:style-name="co56" table:default-cell-style-name="ce81"/>
        <table:table-column table:style-name="co52" table:default-cell-style-name="ce81"/>
        <table:table-column table:style-name="co57" table:default-cell-style-name="ce81"/>
        <table:table-column table:style-name="co53" table:default-cell-style-name="ce81"/>
        <table:table-column table:style-name="co58" table:number-columns-repeated="2" table:default-cell-style-name="ce79"/>
        <table:table-column table:style-name="co59" table:default-cell-style-name="ce137"/>
        <table:table-column table:style-name="co60" table:default-cell-style-name="ce137"/>
        <table:table-column table:style-name="co25" table:default-cell-style-name="ce137"/>
        <table:table-column table:style-name="co61" table:default-cell-style-name="ce79"/>
        <table:table-column table:style-name="co2" table:number-columns-repeated="16366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47">
          <table:table-cell table:number-columns-repeated="2" table:style-name="ce79"/>
          <table:table-cell office:value-type="string" table:number-columns-spanned="2" table:number-rows-spanned="1" table:style-name="ce602">
            <text:p><text:span text:style-name="T51">請填寫黃色欄位</text:span></text:p>
          </table:table-cell>
          <table:covered-table-cell/>
          <table:table-cell table:style-name="ce136"/>
          <table:table-cell table:number-columns-repeated="2" table:style-name="ce79"/>
          <table:table-cell table:number-columns-repeated="3" table:style-name="ce137"/>
          <table:table-cell table:number-columns-repeated="16374" table:style-name="ce79"/>
        </table:table-row>
        <table:table-row table:number-rows-repeated="2" table:style-name="ro2">
          <table:table-cell table:number-columns-repeated="9" table:style-name="ce79"/>
          <table:table-cell table:number-columns-repeated="4" table:style-name="ce83"/>
          <table:table-cell table:style-name="ce79"/>
          <table:table-cell table:number-columns-repeated="3" table:style-name="ce137"/>
          <table:table-cell table:number-columns-repeated="16367" table:style-name="ce79"/>
        </table:table-row>
        <table:table-row table:style-name="ro46">
          <table:table-cell table:style-name="ce138"/>
          <table:table-cell office:value-type="string" table:style-name="ce144">
            <text:p>主要原料（指生產本產品所投入之所有原物料中，最後會成為產品其中一部份的原料）</text:p>
          </table:table-cell>
          <table:table-cell table:number-columns-repeated="2" table:style-name="ce145"/>
          <table:table-cell table:style-name="ce84"/>
          <table:table-cell table:number-columns-repeated="5" table:style-name="ce85"/>
          <table:table-cell table:number-columns-repeated="2" table:style-name="ce152"/>
          <table:table-cell table:number-columns-repeated="2" table:style-name="ce79"/>
          <table:table-cell table:number-columns-repeated="3" table:style-name="ce137"/>
          <table:table-cell table:style-name="ce79"/>
          <table:table-cell table:style-name="ce82"/>
          <table:table-cell table:number-columns-repeated="16365"/>
        </table:table-row>
        <table:table-row table:style-name="ro5">
          <table:table-cell table:style-name="ce88"/>
          <table:table-cell table:number-columns-repeated="5" table:style-name="ce103"/>
          <table:table-cell table:number-columns-repeated="2" table:style-name="ce278"/>
          <table:table-cell table:style-name="ce103"/>
          <table:table-cell table:number-columns-repeated="3" table:style-name="ce106"/>
          <table:table-cell table:number-columns-repeated="2" table:style-name="ce103"/>
          <table:table-cell table:number-columns-repeated="3" table:style-name="ce139"/>
          <table:table-cell table:number-columns-repeated="16367" table:style-name="ce103"/>
        </table:table-row>
        <table:table-row table:style-name="ro48">
          <table:table-cell table:style-name="ce146"/>
          <table:table-cell office:value-type="string" table:style-name="ce147">
            <text:p>編號</text:p>
          </table:table-cell>
          <table:table-cell office:value-type="string" table:style-name="ce147">
            <text:p>投入步驟</text:p>
          </table:table-cell>
          <table:table-cell office:value-type="string" table:style-name="ce154">
            <text:p>客戶料號 (組裝半成品才需填寫)</text:p>
          </table:table-cell>
          <table:table-cell office:value-type="string" table:style-name="ce147">
            <text:p>中文名稱</text:p>
          </table:table-cell>
          <table:table-cell office:value-type="string" table:style-name="ce148">
            <text:p>英文名稱</text:p>
          </table:table-cell>
          <table:table-cell office:value-type="string" table:style-name="ce279">
            <text:p>生產本批產品之總用量 (kg/資料期間)</text:p>
          </table:table-cell>
          <table:table-cell office:value-type="string" table:style-name="ce279">
            <text:p>單件產品用量 (kg/單位產品)</text:p>
          </table:table-cell>
          <table:table-cell office:value-type="string" table:style-name="ce148">
            <office:annotation draw:style-name="a54" svg:x="7.08333333333333in" svg:y="1.78125in" svg:width="3.96875in" svg:height="1.30208333333333in">
              <dc:creator>800309</dc:creator>
              <text:p><text:span text:style-name="T46">1.</text:span><text:span text:style-name="T39">每一原料可能由各種物質或化學成分組成，或由各部件組成。請逐一列出成分與所佔之比例。</text:span></text:p>
              <text:p><text:span text:style-name="T39">例如：原料中使用</text:span><text:span text:style-name="T46">PC/ABS</text:span><text:span text:style-name="T39">耐火級塑膠，為</text:span><text:span text:style-name="T46">ABS, 50% + PC, 30% +<text:s/></text:span><text:span text:style-name="T39">耐燃劑</text:span><text:span text:style-name="T46">, 20%</text:span><text:span text:style-name="T39">，則成分名稱列出</text:span><text:span text:style-name="T46">ABS,PC,Aromatic Oligomeric Phosphate(CAS No.=5945-33-5)</text:span><text:span text:style-name="T39">耐然劑，比例列出</text:span><text:span text:style-name="T46">50,30,20</text:span></text:p>
              <text:p><text:span text:style-name="T39">或</text:span></text:p>
              <text:p><text:span text:style-name="T39">組裝使用連接器，含</text:span><text:span text:style-name="T46">C2680</text:span><text:span text:style-name="T39">銅端子、</text:span><text:span text:style-name="T46">LCP</text:span><text:span text:style-name="T39">塑膠殼及表面鍍金，則需列出端子、塑膠殼及鍍金的名稱（含性質）與各自重量比。</text:span><text:span text:style-name="T46"/></text:p>
              <text:p><text:span text:style-name="T47">2.</text:span><text:span text:style-name="T48">可參照提供材質成分表或物質安全資料表</text:span><text:span text:style-name="T47">(MSDS)</text:span><text:span text:style-name="T48">，若參考</text:span><text:span text:style-name="T47">RoHS</text:span><text:span text:style-name="T48">檢測報告，需另補充其他主要成分。</text:span></text:p>
              <text:p><text:span text:style-name="T47">3.</text:span><text:span text:style-name="T48">若無法精確提供各組成份與比例，至少要知道最大宗成分物質為何成</text:span></text:p>
            </office:annotation>
            <text:p>物質或成分名稱</text:p>
          </table:table-cell>
          <table:table-cell office:value-type="string" table:style-name="ce165">
            <office:annotation draw:style-name="a55" svg:x="6.70833333333333in" svg:y="0.875in" svg:width="1.73958333333333in" svg:height="0.385416666666667in">
              <dc:creator>JYE</dc:creator>
              <text:p><text:span text:style-name="T39">此零組件/物質在這個原料中所佔的重量比例</text:span></text:p>
            </office:annotation>
            <text:p>比例<text:span text:style-name="T2"><text:s/></text:span><text:span text:style-name="T2">(%</text:span><text:span text:style-name="T2">)</text:span></text:p>
          </table:table-cell>
          <table:table-cell office:value-type="string" table:style-name="ce151">
            <text:p>供應商名稱</text:p>
          </table:table-cell>
          <table:table-cell office:value-type="string" table:style-name="ce161">
            <office:annotation draw:style-name="a56" svg:x="6.82291666666667in" svg:y="0.916666666666667in" svg:width="0.927083333333333in" svg:height="0.604166666666667in">
              <dc:creator>Vespa Chu</dc:creator>
              <text:p><text:span text:style-name="T19">Vespa Chu:</text:span><text:span text:style-name="T26"/></text:p>
              <text:p><text:span text:style-name="T8">運輸方式請選擇：陸運、海（河）運或空運</text:span></text:p>
              <text:p><text:span text:style-name="T8">距離請以公里數概估</text:span></text:p>
            </office:annotation>
            <text:p>運輸方式與距離</text:p>
          </table:table-cell>
          <table:table-cell office:value-type="string" table:style-name="ce147">
            <office:annotation draw:style-name="a57" svg:x="11.40625in" svg:y="0.916666666666667in" svg:width="4.60416666666667in" svg:height="0.604166666666667in">
              <dc:creator>781150</dc:creator>
              <text:p><text:span text:style-name="T8">請點選所填入項目「數據」的產生方式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經驗值/理論值：現場操作的經驗或根據理論推導算出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147">
            <office:annotation draw:style-name="a58" svg:x="10.2083333333333in" svg:y="1.52083333333333in" svg:width="3.97916666666667in" svg:height="0.78125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149">
            <office:annotation draw:style-name="a59" svg:x="11.40625in" svg:y="1.26041666666667in" svg:width="3in" svg:height="0.645833333333333in">
              <dc:creator>781150</dc:creator>
              <text:p><text:span text:style-name="T37">本項資料、數據來源者的聯絡資料</text:span></text:p>
            </office:annotation>
            <text:p>數據來源：部門/人員/電話</text:p>
          </table:table-cell>
          <table:table-cell office:value-type="string" table:style-name="ce280">
            <office:annotation draw:style-name="a60" svg:x="11.40625in" svg:y="0.96875in" svg:width="2.63541666666667in" svg:height="0.552083333333333in">
              <dc:creator>781150</dc:creator>
              <text:p><text:span text:style-name="T37">本項資料、數據來源者的聯絡資料</text:span></text:p>
            </office:annotation>
            <text:p>數<text:span text:style-name="T66">據</text:span><text:span text:style-name="T2">來源：人員e-mail</text:span></text:p>
          </table:table-cell>
          <table:table-cell office:value-type="string" table:style-name="ce153">
            <text:p>備註</text:p>
          </table:table-cell>
          <table:table-cell table:number-columns-repeated="16367" table:style-name="ce150"/>
        </table:table-row>
        <table:table-row table:style-name="ro23">
          <table:table-cell table:style-name="ce88"/>
          <table:table-cell office:value-type="float" office:value="1" table:number-columns-spanned="1" table:number-rows-spanned="7" table:style-name="ce738">
            <text:p>1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table:number-columns-spanned="1" table:number-rows-spanned="7" table:style-name="ce591"/>
          <table:table-cell table:number-columns-spanned="1" table:number-rows-spanned="7" table:style-name="ce591"/>
          <table:table-cell table:number-columns-spanned="1" table:number-rows-spanned="7" table:style-name="ce591"/>
          <table:table-cell table:style-name="ce142"/>
          <table:table-cell table:number-columns-repeated="16366" table:style-name="ce79"/>
        </table:table-row>
        <table:table-row-group table:display="false">
          <table:table-row table:number-rows-repeated="5" table:style-name="ro23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 table:style-name="ce79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 table:style-name="ce79"/>
        </table:table-row>
        <table:table-row table:style-name="ro23">
          <table:table-cell table:style-name="ce88"/>
          <table:table-cell office:value-type="float" office:value="2" table:formula="of:=[.B10]+1" table:number-columns-spanned="1" table:number-rows-spanned="7" table:style-name="ce738">
            <text:p>2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IF([.$O$10]=&quot;&quot;;&quot; &quot;;[.$O$10])" table:number-columns-spanned="1" table:number-rows-spanned="7" table:style-name="ce590">
            <text:p><text:s/></text:p>
          </table:table-cell>
          <table:table-cell office:value-type="string" office:string-value=" " table:formula="of:=IF([.$P$10]=&quot;&quot;;&quot; &quot;;[.$P$10])" table:number-columns-spanned="1" table:number-rows-spanned="7" table:style-name="ce590">
            <text:p><text:s/></text:p>
          </table:table-cell>
          <table:table-cell office:value-type="string" office:string-value=" " table:formula="of:=IF([.$P$10]=&quot;&quot;;&quot; &quot;;[.$P$10])" table:number-columns-spanned="1" table:number-rows-spanned="7" table:style-name="ce590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3" table:formula="of:=[.B17]+1" table:number-columns-spanned="1" table:number-rows-spanned="7" table:style-name="ce738">
            <text:p>3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17]" table:number-columns-spanned="1" table:number-rows-spanned="7" table:style-name="ce589">
            <text:p><text:s/></text:p>
          </table:table-cell>
          <table:table-cell office:value-type="string" office:string-value=" " table:formula="of:=[.P17]" table:number-columns-spanned="1" table:number-rows-spanned="7" table:style-name="ce589">
            <text:p><text:s/></text:p>
          </table:table-cell>
          <table:table-cell office:value-type="string" office:string-value=" " table:formula="of:=[.Q17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4" table:formula="of:=[.B24]+1" table:number-columns-spanned="1" table:number-rows-spanned="7" table:style-name="ce738">
            <text:p>4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24]" table:number-columns-spanned="1" table:number-rows-spanned="7" table:style-name="ce589">
            <text:p><text:s/></text:p>
          </table:table-cell>
          <table:table-cell office:value-type="string" office:string-value=" " table:formula="of:=[.P24]" table:number-columns-spanned="1" table:number-rows-spanned="7" table:style-name="ce589">
            <text:p><text:s/></text:p>
          </table:table-cell>
          <table:table-cell office:value-type="string" office:string-value=" " table:formula="of:=[.Q24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5" table:formula="of:=[.B31]+1" table:number-columns-spanned="1" table:number-rows-spanned="7" table:style-name="ce738">
            <text:p>5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31]" table:number-columns-spanned="1" table:number-rows-spanned="7" table:style-name="ce589">
            <text:p><text:s/></text:p>
          </table:table-cell>
          <table:table-cell office:value-type="string" office:string-value=" " table:formula="of:=[.P31]" table:number-columns-spanned="1" table:number-rows-spanned="7" table:style-name="ce589">
            <text:p><text:s/></text:p>
          </table:table-cell>
          <table:table-cell office:value-type="string" office:string-value=" " table:formula="of:=[.Q31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6" table:formula="of:=[.B38]+1" table:number-columns-spanned="1" table:number-rows-spanned="7" table:style-name="ce738">
            <text:p>6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38]" table:number-columns-spanned="1" table:number-rows-spanned="7" table:style-name="ce589">
            <text:p><text:s/></text:p>
          </table:table-cell>
          <table:table-cell office:value-type="string" office:string-value=" " table:formula="of:=[.P38]" table:number-columns-spanned="1" table:number-rows-spanned="7" table:style-name="ce589">
            <text:p><text:s/></text:p>
          </table:table-cell>
          <table:table-cell office:value-type="string" office:string-value=" " table:formula="of:=[.Q38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7" table:formula="of:=[.B45]+1" table:number-columns-spanned="1" table:number-rows-spanned="7" table:style-name="ce738">
            <text:p>7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45]" table:number-columns-spanned="1" table:number-rows-spanned="7" table:style-name="ce589">
            <text:p><text:s/></text:p>
          </table:table-cell>
          <table:table-cell office:value-type="string" office:string-value=" " table:formula="of:=[.P45]" table:number-columns-spanned="1" table:number-rows-spanned="7" table:style-name="ce589">
            <text:p><text:s/></text:p>
          </table:table-cell>
          <table:table-cell office:value-type="string" office:string-value=" " table:formula="of:=[.Q45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8" table:formula="of:=[.B52]+1" table:number-columns-spanned="1" table:number-rows-spanned="7" table:style-name="ce738">
            <text:p>8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52]" table:number-columns-spanned="1" table:number-rows-spanned="7" table:style-name="ce589">
            <text:p><text:s/></text:p>
          </table:table-cell>
          <table:table-cell office:value-type="string" office:string-value=" " table:formula="of:=[.P52]" table:number-columns-spanned="1" table:number-rows-spanned="7" table:style-name="ce589">
            <text:p><text:s/></text:p>
          </table:table-cell>
          <table:table-cell office:value-type="string" office:string-value=" " table:formula="of:=[.Q52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9" table:formula="of:=[.B59]+1" table:number-columns-spanned="1" table:number-rows-spanned="7" table:style-name="ce738">
            <text:p>9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59]" table:number-columns-spanned="1" table:number-rows-spanned="7" table:style-name="ce589">
            <text:p><text:s/></text:p>
          </table:table-cell>
          <table:table-cell office:value-type="string" office:string-value=" " table:formula="of:=[.P59]" table:number-columns-spanned="1" table:number-rows-spanned="7" table:style-name="ce589">
            <text:p><text:s/></text:p>
          </table:table-cell>
          <table:table-cell office:value-type="string" office:string-value=" " table:formula="of:=[.Q59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10" table:formula="of:=[.B66]+1" table:number-columns-spanned="1" table:number-rows-spanned="7" table:style-name="ce738">
            <text:p>10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66]" table:number-columns-spanned="1" table:number-rows-spanned="7" table:style-name="ce589">
            <text:p><text:s/></text:p>
          </table:table-cell>
          <table:table-cell office:value-type="string" office:string-value=" " table:formula="of:=[.P66]" table:number-columns-spanned="1" table:number-rows-spanned="7" table:style-name="ce589">
            <text:p><text:s/></text:p>
          </table:table-cell>
          <table:table-cell office:value-type="string" office:string-value=" " table:formula="of:=[.Q66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11" table:formula="of:=[.B73]+1" table:number-columns-spanned="1" table:number-rows-spanned="7" table:style-name="ce738">
            <text:p>11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73]" table:number-columns-spanned="1" table:number-rows-spanned="7" table:style-name="ce589">
            <text:p><text:s/></text:p>
          </table:table-cell>
          <table:table-cell office:value-type="string" office:string-value=" " table:formula="of:=[.P73]" table:number-columns-spanned="1" table:number-rows-spanned="7" table:style-name="ce589">
            <text:p><text:s/></text:p>
          </table:table-cell>
          <table:table-cell office:value-type="string" office:string-value=" " table:formula="of:=[.Q73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12" table:formula="of:=[.B80]+1" table:number-columns-spanned="1" table:number-rows-spanned="7" table:style-name="ce738">
            <text:p>12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80]" table:number-columns-spanned="1" table:number-rows-spanned="7" table:style-name="ce589">
            <text:p><text:s/></text:p>
          </table:table-cell>
          <table:table-cell office:value-type="string" office:string-value=" " table:formula="of:=[.P80]" table:number-columns-spanned="1" table:number-rows-spanned="7" table:style-name="ce589">
            <text:p><text:s/></text:p>
          </table:table-cell>
          <table:table-cell office:value-type="string" office:string-value=" " table:formula="of:=[.Q80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13" table:formula="of:=[.B87]+1" table:number-columns-spanned="1" table:number-rows-spanned="7" table:style-name="ce738">
            <text:p>13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87]" table:number-columns-spanned="1" table:number-rows-spanned="7" table:style-name="ce589">
            <text:p><text:s/></text:p>
          </table:table-cell>
          <table:table-cell office:value-type="string" office:string-value=" " table:formula="of:=[.P87]" table:number-columns-spanned="1" table:number-rows-spanned="7" table:style-name="ce589">
            <text:p><text:s/></text:p>
          </table:table-cell>
          <table:table-cell office:value-type="string" office:string-value=" " table:formula="of:=[.Q87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14" table:formula="of:=[.B94]+1" table:number-columns-spanned="1" table:number-rows-spanned="7" table:style-name="ce738">
            <text:p>14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94]" table:number-columns-spanned="1" table:number-rows-spanned="7" table:style-name="ce589">
            <text:p><text:s/></text:p>
          </table:table-cell>
          <table:table-cell office:value-type="string" office:string-value=" " table:formula="of:=[.P94]" table:number-columns-spanned="1" table:number-rows-spanned="7" table:style-name="ce589">
            <text:p><text:s/></text:p>
          </table:table-cell>
          <table:table-cell office:value-type="string" office:string-value=" " table:formula="of:=[.Q94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3">
          <table:table-cell table:style-name="ce88"/>
          <table:table-cell office:value-type="float" office:value="15" table:formula="of:=[.B101]+1" table:number-columns-spanned="1" table:number-rows-spanned="7" table:style-name="ce738">
            <text:p>15</text:p>
          </table:table-cell>
          <table:table-cell table:number-columns-spanned="1" table:number-rows-spanned="7" table:style-name="ce737"/>
          <table:table-cell table:number-columns-spanned="1" table:number-rows-spanned="7" table:style-name="ce737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736"/>
          <table:table-cell table:number-columns-spanned="1" table:number-rows-spanned="7" table:style-name="ce598"/>
          <table:table-cell table:style-name="ce140"/>
          <table:table-cell table:style-name="ce141"/>
          <table:table-cell table:number-columns-spanned="1" table:number-rows-spanned="7" table:style-name="ce739"/>
          <table:table-cell table:number-columns-spanned="1" table:number-rows-spanned="7" table:style-name="ce739"/>
          <table:table-cell table:number-columns-spanned="1" table:number-rows-spanned="7" table:content-validation-name="val17" table:style-name="ce598"/>
          <table:table-cell table:number-columns-spanned="1" table:number-rows-spanned="7" table:style-name="ce596"/>
          <table:table-cell office:value-type="string" office:string-value=" " table:formula="of:=[.O101]" table:number-columns-spanned="1" table:number-rows-spanned="7" table:style-name="ce589">
            <text:p><text:s/></text:p>
          </table:table-cell>
          <table:table-cell office:value-type="string" office:string-value=" " table:formula="of:=[.P101]" table:number-columns-spanned="1" table:number-rows-spanned="7" table:style-name="ce589">
            <text:p><text:s/></text:p>
          </table:table-cell>
          <table:table-cell office:value-type="string" office:string-value=" " table:formula="of:=[.Q101]" table:number-columns-spanned="1" table:number-rows-spanned="7" table:style-name="ce589">
            <text:p><text:s/></text:p>
          </table:table-cell>
          <table:table-cell table:number-columns-repeated="16367"/>
        </table:table-row>
        <table:table-row-group table:display="false">
          <table:table-row table:number-rows-repeated="5" table:style-name="ro49" table:visibility="collapse">
            <table:table-cell table:style-name="ce88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ce140"/>
            <table:table-cell table:style-name="ce14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number-columns-repeated="16367"/>
          </table:table-row>
        </table:table-row-group>
        <table:table-row table:style-name="ro22">
          <table:table-cell table:style-name="ce8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0">
            <text:p><text:span text:style-name="T4">可自行新增</text:span></text:p>
          </table:table-cell>
          <table:table-cell office:value-type="string" table:style-name="ce143">
            <text:p><text:span text:style-name="T4">可自行新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number-rows-repeated="1048462" table:style-name="ro2">
          <table:table-cell table:number-columns-repeated="16384"/>
        </table:table-row>
        <table:named-expressions>
          <table:named-range table:name="Print_Area" table:cell-range-address="4_投入_主要原料.$B$4:4_投入_主要原料.$Q$114" table:base-cell-address="4_投入_主要原料.$A$1"/>
          <table:named-expression table:name="主要原料投入" table:expression="of:=['file:///G:/備份/盤查表改版/產品碳足跡盤查表(for_tier_1_suppliers)_v45_馨如觀點.xls'#'2_產品製造_投入產出表'.#REF!]" table:base-cell-address="使用說明.$A$1"/>
        </table:named-expressions>
      </table:table>
      <table:table table:name="5_投入_輔助原料" table:style-name="ta8">
        <table:table-column table:style-name="co53" table:default-cell-style-name="ce79"/>
        <table:table-column table:style-name="co62" table:default-cell-style-name="ce79"/>
        <table:table-column table:style-name="co63" table:default-cell-style-name="ce79"/>
        <table:table-column table:style-name="co39" table:default-cell-style-name="ce79"/>
        <table:table-column table:style-name="co30" table:default-cell-style-name="ce79"/>
        <table:table-column table:style-name="co64" table:default-cell-style-name="ce81"/>
        <table:table-column table:style-name="co53" table:default-cell-style-name="ce81"/>
        <table:table-column table:style-name="co65" table:default-cell-style-name="ce81"/>
        <table:table-column table:style-name="co66" table:default-cell-style-name="ce81"/>
        <table:table-column table:style-name="co67" table:default-cell-style-name="ce79"/>
        <table:table-column table:style-name="co68" table:default-cell-style-name="ce79"/>
        <table:table-column table:style-name="co69" table:default-cell-style-name="ce79"/>
        <table:table-column table:style-name="co70" table:default-cell-style-name="ce79"/>
        <table:table-column table:style-name="co46" table:default-cell-style-name="ce79"/>
        <table:table-column table:style-name="co71" table:default-cell-style-name="ce79"/>
        <table:table-column table:style-name="co48" table:default-cell-style-name="ce79"/>
        <table:table-column table:style-name="co49" table:default-cell-style-name="ce79"/>
        <table:table-column table:style-name="co2" table:number-columns-repeated="16367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number-columns-repeated="2" table:style-name="ce79"/>
          <table:table-cell office:value-type="string" table:number-columns-spanned="2" table:number-rows-spanned="1" table:style-name="ce588">
            <text:p>請填寫黃色欄位</text:p>
          </table:table-cell>
          <table:covered-table-cell/>
          <table:table-cell table:number-columns-repeated="3" table:style-name="ce81"/>
          <table:table-cell table:style-name="ce82"/>
          <table:table-cell table:number-columns-repeated="16376" table:style-name="ce79"/>
        </table:table-row>
        <table:table-row table:style-name="ro2">
          <table:table-cell table:number-columns-repeated="5" table:style-name="ce79"/>
          <table:table-cell table:number-columns-repeated="2" table:style-name="ce81"/>
          <table:table-cell table:style-name="ce83"/>
          <table:table-cell table:number-columns-repeated="3" table:style-name="ce81"/>
          <table:table-cell table:style-name="ce82"/>
          <table:table-cell table:number-columns-repeated="16372" table:style-name="ce79"/>
        </table:table-row>
        <table:table-row table:style-name="ro2">
          <table:table-cell table:number-columns-repeated="2" table:style-name="ce88"/>
          <table:table-cell table:number-columns-repeated="5" table:style-name="ce103"/>
          <table:table-cell table:number-columns-repeated="2" table:style-name="ce106"/>
          <table:table-cell table:number-columns-repeated="16375" table:style-name="ce103"/>
        </table:table-row>
        <table:table-row table:style-name="ro50">
          <table:table-cell office:value-type="string" table:number-columns-spanned="9" table:number-rows-spanned="1" table:style-name="ce637">
            <office:annotation draw:style-name="a61" svg:x="13.71875in" svg:y="1.76041666666667in" svg:width="5.09375in" svg:height="2.96875in">
              <dc:creator>王壬</dc:creator>
              <text:p><text:span text:style-name="T8">製程部分</text:span></text:p>
              <text:p><text:span text:style-name="T8">生產產品產線需使用的原物料，如化學品、氣體、沖壓油、潤滑油、清洗劑、電鍍液...等</text:span></text:p>
              <text:p><text:span text:style-name="T8"/></text:p>
              <text:p><text:span text:style-name="T8">廢水、廢氣處理部分</text:span></text:p>
              <text:p><text:span text:style-name="T8">污染排放處理的原物料、空氣污染防治設備的濾袋、活性炭、洗滌塔及廢水處理的藥劑...等</text:span></text:p>
              <text:p/>
            </office:annotation>
            <text:p>輔助原料（指本工廠內所有使用，但最後不會出現在該產品上的原料）</text:p>
          </table:table-cell>
          <table:covered-table-cell table:number-columns-repeated="8"/>
          <table:table-cell table:number-columns-repeated="3" table:style-name="ce107"/>
          <table:table-cell table:style-name="ce79"/>
          <table:table-cell table:style-name="ce103"/>
          <table:table-cell table:number-columns-repeated="16370"/>
        </table:table-row>
        <table:table-row table:style-name="ro23">
          <table:table-cell table:number-columns-repeated="2" table:style-name="ce155"/>
          <table:table-cell table:style-name="ce156"/>
          <table:table-cell table:style-name="ce157"/>
          <table:table-cell table:style-name="ce156"/>
          <table:table-cell table:style-name="ce157"/>
          <table:table-cell table:number-columns-repeated="3" table:style-name="ce156"/>
          <table:table-cell table:style-name="ce294"/>
          <table:table-cell table:number-columns-repeated="2" table:style-name="ce158"/>
          <table:table-cell table:style-name="ce159"/>
          <table:table-cell table:style-name="ce160"/>
          <table:table-cell table:number-columns-repeated="16370" table:style-name="ce159"/>
        </table:table-row>
        <table:table-row table:style-name="ro40">
          <table:table-cell table:style-name="ce91"/>
          <table:table-cell office:value-type="string" table:style-name="ce91">
            <text:p>使用步驟</text:p>
          </table:table-cell>
          <table:table-cell office:value-type="string" table:style-name="ce89">
            <text:p>中文名稱</text:p>
          </table:table-cell>
          <table:table-cell office:value-type="string" table:style-name="ce108">
            <text:p>英文名稱</text:p>
          </table:table-cell>
          <table:table-cell office:value-type="string" table:style-name="ce289">
            <text:p>本項產品總用量<text:span text:style-name="T31">( kg/</text:span>資料期間<text:span text:style-name="T31">)</text:span></text:p>
          </table:table-cell>
          <table:table-cell office:value-type="string" table:style-name="ce162">
            <office:annotation draw:style-name="a62" svg:x="9.65625in" svg:y="5.69791666666667in" svg:width="7.29166666666667in" svg:height="2.84375in">
              <dc:creator>800309</dc:creator>
              <text:p><text:span text:style-name="T39">1.請根據組成成分表(此表非SGS RoHS檢測報告)或物質安全資料表MSDS填寫</text:span></text:p>
              <text:p><text:span text:style-name="T39">2.若無證明文件，要求其提供使用原物料等級（如檢驗級/電子級/工業級）或是成分中的物質名稱與重量比例</text:span></text:p>
              <text:p><text:span text:style-name="T39">3.若都無法提供，至少要知道最大宗成分物質為何</text:span></text:p>
            </office:annotation>
            <text:p>組成材質成分</text:p>
          </table:table-cell>
          <table:table-cell office:value-type="string" table:style-name="ce89">
            <office:annotation draw:style-name="a63" svg:x="10.9270833333333in" svg:y="5.69791666666667in" svg:width="3.45833333333333in" svg:height="0.90625in">
              <dc:creator>JYE</dc:creator>
              <text:p><text:span text:style-name="T39">此化學物質於整個原料中所佔的成分比例</text:span></text:p>
            </office:annotation>
            <text:p><text:span text:style-name="T4">比例</text:span>, %</text:p>
          </table:table-cell>
          <table:table-cell office:value-type="string" table:style-name="ce161">
            <text:p>分配至單件產品用量(kg/單件產品)</text:p>
          </table:table-cell>
          <table:table-cell office:value-type="string" table:style-name="ce161">
            <text:p>供應商名稱</text:p>
          </table:table-cell>
          <table:table-cell office:value-type="string" table:style-name="ce161">
            <office:annotation draw:style-name="a64" svg:x="15.2708333333333in" svg:y="1.86458333333333in" svg:width="1.79166666666667in" svg:height="0.625in">
              <dc:creator>Vespa Chu</dc:creator>
              <text:p><text:span text:style-name="T19">Vespa Chu:</text:span><text:span text:style-name="T26"/></text:p>
              <text:p><text:span text:style-name="T8">運輸方式請選擇：陸運、海（河）運或空運</text:span></text:p>
              <text:p><text:span text:style-name="T8">距離請以公里數概估</text:span></text:p>
            </office:annotation>
            <text:p>運輸方式與距離</text:p>
          </table:table-cell>
          <table:table-cell office:value-type="string" table:style-name="ce104">
            <office:annotation draw:style-name="a65" svg:x="12.8645833333333in" svg:y="3.33333333333333in" svg:width="8.25in" svg:height="1.63541666666667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66" svg:x="21.3645833333333in" svg:y="5.69791666666667in" svg:width="6.90625in" svg:height="0.90625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67" svg:x="24.1979166666667in" svg:y="5.69791666666667in" svg:width="1.90625in" svg:height="0.9062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68" svg:x="26.6041666666667in" svg:y="5.69791666666667in" svg:width="2.04166666666667in" svg:height="0.90625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number-columns-repeated="16370" table:style-name="ce19"/>
        </table:table-row>
        <table:table-row table:style-name="ro49">
          <table:table-cell office:value-type="string" table:number-columns-spanned="1" table:number-rows-spanned="15" table:style-name="ce745">
            <text:p>(1)<text:s/><text:span text:style-name="T63">製程投入</text:span><text:span text:style-name="T65"/></text:p>
            <text:p><text:span text:style-name="T65">（本項產品生產線需使用的原物料，如化學品、氣體【特定溫室氣體請填寫輔助原料欄位</text:span>4<text:span text:style-name="T65">】、沖壓油、潤滑油、清洗劑、電鍍液</text:span>...<text:span text:style-name="T65">等）</text:span></text:p>
          </table:table-cell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70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70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70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79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70" table:style-name="ce79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79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70" table:style-name="ce79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79"/>
        </table:table-row>
        <table:table-row table:style-name="ro40">
          <table:table-cell table:style-name="ce163"/>
          <table:table-cell office:value-type="string" table:style-name="ce163">
            <text:p>使用步驟</text:p>
          </table:table-cell>
          <table:table-cell office:value-type="string" table:style-name="ce163">
            <text:p>中文名稱</text:p>
          </table:table-cell>
          <table:table-cell office:value-type="string" table:style-name="ce164">
            <text:p>英文名稱</text:p>
          </table:table-cell>
          <table:table-cell office:value-type="string" table:style-name="ce290">
            <office:annotation draw:style-name="a69" svg:x="7.90625in" svg:y="5.98958333333333in" svg:width="1.73958333333333in" svg:height="2.88541666666667in">
              <dc:creator>930528</dc:creator>
              <text:p><text:span text:style-name="T19">930528:</text:span><text:span text:style-name="T26"/></text:p>
              <text:p><text:span text:style-name="T8">使用量＝資料期間內的庫存量差值加上資料期間內的購入量</text:span></text:p>
            </office:annotation>
            <text:p>全廠區總用量( kg/資料期間)</text:p>
          </table:table-cell>
          <table:table-cell office:value-type="string" table:style-name="ce162">
            <office:annotation draw:style-name="a70" svg:x="9.61458333333333in" svg:y="5.72916666666667in" svg:width="7.29166666666667in" svg:height="3.14583333333333in">
              <dc:creator>800309</dc:creator>
              <text:p><text:span text:style-name="T39">1.請根據組成成分表(此表非SGS RoHS檢測報告)或物質安全資料表MSDS填寫</text:span></text:p>
              <text:p><text:span text:style-name="T39">2.若無證明文件，要求其提供使用原物料等級（如檢驗級/電子級/工業級）或是成分中的物質名稱與重量比例</text:span></text:p>
              <text:p><text:span text:style-name="T39">3.若都無法提供，至少要知道最大宗成分物質為何</text:span></text:p>
            </office:annotation>
            <text:p>組成材質成分</text:p>
          </table:table-cell>
          <table:table-cell office:value-type="string" table:style-name="ce89">
            <office:annotation draw:style-name="a71" svg:x="10.9270833333333in" svg:y="10.78125in" svg:width="3.45833333333333in" svg:height="0.875in">
              <dc:creator>JYE</dc:creator>
              <text:p><text:span text:style-name="T39">此化學物質於整個原料中所佔的成分比例</text:span></text:p>
            </office:annotation>
            <text:p><text:span text:style-name="T4">比例</text:span>, %</text:p>
          </table:table-cell>
          <table:table-cell office:value-type="string" table:style-name="ce90">
            <office:annotation draw:style-name="a72" svg:x="11.5833333333333in" svg:y="10.78125in" svg:width="4.27083333333333in" svg:height="0.864583333333333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89">
            <text:p>分配說明</text:p>
          </table:table-cell>
          <table:table-cell office:value-type="string" table:style-name="ce125">
            <text:p>分配至本批產品用量<text:span text:style-name="T31">(kg/</text:span>資料期間<text:span text:style-name="T31">)</text:span></text:p>
          </table:table-cell>
          <table:table-cell office:value-type="string" table:style-name="ce161">
            <text:p>分配至單件產品用量(kg/單件產品)</text:p>
          </table:table-cell>
          <table:table-cell office:value-type="string" table:style-name="ce161">
            <text:p>供應商名稱</text:p>
          </table:table-cell>
          <table:table-cell office:value-type="string" table:style-name="ce161">
            <office:annotation draw:style-name="a73" svg:x="21.7083333333333in" svg:y="5.72916666666667in" svg:width="1.89583333333333in" svg:height="3.14583333333333in">
              <dc:creator>Vespa Chu</dc:creator>
              <text:p><text:span text:style-name="T19">Vespa Chu:</text:span><text:span text:style-name="T26"/></text:p>
              <text:p><text:span text:style-name="T8">運輸方式請選擇：陸運、海（河）運或空運</text:span></text:p>
              <text:p><text:span text:style-name="T8">距離請以公里數概估</text:span></text:p>
            </office:annotation>
            <text:p>運輸方式與距離</text:p>
          </table:table-cell>
          <table:table-cell office:value-type="string" table:style-name="ce165">
            <office:annotation draw:style-name="a74" svg:x="25.2604166666667in" svg:y="8.875in" svg:width="4.69791666666667in" svg:height="0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163">
            <office:annotation draw:style-name="a75" svg:x="28.8020833333333in" svg:y="10.78125in" svg:width="7.05208333333333in" svg:height="0.927083333333333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76" svg:x="31.59375in" svg:y="10.78125in" svg:width="2.10416666666667in" svg:height="0.87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77" svg:x="32.4895833333333in" svg:y="10.78125in" svg:width="1.96875in" svg:height="0.875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number-columns-repeated="16367"/>
        </table:table-row>
        <table:table-row table:style-name="ro49">
          <table:table-cell office:value-type="string" table:number-columns-spanned="1" table:number-rows-spanned="15" table:style-name="ce745">
            <text:p>(2)<text:s/><text:span text:style-name="T63">廠務投入</text:span><text:span text:style-name="T64">-<text:s/></text:span><text:span text:style-name="T63">全廠性</text:span><text:span text:style-name="T65"/></text:p>
            <text:p>(<text:span text:style-name="T65">含純水、超純水處理之化學品投入</text:span>)<text:s text:c="124"/><text:span text:style-name="T65">【特定溫室氣體請填寫輔助原料欄位</text:span>4<text:span text:style-name="T65">】</text:span></text:p>
          </table:table-cell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26]*[.H26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6"/>
          <table:table-cell table:number-columns-spanned="1" table:number-rows-spanned="3" table:style-name="ce746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29]*[.H29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6"/>
          <table:table-cell table:number-columns-spanned="1" table:number-rows-spanned="3" table:style-name="ce746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32]*[.H32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6"/>
          <table:table-cell table:number-columns-spanned="1" table:number-rows-spanned="3" table:style-name="ce746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35]*[.H35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6"/>
          <table:table-cell table:number-columns-spanned="1" table:number-rows-spanned="3" table:style-name="ce746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110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38]*[.H38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6"/>
          <table:table-cell table:number-columns-spanned="1" table:number-rows-spanned="3" table:style-name="ce746"/>
          <table:table-cell table:number-columns-spanned="1" table:number-rows-spanned="3" table:style-name="ce742"/>
          <table:table-cell table:number-columns-repeated="16367"/>
        </table:table-row>
        <table:table-row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51">
          <table:table-cell table:style-name="ce91"/>
          <table:table-cell office:value-type="string" table:style-name="ce91">
            <text:p>使用步驟</text:p>
          </table:table-cell>
          <table:table-cell office:value-type="string" table:style-name="ce89">
            <text:p>中文名稱</text:p>
          </table:table-cell>
          <table:table-cell office:value-type="string" table:style-name="ce108">
            <text:p>英文名稱</text:p>
          </table:table-cell>
          <table:table-cell office:value-type="string" table:style-name="ce290">
            <office:annotation draw:style-name="a78" svg:x="7.90625in" svg:y="11.1666666666667in" svg:width="1.73958333333333in" svg:height="1.15625in">
              <dc:creator>930528</dc:creator>
              <text:p><text:span text:style-name="T19">930528:</text:span><text:span text:style-name="T26"/></text:p>
              <text:p><text:span text:style-name="T8">使用量＝資料期間內的庫存量差值加上資料期間內的購入量</text:span></text:p>
            </office:annotation>
            <text:p>全廠區總用量( kg/資料期間)</text:p>
          </table:table-cell>
          <table:table-cell office:value-type="string" table:style-name="ce162">
            <office:annotation draw:style-name="a79" svg:x="9.04166666666667in" svg:y="11.0833333333333in" svg:width="7.48958333333333in" svg:height="2.66666666666667in">
              <dc:creator>800309</dc:creator>
              <text:p><text:span text:style-name="T39">1.請根據組成成分表(此表非SGS RoHS檢測報告)或物質安全資料表MSDS填寫</text:span></text:p>
              <text:p><text:span text:style-name="T39">2.若無證明文件，要求其提供使用原物料等級（如檢驗級/電子級/工業級）或是成分中的物質名稱與重量比例</text:span></text:p>
              <text:p><text:span text:style-name="T39">3.若都無法提供，至少要知道最大宗成分物質為何</text:span></text:p>
            </office:annotation>
            <text:p>組成材質成分</text:p>
          </table:table-cell>
          <table:table-cell office:value-type="string" table:style-name="ce89">
            <office:annotation draw:style-name="a80" svg:x="10.3645833333333in" svg:y="11.0833333333333in" svg:width="3.375in" svg:height="1.15625in">
              <dc:creator>JYE</dc:creator>
              <text:p><text:span text:style-name="T39">此化學物質於整個原料中所佔的成分比例</text:span></text:p>
            </office:annotation>
            <text:p><text:span text:style-name="T4">比例</text:span>, %</text:p>
          </table:table-cell>
          <table:table-cell office:value-type="string" table:style-name="ce90">
            <office:annotation draw:style-name="a81" svg:x="12.4583333333333in" svg:y="15.2604166666667in" svg:width="4.07291666666667in" svg:height="0.0520833333333333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89">
            <text:p>分配說明</text:p>
          </table:table-cell>
          <table:table-cell office:value-type="string" table:style-name="ce125">
            <text:p>分配至本批產品用量<text:span text:style-name="T31">(kg/</text:span>資料期間<text:span text:style-name="T31">)</text:span></text:p>
          </table:table-cell>
          <table:table-cell office:value-type="string" table:style-name="ce161">
            <text:p>分配至單件產品用量(kg/單件產品)</text:p>
          </table:table-cell>
          <table:table-cell office:value-type="string" table:style-name="ce161">
            <text:p>供應商名稱</text:p>
          </table:table-cell>
          <table:table-cell office:value-type="string" table:style-name="ce161">
            <office:annotation draw:style-name="a82" svg:x="21.7083333333333in" svg:y="11.53125in" svg:width="1.89583333333333in" svg:height="3.47916666666667in">
              <dc:creator>Vespa Chu</dc:creator>
              <text:p><text:span text:style-name="T19">Vespa Chu:</text:span><text:span text:style-name="T26"/></text:p>
              <text:p><text:span text:style-name="T8">運輸方式請選擇：陸運、海（河）運或空運</text:span></text:p>
              <text:p><text:span text:style-name="T8">距離請以公里數概估</text:span></text:p>
            </office:annotation>
            <text:p>運輸方式與距離</text:p>
          </table:table-cell>
          <table:table-cell office:value-type="string" table:style-name="ce104">
            <office:annotation draw:style-name="a83" svg:x="27.1458333333333in" svg:y="15.2604166666667in" svg:width="7.97916666666667in" svg:height="0.0729166666666667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84" svg:x="28.8020833333333in" svg:y="14.59375in" svg:width="7.0625in" svg:height="1.09375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85" svg:x="31.59375in" svg:y="14.59375in" svg:width="2.08333333333333in" svg:height="1.01041666666667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86" svg:x="32.4895833333333in" svg:y="14.59375in" svg:width="1.97916666666667in" svg:height="1.09375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number-columns-repeated="16367"/>
        </table:table-row>
        <table:table-row table:style-name="ro49">
          <table:table-cell office:value-type="string" table:number-columns-spanned="1" table:number-rows-spanned="15" table:style-name="ce745">
            <text:p>(3)<text:s/><text:span text:style-name="T63">廢水、廢氣處理之投入</text:span><text:span text:style-name="T64">-<text:s/></text:span><text:span text:style-name="T63">全廠性</text:span><text:span text:style-name="T65"/></text:p>
            <text:p><text:span text:style-name="T65"/></text:p>
            <text:p><text:span text:style-name="T65">（化學品、酸、鹼、活性碳、</text:span>.....<text:span text:style-name="T65">等）</text:span></text:p>
            <text:p><text:span text:style-name="T65"/></text:p>
            <text:p><text:span text:style-name="T65">（廢氣燃燒、廢棄物自行焚化處理等燃料消耗量，請計為「能源投入」部分）</text:span></text:p>
          </table:table-cell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26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42]*[.H42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26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45]*[.H45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26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48]*[.H48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26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51]*[.H51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9">
          <table:covered-table-cell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0"/>
          <table:table-cell table:number-columns-spanned="1" table:number-rows-spanned="3" table:style-name="ce741"/>
          <table:table-cell table:style-name="ce109"/>
          <table:table-cell table:style-name="ce26"/>
          <table:table-cell office:value-type="percentage" office:value="0" table:formula="of:=[基本資料.D28]" table:number-columns-spanned="1" table:number-rows-spanned="3" table:style-name="ce747">
            <text:p>0.00%</text:p>
          </table:table-cell>
          <table:table-cell office:value-type="string" table:number-columns-spanned="1" table:number-rows-spanned="3" table:style-name="ce748">
            <text:p>&lt;-- 若不對，請自行輸入分配比例，並在此處說明</text:p>
          </table:table-cell>
          <table:table-cell office:value-type="float" office:value="0" table:formula="of:=[.E54]*[.H54]" table:number-columns-spanned="1" table:number-rows-spanned="3" table:style-name="ce744">
            <text:p>0</text:p>
          </table:table-cell>
          <table:table-cell table:number-columns-spanned="1" table:number-rows-spanned="3" table:style-name="ce743"/>
          <table:table-cell table:number-columns-spanned="1" table:number-rows-spanned="3" table:style-name="ce743"/>
          <table:table-cell table:number-columns-spanned="1" table:number-rows-spanned="3" table:style-name="ce743"/>
          <table:table-cell office:value-type="string" table:number-columns-spanned="1" table:number-rows-spanned="3" table:content-validation-name="val19" table:style-name="ce650">
            <text:p>請用下拉式選單</text:p>
          </table:table-cell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spanned="1" table:number-rows-spanned="3" table:style-name="ce742"/>
          <table:table-cell table:number-columns-repeated="16367"/>
        </table:table-row>
        <table:table-row table:number-rows-repeated="2" table:style-name="ro23">
          <table:covered-table-cell/>
          <table:covered-table-cell/>
          <table:covered-table-cell/>
          <table:covered-table-cell/>
          <table:covered-table-cell/>
          <table:table-cell table:style-name="ce109"/>
          <table:table-cell table:style-name="c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0">
          <table:table-cell table:style-name="ce112"/>
          <table:table-cell office:value-type="string" table:style-name="ce112">
            <text:p>中文名稱</text:p>
          </table:table-cell>
          <table:table-cell office:value-type="string" table:style-name="ce113">
            <text:p><text:span text:style-name="T4">英文名</text:span>/<text:span text:style-name="T4">化學式</text:span>/<text:span text:style-name="T4">俗名</text:span></text:p>
          </table:table-cell>
          <table:table-cell office:value-type="string" table:style-name="ce290">
            <office:annotation draw:style-name="a87" svg:x="6.41666666666667in" svg:y="16.5104166666667in" svg:width="1.70833333333333in" svg:height="0.354166666666667in">
              <dc:creator>930528</dc:creator>
              <text:p><text:span text:style-name="T19">930528:</text:span><text:span text:style-name="T26"/></text:p>
              <text:p><text:span text:style-name="T8">使用量＝資料期間內的庫存量差值加上資料期間內的購入量</text:span></text:p>
            </office:annotation>
            <text:p>全廠區總用量( kg/資料期間)</text:p>
          </table:table-cell>
          <table:table-cell office:value-type="string" table:style-name="ce89">
            <office:annotation draw:style-name="a88" svg:x="3.17708333333333in" svg:y="14.59375in" svg:width="5.35416666666667in" svg:height="0.96875in">
              <dc:creator>800309</dc:creator>
              <text:p><text:span text:style-name="T39">說明前述「數量」係依據 填充量、使用量、總數量、...而來</text:span></text:p>
            </office:annotation>
            <text:p>數量說明</text:p>
          </table:table-cell>
          <table:table-cell office:value-type="string" table:style-name="ce90">
            <office:annotation draw:style-name="a89" svg:x="9.0625in" svg:y="17.84375in" svg:width="4.21875in" svg:height="0.510416666666667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89">
            <text:p>分配說明</text:p>
          </table:table-cell>
          <table:table-cell office:value-type="string" table:style-name="ce125">
            <text:p>分配至本批產品用量<text:span text:style-name="T31">(kg/</text:span>資料期間<text:span text:style-name="T31">)</text:span></text:p>
          </table:table-cell>
          <table:table-cell office:value-type="string" table:style-name="ce161">
            <text:p>分配至單件產品用量(kg/單件產品)</text:p>
          </table:table-cell>
          <table:table-cell office:value-type="string" table:style-name="ce161">
            <text:p>供應商名稱</text:p>
          </table:table-cell>
          <table:table-cell office:value-type="string" table:style-name="ce161">
            <office:annotation draw:style-name="a90" svg:x="17.4791666666667in" svg:y="17.3125in" svg:width="2.04166666666667in" svg:height="0.25in">
              <dc:creator>Vespa Chu</dc:creator>
              <text:p><text:span text:style-name="T19">Vespa Chu:</text:span><text:span text:style-name="T26"/></text:p>
              <text:p><text:span text:style-name="T8">運輸方式請選擇：陸運、海（河）運或空運</text:span></text:p>
              <text:p><text:span text:style-name="T8">距離請以公里數概估</text:span></text:p>
            </office:annotation>
            <text:p>運輸方式與距離</text:p>
          </table:table-cell>
          <table:table-cell office:value-type="string" table:style-name="ce114">
            <office:annotation draw:style-name="a91" svg:x="21.2083333333333in" svg:y="17.84375in" svg:width="4.64583333333333in" svg:height="1.05208333333333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92" svg:x="23.1041666666667in" svg:y="17.84375in" svg:width="5.72916666666667in" svg:height="1.14583333333333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120">
            <office:annotation draw:style-name="a93" svg:x="25.3645833333333in" svg:y="16.4895833333333in" svg:width="1.90625in" svg:height="0.12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94" svg:x="28.9583333333333in" svg:y="17.84375in" svg:width="2.04166666666667in" svg:height="0.552083333333333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number-columns-repeated="16369" table:style-name="ce19"/>
        </table:table-row>
        <table:table-row table:style-name="ro52">
          <table:table-cell office:value-type="string" table:number-columns-spanned="1" table:number-rows-spanned="15" table:style-name="ce745">
            <text:p>(4)<text:s/><text:span text:style-name="T63">特定溫室氣體</text:span><text:span text:style-name="T65">【</text:span><text:s/><text:span text:style-name="T63">附表</text:span><text:span text:style-name="T64">1</text:span><text:span text:style-name="T65">所列出的氣體】排放</text:span>-<text:s/><text:span text:style-name="T65">全廠性</text:span></text:p>
          </table:table-cell>
          <table:table-cell office:value-type="string" table:style-name="ce293">
            <text:p>CO<text:span text:style-name="T68">2</text:span><text:span text:style-name="T49">滅火器</text:span></text:p>
          </table:table-cell>
          <table:table-cell office:value-type="string" table:style-name="ce291">
            <text:p>CO<text:span text:style-name="T68">2</text:span></text:p>
          </table:table-cell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58]*[.F58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292">
            <text:p>高壓配電盤<text:span text:style-name="T7">SF</text:span><text:span text:style-name="T68">6</text:span></text:p>
          </table:table-cell>
          <table:table-cell office:value-type="string" table:style-name="ce291">
            <text:p>SF<text:span text:style-name="T68">6</text:span></text:p>
          </table:table-cell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59]*[.F59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１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0]*[.F60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２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1]*[.F61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３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2]*[.F62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４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3]*[.F63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５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4]*[.F64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６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5]*[.F65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７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6]*[.F66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８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7]*[.F67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９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8]*[.F68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3">
          <table:covered-table-cell/>
          <table:table-cell office:value-type="string" table:style-name="ce194">
            <text:p>冷媒１０（請指明種類）</text:p>
          </table:table-cell>
          <table:table-cell table:style-name="ce1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69]*[.F69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11">
          <table:covered-table-cell/>
          <table:table-cell table:number-columns-repeated="2" table:style-name="ce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70]*[.F70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4">
          <table:covered-table-cell/>
          <table:table-cell table:style-name="ce116"/>
          <table:table-cell table:style-name="ce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71]*[.F71]" table:style-name="ce295">
            <text:p>0<text:s/></text:p>
          </table:table-cell>
          <table:table-cell table:style-name="ce297"/>
          <table:table-cell table:number-columns-repeated="2" table:style-name="ce29"/>
          <table:table-cell office:value-type="string" table:content-validation-name="val20" table:style-name="ce115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55">
          <table:covered-table-cell/>
          <table:table-cell table:style-name="ce116"/>
          <table:table-cell table:style-name="ce95"/>
          <table:table-cell table:style-name="ce29"/>
          <table:table-cell table:content-validation-name="val18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office:value-type="float" office:value="0" table:formula="of:=[.D72]*[.F72]" table:style-name="ce296">
            <text:p>0<text:s/></text:p>
          </table:table-cell>
          <table:table-cell table:style-name="ce298"/>
          <table:table-cell table:number-columns-repeated="2" table:style-name="ce29"/>
          <table:table-cell office:value-type="string" table:content-validation-name="val20" table:style-name="ce117">
            <text:p>請用下拉式選單</text:p>
          </table:table-cell>
          <table:table-cell table:number-columns-repeated="3" table:style-name="ce29"/>
          <table:table-cell table:number-columns-repeated="16369" table:style-name="ce19"/>
        </table:table-row>
        <table:table-row table:style-name="ro23">
          <table:table-cell table:style-name="ce345"/>
          <table:table-cell table:style-name="ce88"/>
          <table:table-cell table:style-name="ce118"/>
          <table:table-cell table:number-columns-repeated="2" table:style-name="ce32"/>
          <table:table-cell table:number-columns-repeated="4" table:style-name="ce102"/>
          <table:table-cell table:number-columns-repeated="4" table:style-name="ce107"/>
          <table:table-cell table:number-columns-repeated="16371" table:style-name="ce79"/>
        </table:table-row>
        <table:table-row table:style-name="ro2">
          <table:table-cell table:style-name="ce88"/>
          <table:table-cell table:number-columns-repeated="4" table:style-name="ce79"/>
          <table:table-cell table:number-columns-repeated="4" table:style-name="ce81"/>
          <table:table-cell table:number-columns-repeated="16375" table:style-name="ce79"/>
        </table:table-row>
        <table:table-row table:number-rows-repeated="1048502" table:style-name="ro2">
          <table:table-cell table:number-columns-repeated="16384"/>
        </table:table-row>
        <table:named-expressions>
          <table:named-expression table:name="主要原料投入" table:expression="of:=['5_投入_輔助原料'.#REF!]" table:base-cell-address="使用說明.$A$1"/>
          <table:named-range table:name="如主原料之改法" table:cell-range-address="5_投入_輔助原料.$A$9:5_投入_輔助原料.$Q$72" table:base-cell-address="5_投入_輔助原料.$A$1"/>
        </table:named-expressions>
      </table:table>
      <table:table table:name="6_投入_包裝" table:style-name="ta9">
        <table:table-column table:style-name="co72" table:default-cell-style-name="ce79"/>
        <table:table-column table:style-name="co8" table:default-cell-style-name="ce79"/>
        <table:table-column table:style-name="co73" table:default-cell-style-name="ce79"/>
        <table:table-column table:style-name="co74" table:default-cell-style-name="ce81"/>
        <table:table-column table:style-name="co75" table:default-cell-style-name="ce81"/>
        <table:table-column table:style-name="co76" table:default-cell-style-name="ce81"/>
        <table:table-column table:style-name="co74" table:default-cell-style-name="ce81"/>
        <table:table-column table:style-name="co55" table:default-cell-style-name="ce81"/>
        <table:table-column table:style-name="co43" table:default-cell-style-name="ce79"/>
        <table:table-column table:style-name="co42" table:default-cell-style-name="ce79"/>
        <table:table-column table:style-name="co77" table:default-cell-style-name="ce79"/>
        <table:table-column table:style-name="co78" table:default-cell-style-name="ce79"/>
        <table:table-column table:style-name="co46" table:default-cell-style-name="ce79"/>
        <table:table-column table:style-name="co71" table:default-cell-style-name="ce79"/>
        <table:table-column table:style-name="co48" table:default-cell-style-name="ce79"/>
        <table:table-column table:style-name="co49" table:default-cell-style-name="ce79"/>
        <table:table-column table:style-name="co2" table:number-columns-repeated="16368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style-name="ce79"/>
          <table:table-cell office:value-type="string" table:number-columns-spanned="2" table:number-rows-spanned="1" table:style-name="ce588">
            <text:p>請填寫黃色欄位</text:p>
          </table:table-cell>
          <table:covered-table-cell/>
          <table:table-cell table:style-name="ce198"/>
          <table:table-cell table:number-columns-repeated="3" table:style-name="ce199"/>
          <table:table-cell table:number-columns-repeated="3" table:style-name="ce81"/>
          <table:table-cell table:style-name="ce82"/>
          <table:table-cell table:number-columns-repeated="16373" table:style-name="ce79"/>
        </table:table-row>
        <table:table-row table:style-name="ro38">
          <table:table-cell table:number-columns-repeated="3" table:style-name="ce79"/>
          <table:table-cell table:style-name="ce81"/>
          <table:table-cell table:number-columns-repeated="3" table:style-name="ce83"/>
          <table:table-cell table:number-columns-repeated="3" table:style-name="ce81"/>
          <table:table-cell table:style-name="ce82"/>
          <table:table-cell table:number-columns-repeated="16373" table:style-name="ce79"/>
        </table:table-row>
        <table:table-row table:style-name="ro2">
          <table:table-cell table:number-columns-repeated="3" table:style-name="ce79"/>
          <table:table-cell table:style-name="ce81"/>
          <table:table-cell table:number-columns-repeated="3" table:style-name="ce83"/>
          <table:table-cell table:number-columns-repeated="3" table:style-name="ce81"/>
          <table:table-cell table:style-name="ce82"/>
          <table:table-cell table:number-columns-repeated="16373" table:style-name="ce79"/>
        </table:table-row>
        <table:table-row table:style-name="ro46">
          <table:table-cell office:value-type="string" table:style-name="ce196">
            <text:p>包裝</text:p>
          </table:table-cell>
          <table:table-cell table:number-columns-repeated="2" table:style-name="ce84"/>
          <table:table-cell table:number-columns-repeated="5" table:style-name="ce85"/>
          <table:table-cell table:number-columns-repeated="2" table:style-name="ce84"/>
          <table:table-cell table:style-name="ce86"/>
          <table:table-cell table:style-name="ce87"/>
          <table:table-cell table:number-columns-repeated="3" table:style-name="ce79"/>
          <table:table-cell table:style-name="ce82"/>
          <table:table-cell table:number-columns-repeated="16368"/>
        </table:table-row>
        <table:table-row table:style-name="ro38">
          <table:table-cell table:style-name="ce88"/>
          <table:table-cell table:number-columns-repeated="3" table:style-name="ce103"/>
          <table:table-cell table:number-columns-repeated="4" table:style-name="ce106"/>
          <table:table-cell table:number-columns-repeated="16376" table:style-name="ce103"/>
        </table:table-row>
        <table:table-row table:style-name="ro5">
          <table:table-cell table:style-name="ce88"/>
          <table:table-cell table:style-name="ce118"/>
          <table:table-cell table:style-name="ce32"/>
          <table:table-cell table:number-columns-repeated="4" table:style-name="ce102"/>
          <table:table-cell table:style-name="ce281"/>
          <table:table-cell table:style-name="ce282"/>
          <table:table-cell table:number-columns-repeated="3" table:style-name="ce107"/>
          <table:table-cell table:number-columns-repeated="16372" table:style-name="ce79"/>
        </table:table-row>
        <table:table-row table:style-name="ro56">
          <table:table-cell table:style-name="ce68"/>
          <table:table-cell office:value-type="string" table:style-name="ce163">
            <text:p>中文名稱</text:p>
          </table:table-cell>
          <table:table-cell office:value-type="string" table:style-name="ce164">
            <text:p>英文名稱</text:p>
          </table:table-cell>
          <table:table-cell office:value-type="string" table:style-name="ce162">
            <office:annotation draw:style-name="a95" svg:x="4.88541666666667in" svg:y="1.59375in" svg:width="2.10416666666667in" svg:height="0.739583333333333in">
              <dc:creator>Vespa Chu</dc:creator>
              <text:p><text:span text:style-name="T19">Vespa Chu:</text:span><text:span text:style-name="T26"/></text:p>
              <text:p><text:span text:style-name="T8">如瓦楞紙、塑膠(LDPE, PP,PS...)....等。</text:span></text:p>
              <text:p><text:span text:style-name="T8">若包裝物為複合材質，請逐一列出複合物的原料</text:span></text:p>
            </office:annotation>
            <text:p>材質名稱</text:p>
          </table:table-cell>
          <table:table-cell office:value-type="string" table:style-name="ce197">
            <office:annotation draw:style-name="a96" svg:x="5.14583333333333in" svg:y="4.34375in" svg:width="1.84375in" svg:height="0.447916666666667in">
              <dc:creator>JYE</dc:creator>
              <text:p><text:span text:style-name="T37">此材質於整個包裝材料中所佔的比例，若單一種材質則為100</text:span></text:p>
            </office:annotation>
            <text:p>重量比例<text:span text:style-name="T31">, %</text:span></text:p>
          </table:table-cell>
          <table:table-cell office:value-type="string" table:style-name="ce161">
            <text:p><text:span text:style-name="T2">包裝物空重量 ( kg/個)</text:span></text:p>
          </table:table-cell>
          <table:table-cell office:value-type="string" table:style-name="ce154">
            <text:p>包裝量 (單個包裝物包多少產品或次包裝物)</text:p>
          </table:table-cell>
          <table:table-cell office:value-type="string" table:style-name="ce154">
            <text:p>本批產品總用量( kg/資料期間)</text:p>
          </table:table-cell>
          <table:table-cell office:value-type="string" table:style-name="ce154">
            <text:p>分配至單件產品用量( kg/資料期間)</text:p>
          </table:table-cell>
          <table:table-cell office:value-type="string" table:style-name="ce161">
            <text:p>供應商名稱</text:p>
          </table:table-cell>
          <table:table-cell office:value-type="string" table:style-name="ce242">
            <office:annotation draw:style-name="a97" svg:x="12.3541666666667in" svg:y="1.57291666666667in" svg:width="1.55208333333333in" svg:height="0.760416666666667in">
              <dc:creator>930528</dc:creator>
              <text:p><text:span text:style-name="T19">930528:</text:span><text:span text:style-name="T26"/></text:p>
              <text:p><text:span text:style-name="T8">運輸方式請選擇：陸運、海（河）運或空運</text:span></text:p>
              <text:p><text:span text:style-name="T8">距離請以公里數概估</text:span></text:p>
            </office:annotation>
            <text:p>運輸方式與距離</text:p>
          </table:table-cell>
          <table:table-cell office:value-type="string" table:style-name="ce114">
            <office:annotation draw:style-name="a98" svg:x="14.4479166666667in" svg:y="1.57291666666667in" svg:width="3.70833333333333in" svg:height="0.760416666666667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119">
            <office:annotation draw:style-name="a99" svg:x="20.4479166666667in" svg:y="5.10416666666667in" svg:width="5.64583333333333in" svg:height="2.13541666666667in">
              <dc:creator>781150</dc:creator>
              <text:p><text:span text:style-name="T9">對於前項數據產生方式(數據品質)的補充說明。</text:span></text:p>
              <text:p><text:span text:style-name="T9">若數據取得有經過計算，應包括數據如何計算得來的「計算式」及計算式中每個數字代表的「意義」</text:span></text:p>
            </office:annotation>
            <text:p>數據品質說明</text:p>
          </table:table-cell>
          <table:table-cell office:value-type="string" table:style-name="ce120">
            <office:annotation draw:style-name="a100" svg:x="21.7604166666667in" svg:y="4.69791666666667in" svg:width="2.92708333333333in" svg:height="0.3125in">
              <dc:creator>781150</dc:creator>
              <text:p><text:span text:style-name="T37">本項資料、數據來源者的聯絡資料</text:span></text:p>
            </office:annotation>
            <text:p><text:span text:style-name="T49">數據來源：部門/人員/電話</text:span></text:p>
          </table:table-cell>
          <table:table-cell office:value-type="string" table:style-name="ce92">
            <office:annotation draw:style-name="a101" svg:x="23.3125in" svg:y="4.23958333333333in" svg:width="2.19791666666667in" svg:height="0.364583333333333in">
              <dc:creator>781150</dc:creator>
              <text:p><text:span text:style-name="T37">本項資料、數據來源者的聯絡資料</text:span></text:p>
            </office:annotation>
            <text:p><text:span text:style-name="T49">數據來源：人員</text:span><text:span text:style-name="T7">e-mail</text:span></text:p>
          </table:table-cell>
          <table:table-cell table:number-columns-repeated="16369" table:style-name="ce19"/>
        </table:table-row>
        <table:table-row table:style-name="ro28">
          <table:table-cell office:value-type="string" table:number-columns-spanned="1" table:number-rows-spanned="3" table:style-name="ce646">
            <office:annotation draw:style-name="a102" svg:x="2.09375in" svg:y="2.35416666666667in" svg:width="1.5in" svg:height="1.73958333333333in">
              <dc:creator>781150</dc:creator>
              <text:p><text:span text:style-name="T8">直接接觸產品的包裝層，其餘類推</text:span></text:p>
              <text:p><text:span text:style-name="T8">棧板不需盤查</text:span></text:p>
            </office:annotation>
            <text:p>第一層</text:p>
          </table:table-cell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repeated="2" table:style-name="ce11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office:value-type="string" table:number-columns-spanned="1" table:number-rows-spanned="3" table:content-validation-name="val21" table:style-name="ce702">
            <text:p>請用下拉式選單</text:p>
          </table:table-cell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repeated="16369" table:style-name="ce19"/>
        </table:table-row>
        <table:table-row table:number-rows-repeated="2" table:style-name="ro28">
          <table:covered-table-cell/>
          <table:covered-table-cell/>
          <table:covered-table-cell/>
          <table:table-cell table:number-columns-repeated="2"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9"/>
        </table:table-row>
        <table:table-row table:style-name="ro28">
          <table:table-cell office:value-type="string" table:number-columns-spanned="1" table:number-rows-spanned="3" table:style-name="ce646">
            <text:p>第二層</text:p>
          </table:table-cell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repeated="2" table:style-name="ce11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office:value-type="string" table:number-columns-spanned="1" table:number-rows-spanned="3" table:content-validation-name="val21" table:style-name="ce702">
            <text:p>請用下拉式選單</text:p>
          </table:table-cell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repeated="16369" table:style-name="ce19"/>
        </table:table-row>
        <table:table-row table:number-rows-repeated="2" table:style-name="ro28">
          <table:covered-table-cell/>
          <table:covered-table-cell/>
          <table:covered-table-cell/>
          <table:table-cell table:number-columns-repeated="2"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9"/>
        </table:table-row>
        <table:table-row table:style-name="ro28">
          <table:table-cell office:value-type="string" table:number-columns-spanned="1" table:number-rows-spanned="3" table:style-name="ce646">
            <text:p>第三層</text:p>
          </table:table-cell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repeated="2" table:style-name="ce11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office:value-type="string" table:number-columns-spanned="1" table:number-rows-spanned="3" table:content-validation-name="val21" table:style-name="ce702">
            <text:p>請用下拉式選單</text:p>
          </table:table-cell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repeated="16369" table:style-name="ce19"/>
        </table:table-row>
        <table:table-row table:number-rows-repeated="2" table:style-name="ro28">
          <table:covered-table-cell/>
          <table:covered-table-cell/>
          <table:covered-table-cell/>
          <table:table-cell table:number-columns-repeated="2"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9"/>
        </table:table-row>
        <table:table-row table:style-name="ro23">
          <table:table-cell office:value-type="string" table:number-columns-spanned="1" table:number-rows-spanned="3" table:style-name="ce646">
            <text:p>第四層</text:p>
          </table:table-cell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repeated="2" table:style-name="ce11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office:value-type="string" table:number-columns-spanned="1" table:number-rows-spanned="3" table:content-validation-name="val21" table:style-name="ce702">
            <text:p>請用下拉式選單</text:p>
          </table:table-cell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repeated="16369" table:style-name="ce19"/>
        </table:table-row>
        <table:table-row table:number-rows-repeated="2" table:style-name="ro23">
          <table:covered-table-cell/>
          <table:covered-table-cell/>
          <table:covered-table-cell/>
          <table:table-cell table:number-columns-repeated="2"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9"/>
        </table:table-row>
        <table:table-row table:style-name="ro23">
          <table:table-cell office:value-type="string" table:number-columns-spanned="1" table:number-rows-spanned="3" table:style-name="ce646">
            <office:annotation draw:style-name="a103" svg:x="1.04166666666667in" svg:y="8.07291666666667in" svg:width="1.86458333333333in" svg:height="0.96875in">
              <dc:creator>781150</dc:creator>
              <text:p><text:span text:style-name="T9">其他輔助包裝或與歸類於包裝的物品(如說明書、乾燥劑)</text:span></text:p>
            </office:annotation>
            <text:p><text:span text:style-name="T5">其他</text:span>_1</text:p>
          </table:table-cell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repeated="2" table:style-name="ce11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office:value-type="string" table:number-columns-spanned="1" table:number-rows-spanned="3" table:content-validation-name="val21" table:style-name="ce702">
            <text:p>請用下拉式選單</text:p>
          </table:table-cell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repeated="16369" table:style-name="ce19"/>
        </table:table-row>
        <table:table-row table:number-rows-repeated="2" table:style-name="ro23">
          <table:covered-table-cell/>
          <table:covered-table-cell/>
          <table:covered-table-cell/>
          <table:table-cell table:number-columns-repeated="2"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9"/>
        </table:table-row>
        <table:table-row table:style-name="ro23">
          <table:table-cell office:value-type="string" table:number-columns-spanned="1" table:number-rows-spanned="3" table:style-name="ce646">
            <text:p><text:span text:style-name="T5">其他</text:span>_2</text:p>
          </table:table-cell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repeated="2" table:style-name="ce11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table:number-columns-spanned="1" table:number-rows-spanned="3" table:style-name="ce500"/>
          <table:table-cell office:value-type="string" table:number-columns-spanned="1" table:number-rows-spanned="3" table:content-validation-name="val21" table:style-name="ce702">
            <text:p>請用下拉式選單</text:p>
          </table:table-cell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spanned="1" table:number-rows-spanned="3" table:style-name="ce650"/>
          <table:table-cell table:number-columns-repeated="16369" table:style-name="ce19"/>
        </table:table-row>
        <table:table-row table:number-rows-repeated="2" table:style-name="ro23">
          <table:covered-table-cell/>
          <table:covered-table-cell/>
          <table:covered-table-cell/>
          <table:table-cell table:number-columns-repeated="2"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 table:style-name="ce19"/>
        </table:table-row>
        <table:table-row table:style-name="ro2">
          <table:table-cell table:style-name="ce103"/>
          <table:table-cell table:number-columns-repeated="2" table:style-name="ce79"/>
          <table:table-cell table:number-columns-repeated="5" table:style-name="ce81"/>
          <table:table-cell table:number-columns-repeated="4" table:style-name="ce79"/>
          <table:table-cell table:number-columns-repeated="2" table:style-name="ce103"/>
          <table:table-cell table:number-columns-repeated="16370" table:style-name="ce79"/>
        </table:table-row>
        <table:table-row table:number-rows-repeated="1048547" table:style-name="ro2">
          <table:table-cell table:number-columns-repeated="16384"/>
        </table:table-row>
        <table:named-expressions>
          <table:named-range table:name="Print_Area" table:cell-range-address="6_投入_包裝.$A$4:6_投入_包裝.$O$28" table:base-cell-address="6_投入_包裝.$A$1"/>
          <table:named-expression table:name="主要原料投入" table:expression="of:=['6_投入_包裝'.#REF!]" table:base-cell-address="使用說明.$A$1"/>
          <table:named-expression table:name="如主原料之改法" table:expression="of:=['6_投入_包裝'.#REF!]" table:base-cell-address="使用說明.$A$1"/>
        </table:named-expressions>
      </table:table>
      <table:table table:name="7_產出_廢氣" table:style-name="ta10">
        <table:table-column table:style-name="co39" table:default-cell-style-name="ce79"/>
        <table:table-column table:style-name="co79" table:default-cell-style-name="ce79"/>
        <table:table-column table:style-name="co80" table:default-cell-style-name="ce79"/>
        <table:table-column table:style-name="co81" table:default-cell-style-name="ce79"/>
        <table:table-column table:style-name="co81" table:default-cell-style-name="ce81"/>
        <table:table-column table:style-name="co82" table:default-cell-style-name="ce81"/>
        <table:table-column table:style-name="co83" table:default-cell-style-name="ce81"/>
        <table:table-column table:style-name="co84" table:default-cell-style-name="ce81"/>
        <table:table-column table:style-name="co85" table:default-cell-style-name="ce79"/>
        <table:table-column table:style-name="co86" table:default-cell-style-name="ce79"/>
        <table:table-column table:style-name="co87" table:default-cell-style-name="ce79"/>
        <table:table-column table:style-name="co43" table:default-cell-style-name="ce79"/>
        <table:table-column table:style-name="co70" table:default-cell-style-name="ce79"/>
        <table:table-column table:style-name="co88" table:default-cell-style-name="ce79"/>
        <table:table-column table:style-name="co89" table:default-cell-style-name="ce79"/>
        <table:table-column table:style-name="co2" table:number-columns-repeated="16369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style-name="ce79"/>
          <table:table-cell office:value-type="string" table:number-columns-spanned="2" table:number-rows-spanned="1" table:style-name="ce588">
            <text:p>請填寫黃色欄位</text:p>
          </table:table-cell>
          <table:covered-table-cell/>
          <table:table-cell table:number-columns-repeated="3" table:style-name="ce81"/>
          <table:table-cell table:style-name="ce82"/>
          <table:table-cell table:number-columns-repeated="16377" table:style-name="ce79"/>
        </table:table-row>
        <table:table-row table:style-name="ro2">
          <table:table-cell table:number-columns-repeated="4" table:style-name="ce79"/>
          <table:table-cell table:number-columns-repeated="2" table:style-name="ce81"/>
          <table:table-cell table:style-name="ce83"/>
          <table:table-cell table:number-columns-repeated="4" table:style-name="ce81"/>
          <table:table-cell table:style-name="ce82"/>
          <table:table-cell table:number-columns-repeated="16372" table:style-name="ce79"/>
        </table:table-row>
        <table:table-row table:style-name="ro44">
          <table:table-cell table:style-name="ce103"/>
          <table:table-cell table:number-columns-repeated="3" table:style-name="ce79"/>
          <table:table-cell table:number-columns-repeated="4" table:style-name="ce81"/>
          <table:table-cell table:number-columns-repeated="5" table:style-name="ce79"/>
          <table:table-cell table:style-name="ce103"/>
          <table:table-cell table:number-columns-repeated="16370" table:style-name="ce79"/>
        </table:table-row>
        <table:table-row table:style-name="ro5">
          <table:table-cell table:style-name="ce19"/>
          <table:table-cell table:number-columns-repeated="3" table:style-name="ce79"/>
          <table:table-cell table:number-columns-repeated="4" table:style-name="ce81"/>
          <table:table-cell table:number-columns-repeated="2" table:style-name="ce205"/>
          <table:table-cell table:style-name="ce79"/>
          <table:table-cell table:style-name="ce205"/>
          <table:table-cell table:style-name="ce79"/>
          <table:table-cell table:style-name="ce103"/>
          <table:table-cell table:number-columns-repeated="16370" table:style-name="ce19"/>
        </table:table-row>
        <table:table-row table:style-name="ro22">
          <table:table-cell office:value-type="string" table:style-name="ce429">
            <text:p>VOCs</text:p>
          </table:table-cell>
          <table:table-cell table:number-columns-repeated="2" table:style-name="ce122"/>
          <table:table-cell table:number-columns-repeated="7" table:style-name="ce123"/>
          <table:table-cell table:style-name="ce122"/>
          <table:table-cell table:number-columns-repeated="2" table:style-name="ce86"/>
          <table:table-cell table:number-columns-repeated="16371" table:style-name="ce19"/>
        </table:table-row>
        <table:table-row table:style-name="ro57">
          <table:table-cell office:value-type="string" table:style-name="ce201">
            <text:p>污染物來源步驟</text:p>
          </table:table-cell>
          <table:table-cell office:value-type="string" table:style-name="ce90">
            <office:annotation draw:style-name="a104" svg:x="3.23958333333333in" svg:y="3.85416666666667in" svg:width="3.65625in" svg:height="0.770833333333333in">
              <dc:creator>JYE</dc:creator>
              <text:p><text:span text:style-name="T39">若無檢測值，請以處理效率與處理後濃度回推</text:span></text:p>
            </office:annotation>
            <text:p><text:span text:style-name="T49">處理前濃度</text:span><text:span text:style-name="T7">, ppm as CH</text:span><text:span text:style-name="T68">4</text:span></text:p>
          </table:table-cell>
          <table:table-cell office:value-type="string" table:style-name="ce90">
            <text:p><text:span text:style-name="T49">處理後濃度</text:span><text:span text:style-name="T7">, ppm as CH</text:span><text:span text:style-name="T68">4</text:span></text:p>
          </table:table-cell>
          <table:table-cell office:value-type="string" table:style-name="ce90">
            <text:p><text:span text:style-name="T49">排氣量,<text:s/></text:span><text:span text:style-name="T7">Nm</text:span><text:span text:style-name="T67">3</text:span><text:span text:style-name="T7">/min</text:span></text:p>
          </table:table-cell>
          <table:table-cell office:value-type="string" table:style-name="ce161">
            <office:annotation draw:style-name="a105" svg:x="6.40625in" svg:y="1.75in" svg:width="3.30208333333333in" svg:height="0.6875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163">
            <text:p>分配說明</text:p>
          </table:table-cell>
          <table:table-cell office:value-type="string" table:style-name="ce161">
            <text:p>本批產品之總排放量(kg/資料期間)</text:p>
          </table:table-cell>
          <table:table-cell office:value-type="string" table:style-name="ce161">
            <text:p>單件產品排放量(kg/單位產品)</text:p>
          </table:table-cell>
          <table:table-cell office:value-type="string" table:style-name="ce161">
            <text:p>處理方式</text:p>
          </table:table-cell>
          <table:table-cell office:value-type="string" table:style-name="ce114">
            <office:annotation draw:style-name="a106" svg:x="10.71875in" svg:y="1.95833333333333in" svg:width="3.60416666666667in" svg:height="0.9375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107" svg:x="18in" svg:y="2.47916666666667in" svg:width="4.625in" svg:height="0.604166666666667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120">
            <office:annotation draw:style-name="a108" svg:x="13.375in" svg:y="1.95833333333333in" svg:width="0.447916666666667in" svg:height="1.07291666666667in">
              <dc:creator>781150</dc:creator>
              <text:p><text:span text:style-name="T37">本項資料、數據來源者的聯絡資料</text:span></text:p>
            </office:annotation>
            <text:p><text:span text:style-name="T49">數據來源：部門/人員/電話</text:span></text:p>
          </table:table-cell>
          <table:table-cell office:value-type="string" table:style-name="ce92">
            <office:annotation draw:style-name="a109" svg:x="20.1458333333333in" svg:y="1.76041666666667in" svg:width="2.14583333333333in" svg:height="0.677083333333333in">
              <dc:creator>781150</dc:creator>
              <text:p><text:span text:style-name="T37">本項資料、數據來源者的聯絡資料</text:span></text:p>
            </office:annotation>
            <text:p><text:span text:style-name="T49">數據來源：人員</text:span><text:span text:style-name="T7">e-mail</text:span></text:p>
          </table:table-cell>
          <table:table-cell table:number-columns-repeated="16371" table:style-name="ce19"/>
        </table:table-row>
        <table:table-row table:style-name="ro12">
          <table:table-cell office:value-type="string" table:style-name="ce202">
            <office:annotation draw:style-name="a110" svg:x="1.64583333333333in" svg:y="1.38541666666667in" svg:width="2.67708333333333in" svg:height="1.19791666666667in">
              <dc:creator>JYE</dc:creator>
              <text:p><text:span text:style-name="T8">若在廢氣燃燒處理步驟有使用燃料，消耗量請計入「3.投入_能資源使用」處</text:span></text:p>
            </office:annotation>
            <text:p><text:span text:style-name="T2">廢氣熱處理(燃燒)</text:span></text:p>
          </table:table-cell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2" table:style-name="ce95"/>
          <table:table-cell table:style-name="ce23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12">
          <table:table-cell office:value-type="string" table:style-name="ce204">
            <text:p>請指明</text:p>
          </table:table-cell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12">
          <table:table-cell table:style-name="ce204"/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12">
          <table:table-cell table:style-name="ce204"/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99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3" table:style-name="ce79"/>
          <table:table-cell table:content-validation-name="val22" table:style-name="ce241"/>
          <table:table-cell table:number-columns-repeated="16372" table:style-name="ce79"/>
        </table:table-row>
        <table:table-row table:style-name="ro22">
          <table:table-cell office:value-type="string" table:style-name="ce200">
            <text:p>其他廢氣</text:p>
          </table:table-cell>
          <table:table-cell table:number-columns-repeated="3" table:style-name="ce122"/>
          <table:table-cell table:number-columns-repeated="7" table:style-name="ce123"/>
          <table:table-cell table:style-name="ce122"/>
          <table:table-cell table:number-columns-repeated="3" table:style-name="ce86"/>
          <table:table-cell table:number-columns-repeated="16369" table:style-name="ce19"/>
        </table:table-row>
        <table:table-row table:style-name="ro40">
          <table:table-cell office:value-type="string" table:number-columns-spanned="1" table:number-rows-spanned="7" table:style-name="ce749">
            <text:p>1.針對本產品之期間生產量因製程所產生之空氣污染物排放填寫。</text:p>
            <text:p>2.濃度一般直接採用檢測值</text:p>
            <text:p>3.計算時，請留意「單位的換算」與「期間」的量。</text:p>
          </table:table-cell>
          <table:table-cell office:value-type="string" table:style-name="ce201">
            <text:p>污染物來源步驟</text:p>
          </table:table-cell>
          <table:table-cell office:value-type="string" table:style-name="ce201">
            <text:p>名稱</text:p>
          </table:table-cell>
          <table:table-cell office:value-type="string" table:style-name="ce90">
            <office:annotation draw:style-name="a111" svg:x="3.76041666666667in" svg:y="4.69791666666667in" svg:width="3.67708333333333in" svg:height="0.520833333333333in">
              <dc:creator>JYE</dc:creator>
              <text:p><text:span text:style-name="T39">若無檢測值，請以處理效率與處理後濃度回推</text:span></text:p>
            </office:annotation>
            <text:p><text:span text:style-name="T49">處理前濃度</text:span><text:span text:style-name="T7">, ppm</text:span></text:p>
          </table:table-cell>
          <table:table-cell office:value-type="string" table:style-name="ce90">
            <text:p><text:span text:style-name="T49">處理後濃度</text:span><text:span text:style-name="T7">, ppm</text:span></text:p>
          </table:table-cell>
          <table:table-cell office:value-type="string" table:style-name="ce90">
            <text:p><text:span text:style-name="T49">排氣量,<text:s/></text:span><text:span text:style-name="T7">Nm</text:span><text:span text:style-name="T67">3</text:span><text:span text:style-name="T7">/min</text:span></text:p>
          </table:table-cell>
          <table:table-cell office:value-type="string" table:style-name="ce161">
            <office:annotation draw:style-name="a112" svg:x="5.98958333333333in" svg:y="4.69791666666667in" svg:width="3.3125in" svg:height="0.145833333333333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163">
            <text:p>分配說明</text:p>
          </table:table-cell>
          <table:table-cell office:value-type="string" table:style-name="ce161">
            <text:p>本批產品之總排放量(kg/資料期間)</text:p>
          </table:table-cell>
          <table:table-cell office:value-type="string" table:style-name="ce161">
            <text:p>單件產品排放量(kg/單位產品)</text:p>
          </table:table-cell>
          <table:table-cell office:value-type="string" table:style-name="ce161">
            <text:p>處理方式</text:p>
          </table:table-cell>
          <table:table-cell office:value-type="string" table:style-name="ce114">
            <office:annotation draw:style-name="a113" svg:x="11.7395833333333in" svg:y="4.69791666666667in" svg:width="3.69791666666667in" svg:height="0.78125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114" svg:x="13.8333333333333in" svg:y="4.69791666666667in" svg:width="4.5625in" svg:height="0.760416666666667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115" svg:x="15.59375in" svg:y="4.69791666666667in" svg:width="0.447916666666667in" svg:height="0.885416666666667in">
              <dc:creator>781150</dc:creator>
              <text:p><text:span text:style-name="T37">本項資料、數據來源者的聯絡資料</text:span></text:p>
            </office:annotation>
            <text:p><text:span text:style-name="T49">數據來源：部門/人員/電話</text:span></text:p>
          </table:table-cell>
          <table:table-cell office:value-type="string" table:style-name="ce92">
            <office:annotation draw:style-name="a116" svg:x="17.0208333333333in" svg:y="4.69791666666667in" svg:width="2.10416666666667in" svg:height="0.09375in">
              <dc:creator>781150</dc:creator>
              <text:p><text:span text:style-name="T37">本項資料、數據來源者的聯絡資料</text:span></text:p>
            </office:annotation>
            <text:p><text:span text:style-name="T49">數據來源：人員</text:span><text:span text:style-name="T7">e-mail</text:span></text:p>
          </table:table-cell>
          <table:table-cell table:number-columns-repeated="16369" table:style-name="ce19"/>
        </table:table-row>
        <table:table-row table:style-name="ro1">
          <table:covered-table-cell/>
          <table:table-cell office:value-type="string" table:style-name="ce204">
            <text:p>請指明</text:p>
          </table:table-cell>
          <table:table-cell table:style-name="ce193"/>
          <table:table-cell table:number-columns-repeated="3" table:style-name="ce95"/>
          <table:table-cell office:value-type="percentage" office:value="0" table:formula="of:=[基本資料.D37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2" table:style-name="ce95"/>
          <table:table-cell table:style-name="ce23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31">
          <table:covered-table-cell/>
          <table:table-cell table:style-name="ce204"/>
          <table:table-cell table:style-name="ce193"/>
          <table:table-cell table:number-columns-repeated="3" table:style-name="ce95"/>
          <table:table-cell office:value-type="percentage" office:value="0" table:formula="of:=[基本資料.D37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31">
          <table:covered-table-cell/>
          <table:table-cell table:style-name="ce204"/>
          <table:table-cell table:style-name="ce193"/>
          <table:table-cell table:number-columns-repeated="3" table:style-name="ce95"/>
          <table:table-cell office:value-type="percentage" office:value="0" table:formula="of:=[基本資料.D37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31">
          <table:covered-table-cell/>
          <table:table-cell table:style-name="ce204"/>
          <table:table-cell table:style-name="ce193"/>
          <table:table-cell table:number-columns-repeated="3" table:style-name="ce95"/>
          <table:table-cell office:value-type="percentage" office:value="0" table:formula="of:=[基本資料.D37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1">
          <table:covered-table-cell/>
          <table:table-cell table:style-name="ce204"/>
          <table:table-cell table:style-name="ce193"/>
          <table:table-cell table:number-columns-repeated="3" table:style-name="ce95"/>
          <table:table-cell office:value-type="percentage" office:value="0" table:formula="of:=[基本資料.D37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237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58">
          <table:covered-table-cell/>
          <table:table-cell table:style-name="ce204"/>
          <table:table-cell table:style-name="ce193"/>
          <table:table-cell table:number-columns-repeated="3" table:style-name="ce95"/>
          <table:table-cell office:value-type="percentage" office:value="0" table:formula="of:=[基本資料.D37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2" table:style-name="ce99">
            <text:p>請用下拉式選單</text:p>
          </table:table-cell>
          <table:table-cell table:number-columns-repeated="3" table:style-name="ce121"/>
          <table:table-cell table:number-columns-repeated="16369"/>
        </table:table-row>
        <table:table-row table:style-name="ro51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2" table:style-name="ro2">
          <table:table-cell table:number-columns-repeated="16384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2" table:style-name="ro2">
          <table:table-cell table:number-columns-repeated="16384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2" table:style-name="ro2">
          <table:table-cell table:number-columns-repeated="16384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2" table:style-name="ro2">
          <table:table-cell table:number-columns-repeated="16384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2" table:style-name="ro2">
          <table:table-cell table:number-columns-repeated="16384"/>
        </table:table-row>
        <table:table-row table:style-name="ro44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30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11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30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2" table:style-name="ro59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9" table:style-name="ro28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9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5" table:style-name="ro2">
          <table:table-cell table:number-columns-repeated="16384"/>
        </table:table-row>
        <table:table-row table:number-rows-repeated="5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03"/>
        </table:table-row>
        <table:table-row table:number-rows-repeated="5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03"/>
        </table:table-row>
        <table:table-row table:style-name="ro60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7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03"/>
        </table:table-row>
        <table:table-row table:style-name="ro61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7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03"/>
        </table:table-row>
        <table:table-row table:style-name="ro2">
          <table:table-cell table:number-columns-repeated="16384"/>
        </table:table-row>
        <table:table-row table:style-name="ro6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1048463" table:style-name="ro2">
          <table:table-cell table:number-columns-repeated="16384"/>
        </table:table-row>
        <table:named-expressions>
          <table:named-range table:name="Print_Area" table:cell-range-address="7_產出_廢氣.$A$4:7_產出_廢氣.$O$22" table:base-cell-address="7_產出_廢氣.$A$1"/>
          <table:named-expression table:name="主要原料投入" table:expression="of:=['7_產出_廢氣'.#REF!]" table:base-cell-address="使用說明.$A$1"/>
          <table:named-expression table:name="如主原料之改法" table:expression="of:=['7_產出_廢氣'.#REF!]" table:base-cell-address="使用說明.$A$1"/>
        </table:named-expressions>
      </table:table>
      <table:table table:name="8_產出_廢水" table:style-name="ta11">
        <table:table-column table:style-name="co53" table:default-cell-style-name="ce79"/>
        <table:table-column table:style-name="co31" table:default-cell-style-name="ce79"/>
        <table:table-column table:style-name="co2" table:default-cell-style-name="ce79"/>
        <table:table-column table:style-name="co90" table:default-cell-style-name="ce79"/>
        <table:table-column table:style-name="co44" table:default-cell-style-name="ce81"/>
        <table:table-column table:style-name="co91" table:default-cell-style-name="ce81"/>
        <table:table-column table:style-name="co92" table:default-cell-style-name="ce81"/>
        <table:table-column table:style-name="co41" table:default-cell-style-name="ce81"/>
        <table:table-column table:style-name="co93" table:default-cell-style-name="ce79"/>
        <table:table-column table:style-name="co94" table:default-cell-style-name="ce79"/>
        <table:table-column table:style-name="co95" table:default-cell-style-name="ce79"/>
        <table:table-column table:style-name="co96" table:default-cell-style-name="ce79"/>
        <table:table-column table:style-name="co70" table:default-cell-style-name="ce79"/>
        <table:table-column table:style-name="co46" table:default-cell-style-name="ce79"/>
        <table:table-column table:style-name="co97" table:default-cell-style-name="ce79"/>
        <table:table-column table:style-name="co2" table:number-columns-repeated="16369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number-columns-repeated="3" table:style-name="ce79"/>
          <table:table-cell table:number-columns-repeated="2" table:style-name="ce80"/>
          <table:table-cell office:value-type="string" table:number-columns-spanned="2" table:number-rows-spanned="1" table:style-name="ce588">
            <text:p>請填寫黃色欄位</text:p>
          </table:table-cell>
          <table:covered-table-cell/>
          <table:table-cell table:number-columns-repeated="4" table:style-name="ce81"/>
          <table:table-cell table:style-name="ce82"/>
          <table:table-cell table:number-columns-repeated="16372" table:style-name="ce79"/>
        </table:table-row>
        <table:table-row table:style-name="ro2">
          <table:table-cell table:style-name="ce19"/>
          <table:table-cell table:number-columns-repeated="3" table:style-name="ce79"/>
          <table:table-cell table:number-columns-repeated="4" table:style-name="ce81"/>
          <table:table-cell table:number-columns-repeated="5" table:style-name="ce79"/>
          <table:table-cell table:style-name="ce103"/>
          <table:table-cell table:number-columns-repeated="16370" table:style-name="ce19"/>
        </table:table-row>
        <table:table-row table:style-name="ro22">
          <table:table-cell office:value-type="string" table:style-name="ce200">
            <text:p>廢水</text:p>
          </table:table-cell>
          <table:table-cell table:number-columns-repeated="3" table:style-name="ce122"/>
          <table:table-cell table:number-columns-repeated="5" table:style-name="ce123"/>
          <table:table-cell table:number-columns-repeated="3" table:style-name="ce122"/>
          <table:table-cell table:number-columns-repeated="3" table:style-name="ce86"/>
          <table:table-cell table:number-columns-repeated="16369" table:style-name="ce19"/>
        </table:table-row>
        <table:table-row table:style-name="ro40">
          <table:table-cell office:value-type="string" table:number-columns-spanned="1" table:number-rows-spanned="8" table:style-name="ce750">
            <text:p>1.<text:span text:style-name="T17">針對因本產品生產而產生之廢水污染物排放填寫。</text:span></text:p>
            <text:p>2.<text:span text:style-name="T17">濃度一般直接採用檢測值</text:span></text:p>
            <text:p>3.<text:span text:style-name="T17">計算時，請留意「單位的換算」與「期間」的量。</text:span></text:p>
          </table:table-cell>
          <table:table-cell office:value-type="string" table:style-name="ce133">
            <text:p>污染物來源步驟</text:p>
          </table:table-cell>
          <table:table-cell office:value-type="string" table:style-name="ce124">
            <text:p>名稱</text:p>
          </table:table-cell>
          <table:table-cell office:value-type="string" table:style-name="ce90">
            <office:annotation draw:style-name="a138" svg:x="4.95833333333333in" svg:y="3.47916666666667in" svg:width="2.61458333333333in" svg:height="0.25in">
              <dc:creator>JYE</dc:creator>
              <text:p><text:span text:style-name="T39">若無檢測值，請以處理效率與處理後濃度回推</text:span></text:p>
            </office:annotation>
            <text:p><text:span text:style-name="T4">處理前濃度</text:span>, mg/L</text:p>
          </table:table-cell>
          <table:table-cell office:value-type="string" table:style-name="ce90">
            <text:p><text:span text:style-name="T4">處理後濃度</text:span>, mg/L</text:p>
          </table:table-cell>
          <table:table-cell office:value-type="string" table:style-name="ce90">
            <text:p><text:span text:style-name="T4">廢水量</text:span>,</text:p>
            <text:p>m<text:span text:style-name="T45">3</text:span>/day (CMD)</text:p>
          </table:table-cell>
          <table:table-cell office:value-type="string" table:style-name="ce90">
            <office:annotation draw:style-name="a139" svg:x="9.42708333333333in" svg:y="1.38541666666667in" svg:width="3.34375in" svg:height="0.25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  <draw:custom-shape svg:x="0.20833in" svg:y="0in" svg:width="5.01736in" svg:height="0in" draw:z-index="1" draw:id="id0" draw:style-name="a137" draw:name="AutoShape 36">
              <svg:title/>
              <svg:desc/>
              <text:p text:style-name="a120" text:class-names="" text:cond-style-name=""><text:span text:style-name="a117" text:class-names="">建議增加</text:span><text:span text:style-name="a118" text:class-names="">2</text:span><text:span text:style-name="a119" text:class-names="">欄</text:span></text:p>
              <text:p text:style-name="a130" text:class-names="" text:cond-style-name=""><text:span text:style-name="a121" text:class-names="">1</text:span><text:span text:style-name="a122" text:class-names="">欄為濃度乘廢水量之後的</text:span><text:span text:style-name="a123" text:class-names="">"</text:span><text:span text:style-name="a124" text:class-names="">排放總量</text:span><text:span text:style-name="a125" text:class-names="">"(</text:span><text:span text:style-name="a126" text:class-names="">單位</text:span><text:span text:style-name="a127" text:class-names="">kg</text:span><text:span text:style-name="a128" text:class-names="">或</text:span><text:span text:style-name="a129" text:class-names="">mg)</text:span></text:p>
              <text:p text:style-name="a134" text:class-names="" text:cond-style-name=""><text:span text:style-name="a131" text:class-names="">1</text:span><text:span text:style-name="a132" text:class-names="">欄為計算式說明</text:span><text:span text:style-name="a133" text:class-names=""/></text:p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752 33423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office:value-type="string" table:style-name="ce89">
            <text:p>分配說明</text:p>
          </table:table-cell>
          <table:table-cell office:value-type="string" table:style-name="ce161">
            <text:p>本批產品之總排放量(kg/資料期間)</text:p>
          </table:table-cell>
          <table:table-cell office:value-type="string" table:style-name="ce161">
            <text:p>單件產品排放量(kg/單位產品)</text:p>
          </table:table-cell>
          <table:table-cell office:value-type="string" table:style-name="ce125">
            <text:p>處理方式</text:p>
          </table:table-cell>
          <table:table-cell office:value-type="string" table:style-name="ce242">
            <office:annotation draw:style-name="a140" svg:x="15.0729166666667in" svg:y="1.375in" svg:width="3.47916666666667in" svg:height="0.6875in">
              <dc:creator>781150</dc:creator>
              <text:p><text:span text:style-name="T8">請點選所填入項目「數據」的產生方式。有下列四種：</text:span></text:p>
              <text:p><text:span text:style-name="T8">1.量測值：實際量測數值或電表、水表、採購單據等所列出數值</text:span></text:p>
              <text:p><text:span text:style-name="T8">2.工程師推估：指將量測值經計算、分配後之數值</text:span></text:p>
              <text:p><text:span text:style-name="T8">3.理論值：生產線的經驗值，或由BOM表加上估計耗損量所推測的用量值</text:span></text:p>
              <text:p><text:span text:style-name="T8">4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141" svg:x="18.8958333333333in" svg:y="10.46875in" svg:width="4.96875in" svg:height="0.864583333333333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142" svg:x="20.6875in" svg:y="10.46875in" svg:width="1.5in" svg:height="0.4062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table-cell office:value-type="string" table:style-name="ce92">
            <office:annotation draw:style-name="a143" svg:x="23.4166666666667in" svg:y="4.45833333333333in" svg:width="1.1875in" svg:height="0.302083333333333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table-cell table:number-columns-repeated="16369" table:style-name="ce103"/>
        </table:table-row>
        <table:table-row table:style-name="ro31">
          <table:covered-table-cell/>
          <table:table-cell office:value-type="string" table:style-name="ce33">
            <text:p>廢水厭氧處理</text:p>
          </table:table-cell>
          <table:table-cell office:value-type="string" table:style-name="ce203">
            <text:p>COD</text:p>
          </table:table-cell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31">
          <table:covered-table-cell/>
          <table:table-cell office:value-type="string" table:style-name="ce29">
            <text:p>請指明</text:p>
          </table:table-cell>
          <table:table-cell office:value-type="string" table:style-name="ce193">
            <text:p>COD</text:p>
          </table:table-cell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31">
          <table:covered-table-cell/>
          <table:table-cell table:style-name="ce29"/>
          <table:table-cell office:value-type="string" table:style-name="ce193">
            <text:p>S<text:span text:style-name="T2">S</text:span></text:p>
          </table:table-cell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 table:style-name="ce103"/>
        </table:table-row>
        <table:table-row table:style-name="ro31">
          <table:covered-table-cell/>
          <table:table-cell table:style-name="ce29"/>
          <table:table-cell table:style-name="ce193"/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/>
        </table:table-row>
        <table:table-row table:style-name="ro31">
          <table:covered-table-cell/>
          <table:table-cell table:style-name="ce29"/>
          <table:table-cell table:style-name="ce193"/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 table:style-name="ce19"/>
        </table:table-row>
        <table:table-row table:style-name="ro31">
          <table:covered-table-cell/>
          <table:table-cell table:style-name="ce29"/>
          <table:table-cell table:style-name="ce193"/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/>
        </table:table-row>
        <table:table-row table:style-name="ro31">
          <table:covered-table-cell/>
          <table:table-cell table:style-name="ce29"/>
          <table:table-cell table:style-name="ce193"/>
          <table:table-cell table:number-columns-repeated="3"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3" table:style-name="ce99">
            <text:p>請用下拉式選單</text:p>
          </table:table-cell>
          <table:table-cell table:number-columns-repeated="3" table:style-name="ce121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16376" table:style-name="ce79"/>
        </table:table-row>
        <table:table-row table:number-rows-repeated="2" table:style-name="ro2">
          <table:table-cell table:number-columns-repeated="16384"/>
        </table:table-row>
        <table:table-row table:style-name="ro49">
          <table:table-cell table:number-columns-repeated="14"/>
          <table:table-cell table:number-columns-repeated="16370" table:style-name="ce79"/>
        </table:table-row>
        <table:table-row table:number-rows-repeated="2" table:style-name="ro2">
          <table:table-cell table:number-columns-repeated="14"/>
          <table:table-cell table:style-name="ce19"/>
          <table:table-cell table:number-columns-repeated="16369"/>
        </table:table-row>
        <table:table-row table:style-name="ro49">
          <table:table-cell table:number-columns-repeated="14"/>
          <table:table-cell table:style-name="ce19"/>
          <table:table-cell table:number-columns-repeated="16369"/>
        </table:table-row>
        <table:table-row table:number-rows-repeated="2" table:style-name="ro2">
          <table:table-cell table:number-columns-repeated="14"/>
          <table:table-cell table:style-name="ce19"/>
          <table:table-cell table:number-columns-repeated="16369"/>
        </table:table-row>
        <table:table-row table:style-name="ro51">
          <table:table-cell table:number-columns-repeated="14"/>
          <table:table-cell table:style-name="ce19"/>
          <table:table-cell table:number-columns-repeated="16369"/>
        </table:table-row>
        <table:table-row table:style-name="ro49">
          <table:table-cell table:number-columns-repeated="14"/>
          <table:table-cell table:style-name="ce19"/>
          <table:table-cell table:number-columns-repeated="16369"/>
        </table:table-row>
        <table:table-row table:number-rows-repeated="2" table:style-name="ro2">
          <table:table-cell table:number-columns-repeated="14"/>
          <table:table-cell table:style-name="ce19"/>
          <table:table-cell table:number-columns-repeated="16369"/>
        </table:table-row>
        <table:table-row table:style-name="ro49">
          <table:table-cell table:number-columns-repeated="14"/>
          <table:table-cell table:style-name="ce19"/>
          <table:table-cell table:number-columns-repeated="16369"/>
        </table:table-row>
        <table:table-row table:number-rows-repeated="2" table:style-name="ro2">
          <table:table-cell table:number-columns-repeated="14"/>
          <table:table-cell table:style-name="ce19"/>
          <table:table-cell table:number-columns-repeated="16369"/>
        </table:table-row>
        <table:table-row table:style-name="ro49">
          <table:table-cell table:number-columns-repeated="14"/>
          <table:table-cell table:style-name="ce19"/>
          <table:table-cell table:number-columns-repeated="16369"/>
        </table:table-row>
        <table:table-row table:number-rows-repeated="2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style-name="ce19"/>
          <table:table-cell table:number-columns-repeated="16369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style-name="ce19"/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49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style-name="ce19"/>
          <table:table-cell table:number-columns-repeated="16369"/>
        </table:table-row>
        <table:table-row table:number-rows-repeated="2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style-name="ce19"/>
          <table:table-cell table:number-columns-repeated="16369"/>
        </table:table-row>
        <table:table-row table:style-name="ro44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30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number-rows-repeated="11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30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number-columns-repeated="16370" table:style-name="ce19"/>
        </table:table-row>
        <table:table-row table:style-name="ro59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style-name="ce103"/>
          <table:table-cell table:number-columns-repeated="16369" table:style-name="ce19"/>
        </table:table-row>
        <table:table-row table:style-name="ro59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9"/>
        </table:table-row>
        <table:table-row table:number-rows-repeated="2" table:style-name="ro2">
          <table:table-cell table:number-columns-repeated="4" table:style-name="ce79"/>
          <table:table-cell table:number-columns-repeated="4" table:style-name="ce81"/>
          <table:table-cell table:number-columns-repeated="6" table:style-name="ce79"/>
          <table:table-cell table:style-name="ce19"/>
          <table:table-cell table:number-columns-repeated="1636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9"/>
        </table:table-row>
        <table:table-row table:number-rows-repeated="9" table:style-name="ro28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9"/>
        </table:table-row>
        <table:table-row table:number-rows-repeated="7" table:style-name="ro2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03"/>
        </table:table-row>
        <table:table-row table:style-name="ro2">
          <table:table-cell table:number-columns-repeated="16384"/>
        </table:table-row>
        <table:table-row table:style-name="ro62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9"/>
        </table:table-row>
        <table:table-row table:style-name="ro2">
          <table:table-cell table:number-columns-repeated="4" table:style-name="ce79"/>
          <table:table-cell table:number-columns-repeated="4" table:style-name="ce81"/>
          <table:table-cell table:number-columns-repeated="7" table:style-name="ce79"/>
          <table:table-cell table:number-columns-repeated="16369" table:style-name="ce19"/>
        </table:table-row>
        <table:table-row table:number-rows-repeated="1048497" table:style-name="ro2">
          <table:table-cell table:number-columns-repeated="16384"/>
        </table:table-row>
        <table:named-expressions>
          <table:named-range table:name="Print_Area" table:cell-range-address="8_產出_廢水.$A$4:8_產出_廢水.$O$35" table:base-cell-address="8_產出_廢水.$A$1"/>
          <table:named-expression table:name="主要原料投入" table:expression="of:=['8_產出_廢水'.#REF!]" table:base-cell-address="使用說明.$A$1"/>
          <table:named-range table:name="如主原料之改法" table:cell-range-address="8_產出_廢水.$O$7:8_產出_廢水.$O$35" table:base-cell-address="8_產出_廢水.$A$1"/>
        </table:named-expressions>
      </table:table>
      <table:table table:name="9_產出_廢棄物" table:style-name="ta12">
        <table:table-column table:style-name="co53" table:default-cell-style-name="ce79"/>
        <table:table-column table:style-name="co98" table:default-cell-style-name="ce79"/>
        <table:table-column table:style-name="co99" table:default-cell-style-name="ce79"/>
        <table:table-column table:style-name="co55" table:default-cell-style-name="ce79"/>
        <table:table-column table:style-name="co100" table:default-cell-style-name="ce79"/>
        <table:table-column table:style-name="co98" table:default-cell-style-name="ce81"/>
        <table:table-column table:style-name="co54" table:default-cell-style-name="ce81"/>
        <table:table-column table:style-name="co32" table:default-cell-style-name="ce81"/>
        <table:table-column table:style-name="co56" table:default-cell-style-name="ce81"/>
        <table:table-column table:style-name="co101" table:default-cell-style-name="ce79"/>
        <table:table-column table:style-name="co102" table:default-cell-style-name="ce79"/>
        <table:table-column table:style-name="co8" table:default-cell-style-name="ce79"/>
        <table:table-column table:style-name="co70" table:default-cell-style-name="ce79"/>
        <table:table-column table:style-name="co46" table:default-cell-style-name="ce79"/>
        <table:table-column table:style-name="co103" table:default-cell-style-name="ce79"/>
        <table:table-column table:style-name="co48" table:default-cell-style-name="ce79"/>
        <table:table-column table:style-name="co49" table:default-cell-style-name="ce79"/>
        <table:table-column table:style-name="co2" table:number-columns-repeated="16367" table:default-cell-style-name="ce7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style-name="ce79"/>
          <table:table-cell office:value-type="string" table:number-columns-spanned="3" table:number-rows-spanned="1" table:style-name="ce588">
            <text:p>請填寫黃色欄位</text:p>
          </table:table-cell>
          <table:covered-table-cell table:number-columns-repeated="2"/>
          <table:table-cell table:number-columns-repeated="3" table:style-name="ce81"/>
          <table:table-cell table:style-name="ce82"/>
          <table:table-cell table:number-columns-repeated="16376" table:style-name="ce79"/>
        </table:table-row>
        <table:table-row table:style-name="ro2">
          <table:table-cell table:number-columns-repeated="5" table:style-name="ce79"/>
          <table:table-cell table:number-columns-repeated="2" table:style-name="ce81"/>
          <table:table-cell table:style-name="ce83"/>
          <table:table-cell table:number-columns-repeated="3" table:style-name="ce81"/>
          <table:table-cell table:style-name="ce82"/>
          <table:table-cell table:number-columns-repeated="16372" table:style-name="ce79"/>
        </table:table-row>
        <table:table-row table:style-name="ro2">
          <table:table-cell table:style-name="ce103"/>
          <table:table-cell table:number-columns-repeated="4" table:style-name="ce79"/>
          <table:table-cell table:number-columns-repeated="4" table:style-name="ce81"/>
          <table:table-cell table:number-columns-repeated="4" table:style-name="ce79"/>
          <table:table-cell table:number-columns-repeated="2" table:style-name="ce103"/>
          <table:table-cell table:number-columns-repeated="16369" table:style-name="ce79"/>
        </table:table-row>
        <table:table-row table:style-name="ro22">
          <table:table-cell office:value-type="string" table:style-name="ce233">
            <text:p>廢棄物</text:p>
          </table:table-cell>
          <table:table-cell table:number-columns-repeated="4" table:style-name="ce122"/>
          <table:table-cell table:number-columns-repeated="5" table:style-name="ce123"/>
          <table:table-cell table:number-columns-repeated="2" table:style-name="ce122"/>
          <table:table-cell table:number-columns-repeated="3" table:style-name="ce86"/>
          <table:table-cell table:number-columns-repeated="16369" table:style-name="ce79"/>
        </table:table-row>
        <table:table-row table:style-name="ro2">
          <table:table-cell table:style-name="ce103"/>
          <table:table-cell table:number-columns-repeated="2" table:style-name="ce32"/>
          <table:table-cell table:number-columns-repeated="2" table:style-name="ce103"/>
          <table:table-cell table:number-columns-repeated="4" table:style-name="ce106"/>
          <table:table-cell table:number-columns-repeated="16375" table:style-name="ce103"/>
        </table:table-row>
        <table:table-row table:style-name="ro60">
          <table:table-cell office:value-type="string" table:style-name="ce234">
            <office:annotation draw:style-name="a144" svg:x="1.23958333333333in" svg:y="2.82291666666667in" svg:width="3.4375in" svg:height="0.895833333333333in">
              <dc:creator>王壬</dc:creator>
              <text:p><text:span text:style-name="T37">1.通常產生數量為全廠的，此時需要分配到該產品上</text:span></text:p>
              <text:p><text:span text:style-name="T37">2.若只有本產品才會產生之廢棄物，不需分配</text:span></text:p>
            </office:annotation>
            <text:p>委外處理<text:span text:style-name="T27">/</text:span>回收</text:p>
          </table:table-cell>
          <table:table-cell table:number-columns-repeated="3" table:style-name="ce126"/>
          <table:table-cell table:number-columns-repeated="4" table:style-name="ce127"/>
          <table:table-cell table:number-columns-repeated="4" table:style-name="ce126"/>
          <table:table-cell table:number-columns-repeated="3" table:style-name="ce103"/>
          <table:table-cell table:number-columns-repeated="16369" table:style-name="ce79"/>
        </table:table-row>
        <table:table-row table:style-name="ro63">
          <table:table-cell office:value-type="string" table:style-name="ce114">
            <office:annotation draw:style-name="a145" svg:x="1.11458333333333in" svg:y="2.09375in" svg:width="2.33333333333333in" svg:height="0.697916666666667in">
              <dc:creator>930528</dc:creator>
              <text:p><text:span text:style-name="T19">930528:</text:span></text:p>
              <text:p><text:span text:style-name="T8">因主要原料產生的廢棄物或製程輔助原料投入而產生的廢棄物，請告知在哪一個生產步驟產生</text:span></text:p>
              <text:p><text:span text:style-name="T8"/></text:p>
              <text:p><text:span text:style-name="T8">因廠務活動產生廢棄物、或廢氣、廢水處理產生之廢棄物，請告知是何種活動產生</text:span></text:p>
            </office:annotation>
            <text:p><text:span text:style-name="T2">產生位置</text:span></text:p>
          </table:table-cell>
          <table:table-cell office:value-type="string" table:style-name="ce114">
            <text:p><text:span text:style-name="T2">廢棄物名稱</text:span></text:p>
            <text:p><text:span text:style-name="T2">(台灣廠商請加填申報之EPA編號)</text:span></text:p>
          </table:table-cell>
          <table:table-cell office:value-type="string" table:style-name="ce114">
            <office:annotation draw:style-name="a146" svg:x="3.59375in" svg:y="2.09375in" svg:width="1.35416666666667in" svg:height="0.291666666666667in">
              <dc:creator>minfei</dc:creator>
              <text:p><text:span text:style-name="T8">請選擇為一般事業廢棄物或有害事業廢棄物</text:span></text:p>
            </office:annotation>
            <text:p><text:span text:style-name="T2">廢棄物屬性</text:span></text:p>
          </table:table-cell>
          <table:table-cell office:value-type="string" table:style-name="ce125">
            <text:p>全廠數量<text:span text:style-name="T31"><text:s text:c="17"/>(</text:span>公斤<text:span text:style-name="T31">/</text:span>期間<text:span text:style-name="T31">)</text:span></text:p>
          </table:table-cell>
          <table:table-cell office:value-type="string" table:style-name="ce90">
            <office:annotation draw:style-name="a147" svg:x="5.5625in" svg:y="1.79166666666667in" svg:width="3.28125in" svg:height="0.520833333333333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89">
            <text:p>分配說明</text:p>
          </table:table-cell>
          <table:table-cell office:value-type="string" table:style-name="ce161">
            <text:p>本批產品之總排放量(kg/資料期間)</text:p>
          </table:table-cell>
          <table:table-cell office:value-type="string" table:style-name="ce161">
            <text:p>單件產品排放量(kg/單位產品)</text:p>
          </table:table-cell>
          <table:table-cell office:value-type="string" table:style-name="ce91">
            <office:annotation draw:style-name="a148" svg:x="10.8854166666667in" svg:y="2.09375in" svg:width="0.927083333333333in" svg:height="0.291666666666667in">
              <dc:creator>930528</dc:creator>
              <text:p><text:span text:style-name="T19">930528:</text:span><text:span text:style-name="T26"/></text:p>
              <text:p><text:span text:style-name="T8">如焚化或回收</text:span></text:p>
            </office:annotation>
            <text:p>受託廠商處理方法</text:p>
          </table:table-cell>
          <table:table-cell office:value-type="string" table:style-name="ce91">
            <text:p>處理商名稱</text:p>
          </table:table-cell>
          <table:table-cell office:value-type="string" table:style-name="ce89">
            <office:annotation draw:style-name="a149" svg:x="13.3541666666667in" svg:y="2.09375in" svg:width="1.4375in" svg:height="0.697916666666667in">
              <dc:creator>930528</dc:creator>
              <text:p><text:span text:style-name="T19">930528:</text:span><text:span text:style-name="T26"/></text:p>
              <text:p><text:span text:style-name="T8">請由運輸欄位抄寫</text:span></text:p>
            </office:annotation>
            <text:p>運輸方式與距離</text:p>
          </table:table-cell>
          <table:table-cell office:value-type="string" table:style-name="ce114">
            <office:annotation draw:style-name="a150" svg:x="17.1041666666667in" svg:y="1.35416666666667in" svg:width="3.45833333333333in" svg:height="1.05208333333333in">
              <dc:creator>781150</dc:creator>
              <text:p><text:span text:style-name="T8">請點選所填入項目「數據」的產生方式：</text:span></text:p>
              <text:p><text:span text:style-name="T8">1.量測值：實際量測數值或電表、水表、採購單據等所列出數值</text:span></text:p>
              <text:p><text:span text:style-name="T8">2.工程師推估/經驗值/理論值：指將量測值經計算、分配後之數值</text:span></text:p>
              <text:p><text:span text:style-name="T8">3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151" svg:x="18.875in" svg:y="3.05208333333333in" svg:width="4.63541666666667in" svg:height="1.05208333333333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92">
            <office:annotation draw:style-name="a152" svg:x="20.7291666666667in" svg:y="1.38541666666667in" svg:width="1.30208333333333in" svg:height="0.979166666666667in">
              <dc:creator>781150</dc:creator>
              <text:p><text:span text:style-name="T37">本項資料、數據來源者的聯絡資料</text:span></text:p>
            </office:annotation>
            <text:p><text:span text:style-name="T49">數據來源：部門/人員/電話</text:span></text:p>
          </table:table-cell>
          <table:table-cell office:value-type="string" table:style-name="ce92">
            <office:annotation draw:style-name="a153" svg:x="22.8541666666667in" svg:y="1.0625in" svg:width="1.42708333333333in" svg:height="0.614583333333333in">
              <dc:creator>781150</dc:creator>
              <text:p><text:span text:style-name="T37">本項資料、數據來源者的聯絡資料</text:span></text:p>
            </office:annotation>
            <text:p><text:span text:style-name="T49">數據來源：人員e-mail</text:span></text:p>
          </table:table-cell>
          <table:table-cell table:number-columns-repeated="2" table:style-name="ce69"/>
          <table:table-cell table:number-columns-repeated="16367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5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2" table:style-name="ce69"/>
          <table:table-cell table:number-columns-repeated="16367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5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2" table:style-name="ce69"/>
          <table:table-cell table:number-columns-repeated="16367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5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2" table:style-name="ce69"/>
          <table:table-cell table:number-columns-repeated="16367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5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2" table:style-name="ce69"/>
          <table:table-cell table:number-columns-repeated="16367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111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2" table:style-name="ce95"/>
          <table:table-cell table:number-columns-repeated="3" table:style-name="ce111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2" table:style-name="ce69"/>
          <table:table-cell table:number-columns-repeated="16367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111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2" table:style-name="ce95"/>
          <table:table-cell table:number-columns-repeated="3" table:style-name="ce111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2" table:style-name="ce69"/>
          <table:table-cell table:number-columns-repeated="16367" table:style-name="ce19"/>
        </table:table-row>
        <table:table-row table:style-name="ro2">
          <table:table-cell table:style-name="ce103"/>
          <table:table-cell table:number-columns-repeated="2" table:style-name="ce32"/>
          <table:table-cell table:number-columns-repeated="2" table:style-name="ce103"/>
          <table:table-cell table:number-columns-repeated="4" table:style-name="ce106"/>
          <table:table-cell table:number-columns-repeated="16375" table:style-name="ce103"/>
        </table:table-row>
        <table:table-row table:style-name="ro61">
          <table:table-cell office:value-type="string" table:style-name="ce234">
            <office:annotation draw:style-name="a154" svg:x="1.51041666666667in" svg:y="3.64583333333333in" svg:width="3.33333333333333in" svg:height="0.614583333333333in">
              <dc:creator>JYE</dc:creator>
              <text:p><text:span text:style-name="T39">1.通常產生數量為全廠的，此時需要分配到該產品上</text:span></text:p>
              <text:p><text:span text:style-name="T39">2.若只有本產品才會產生之廢棄物，不需分配</text:span></text:p>
              <text:p><text:span text:style-name="T39">3.廢棄物自行焚化處理若有加入燃料（如汽油或天然氣），消耗量請計入「能源投入」處</text:span></text:p>
            </office:annotation>
            <text:p>自行焚化<text:span text:style-name="T27">(</text:span>燃燒<text:span text:style-name="T27">)</text:span>處理</text:p>
          </table:table-cell>
          <table:table-cell table:number-columns-repeated="3" table:style-name="ce126"/>
          <table:table-cell table:number-columns-repeated="4" table:style-name="ce127"/>
          <table:table-cell table:number-columns-repeated="4" table:style-name="ce126"/>
          <table:table-cell table:number-columns-repeated="2" table:style-name="ce103"/>
          <table:table-cell table:number-columns-repeated="16370"/>
        </table:table-row>
        <table:table-row table:style-name="ro53">
          <table:table-cell office:value-type="string" table:style-name="ce114">
            <office:annotation draw:style-name="a155" svg:x="1.11458333333333in" svg:y="4.83333333333333in" svg:width="2.33333333333333in" svg:height="0.5625in">
              <dc:creator>930528</dc:creator>
              <text:p><text:span text:style-name="T19">930528:</text:span></text:p>
              <text:p><text:span text:style-name="T8">因主要原料產生的廢棄物或製程輔助原料投入而產生的廢棄物，請告知在哪一個生產步驟產生</text:span></text:p>
              <text:p><text:span text:style-name="T8"/></text:p>
              <text:p><text:span text:style-name="T8">因廠務活動產生廢棄物、或廢氣、廢水處理產生之廢棄物，請告知是何種活動產生</text:span></text:p>
            </office:annotation>
            <text:p><text:span text:style-name="T2">產生位置</text:span></text:p>
          </table:table-cell>
          <table:table-cell office:value-type="string" table:style-name="ce114">
            <text:p><text:span text:style-name="T2">廢棄物名稱</text:span></text:p>
            <text:p><text:span text:style-name="T2">(台灣廠商請加填申報之EPA編號)</text:span></text:p>
          </table:table-cell>
          <table:table-cell office:value-type="string" table:style-name="ce114">
            <office:annotation draw:style-name="a156" svg:x="3.59375in" svg:y="4.83333333333333in" svg:width="1.35416666666667in" svg:height="0.385416666666667in">
              <dc:creator>minfei</dc:creator>
              <text:p><text:span text:style-name="T8">請選擇為一般事業廢棄物或有害事業廢棄物</text:span></text:p>
            </office:annotation>
            <text:p><text:span text:style-name="T2">廢棄物屬性</text:span></text:p>
          </table:table-cell>
          <table:table-cell office:value-type="string" table:style-name="ce125">
            <text:p>全廠數量<text:span text:style-name="T31"><text:s text:c="17"/>(</text:span>公斤<text:span text:style-name="T31">/</text:span>期間<text:span text:style-name="T31">)</text:span></text:p>
          </table:table-cell>
          <table:table-cell office:value-type="string" table:style-name="ce90">
            <office:annotation draw:style-name="a157" svg:x="5.5625in" svg:y="2.09375in" svg:width="3.28125in" svg:height="6.82291666666667in">
              <dc:creator>JYE</dc:creator>
              <text:p><text:span text:style-name="T39">此處係依「</text:span><text:span text:style-name="T46">0</text:span><text:span text:style-name="T39">產品說明</text:span><text:span text:style-name="T46">-</text:span><text:span text:style-name="T39">第</text:span><text:span text:style-name="T46">5</text:span><text:span text:style-name="T39">點」之比例進行分配</text:span></text:p>
            </office:annotation>
            <text:p>分配至本產品之比例</text:p>
          </table:table-cell>
          <table:table-cell office:value-type="string" table:style-name="ce89">
            <text:p>分配說明</text:p>
          </table:table-cell>
          <table:table-cell office:value-type="string" table:style-name="ce161">
            <text:p>本批產品之總排放量(kg/資料期間)</text:p>
          </table:table-cell>
          <table:table-cell office:value-type="string" table:style-name="ce161">
            <text:p>單件產品排放量(kg/單位產品)</text:p>
          </table:table-cell>
          <table:table-cell office:value-type="string" table:style-name="ce91">
            <text:p>焚化底渣處理方法</text:p>
          </table:table-cell>
          <table:table-cell office:value-type="string" table:style-name="ce114">
            <office:annotation draw:style-name="a158" svg:x="14.09375in" svg:y="23.6666666666667in" svg:width="6.29166666666667in" svg:height="0.916666666666667in">
              <dc:creator>781150</dc:creator>
              <text:p><text:span text:style-name="T8">請點選所填入項目「數據」的產生方式：</text:span></text:p>
              <text:p><text:span text:style-name="T8">1.量測值：實際量測數值或電表、水表、採購單據等所列出數值</text:span></text:p>
              <text:p><text:span text:style-name="T8">2.工程師推估/經驗值/理論值：指將量測值經計算、分配後之數值</text:span></text:p>
              <text:p><text:span text:style-name="T8">3.參考文獻：引用某篇文獻或他廠盤查得到的數值</text:span></text:p>
            </office:annotation>
            <text:p>數據品質</text:p>
          </table:table-cell>
          <table:table-cell office:value-type="string" table:style-name="ce89">
            <office:annotation draw:style-name="a159" svg:x="15.1875in" svg:y="23in" svg:width="5.59375in" svg:height="1.58333333333333in">
              <dc:creator>781150</dc:creator>
              <text:p><text:span text:style-name="T37">對於前述數據品質的補充說明：</text:span></text:p>
              <text:p><text:span text:style-name="T37">1. 若選擇「量測值」：請保留相關單據、報表</text:span></text:p>
              <text:p><text:span text:style-name="T37">2. 若選擇「工程師推估」：請詳列計算式，並說明計算式中每個數字代表的意義</text:span></text:p>
              <text:p><text:span text:style-name="T37">3. 若選擇「參考文獻」：請說明何種文獻、來源出處</text:span></text:p>
            </office:annotation>
            <text:p>數據品質說明</text:p>
          </table:table-cell>
          <table:table-cell office:value-type="string" table:style-name="ce120">
            <office:annotation draw:style-name="a160" svg:x="14.3125in" svg:y="4.83333333333333in" svg:width="1.30208333333333in" svg:height="1.41666666666667in">
              <dc:creator>781150</dc:creator>
              <text:p><text:span text:style-name="T37">本項資料、數據來源者的聯絡資料</text:span></text:p>
            </office:annotation>
            <text:p><text:span text:style-name="T49">數據來源：部門/人員/電話</text:span></text:p>
          </table:table-cell>
          <table:table-cell office:value-type="string" table:style-name="ce92">
            <office:annotation draw:style-name="a161" svg:x="19.5in" svg:y="23in" svg:width="1.65625in" svg:height="1.58333333333333in">
              <dc:creator>781150</dc:creator>
              <text:p><text:span text:style-name="T37">本項資料、數據來源者的聯絡資料</text:span></text:p>
            </office:annotation>
            <text:p><text:span text:style-name="T49">數據來源：人員e-mail</text:span></text:p>
          </table:table-cell>
          <table:table-cell table:style-name="ce69"/>
          <table:table-cell table:number-columns-repeated="16370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style-name="ce69"/>
          <table:table-cell table:number-columns-repeated="16370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style-name="ce69"/>
          <table:table-cell table:number-columns-repeated="16370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95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3" table:style-name="ce95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111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2" table:style-name="ce95"/>
          <table:table-cell table:style-name="ce111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31">
          <table:table-cell table:number-columns-repeated="2" table:style-name="ce29"/>
          <table:table-cell table:content-validation-name="val24" table:style-name="ce29"/>
          <table:table-cell table:style-name="ce111"/>
          <table:table-cell office:value-type="percentage" office:value="0" table:formula="of:=[基本資料.D28]" table:style-name="ce101">
            <text:p>0.00%</text:p>
          </table:table-cell>
          <table:table-cell office:value-type="string" table:style-name="ce346">
            <text:p>&lt;-- 若不對，請自行輸入分配比例，並在此處說明</text:p>
          </table:table-cell>
          <table:table-cell table:number-columns-repeated="2" table:style-name="ce95"/>
          <table:table-cell table:style-name="ce111"/>
          <table:table-cell office:value-type="string" table:content-validation-name="val25" table:style-name="ce99">
            <text:p>請用下拉式選單</text:p>
          </table:table-cell>
          <table:table-cell table:number-columns-repeated="3" table:style-name="ce121"/>
          <table:table-cell table:number-columns-repeated="16371" table:style-name="ce19"/>
        </table:table-row>
        <table:table-row table:style-name="ro2">
          <table:table-cell table:style-name="ce103"/>
          <table:table-cell table:number-columns-repeated="2" table:style-name="ce32"/>
          <table:table-cell table:number-columns-repeated="2" table:style-name="ce103"/>
          <table:table-cell table:number-columns-repeated="4" table:style-name="ce106"/>
          <table:table-cell table:number-columns-repeated="16375" table:style-name="ce103"/>
        </table:table-row>
        <table:table-row table:number-rows-repeated="1048550" table:style-name="ro2">
          <table:table-cell table:number-columns-repeated="16384"/>
        </table:table-row>
        <table:named-expressions>
          <table:named-range table:name="Print_Area" table:cell-range-address="9_產出_廢棄物.$A$4:9_產出_廢棄物.$O$25" table:base-cell-address="9_產出_廢棄物.$A$1"/>
          <table:named-expression table:name="主要原料投入" table:expression="of:=['9_產出_廢棄物'.#REF!]" table:base-cell-address="使用說明.$A$1"/>
          <table:named-expression table:name="如主原料之改法" table:expression="of:=['9_產出_廢棄物'.#REF!]" table:base-cell-address="使用說明.$A$1"/>
        </table:named-expressions>
      </table:table>
      <table:table table:name="10_產出_化糞池" table:style-name="ta13">
        <table:table-column table:style-name="co72" table:default-cell-style-name="ce159"/>
        <table:table-column table:style-name="co104" table:default-cell-style-name="ce159"/>
        <table:table-column table:style-name="co105" table:default-cell-style-name="ce159"/>
        <table:table-column table:style-name="co80" table:default-cell-style-name="ce159"/>
        <table:table-column table:style-name="co106" table:default-cell-style-name="ce159"/>
        <table:table-column table:style-name="co107" table:default-cell-style-name="ce159"/>
        <table:table-column table:style-name="co108" table:default-cell-style-name="ce159"/>
        <table:table-column table:style-name="co109" table:default-cell-style-name="ce159"/>
        <table:table-column table:style-name="co110" table:default-cell-style-name="ce159"/>
        <table:table-column table:style-name="co108" table:default-cell-style-name="ce159"/>
        <table:table-column table:style-name="co111" table:default-cell-style-name="ce159"/>
        <table:table-column table:style-name="co112" table:default-cell-style-name="ce159"/>
        <table:table-column table:style-name="co94" table:default-cell-style-name="ce159"/>
        <table:table-column table:style-name="co113" table:default-cell-style-name="ce159"/>
        <table:table-column table:style-name="co2" table:number-columns-repeated="16370" table:default-cell-style-name="ce159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5" table:style-name="ce19"/>
          <table:table-cell office:value-type="string" office:string-value="copyright 2013 MOEAIDB &amp; ITRI" table:formula="of:=[使用說明.A2]" table:style-name="ce19">
            <text:p>copyright 2013 MOEAIDB &amp; ITRI</text:p>
          </table:table-cell>
          <table:table-cell table:number-columns-repeated="16378" table:style-name="ce19"/>
        </table:table-row>
        <table:table-row table:style-name="ro2">
          <table:table-cell table:number-columns-repeated="16384"/>
        </table:table-row>
        <table:table-row table:style-name="ro21">
          <table:table-cell table:style-name="ce79"/>
          <table:table-cell office:value-type="string" table:number-columns-spanned="3" table:number-rows-spanned="1" table:style-name="ce588">
            <text:p>請填寫黃色欄位</text:p>
          </table:table-cell>
          <table:covered-table-cell table:number-columns-repeated="2"/>
          <table:table-cell table:number-columns-repeated="3" table:style-name="ce81"/>
          <table:table-cell table:style-name="ce82"/>
          <table:table-cell table:number-columns-repeated="16376" table:style-name="ce79"/>
        </table:table-row>
        <table:table-row table:style-name="ro2">
          <table:table-cell table:number-columns-repeated="16384"/>
        </table:table-row>
        <table:table-row table:style-name="ro22">
          <table:table-cell office:value-type="string" table:style-name="ce200">
            <text:p>廠區化糞池</text:p>
          </table:table-cell>
          <table:table-cell table:number-columns-repeated="3" table:style-name="ce122"/>
          <table:table-cell table:number-columns-repeated="5" table:style-name="ce123"/>
          <table:table-cell table:number-columns-repeated="2" table:style-name="ce122"/>
          <table:table-cell table:number-columns-repeated="3" table:style-name="ce86"/>
          <table:table-cell table:number-columns-repeated="16370" table:style-name="ce19"/>
        </table:table-row>
        <table:table-row table:style-name="ro26">
          <table:table-cell office:value-type="string" table:number-columns-spanned="3" table:number-rows-spanned="1" table:style-name="ce666">
            <text:p>化糞池排放源</text:p>
          </table:table-cell>
          <table:covered-table-cell table:number-columns-repeated="2"/>
          <table:table-cell office:value-type="string" table:number-columns-spanned="4" table:number-rows-spanned="1" table:style-name="ce666">
            <text:p>排放係數</text:p>
          </table:table-cell>
          <table:covered-table-cell table:number-columns-repeated="3"/>
          <table:table-cell office:value-type="string" table:number-columns-spanned="7" table:number-rows-spanned="1" table:style-name="ce667">
            <text:p>活動數據參數</text:p>
          </table:table-cell>
          <table:covered-table-cell table:number-columns-repeated="6"/>
          <table:table-cell table:number-columns-repeated="16370" table:style-name="ce207"/>
        </table:table-row>
        <table:table-row table:style-name="ro64">
          <table:table-cell office:value-type="string" table:style-name="ce273">
            <text:p>建築物類別</text:p>
          </table:table-cell>
          <table:table-cell office:value-type="string" table:style-name="ce273">
            <text:p><text:span text:style-name="T2">產品/原料名稱</text:span></text:p>
          </table:table-cell>
          <table:table-cell office:value-type="string" table:style-name="ce273">
            <text:p>設備名稱</text:p>
          </table:table-cell>
          <table:table-cell office:value-type="string" table:style-name="ce214">
            <text:p>BOD排放因子</text:p>
          </table:table-cell>
          <table:table-cell office:value-type="string" table:style-name="ce214">
            <text:p>單位</text:p>
          </table:table-cell>
          <table:table-cell office:value-type="string" table:style-name="ce215">
            <text:p>MCF</text:p>
          </table:table-cell>
          <table:table-cell office:value-type="string" table:style-name="ce216">
            <text:p>CH4排放係數</text:p>
          </table:table-cell>
          <table:table-cell office:value-type="string" table:style-name="ce217">
            <text:p><text:span text:style-name="T2">污水平均</text:span>BOD(mg/L)</text:p>
          </table:table-cell>
          <table:table-cell office:value-type="string" table:style-name="ce218">
            <text:p><text:span text:style-name="T2">每人日污水量</text:span>(L/<text:span text:style-name="T2">人、日</text:span>)</text:p>
          </table:table-cell>
          <table:table-cell office:value-type="string" table:style-name="ce219">
            <text:p><text:span text:style-name="T2">每人日</text:span>BOD(kg)</text:p>
          </table:table-cell>
          <table:table-cell office:value-type="string" table:style-name="ce223">
            <text:p>期間(日)</text:p>
          </table:table-cell>
          <table:table-cell office:value-type="string" table:style-name="ce223">
            <text:p>全年總日數</text:p>
          </table:table-cell>
          <table:table-cell office:value-type="string" table:style-name="ce219">
            <text:p><text:span text:style-name="T2">每年化糞池之總</text:span>BOD</text:p>
          </table:table-cell>
          <table:table-cell office:value-type="string" table:style-name="ce223">
            <text:p>單位</text:p>
          </table:table-cell>
          <table:table-cell table:number-columns-repeated="16370" table:style-name="ce211"/>
        </table:table-row>
        <table:table-row table:style-name="ro65">
          <table:table-cell office:value-type="string" table:style-name="ce206">
            <text:p>工廠</text:p>
          </table:table-cell>
          <table:table-cell office:value-type="string" table:style-name="ce206">
            <text:p>污水</text:p>
          </table:table-cell>
          <table:table-cell office:value-type="string" table:style-name="ce206">
            <text:p>化糞池</text:p>
          </table:table-cell>
          <table:table-cell office:value-type="float" office:value="0.6" table:style-name="ce213">
            <text:p>0.6</text:p>
          </table:table-cell>
          <table:table-cell office:value-type="string" table:style-name="ce212">
            <text:p>kg CH4/kg BOD</text:p>
          </table:table-cell>
          <table:table-cell office:value-type="float" office:value="0.5" table:style-name="ce238">
            <text:p>0.5</text:p>
          </table:table-cell>
          <table:table-cell office:value-type="float" office:value="0.3" table:formula="of:=[.D9]*[.F9]" table:style-name="ce238">
            <text:p>0.3</text:p>
          </table:table-cell>
          <table:table-cell table:style-name="ce265"/>
          <table:table-cell office:value-type="float" office:value="150" table:style-name="ce208">
            <text:p>150</text:p>
          </table:table-cell>
          <table:table-cell office:value-type="float" office:value="0" table:formula="of:=[.H9]/1000000*[.I9]" table:style-name="ce25">
            <text:p>0</text:p>
          </table:table-cell>
          <table:table-cell office:value-type="float" office:value="300" table:formula="of:=[基本資料.E8]" table:style-name="ce25">
            <text:p>300</text:p>
          </table:table-cell>
          <table:table-cell office:value-type="float" office:value="0" table:formula="of:=[.B12]*[.K9]" table:style-name="ce25">
            <text:p>0</text:p>
          </table:table-cell>
          <table:table-cell office:value-type="float" office:value="0" table:formula="of:=[.J9]*[.L9]" table:style-name="ce25">
            <text:p>0</text:p>
          </table:table-cell>
          <table:table-cell office:value-type="string" table:style-name="ce25">
            <text:p>kg BOD/<text:span text:style-name="T6">年</text:span></text:p>
          </table:table-cell>
          <table:table-cell table:number-columns-repeated="16370" table:style-name="ce207"/>
        </table:table-row>
        <table:table-row table:style-name="ro2">
          <table:table-cell table:number-columns-repeated="16384"/>
        </table:table-row>
        <table:table-row table:style-name="ro31">
          <table:table-cell table:style-name="ce227"/>
          <table:table-cell office:value-type="string" table:style-name="ce231">
            <text:p>人數<text:span text:style-name="T27"><text:s text:c="9"/>(</text:span>人<text:span text:style-name="T27">/</text:span>年<text:span text:style-name="T27">)</text:span></text:p>
          </table:table-cell>
          <table:table-cell office:value-type="string" table:number-columns-spanned="2" table:number-rows-spanned="1" table:style-name="ce668">
            <text:p>CH4<text:span text:style-name="T17">量</text:span><text:s text:c="2"/><text:span text:style-name="T17">（</text:span>kg CO2e /<text:span text:style-name="T17">年）</text:span></text:p>
          </table:table-cell>
          <table:covered-table-cell/>
          <table:table-cell office:value-type="string" table:style-name="ce232">
            <office:annotation draw:style-name="a162" svg:x="3.66666666666667in" svg:y="3.53125in" svg:width="1.58333333333333in" svg:height="5.38541666666667in">
              <dc:creator>930528</dc:creator>
              <text:p><text:span text:style-name="T19">930528:</text:span><text:span text:style-name="T26"/></text:p>
              <text:p><text:span text:style-name="T8">此處係依「0產品說明-第5點」之比例進行分配</text:span></text:p>
            </office:annotation>
            <text:p>分配至本產品之比例</text:p>
          </table:table-cell>
          <table:table-cell office:value-type="string" table:number-columns-spanned="3" table:number-rows-spanned="1" table:style-name="ce668">
            <text:p>分配說明</text:p>
          </table:table-cell>
          <table:covered-table-cell table:number-columns-repeated="2"/>
          <table:table-cell office:value-type="string" table:number-columns-spanned="2" table:number-rows-spanned="1" table:style-name="ce668">
            <text:p>分配至本項產品之總排放量(kg/資料期間)</text:p>
          </table:table-cell>
          <table:covered-table-cell/>
          <table:table-cell office:value-type="string" table:number-columns-spanned="2" table:number-rows-spanned="1" table:style-name="ce670">
            <text:p>單件產品排放量<text:span text:style-name="T27"><text:s/>(kg/</text:span>單位產品<text:span text:style-name="T27">)</text:span></text:p>
          </table:table-cell>
          <table:covered-table-cell/>
          <table:table-cell table:number-columns-repeated="2" table:style-name="ce228"/>
          <table:table-cell table:number-columns-repeated="16370" table:style-name="ce227"/>
        </table:table-row>
        <table:table-row table:style-name="ro58">
          <table:table-cell table:style-name="ce159"/>
          <table:table-cell office:value-type="float" office:value="0" table:formula="of:=[基本資料.C9]" table:style-name="ce229">
            <text:p>0</text:p>
          </table:table-cell>
          <table:table-cell office:value-type="float" office:value="0" table:formula="of:=[.M9]*0.3*25" table:number-columns-spanned="2" table:number-rows-spanned="1" table:style-name="ce660">
            <text:p>0</text:p>
          </table:table-cell>
          <table:covered-table-cell/>
          <table:table-cell office:value-type="percentage" office:value="0" table:formula="of:=[基本資料.D28]" table:style-name="ce230">
            <text:p>0.00%</text:p>
          </table:table-cell>
          <table:table-cell office:value-type="string" table:number-columns-spanned="3" table:number-rows-spanned="1" table:style-name="ce752">
            <text:p>&lt;-- 若不對，請自行輸入分配比例，並在此處說明</text:p>
          </table:table-cell>
          <table:covered-table-cell table:number-columns-repeated="2"/>
          <table:table-cell office:value-type="float" office:value="0" table:formula="of:=[.C17]*[.D17]" table:number-columns-spanned="2" table:number-rows-spanned="1" table:style-name="ce660">
            <text:p>#DIV/0!</text:p>
          </table:table-cell>
          <table:covered-table-cell/>
          <table:table-cell office:value-type="float" office:value="0" table:formula="of:=#DIV/0!" table:number-columns-spanned="2" table:number-rows-spanned="1" table:style-name="ce662">
            <text:p>#DIV/0!</text:p>
          </table:table-cell>
          <table:covered-table-cell/>
          <table:table-cell table:number-columns-repeated="16372" table:style-name="ce15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59"/>
          <table:table-cell office:value-type="string" table:style-name="ce220">
            <text:p>VOCs</text:p>
          </table:table-cell>
          <table:table-cell table:number-columns-repeated="2" table:style-name="ce221"/>
          <table:table-cell table:style-name="ce222"/>
          <table:table-cell table:number-columns-repeated="16379" table:style-name="ce159"/>
        </table:table-row>
        <table:table-row table:style-name="ro5">
          <table:table-cell table:style-name="ce159"/>
          <table:table-cell office:value-type="string" table:style-name="ce224">
            <text:p>廢氣量</text:p>
          </table:table-cell>
          <table:table-cell office:value-type="string" table:style-name="ce210">
            <text:p>eff.</text:p>
          </table:table-cell>
          <table:table-cell office:value-type="string" table:style-name="ce210">
            <text:p>e.f.</text:p>
          </table:table-cell>
          <table:table-cell office:value-type="string" table:style-name="ce210">
            <text:p>GHG</text:p>
          </table:table-cell>
          <table:table-cell table:number-columns-repeated="2" table:style-name="ce209"/>
          <table:table-cell table:number-columns-repeated="16377" table:style-name="ce159"/>
        </table:table-row>
        <table:table-row table:style-name="ro2">
          <table:table-cell/>
          <table:table-cell office:value-type="float" office:value="0" table:formula="of:=['7_產出_廢氣'.D10]*60*24*[基本資料.E8]" table:style-name="ce210">
            <text:p>0</text:p>
          </table:table-cell>
          <table:table-cell office:value-type="float" office:value="0" table:formula="of:=(['7_產出_廢氣'.B10]-['7_產出_廢氣'.C10])/['7_產出_廢氣'.B10]" table:style-name="ce210">
            <text:p>#DIV/0!</text:p>
          </table:table-cell>
          <table:table-cell office:value-type="float" office:value="0" table:formula="of:=['7_產出_廢氣'.B10]/1000000*44/22.4*1*[.C17]" table:style-name="ce210">
            <text:p>#DIV/0!</text:p>
          </table:table-cell>
          <table:table-cell office:value-type="float" office:value="0" table:formula="of:=[.B17]*[.D17]" table:style-name="ce210">
            <text:p>#DIV/0!</text:p>
          </table:table-cell>
          <table:table-cell table:number-columns-repeated="2" table:style-name="ce209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26">
            <text:p>waste-water</text:p>
          </table:table-cell>
          <table:table-cell table:number-columns-repeated="4" table:style-name="ce226"/>
          <table:table-cell table:number-columns-repeated="16378" table:style-name="ce159"/>
        </table:table-row>
        <table:table-row table:style-name="ro5">
          <table:table-cell/>
          <table:table-cell office:value-type="string" table:style-name="ce224">
            <text:p>廢水量</text:p>
          </table:table-cell>
          <table:table-cell office:value-type="string" table:style-name="ce210">
            <text:p>act. data</text:p>
          </table:table-cell>
          <table:table-cell office:value-type="string" table:style-name="ce210">
            <text:p>e.f</text:p>
          </table:table-cell>
          <table:table-cell office:value-type="string" table:style-name="ce210">
            <text:p>GWP</text:p>
          </table:table-cell>
          <table:table-cell office:value-type="string" table:style-name="ce210">
            <text:p>GHG</text:p>
          </table:table-cell>
          <table:table-cell table:number-columns-repeated="16378" table:style-name="ce159"/>
        </table:table-row>
        <table:table-row table:style-name="ro2">
          <table:table-cell/>
          <table:table-cell office:value-type="float" office:value="0" table:formula="of:=['8_產出_廢水'.F8]*[基本資料.E8]" table:style-name="ce210">
            <text:p>0</text:p>
          </table:table-cell>
          <table:table-cell office:value-type="float" office:value="0" table:formula="of:=(['8_產出_廢水'.D8]-['8_產出_廢水'.E8])*0.001*['10_產出_化糞池'.B21]" table:style-name="ce210">
            <text:p>0</text:p>
          </table:table-cell>
          <table:table-cell office:value-type="float" office:value="0.2" table:formula="of:=0.25*0.8" table:style-name="ce210">
            <text:p>0.2</text:p>
          </table:table-cell>
          <table:table-cell office:value-type="float" office:value="25" table:style-name="ce210">
            <text:p>25</text:p>
          </table:table-cell>
          <table:table-cell office:value-type="float" office:value="0" table:formula="of:=[.C21]*[.D21]*[.E21]" table:style-name="ce210">
            <text:p>0</text:p>
          </table:table-cell>
          <table:table-cell table:number-columns-repeated="16378" table:style-name="ce159"/>
        </table:table-row>
        <table:table-row table:style-name="ro2">
          <table:table-cell/>
          <table:table-cell table:style-name="ce159"/>
          <table:table-cell table:style-name="ce160"/>
          <table:table-cell table:style-name="ce225"/>
          <table:table-cell table:number-columns-repeated="16380" table:style-name="ce159"/>
        </table:table-row>
        <table:table-row table:style-name="ro2">
          <table:table-cell/>
          <table:table-cell table:style-name="ce159"/>
          <table:table-cell table:number-columns-repeated="2" table:style-name="ce160"/>
          <table:table-cell table:number-columns-repeated="16380" table:style-name="ce159"/>
        </table:table-row>
        <table:table-row table:style-name="ro22">
          <table:table-cell/>
          <table:table-cell office:value-type="string" table:number-columns-spanned="3" table:number-rows-spanned="1" table:style-name="ce751">
            <office:annotation draw:style-name="a163" svg:x="2.72916666666667in" svg:y="6.34375in" svg:width="1.69791666666667in" svg:height="0.5in">
              <dc:creator>781150</dc:creator>
              <text:p><text:span text:style-name="T37">本項資料、數據來源者的聯絡資料</text:span></text:p>
            </office:annotation>
            <text:p><text:span text:style-name="T4">數據來源：部門</text:span>/<text:span text:style-name="T4">人員</text:span>/<text:span text:style-name="T4">電話</text:span></text:p>
          </table:table-cell>
          <table:covered-table-cell table:number-columns-repeated="2"/>
          <table:table-cell office:value-type="string" table:number-columns-spanned="3" table:number-rows-spanned="1" table:style-name="ce751">
            <office:annotation draw:style-name="a164" svg:x="4.92708333333333in" svg:y="6.34375in" svg:width="1.3125in" svg:height="0.5in">
              <dc:creator>781150</dc:creator>
              <text:p><text:span text:style-name="T37">本項資料、數據來源者的聯絡資料</text:span></text:p>
            </office:annotation>
            <text:p><text:span text:style-name="T4">數據來源：人員</text:span>e-mail</text:p>
          </table:table-cell>
          <table:covered-table-cell table:number-columns-repeated="2"/>
          <table:table-cell table:number-columns-repeated="16377"/>
        </table:table-row>
        <table:table-row table:style-name="ro5">
          <table:table-cell/>
          <table:table-cell table:number-columns-spanned="3" table:number-rows-spanned="1" table:style-name="ce650"/>
          <table:covered-table-cell table:number-columns-repeated="2"/>
          <table:table-cell table:number-columns-spanned="3" table:number-rows-spanned="1" table:style-name="ce650"/>
          <table:covered-table-cell table:number-columns-repeated="2"/>
          <table:table-cell table:number-columns-repeated="16377"/>
        </table:table-row>
        <table:table-row table:number-rows-repeated="1048551" table:style-name="ro2">
          <table:table-cell table:number-columns-repeated="16384"/>
        </table:table-row>
        <table:named-expressions>
          <table:named-range table:name="Print_Area" table:cell-range-address="10_產出_化糞池.$A$4:10_產出_化糞池.$N$25" table:base-cell-address="10_產出_化糞池.$A$1"/>
          <table:named-expression table:name="主要原料投入" table:expression="of:=['file:///G:/備份/盤查表改版/產品碳足跡盤查表(for_tier_1_suppliers)_v45_馨如觀點.xls'#'2_產品製造_投入產出表'.#REF!]" table:base-cell-address="使用說明.$A$1"/>
        </table:named-expressions>
      </table:table>
      <table:table table:name="產品使用階段" table:style-name="ta14">
        <table:table-column table:style-name="co52" table:default-cell-style-name="ce252"/>
        <table:table-column table:style-name="co114" table:default-cell-style-name="ce252"/>
        <table:table-column table:style-name="co115" table:default-cell-style-name="ce252"/>
        <table:table-column table:style-name="co98" table:default-cell-style-name="ce252"/>
        <table:table-column table:style-name="co32" table:default-cell-style-name="ce252"/>
        <table:table-column table:style-name="co116" table:default-cell-style-name="ce252"/>
        <table:table-column table:style-name="co2" table:number-columns-repeated="16378" table:default-cell-style-name="ce252"/>
        <table:table-row table:style-name="ro2">
          <table:table-cell table:style-name="ce19"/>
          <table:table-cell office:value-type="string" office:string-value="製造業產品碳足跡生命週期盤查表（含使用說明）" table:formula="of:=[使用說明.$A$1]" table:style-name="ce19">
            <text:p>製造業產品碳足跡生命週期盤查表（含使用說明）</text:p>
          </table:table-cell>
          <table:table-cell table:number-columns-repeated="16382" table:style-name="ce19"/>
        </table:table-row>
        <table:table-row table:style-name="ro2">
          <table:table-cell table:number-columns-repeated="4" table:style-name="ce19"/>
          <table:table-cell office:value-type="string" office:string-value="copyright 2013 MOEAIDB &amp; ITRI" table:formula="of:=[使用說明.A2]" table:style-name="ce20">
            <text:p>copyright 2013 MOEAIDB &amp; ITRI</text:p>
          </table:table-cell>
          <table:table-cell table:number-columns-repeated="16379" table:style-name="ce19"/>
        </table:table-row>
        <table:table-row table:style-name="ro5">
          <table:table-cell table:number-columns-repeated="16384"/>
        </table:table-row>
        <table:table-row table:style-name="ro21">
          <table:table-cell table:style-name="ce252"/>
          <table:table-cell office:value-type="string" table:style-name="ce236">
            <text:p>請填寫黃色欄位</text:p>
          </table:table-cell>
          <table:table-cell table:number-columns-repeated="2" table:style-name="ce199"/>
          <table:table-cell table:number-columns-repeated="16380" table:style-name="ce252"/>
        </table:table-row>
        <table:table-row table:style-name="ro5">
          <table:table-cell table:number-columns-repeated="16384"/>
        </table:table-row>
        <table:table-row table:style-name="ro36">
          <table:table-cell office:value-type="string" table:style-name="ce253">
            <text:p>產品使用階段能耗特性</text:p>
          </table:table-cell>
          <table:table-cell table:number-columns-repeated="2" table:style-name="ce254"/>
          <table:table-cell table:number-columns-repeated="2" table:style-name="ce255"/>
          <table:table-cell table:number-columns-repeated="5" table:style-name="ce244"/>
          <table:table-cell table:number-columns-repeated="16374" table:style-name="ce245"/>
        </table:table-row>
        <table:table-row table:style-name="ro55">
          <table:table-cell office:value-type="string" table:number-columns-spanned="5" table:number-rows-spanned="1" table:style-name="ce753">
            <text:p>附註：</text:p>
            <text:p><text:s text:c="7"/>1.僅組裝成整體的產品(如電腦、外部電源供應器、洗衣機)才需填寫使用階段耗能特性。</text:p>
            <text:p><text:s text:c="7"/>2.預估每日使用小時數加總不可超過24小時。</text:p>
          </table:table-cell>
          <table:covered-table-cell table:number-columns-repeated="4"/>
          <table:table-cell table:number-columns-repeated="5" table:style-name="ce244"/>
          <table:table-cell table:number-columns-repeated="16374" table:style-name="ce245"/>
        </table:table-row>
        <table:table-row table:style-name="ro66">
          <table:table-cell office:value-type="string" table:style-name="ce256">
            <office:annotation draw:style-name="a165" svg:x="1.77083333333333in" svg:y="3.45833333333333in" svg:width="1.35416666666667in" svg:height="2.17708333333333in">
              <dc:creator>Vespa Chu</dc:creator>
              <text:p><text:span text:style-name="T19">Vespa Chu:</text:span><text:span text:style-name="T26"/></text:p>
              <text:p><text:span text:style-name="T8">預期產品從使用者購入到報廢所經過的時間</text:span></text:p>
            </office:annotation>
            <text:p>產品壽命</text:p>
          </table:table-cell>
          <table:table-cell table:style-name="ce257"/>
          <table:table-cell office:value-type="string" table:style-name="ce440">
            <text:p>年</text:p>
          </table:table-cell>
          <table:table-cell table:number-columns-spanned="2" table:number-rows-spanned="1" table:style-name="ce754"/>
          <table:covered-table-cell/>
          <table:table-cell table:number-columns-repeated="5" table:style-name="ce246"/>
          <table:table-cell table:number-columns-repeated="16374" table:style-name="ce247"/>
        </table:table-row>
        <table:table-row table:style-name="ro67">
          <table:table-cell office:value-type="string" table:style-name="ce258">
            <text:p>Mode</text:p>
          </table:table-cell>
          <table:table-cell office:value-type="string" table:style-name="ce287">
            <text:p>每小時消耗電量(KWH)</text:p>
          </table:table-cell>
          <table:table-cell office:value-type="string" table:style-name="ce287">
            <office:annotation draw:style-name="a166" svg:x="5.32291666666667in" svg:y="4.13541666666667in" svg:width="1.5625in" svg:height="0.947916666666667in">
              <dc:creator>minfei</dc:creator>
              <text:p><text:span text:style-name="T8">注意：每日使用小時數加總不可超過24小時</text:span></text:p>
            </office:annotation>
            <text:p>預估每日使用小時數</text:p>
          </table:table-cell>
          <table:table-cell office:value-type="string" table:style-name="ce287">
            <text:p>產品壽命期間之總使用電力(KWH)</text:p>
          </table:table-cell>
          <table:table-cell office:value-type="string" table:style-name="ce288">
            <text:p>備註/說明各模式定義</text:p>
          </table:table-cell>
          <table:table-cell table:number-columns-repeated="16379" table:style-name="ce247"/>
        </table:table-row>
        <table:table-row table:style-name="ro8">
          <table:table-cell office:value-type="string" table:style-name="ce259">
            <text:p>Idle mode</text:p>
          </table:table-cell>
          <table:table-cell table:number-columns-repeated="2" table:style-name="ce261"/>
          <table:table-cell office:value-type="float" office:value="0" table:formula="of:=[.B8]*[.B10]*[.C10]*365" table:style-name="ce758">
            <text:p>0</text:p>
          </table:table-cell>
          <table:table-cell table:style-name="ce263"/>
          <table:table-cell table:number-columns-repeated="16379" table:style-name="ce247"/>
        </table:table-row>
        <table:table-row table:style-name="ro36">
          <table:table-cell office:value-type="string" table:style-name="ce259">
            <text:p>on mode</text:p>
          </table:table-cell>
          <table:table-cell table:number-columns-repeated="2" table:style-name="ce261"/>
          <table:table-cell office:value-type="float" office:value="0" table:formula="of:=[.B8]*[.B11]*[.C11]*365" table:style-name="ce758">
            <text:p>0</text:p>
          </table:table-cell>
          <table:table-cell table:style-name="ce263"/>
          <table:table-cell table:number-columns-repeated="16379" table:style-name="ce247"/>
        </table:table-row>
        <table:table-row table:style-name="ro16">
          <table:table-cell office:value-type="string" table:style-name="ce259">
            <text:p>standby mode</text:p>
          </table:table-cell>
          <table:table-cell table:number-columns-repeated="2" table:style-name="ce261"/>
          <table:table-cell office:value-type="float" office:value="0" table:formula="of:=[.B8]*[.B12]*[.C12]*365" table:style-name="ce758">
            <text:p>0</text:p>
          </table:table-cell>
          <table:table-cell table:style-name="ce263"/>
          <table:table-cell table:number-columns-repeated="16379" table:style-name="ce247"/>
        </table:table-row>
        <table:table-row table:style-name="ro68">
          <table:table-cell office:value-type="string" table:style-name="ce260">
            <text:p>off mode</text:p>
          </table:table-cell>
          <table:table-cell table:number-columns-repeated="2" table:style-name="ce262"/>
          <table:table-cell office:value-type="float" office:value="0" table:formula="of:=[.B8]*[.B13]*[.C13]*365" table:style-name="ce759">
            <text:p>0</text:p>
          </table:table-cell>
          <table:table-cell table:style-name="ce264"/>
          <table:table-cell table:number-columns-repeated="16379" table:style-name="ce247"/>
        </table:table-row>
        <table:table-row table:style-name="ro20">
          <table:table-cell office:value-type="string" table:style-name="ce243">
            <text:p>◎產品使用階段消耗之其他能資源<text:span text:style-name="T57"><text:s/>Other energy&amp; resources consumption during using phase</text:span></text:p>
          </table:table-cell>
          <table:table-cell table:style-name="ce248"/>
          <table:table-cell table:style-name="ce249"/>
          <table:table-cell table:style-name="ce760"/>
          <table:table-cell table:style-name="ce250"/>
          <table:table-cell table:number-columns-repeated="16379" table:style-name="ce247"/>
        </table:table-row>
        <table:table-row table:style-name="ro58">
          <table:table-cell office:value-type="string" table:style-name="ce283">
            <text:p>其他能資源</text:p>
          </table:table-cell>
          <table:table-cell office:value-type="string" table:style-name="ce284">
            <text:p>用量</text:p>
          </table:table-cell>
          <table:table-cell office:value-type="string" table:style-name="ce284">
            <text:p>單位</text:p>
          </table:table-cell>
          <table:table-cell office:value-type="string" table:style-name="ce284">
            <office:annotation draw:style-name="a167" svg:x="7.95833333333333in" svg:y="6.625in" svg:width="1.71875in" svg:height="0.802083333333333in">
              <dc:creator>minfei</dc:creator>
              <text:p><text:span text:style-name="T8">計算在產品壽命時間內，使用階段之資源總用量。</text:span></text:p>
            </office:annotation>
            <text:p>產品壽命期間之總使用量</text:p>
          </table:table-cell>
          <table:table-cell office:value-type="string" table:style-name="ce285">
            <text:p>備註</text:p>
          </table:table-cell>
          <table:table-cell table:number-columns-repeated="16379" table:style-name="ce251"/>
        </table:table-row>
        <table:table-row table:style-name="ro36">
          <table:table-cell office:value-type="string" table:style-name="ce757">
            <text:p>水 Water</text:p>
          </table:table-cell>
          <table:table-cell table:number-columns-repeated="3" table:style-name="ce266"/>
          <table:table-cell table:style-name="ce263"/>
          <table:table-cell table:number-columns-repeated="16379" table:style-name="ce247"/>
        </table:table-row>
        <table:table-row table:number-rows-repeated="5" table:style-name="ro36">
          <table:table-cell table:style-name="ce271"/>
          <table:table-cell table:style-name="ce267"/>
          <table:table-cell table:style-name="ce266"/>
          <table:table-cell table:style-name="ce267"/>
          <table:table-cell table:style-name="ce268"/>
          <table:table-cell table:number-columns-repeated="16379" table:style-name="ce245"/>
        </table:table-row>
        <table:table-row table:style-name="ro36">
          <table:table-cell table:style-name="ce272"/>
          <table:table-cell table:number-columns-repeated="3" table:style-name="ce269"/>
          <table:table-cell table:style-name="ce270"/>
          <table:table-cell table:number-columns-repeated="16379" table:style-name="ce245"/>
        </table:table-row>
        <table:table-row table:number-rows-repeated="1048554" table:style-name="ro5">
          <table:table-cell table:number-columns-repeated="16384"/>
        </table:table-row>
        <table:named-expressions>
          <table:named-range table:name="Print_Area" table:cell-range-address="產品使用階段.$A$4:產品使用階段.$E$22" table:base-cell-address="產品使用階段.$A$1"/>
        </table:named-expressions>
      </table:table>
      <table:table table:name="附表1需盤查GHG" table:style-name="ta15">
        <table:table-column table:style-name="co50" table:default-cell-style-name="ce166"/>
        <table:table-column table:style-name="co117" table:default-cell-style-name="ce166"/>
        <table:table-column table:style-name="co118" table:default-cell-style-name="ce166"/>
        <table:table-column table:style-name="co33" table:default-cell-style-name="ce166"/>
        <table:table-column table:style-name="co2" table:number-columns-repeated="16380" table:default-cell-style-name="ce166"/>
        <table:table-row table:style-name="ro5">
          <table:table-cell table:number-columns-repeated="3" table:style-name="ce166"/>
          <table:table-cell office:value-type="string" table:style-name="ce167">
            <text:p>copyright 2009, ITRI</text:p>
          </table:table-cell>
          <table:table-cell table:number-columns-repeated="16380"/>
        </table:table-row>
        <table:table-row table:style-name="ro69">
          <table:table-cell office:value-type="string" table:number-columns-spanned="2" table:number-rows-spanned="1" table:style-name="ce683">
            <text:p>Industrial designation or common name</text:p>
          </table:table-cell>
          <table:covered-table-cell/>
          <table:table-cell office:value-type="string" table:style-name="ce168">
            <text:p>化學式</text:p>
          </table:table-cell>
          <table:table-cell office:value-type="string" table:style-name="ce169">
            <text:p>中文名稱</text:p>
          </table:table-cell>
          <table:table-cell table:number-columns-repeated="16380"/>
        </table:table-row>
        <table:table-row table:style-name="ro25">
          <table:table-cell office:value-type="string" table:number-columns-spanned="2" table:number-rows-spanned="1" table:style-name="ce756">
            <text:p>1. Carbon dioxide (R-744)</text:p>
          </table:table-cell>
          <table:covered-table-cell/>
          <table:table-cell office:value-type="string" table:style-name="ce170">
            <text:p>CO2</text:p>
          </table:table-cell>
          <table:table-cell office:value-type="string" table:style-name="ce171">
            <text:p><text:span text:style-name="T14">二氧化碳</text:span></text:p>
          </table:table-cell>
          <table:table-cell table:number-columns-repeated="16380" table:style-name="ce172"/>
        </table:table-row>
        <table:table-row table:style-name="ro5">
          <table:table-cell office:value-type="string" table:number-columns-spanned="2" table:number-rows-spanned="1" table:style-name="ce685">
            <text:p>2. Methane (R-50)</text:p>
          </table:table-cell>
          <table:covered-table-cell/>
          <table:table-cell office:value-type="string" table:style-name="ce173">
            <text:p>CH4</text:p>
          </table:table-cell>
          <table:table-cell office:value-type="string" table:style-name="ce174">
            <text:p><text:span text:style-name="T14">甲烷</text:span></text:p>
          </table:table-cell>
          <table:table-cell table:number-columns-repeated="16380" table:style-name="ce172"/>
        </table:table-row>
        <table:table-row table:style-name="ro5">
          <table:table-cell office:value-type="string" table:number-columns-spanned="2" table:number-rows-spanned="1" table:style-name="ce685">
            <text:p>3. Nitrous oxide</text:p>
          </table:table-cell>
          <table:covered-table-cell/>
          <table:table-cell office:value-type="string" table:style-name="ce173">
            <text:p>N2O</text:p>
          </table:table-cell>
          <table:table-cell office:value-type="string" table:style-name="ce174">
            <text:p><text:span text:style-name="T14">氧化亞氮</text:span></text:p>
          </table:table-cell>
          <table:table-cell table:number-columns-repeated="16380" table:style-name="ce172"/>
        </table:table-row>
        <table:table-row table:style-name="ro5">
          <table:table-cell office:value-type="string" table:number-columns-spanned="2" table:number-rows-spanned="1" table:style-name="ce691">
            <text:p>4. Sulfur hexafluoride</text:p>
          </table:table-cell>
          <table:covered-table-cell/>
          <table:table-cell office:value-type="string" table:style-name="ce173">
            <text:p>SF6</text:p>
          </table:table-cell>
          <table:table-cell office:value-type="string" table:style-name="ce174">
            <text:p><text:span text:style-name="T14">六氟化硫</text:span></text:p>
          </table:table-cell>
          <table:table-cell table:number-columns-repeated="16380" table:style-name="ce172"/>
        </table:table-row>
        <table:table-row table:style-name="ro5">
          <table:table-cell office:value-type="string" table:number-columns-spanned="4" table:number-rows-spanned="1" table:style-name="ce755">
            <text:p>5. Hydrofluorocarbons (<text:span text:style-name="T11">氫氟碳化物</text:span>, HFCs)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3 (R-23)</text:p>
          </table:table-cell>
          <table:table-cell office:value-type="string" table:style-name="ce177">
            <text:p>CHF3</text:p>
          </table:table-cell>
          <table:table-cell office:value-type="string" table:style-name="ce178">
            <text:p><text:span text:style-name="T6">三氟甲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32 (R-32)</text:p>
          </table:table-cell>
          <table:table-cell office:value-type="string" table:style-name="ce177">
            <text:p>CH2F2</text:p>
          </table:table-cell>
          <table:table-cell office:value-type="string" table:style-name="ce178">
            <text:p><text:span text:style-name="T6">二氟甲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41</text:p>
          </table:table-cell>
          <table:table-cell office:value-type="string" table:style-name="ce177">
            <text:p>CH3F</text:p>
          </table:table-cell>
          <table:table-cell office:value-type="string" table:style-name="ce178">
            <text:p><text:span text:style-name="T6">一氟甲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25 (R-125)</text:p>
          </table:table-cell>
          <table:table-cell office:value-type="string" table:style-name="ce177">
            <text:p>CHF2CF3</text:p>
          </table:table-cell>
          <table:table-cell office:value-type="string" table:style-name="ce178">
            <text:p>1,1,1,2,2-<text:span text:style-name="T6">五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34</text:p>
          </table:table-cell>
          <table:table-cell office:value-type="string" table:style-name="ce177">
            <text:p>C2H2F4</text:p>
          </table:table-cell>
          <table:table-cell office:value-type="string" table:style-name="ce178">
            <text:p>1,1,2,2-<text:span text:style-name="T6">四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34a (R-134a)</text:p>
          </table:table-cell>
          <table:table-cell office:value-type="string" table:style-name="ce177">
            <text:p>CH2FCF3</text:p>
          </table:table-cell>
          <table:table-cell office:value-type="string" table:style-name="ce178">
            <text:p>1,1,1,2-<text:span text:style-name="T6">四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43</text:p>
          </table:table-cell>
          <table:table-cell office:value-type="string" table:style-name="ce177">
            <text:p>CHF2CH2F</text:p>
          </table:table-cell>
          <table:table-cell office:value-type="string" table:style-name="ce178">
            <text:p>1,1,2-<text:span text:style-name="T6">三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43a (R-143a)</text:p>
          </table:table-cell>
          <table:table-cell office:value-type="string" table:style-name="ce177">
            <text:p>CH3CF3</text:p>
          </table:table-cell>
          <table:table-cell office:value-type="string" table:style-name="ce178">
            <text:p>1,1,1-<text:span text:style-name="T6">三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52</text:p>
          </table:table-cell>
          <table:table-cell office:value-type="string" table:style-name="ce177">
            <text:p>CH2FCH2F</text:p>
          </table:table-cell>
          <table:table-cell office:value-type="string" table:style-name="ce178">
            <text:p>1,2-<text:span text:style-name="T6">二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52a (R-152a)</text:p>
          </table:table-cell>
          <table:table-cell office:value-type="string" table:style-name="ce177">
            <text:p>CH3CHF2</text:p>
          </table:table-cell>
          <table:table-cell office:value-type="string" table:style-name="ce178">
            <text:p>1,1-<text:span text:style-name="T6">二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161</text:p>
          </table:table-cell>
          <table:table-cell office:value-type="string" table:style-name="ce177">
            <text:p>CH3CH2F</text:p>
          </table:table-cell>
          <table:table-cell office:value-type="string" table:style-name="ce178">
            <text:p><text:span text:style-name="T6">一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27ea</text:p>
          </table:table-cell>
          <table:table-cell office:value-type="string" table:style-name="ce177">
            <text:p>CF3CHFCF3</text:p>
          </table:table-cell>
          <table:table-cell office:value-type="string" table:style-name="ce178">
            <text:p>1,1,1,2,3,3,3-<text:span text:style-name="T6">七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36cb</text:p>
          </table:table-cell>
          <table:table-cell office:value-type="string" table:style-name="ce177">
            <text:p>CH2FCF2CF3</text:p>
          </table:table-cell>
          <table:table-cell office:value-type="string" table:style-name="ce178">
            <text:p>1,1,1,2,2,3-<text:span text:style-name="T6">六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36ea</text:p>
          </table:table-cell>
          <table:table-cell office:value-type="string" table:style-name="ce177">
            <text:p>CHF2CHFCF3</text:p>
          </table:table-cell>
          <table:table-cell office:value-type="string" table:style-name="ce178">
            <text:p>1,1,1,2,3,3-<text:span text:style-name="T6">六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36fa</text:p>
          </table:table-cell>
          <table:table-cell office:value-type="string" table:style-name="ce177">
            <text:p>CF3CH2CF3</text:p>
          </table:table-cell>
          <table:table-cell office:value-type="string" table:style-name="ce178">
            <text:p>1,1,1,3,3,3-<text:span text:style-name="T6">六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45ca</text:p>
          </table:table-cell>
          <table:table-cell office:value-type="string" table:style-name="ce177">
            <text:p>CH2FCF2CHF2</text:p>
          </table:table-cell>
          <table:table-cell office:value-type="string" table:style-name="ce178">
            <text:p>1,1,2,2,3-<text:span text:style-name="T6">五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245fa</text:p>
          </table:table-cell>
          <table:table-cell office:value-type="string" table:style-name="ce177">
            <text:p>CHF2CH2CF3</text:p>
          </table:table-cell>
          <table:table-cell office:value-type="string" table:style-name="ce178">
            <text:p>1,1,1,3,3-<text:span text:style-name="T6">五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HFC-365mfc</text:p>
          </table:table-cell>
          <table:table-cell office:value-type="string" table:style-name="ce177">
            <text:p>CH3CF2CH2CF3</text:p>
          </table:table-cell>
          <table:table-cell office:value-type="string" table:style-name="ce178">
            <text:p>1,1,1,3,3-<text:span text:style-name="T6">五氟丁烷</text:span></text:p>
          </table:table-cell>
          <table:table-cell table:number-columns-repeated="16380"/>
        </table:table-row>
        <table:table-row table:style-name="ro31">
          <table:table-cell table:style-name="ce175"/>
          <table:table-cell office:value-type="string" table:style-name="ce176">
            <text:p>HFC-4310mee</text:p>
          </table:table-cell>
          <table:table-cell office:value-type="string" table:style-name="ce177">
            <text:p>CF3CHFCHFCF2CF3</text:p>
          </table:table-cell>
          <table:table-cell office:value-type="string" table:style-name="ce178">
            <text:p>1,1,1,2,2,3,4,5,5,5-<text:span text:style-name="T6">十氟戊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1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1b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4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7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7b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7c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7d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8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09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81"/>
          <table:table-cell office:value-type="string" table:style-name="ce179">
            <text:p>R-410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10b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13a</text:p>
          </table:table-cell>
          <table:table-cell table:style-name="ce177"/>
          <table:table-cell table:style-name="ce182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17a</text:p>
          </table:table-cell>
          <table:table-cell table:style-name="ce177"/>
          <table:table-cell table:style-name="ce182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20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21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21b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427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83"/>
          <table:table-cell office:value-type="string" table:style-name="ce179">
            <text:p>R-502</text:p>
          </table:table-cell>
          <table:table-cell table:style-name="ce177"/>
          <table:table-cell table:style-name="ce180"/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9">
            <text:p>R-503</text:p>
          </table:table-cell>
          <table:table-cell table:style-name="ce177"/>
          <table:table-cell table:style-name="ce180"/>
          <table:table-cell table:number-columns-repeated="16380" table:style-name="ce184"/>
        </table:table-row>
        <table:table-row table:style-name="ro5">
          <table:table-cell table:style-name="ce175"/>
          <table:table-cell office:value-type="string" table:style-name="ce179">
            <text:p>R-507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9">
            <text:p>R-507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2">
          <table:table-cell table:style-name="ce175"/>
          <table:table-cell office:value-type="string" table:style-name="ce185">
            <text:p>R-508a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2">
          <table:table-cell table:style-name="ce175"/>
          <table:table-cell office:value-type="string" table:style-name="ce185">
            <text:p>R-508b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2">
          <table:table-cell table:style-name="ce175"/>
          <table:table-cell office:value-type="string" table:style-name="ce186">
            <text:p>Freeze 12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2">
          <table:table-cell table:style-name="ce175"/>
          <table:table-cell office:value-type="string" table:style-name="ce186">
            <text:p>Free Zone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2">
          <table:table-cell table:style-name="ce175"/>
          <table:table-cell office:value-type="string" table:style-name="ce186">
            <text:p>NARM-502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table:style-name="ce187"/>
          <table:table-cell office:value-type="string" table:style-name="ce179">
            <text:p>FX-80</text:p>
          </table:table-cell>
          <table:table-cell table:style-name="ce177"/>
          <table:table-cell table:style-name="ce180"/>
          <table:table-cell table:number-columns-repeated="16380"/>
        </table:table-row>
        <table:table-row table:style-name="ro5">
          <table:table-cell office:value-type="string" table:number-columns-spanned="4" table:number-rows-spanned="1" table:style-name="ce755">
            <text:p>6. Perfluorinated compounds (<text:span text:style-name="T11">全氟碳化物</text:span>, PFCs)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Nitrogen trifluoride</text:p>
          </table:table-cell>
          <table:table-cell office:value-type="string" table:style-name="ce177">
            <text:p>NF3</text:p>
          </table:table-cell>
          <table:table-cell office:value-type="string" table:style-name="ce178">
            <text:p><text:span text:style-name="T6">三氟化氮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14</text:p>
          </table:table-cell>
          <table:table-cell office:value-type="string" table:style-name="ce177">
            <text:p>CF4</text:p>
          </table:table-cell>
          <table:table-cell office:value-type="string" table:style-name="ce178">
            <text:p><text:span text:style-name="T6">四氟化碳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116</text:p>
          </table:table-cell>
          <table:table-cell office:value-type="string" table:style-name="ce177">
            <text:p>C2F6</text:p>
          </table:table-cell>
          <table:table-cell office:value-type="string" table:style-name="ce178">
            <text:p><text:span text:style-name="T6">六氟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218</text:p>
          </table:table-cell>
          <table:table-cell office:value-type="string" table:style-name="ce177">
            <text:p>C3F8</text:p>
          </table:table-cell>
          <table:table-cell office:value-type="string" table:style-name="ce178">
            <text:p><text:span text:style-name="T6">全氟丙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318</text:p>
          </table:table-cell>
          <table:table-cell office:value-type="string" table:style-name="ce177">
            <text:p>c-C4F8</text:p>
          </table:table-cell>
          <table:table-cell office:value-type="string" table:style-name="ce178">
            <text:p><text:span text:style-name="T6">八氟環丁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3-1-10</text:p>
          </table:table-cell>
          <table:table-cell office:value-type="string" table:style-name="ce177">
            <text:p>C4F10</text:p>
          </table:table-cell>
          <table:table-cell office:value-type="string" table:style-name="ce178">
            <text:p><text:span text:style-name="T6">全氟丁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4-1-12</text:p>
          </table:table-cell>
          <table:table-cell office:value-type="string" table:style-name="ce177">
            <text:p>C5F12</text:p>
          </table:table-cell>
          <table:table-cell office:value-type="string" table:style-name="ce178">
            <text:p><text:span text:style-name="T6">全氟戊烷</text:span></text:p>
          </table:table-cell>
          <table:table-cell table:number-columns-repeated="16380"/>
        </table:table-row>
        <table:table-row table:style-name="ro5">
          <table:table-cell table:style-name="ce175"/>
          <table:table-cell office:value-type="string" table:style-name="ce176">
            <text:p>PFC-5-1-14</text:p>
          </table:table-cell>
          <table:table-cell office:value-type="string" table:style-name="ce177">
            <text:p>C6F14</text:p>
          </table:table-cell>
          <table:table-cell office:value-type="string" table:style-name="ce178">
            <text:p><text:span text:style-name="T6">全氟己烷</text:span></text:p>
          </table:table-cell>
          <table:table-cell table:number-columns-repeated="16380"/>
        </table:table-row>
        <table:table-row table:style-name="ro2">
          <table:table-cell table:style-name="ce175"/>
          <table:table-cell office:value-type="string" table:style-name="ce176">
            <text:p>PFC-9-1-18</text:p>
          </table:table-cell>
          <table:table-cell office:value-type="string" table:style-name="ce177">
            <text:p>C10F18</text:p>
          </table:table-cell>
          <table:table-cell table:style-name="ce178"/>
          <table:table-cell table:number-columns-repeated="16380"/>
        </table:table-row>
        <table:table-row table:style-name="ro2">
          <table:table-cell table:style-name="ce175"/>
          <table:table-cell office:value-type="string" table:style-name="ce176">
            <text:p>Trifluoromethyl sulfur pentafluoride</text:p>
          </table:table-cell>
          <table:table-cell office:value-type="string" table:style-name="ce177">
            <text:p>SF5CF3</text:p>
          </table:table-cell>
          <table:table-cell table:style-name="ce178"/>
          <table:table-cell table:number-columns-repeated="16380"/>
        </table:table-row>
        <table:table-row table:style-name="ro5">
          <table:table-cell office:value-type="string" table:number-columns-spanned="4" table:number-rows-spanned="1" table:style-name="ce755">
            <text:p>7. Fluorinated ethers (<text:span text:style-name="T11">氫氟醚類</text:span>, HFEs)</text:p>
          </table:table-cell>
          <table:covered-table-cell table:number-columns-repeated="3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125</text:p>
          </table:table-cell>
          <table:table-cell office:value-type="string" table:style-name="ce177">
            <text:p>CHF2O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134</text:p>
          </table:table-cell>
          <table:table-cell office:value-type="string" table:style-name="ce177">
            <text:p>CHF2OCH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143a</text:p>
          </table:table-cell>
          <table:table-cell office:value-type="string" table:style-name="ce177">
            <text:p>CH3O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E-235da2</text:p>
          </table:table-cell>
          <table:table-cell office:value-type="string" table:style-name="ce177">
            <text:p>CHF2OCHCl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245cb2</text:p>
          </table:table-cell>
          <table:table-cell office:value-type="string" table:style-name="ce177">
            <text:p>CH3OCF2CH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245fa2</text:p>
          </table:table-cell>
          <table:table-cell office:value-type="string" table:style-name="ce177">
            <text:p>CHF2OCH2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254cb2</text:p>
          </table:table-cell>
          <table:table-cell office:value-type="string" table:style-name="ce177">
            <text:p>CH3OCF2CH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347mcc3</text:p>
          </table:table-cell>
          <table:table-cell office:value-type="string" table:style-name="ce177">
            <text:p>CH3OCF2CF2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347pcf2</text:p>
          </table:table-cell>
          <table:table-cell office:value-type="string" table:style-name="ce177">
            <text:p>CHF2CF2OCH2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356pcc3</text:p>
          </table:table-cell>
          <table:table-cell office:value-type="string" table:style-name="ce177">
            <text:p>CH3OCF2CF2CH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449sl (HFE-7100)</text:p>
          </table:table-cell>
          <table:table-cell office:value-type="string" table:style-name="ce177">
            <text:p>C4F9OCH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569sf2 (HFE-7200)</text:p>
          </table:table-cell>
          <table:table-cell office:value-type="string" table:style-name="ce177">
            <text:p>C4F9OC2H5</text:p>
          </table:table-cell>
          <table:table-cell table:style-name="ce178"/>
          <table:table-cell table:number-columns-repeated="16380" table:style-name="ce184"/>
        </table:table-row>
        <table:table-row table:style-name="ro70">
          <table:table-cell table:style-name="ce183"/>
          <table:table-cell office:value-type="string" table:style-name="ce176">
            <text:p>HFE-43-10-pccc124 (H-Galden 1040x)</text:p>
          </table:table-cell>
          <table:table-cell office:value-type="string" table:style-name="ce177">
            <text:p>CHF2OCF2OC2F4OCH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FE-236ca12 (HG-10)</text:p>
          </table:table-cell>
          <table:table-cell office:value-type="string" table:style-name="ce177">
            <text:p>CH2OCF2OCHF2</text:p>
          </table:table-cell>
          <table:table-cell table:style-name="ce178"/>
          <table:table-cell table:number-columns-repeated="16380" table:style-name="ce184"/>
        </table:table-row>
        <table:table-row table:style-name="ro70">
          <table:table-cell table:style-name="ce188"/>
          <table:table-cell office:value-type="string" table:style-name="ce176">
            <text:p>HFE-338pcc13 (HG-01)</text:p>
          </table:table-cell>
          <table:table-cell office:value-type="string" table:style-name="ce177">
            <text:p>CHF2OCF2CF2OCHF2</text:p>
          </table:table-cell>
          <table:table-cell table:style-name="ce178"/>
          <table:table-cell table:number-columns-repeated="16380" table:style-name="ce184"/>
        </table:table-row>
        <table:table-row table:style-name="ro5">
          <table:table-cell office:value-type="string" table:number-columns-spanned="4" table:number-rows-spanned="1" table:style-name="ce755">
            <text:p>8. Substances controlled by the Montreal Protocol (<text:span text:style-name="T11">蒙特婁議定書管制物質</text:span>)</text:p>
          </table:table-cell>
          <table:covered-table-cell table:number-columns-repeated="3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CFC-11 (R-11)</text:p>
          </table:table-cell>
          <table:table-cell office:value-type="string" table:style-name="ce177">
            <text:p>CCl3F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CFC-12 (R-12)</text:p>
          </table:table-cell>
          <table:table-cell office:value-type="string" table:style-name="ce177">
            <text:p>CCl2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CFC-13</text:p>
          </table:table-cell>
          <table:table-cell office:value-type="string" table:style-name="ce177">
            <text:p>CCl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CFC-113 (R-113)</text:p>
          </table:table-cell>
          <table:table-cell office:value-type="string" table:style-name="ce177">
            <text:p>CCl2FCCl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CFC-114</text:p>
          </table:table-cell>
          <table:table-cell office:value-type="string" table:style-name="ce177">
            <text:p>CClF2CCl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CFC-115 (R-115)</text:p>
          </table:table-cell>
          <table:table-cell office:value-type="string" table:style-name="ce177">
            <text:p>CClF2CF3</text:p>
          </table:table-cell>
          <table:table-cell table:style-name="ce178"/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alon-1301</text:p>
          </table:table-cell>
          <table:table-cell office:value-type="string" table:style-name="ce177">
            <text:p>CBrF3</text:p>
          </table:table-cell>
          <table:table-cell office:value-type="string" table:style-name="ce178">
            <text:p><text:span text:style-name="T6">海龍</text:span>-1301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alon-1211</text:p>
          </table:table-cell>
          <table:table-cell office:value-type="string" table:style-name="ce177">
            <text:p>CBrClF2</text:p>
          </table:table-cell>
          <table:table-cell office:value-type="string" table:style-name="ce178">
            <text:p><text:span text:style-name="T6">海龍</text:span>-1211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alon-2402</text:p>
          </table:table-cell>
          <table:table-cell office:value-type="string" table:style-name="ce177">
            <text:p>CBrF2CBrF2</text:p>
          </table:table-cell>
          <table:table-cell office:value-type="string" table:style-name="ce178">
            <text:p><text:span text:style-name="T6">海龍</text:span>-2402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Carbon tetrachloride</text:p>
          </table:table-cell>
          <table:table-cell office:value-type="string" table:style-name="ce177">
            <text:p>CCl4</text:p>
          </table:table-cell>
          <table:table-cell office:value-type="string" table:style-name="ce178">
            <text:p><text:span text:style-name="T6">四氯化碳</text:span>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Methyl bromide</text:p>
          </table:table-cell>
          <table:table-cell office:value-type="string" table:style-name="ce177">
            <text:p>CH3Br</text:p>
          </table:table-cell>
          <table:table-cell office:value-type="string" table:style-name="ce178">
            <text:p><text:span text:style-name="T6">溴化甲烷</text:span>,<text:s/><text:span text:style-name="T6">溴甲烷</text:span>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Methyl chloroform</text:p>
          </table:table-cell>
          <table:table-cell office:value-type="string" table:style-name="ce177">
            <text:p>CH3CCl3</text:p>
          </table:table-cell>
          <table:table-cell office:value-type="string" table:style-name="ce178">
            <text:p><text:span text:style-name="T6">甲氯仿</text:span>,<text:s/><text:span text:style-name="T6">甲基氯仿</text:span></text:p>
          </table:table-cell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22 (R-22)</text:p>
          </table:table-cell>
          <table:table-cell office:value-type="string" table:style-name="ce177">
            <text:p>CHCl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123 (R-123)</text:p>
          </table:table-cell>
          <table:table-cell office:value-type="string" table:style-name="ce177">
            <text:p>CHCl2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124</text:p>
          </table:table-cell>
          <table:table-cell office:value-type="string" table:style-name="ce177">
            <text:p>CHClF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141b</text:p>
          </table:table-cell>
          <table:table-cell office:value-type="string" table:style-name="ce177">
            <text:p>CH3CCl2F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142b</text:p>
          </table:table-cell>
          <table:table-cell office:value-type="string" table:style-name="ce177">
            <text:p>CH3CClF2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225ca</text:p>
          </table:table-cell>
          <table:table-cell office:value-type="string" table:style-name="ce177">
            <text:p>CHCl2CF2CF3</text:p>
          </table:table-cell>
          <table:table-cell table:style-name="ce178"/>
          <table:table-cell table:number-columns-repeated="16380" table:style-name="ce184"/>
        </table:table-row>
        <table:table-row table:style-name="ro2">
          <table:table-cell table:style-name="ce183"/>
          <table:table-cell office:value-type="string" table:style-name="ce176">
            <text:p>HCFC-225cb</text:p>
          </table:table-cell>
          <table:table-cell office:value-type="string" table:style-name="ce177">
            <text:p>CHClFCF2CClF2</text:p>
          </table:table-cell>
          <table:table-cell table:style-name="ce178"/>
          <table:table-cell table:number-columns-repeated="16380" table:style-name="ce184"/>
        </table:table-row>
        <table:table-row table:style-name="ro5">
          <table:table-cell office:value-type="string" table:number-columns-spanned="4" table:number-rows-spanned="1" table:style-name="ce755">
            <text:p>9. Perfluoropolyethers (<text:span text:style-name="T11">全氟聚醚</text:span>, PFPEs)</text:p>
          </table:table-cell>
          <table:covered-table-cell table:number-columns-repeated="3"/>
          <table:table-cell table:number-columns-repeated="16380" table:style-name="ce184"/>
        </table:table-row>
        <table:table-row table:style-name="ro70">
          <table:table-cell table:style-name="ce183"/>
          <table:table-cell office:value-type="string" table:style-name="ce176">
            <text:p>PFPMIE</text:p>
          </table:table-cell>
          <table:table-cell office:value-type="string" table:style-name="ce177">
            <text:p>CF3OCF(CF3)CF2OCF2OCF3</text:p>
          </table:table-cell>
          <table:table-cell table:style-name="ce178"/>
          <table:table-cell table:number-columns-repeated="16380" table:style-name="ce184"/>
        </table:table-row>
        <table:table-row table:style-name="ro5">
          <table:table-cell office:value-type="string" table:number-columns-spanned="4" table:number-rows-spanned="1" table:style-name="ce755">
            <text:p>10. Hydrocarbons and other compounds - direct effects (<text:span text:style-name="T11">碳氫化合物與其他物質</text:span>)</text:p>
          </table:table-cell>
          <table:covered-table-cell table:number-columns-repeated="3"/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C-600 (R-600)</text:p>
          </table:table-cell>
          <table:table-cell office:value-type="string" table:style-name="ce177">
            <text:p>CH3CH2CH2CH3</text:p>
          </table:table-cell>
          <table:table-cell office:value-type="string" table:style-name="ce178">
            <text:p><text:span text:style-name="T6">正丁烷</text:span>(n-Butane)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C-600a (R-600a)</text:p>
          </table:table-cell>
          <table:table-cell office:value-type="string" table:style-name="ce177">
            <text:p>(CH3)3CH</text:p>
          </table:table-cell>
          <table:table-cell office:value-type="string" table:style-name="ce178">
            <text:p><text:span text:style-name="T6">異丁烷</text:span>(Isobutane)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C-717 (R-717)</text:p>
          </table:table-cell>
          <table:table-cell office:value-type="string" table:style-name="ce177">
            <text:p>NH3</text:p>
          </table:table-cell>
          <table:table-cell office:value-type="string" table:style-name="ce178">
            <text:p><text:span text:style-name="T6">氨</text:span>(Ammonia)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C-290 (R-290)</text:p>
          </table:table-cell>
          <table:table-cell office:value-type="string" table:style-name="ce177">
            <text:p>CH3CH2CH3</text:p>
          </table:table-cell>
          <table:table-cell office:value-type="string" table:style-name="ce178">
            <text:p><text:span text:style-name="T6">丙烷</text:span>(Propane)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HC-1270 (R-1270)</text:p>
          </table:table-cell>
          <table:table-cell office:value-type="string" table:style-name="ce177">
            <text:p>CH2CH2CH2</text:p>
          </table:table-cell>
          <table:table-cell office:value-type="string" table:style-name="ce178">
            <text:p><text:span text:style-name="T6">丙烯</text:span>(Propylene)</text:p>
          </table:table-cell>
          <table:table-cell table:number-columns-repeated="16380" table:style-name="ce184"/>
        </table:table-row>
        <table:table-row table:style-name="ro5">
          <table:table-cell table:style-name="ce183"/>
          <table:table-cell office:value-type="string" table:style-name="ce176">
            <text:p>Dimethylether (<text:span text:style-name="T6">亦稱</text:span><text:s/>Methylether, methyloxide)</text:p>
          </table:table-cell>
          <table:table-cell office:value-type="string" table:style-name="ce177">
            <text:p>CH3OCH3</text:p>
          </table:table-cell>
          <table:table-cell office:value-type="string" table:style-name="ce178">
            <text:p><text:span text:style-name="T6">二甲醚</text:span></text:p>
          </table:table-cell>
          <table:table-cell table:number-columns-repeated="16380" table:style-name="ce184"/>
        </table:table-row>
        <table:table-row table:style-name="ro71">
          <table:table-cell table:style-name="ce183"/>
          <table:table-cell office:value-type="string" table:style-name="ce176">
            <text:p>Methylene chloride (<text:span text:style-name="T6">亦稱</text:span><text:s/>Dichloromethane, Methylene dichloride)</text:p>
          </table:table-cell>
          <table:table-cell office:value-type="string" table:style-name="ce177">
            <text:p>CH2Cl2</text:p>
          </table:table-cell>
          <table:table-cell office:value-type="string" table:style-name="ce178">
            <text:p><text:span text:style-name="T6">二氯甲烷</text:span></text:p>
          </table:table-cell>
          <table:table-cell table:number-columns-repeated="16380" table:style-name="ce184"/>
        </table:table-row>
        <table:table-row table:style-name="ro25">
          <table:table-cell table:style-name="ce189"/>
          <table:table-cell office:value-type="string" table:style-name="ce190">
            <text:p>Methyl chloride (<text:span text:style-name="T6">亦稱</text:span><text:s/>Chloromethane)</text:p>
          </table:table-cell>
          <table:table-cell office:value-type="string" table:style-name="ce191">
            <text:p>CH3Cl</text:p>
          </table:table-cell>
          <table:table-cell office:value-type="string" table:style-name="ce192">
            <text:p><text:span text:style-name="T6">氯甲烷</text:span></text:p>
          </table:table-cell>
          <table:table-cell table:number-columns-repeated="16380" table:style-name="ce184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table:style-name="ce172"/>
          <table:table-cell table:number-columns-repeated="16382"/>
        </table:table-row>
        <table:table-row table:number-rows-repeated="1048459" table:style-name="ro2">
          <table:table-cell table:number-columns-repeated="16384"/>
        </table:table-row>
        <table:named-expressions>
          <table:named-range table:name="Print_Area" table:cell-range-address="附表1需盤查GHG.$A$1:附表1需盤查GHG.$D$111" table:base-cell-address="附表1需盤查GHG.$A$1"/>
          <table:named-expression table:name="主要原料投入" table:expression="of:=['file:///G:/備份/盤查表改版/產品碳足跡盤查表(for_tier_1_suppliers)_v45_馨如觀點.xls'#'2_產品製造_投入產出表'.#REF!]" table:base-cell-address="使用說明.$A$1"/>
        </table:named-expressions>
      </table:table>
      <table:table table:name="'file:///G:/備份/盤查表改版/產品碳足跡盤查表(for_tier_1_suppliers)_v45_馨如觀點.xls'#版權" table:style-name="ta16">
        <table:table-source xlink:href="file:///G:/備份/盤查表改版/產品碳足跡盤查表(for_tier_1_suppliers)_v45_馨如觀點.xls" table:table-name="版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使用說明" table:style-name="ta16">
        <table:table-source xlink:href="file:///G:/備份/盤查表改版/產品碳足跡盤查表(for_tier_1_suppliers)_v45_馨如觀點.xls" table:table-name="使用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0產品說明" table:style-name="ta16">
        <table:table-source xlink:href="file:///G:/備份/盤查表改版/產品碳足跡盤查表(for_tier_1_suppliers)_v45_馨如觀點.xls" table:table-name="0產品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1_產品_主要原料" table:style-name="ta16">
        <table:table-source xlink:href="file:///G:/備份/盤查表改版/產品碳足跡盤查表(for_tier_1_suppliers)_v45_馨如觀點.xls" table:table-name="1_產品_主要原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2_產品製造_投入產出表" table:style-name="ta16">
        <table:table-source xlink:href="file:///G:/備份/盤查表改版/產品碳足跡盤查表(for_tier_1_suppliers)_v45_馨如觀點.xls" table:table-name="2_產品製造_投入產出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3_產品運輸" table:style-name="ta16">
        <table:table-source xlink:href="file:///G:/備份/盤查表改版/產品碳足跡盤查表(for_tier_1_suppliers)_v45_馨如觀點.xls" table:table-name="3_產品運輸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附表1需盤查GHG" table:style-name="ta16">
        <table:table-source xlink:href="file:///G:/備份/盤查表改版/產品碳足跡盤查表(for_tier_1_suppliers)_v45_馨如觀點.xls" table:table-name="附表1需盤查GH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備份/盤查表改版/產品碳足跡盤查表(for_tier_1_suppliers)_v45_馨如觀點.xls'#附表2化糞池CH4,廢氣和廢水計算" table:style-name="ta16">
        <table:table-source xlink:href="file:///G:/備份/盤查表改版/產品碳足跡盤查表(for_tier_1_suppliers)_v45_馨如觀點.xls" table:table-name="附表2化糞池CH4,廢氣和廢水計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版權" table:style-name="ta16">
        <table:table-source xlink:href="file:///F:/備份/盤查表改版/產品碳足跡盤查表(for_tier_1_suppliers)_v45_馨如觀點.xls" table:table-name="版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使用說明" table:style-name="ta16">
        <table:table-source xlink:href="file:///F:/備份/盤查表改版/產品碳足跡盤查表(for_tier_1_suppliers)_v45_馨如觀點.xls" table:table-name="使用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0產品說明" table:style-name="ta16">
        <table:table-source xlink:href="file:///F:/備份/盤查表改版/產品碳足跡盤查表(for_tier_1_suppliers)_v45_馨如觀點.xls" table:table-name="0產品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1_產品_主要原料" table:style-name="ta16">
        <table:table-source xlink:href="file:///F:/備份/盤查表改版/產品碳足跡盤查表(for_tier_1_suppliers)_v45_馨如觀點.xls" table:table-name="1_產品_主要原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2_產品製造_投入產出表" table:style-name="ta16">
        <table:table-source xlink:href="file:///F:/備份/盤查表改版/產品碳足跡盤查表(for_tier_1_suppliers)_v45_馨如觀點.xls" table:table-name="2_產品製造_投入產出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3_產品運輸" table:style-name="ta16">
        <table:table-source xlink:href="file:///F:/備份/盤查表改版/產品碳足跡盤查表(for_tier_1_suppliers)_v45_馨如觀點.xls" table:table-name="3_產品運輸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附表1需盤查GHG" table:style-name="ta16">
        <table:table-source xlink:href="file:///F:/備份/盤查表改版/產品碳足跡盤查表(for_tier_1_suppliers)_v45_馨如觀點.xls" table:table-name="附表1需盤查GH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產品碳足跡盤查表(for_tier_1_suppliers)_v45_馨如觀點.xls'#附表2化糞池CH4,廢氣和廢水計算" table:style-name="ta16">
        <table:table-source xlink:href="file:///F:/備份/盤查表改版/產品碳足跡盤查表(for_tier_1_suppliers)_v45_馨如觀點.xls" table:table-name="附表2化糞池CH4,廢氣和廢水計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填寫說明" table:style-name="ta16">
        <table:table-source xlink:href="file:///F:/備份/盤查表改版/TSMC盤查表(產基會格式)/98年生命週期盤查表單980506.xls" table:table-name="填寫說明" table:mode="copy-results-only"/>
        <table:table-column/>
        <table:table-row table:number-rows-repeated="26">
          <table:table-cell table:number-columns-repeated="16384"/>
        </table:table-row>
        <table:table-row>
          <table:table-cell table:number-columns-repeated="7"/>
          <table:table-cell office:value-type="string" office:string-value="陸運-卡車 Road-Truck 16ton"/>
          <table:table-cell table:number-columns-repeated="16376"/>
        </table:table-row>
        <table:table-row>
          <table:table-cell office:value-type="string" office:string-value="I:量測值 Measurement"/>
          <table:table-cell table:number-columns-repeated="6"/>
          <table:table-cell office:value-type="string" office:string-value="陸運-卡車Road-Truck 28ton"/>
          <table:table-cell table:number-columns-repeated="16376"/>
        </table:table-row>
        <table:table-row>
          <table:table-cell office:value-type="string" office:string-value="II:計算值 Calculation"/>
          <table:table-cell table:number-columns-repeated="6"/>
          <table:table-cell office:value-type="string" office:string-value="陸運-卡車Road-Truck 40ton"/>
          <table:table-cell table:number-columns-repeated="16376"/>
        </table:table-row>
        <table:table-row>
          <table:table-cell office:value-type="string" office:string-value="III:估計值 Estimation"/>
          <table:table-cell table:number-columns-repeated="6"/>
          <table:table-cell office:value-type="string" office:string-value="陸運-貨車Road-Lorry 16ton"/>
          <table:table-cell table:number-columns-repeated="16376"/>
        </table:table-row>
        <table:table-row>
          <table:table-cell table:number-columns-repeated="7"/>
          <table:table-cell office:value-type="string" office:string-value="陸運-貨車Road-Lorry 28ton"/>
          <table:table-cell table:number-columns-repeated="16376"/>
        </table:table-row>
        <table:table-row>
          <table:table-cell table:number-columns-repeated="7"/>
          <table:table-cell office:value-type="string" office:string-value="陸運-貨車Road-Lorry 32ton"/>
          <table:table-cell table:number-columns-repeated="16376"/>
        </table:table-row>
        <table:table-row>
          <table:table-cell table:number-columns-repeated="7"/>
          <table:table-cell office:value-type="string" office:string-value="陸運-貨車Road-Lorry 40ton"/>
          <table:table-cell table:number-columns-repeated="16376"/>
        </table:table-row>
        <table:table-row>
          <table:table-cell table:number-columns-repeated="7"/>
          <table:table-cell office:value-type="string" office:string-value="陸運-貨運火車Rail-Freight train"/>
          <table:table-cell table:number-columns-repeated="16376"/>
        </table:table-row>
        <table:table-row>
          <table:table-cell table:number-columns-repeated="7"/>
          <table:table-cell office:value-type="string" office:string-value="海運-駁船/平底貨船(柴油) Water-Barge(Diesel)"/>
          <table:table-cell table:number-columns-repeated="16376"/>
        </table:table-row>
        <table:table-row>
          <table:table-cell table:number-columns-repeated="7"/>
          <table:table-cell office:value-type="string" office:string-value="海運-跨洋貨運船舶(重油，約40,000載重噸，速度14海哩/小時) Water-Transoceanic freight ship(Heavy fuel oil, about 40,000 dwt, speed: 14 knots per hour)"/>
          <table:table-cell table:number-columns-repeated="16376"/>
        </table:table-row>
        <table:table-row>
          <table:table-cell table:number-columns-repeated="7"/>
          <table:table-cell office:value-type="string" office:string-value="海運-越洋油輪(重油，約50,000-300,000載重噸，速度14海哩/小時) Water-Transoceanic tanker(Heavy fuel oil, about 50,000-300,000dwt, speed: 14 knots per hour)"/>
          <table:table-cell table:number-columns-repeated="16376"/>
        </table:table-row>
        <table:table-row>
          <table:table-cell table:number-columns-repeated="7"/>
          <table:table-cell office:value-type="string" office:string-value="空運-飛機Air-Aircraft"/>
          <table:table-cell table:number-columns-repeated="16376"/>
        </table:table-row>
        <table:table-row table:number-rows-repeated="1048538">
          <table:table-cell table:number-columns-repeated="16376"/>
        </table:table-row>
      </table:table>
      <table:table table:name="'file:///F:/備份/盤查表改版/TSMC盤查表(產基會格式)/98年生命週期盤查表單980506.xls'#基本資料" table:style-name="ta16">
        <table:table-source xlink:href="file:///F:/備份/盤查表改版/TSMC盤查表(產基會格式)/98年生命週期盤查表單980506.xls" table:table-name="基本資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製造流程圖" table:style-name="ta16">
        <table:table-source xlink:href="file:///F:/備份/盤查表改版/TSMC盤查表(產基會格式)/98年生命週期盤查表單980506.xls" table:table-name="製造流程圖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直接材料" table:style-name="ta16">
        <table:table-source xlink:href="file:///F:/備份/盤查表改版/TSMC盤查表(產基會格式)/98年生命週期盤查表單980506.xls" table:table-name="直接材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間接材料" table:style-name="ta16">
        <table:table-source xlink:href="file:///F:/備份/盤查表改版/TSMC盤查表(產基會格式)/98年生命週期盤查表單980506.xls" table:table-name="間接材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能資源使用" table:style-name="ta16">
        <table:table-source xlink:href="file:///F:/備份/盤查表改版/TSMC盤查表(產基會格式)/98年生命週期盤查表單980506.xls" table:table-name="能資源使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用電設備能源使用" table:style-name="ta16">
        <table:table-source xlink:href="file:///F:/備份/盤查表改版/TSMC盤查表(產基會格式)/98年生命週期盤查表單980506.xls" table:table-name="用電設備能源使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廢氣" table:style-name="ta16">
        <table:table-source xlink:href="file:///F:/備份/盤查表改版/TSMC盤查表(產基會格式)/98年生命週期盤查表單980506.xls" table:table-name="廢氣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廢水" table:style-name="ta16">
        <table:table-source xlink:href="file:///F:/備份/盤查表改版/TSMC盤查表(產基會格式)/98年生命週期盤查表單980506.xls" table:table-name="廢水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廢棄物" table:style-name="ta16">
        <table:table-source xlink:href="file:///F:/備份/盤查表改版/TSMC盤查表(產基會格式)/98年生命週期盤查表單980506.xls" table:table-name="廢棄物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運輸" table:style-name="ta16">
        <table:table-source xlink:href="file:///F:/備份/盤查表改版/TSMC盤查表(產基會格式)/98年生命週期盤查表單980506.xls" table:table-name="運輸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備份/盤查表改版/TSMC盤查表(產基會格式)/98年生命週期盤查表單980506.xls'#使用" table:style-name="ta16">
        <table:table-source xlink:href="file:///F:/備份/盤查表改版/TSMC盤查表(產基會格式)/98年生命週期盤查表單980506.xls" table:table-name="使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主要原料投入" table:expression="of:=['file:///F:/備份/盤查表改版/產品碳足跡盤查表(for_tier_1_suppliers)_v45_馨如觀點.xls'#'2_產品製造_投入產出表'.#REF!]" table:base-cell-address="使用說明.$A$1"/>
        <table:named-expression table:name="如主原料之改法" table:expression="of:=[.#REF!]" table:base-cell-address="使用說明.$A$1"/>
        <table:named-range table:name="資料品質屬性DQI" table:cell-range-address="'file:///F:/備份/盤查表改版/TSMC盤查表(產基會格式)/98年生命週期盤查表單980506.xls'#填寫說明.$A$26:填寫說明.$A$30" table:base-cell-address="使用說明.$A$1"/>
        <table:named-range table:name="運輸工具型式Type_of_Vehicles" table:cell-range-address="'file:///F:/備份/盤查表改版/TSMC盤查表(產基會格式)/98年生命週期盤查表單980506.xls'#填寫說明.$H$26:填寫說明.$H$38" table:base-cell-address="使用說明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Tahoma" svg:font-family="Tahoma"/>
    <style:font-face style:name="Calibri" svg:font-family="Calibri"/>
    <style:font-face style:name="Arial" svg:font-family="Arial"/>
    <style:font-face style:name="宋体" svg:font-family="宋体"/>
    <style:font-face style:name="Wingdings 2" svg:font-family="&quot;Wingdings 2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number number:decimal-places="0" number:min-integer-digits="1" number:grouping="true"/>
      <style:map style:condition="value()&gt;=0" style:apply-style-name="N50P0"/>
    </number:number-style>
    <number:date-style style:name="N51P0">
      <number:year number:style="long"/>
      <number:text>/</number:text>
      <number:month/>
      <number:text>/</number:text>
      <number:day/>
    </number:date-style>
    <number:text-style style:name="N51">
      <number:text-content/>
      <style:map style:condition="value()&gt;=0" style:apply-style-name="N51P0"/>
    </number:text-style>
    <style:style style:name="_48__44_0_13__10_NA_13__10_" style:display-name="0,0&#10;NA&#10;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_50_0_37__32_-_32__36628__33394_1" style:display-name="20% - 輔色1" style:family="table-cell" style:data-style-name="N0">
      <style:table-cell-properties fo:background-color="#CCCCFF"/>
      <style:text-properties fo:color="#000000"/>
    </style:style>
    <style:style style:name="_50_0_37__32_-_32__36628__33394_2" style:display-name="20% - 輔色2" style:family="table-cell" style:data-style-name="N0">
      <style:table-cell-properties fo:background-color="#FF99CC"/>
      <style:text-properties fo:color="#000000"/>
    </style:style>
    <style:style style:name="_50_0_37__32_-_32__36628__33394_3" style:display-name="20% - 輔色3" style:family="table-cell" style:data-style-name="N0">
      <style:table-cell-properties fo:background-color="#CCFFCC"/>
      <style:text-properties fo:color="#000000"/>
    </style:style>
    <style:style style:name="_50_0_37__32_-_32__36628__33394_4" style:display-name="20% - 輔色4" style:family="table-cell" style:data-style-name="N0">
      <style:table-cell-properties fo:background-color="#CC99FF"/>
      <style:text-properties fo:color="#000000"/>
    </style:style>
    <style:style style:name="_50_0_37__32_-_32__36628__33394_5" style:display-name="20% - 輔色5" style:family="table-cell" style:data-style-name="N0">
      <style:table-cell-properties fo:background-color="#CCFFFF"/>
      <style:text-properties fo:color="#000000"/>
    </style:style>
    <style:style style:name="_50_0_37__32_-_32__36628__33394_6" style:display-name="20% - 輔色6" style:family="table-cell" style:data-style-name="N0">
      <style:table-cell-properties fo:background-color="#FFCC99"/>
      <style:text-properties fo:color="#000000"/>
    </style:style>
    <style:style style:name="_52_0_37__32_-_32__36628__33394_1" style:display-name="40% - 輔色1" style:family="table-cell" style:data-style-name="N0">
      <style:table-cell-properties fo:background-color="#99CCFF"/>
      <style:text-properties fo:color="#000000"/>
    </style:style>
    <style:style style:name="_52_0_37__32_-_32__36628__33394_2" style:display-name="40% - 輔色2" style:family="table-cell" style:data-style-name="N0">
      <style:table-cell-properties fo:background-color="#FF8080"/>
      <style:text-properties fo:color="#000000"/>
    </style:style>
    <style:style style:name="_52_0_37__32_-_32__36628__33394_3" style:display-name="40% - 輔色3" style:family="table-cell" style:data-style-name="N0">
      <style:table-cell-properties fo:background-color="#00FF00"/>
      <style:text-properties fo:color="#000000"/>
    </style:style>
    <style:style style:name="_52_0_37__32_-_32__36628__33394_4" style:display-name="40% - 輔色4" style:family="table-cell" style:data-style-name="N0">
      <style:table-cell-properties fo:background-color="#CC99FF"/>
      <style:text-properties fo:color="#000000"/>
    </style:style>
    <style:style style:name="_52_0_37__32_-_32__36628__33394_5" style:display-name="40% - 輔色5" style:family="table-cell" style:data-style-name="N0">
      <style:table-cell-properties fo:background-color="#99CCFF"/>
      <style:text-properties fo:color="#000000"/>
    </style:style>
    <style:style style:name="_52_0_37__32_-_32__36628__33394_6" style:display-name="40% - 輔色6" style:family="table-cell" style:data-style-name="N0">
      <style:table-cell-properties fo:background-color="#FFCC00"/>
      <style:text-properties fo:color="#000000"/>
    </style:style>
    <style:style style:name="_54_0_37__32_-_32__36628__33394_1" style:display-name="60% - 輔色1" style:family="table-cell" style:data-style-name="N0">
      <style:table-cell-properties fo:background-color="#0066CC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F8080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00FF00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800080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33CCC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F9900"/>
      <style:text-properties fo:color="#FFFFFF"/>
    </style:style>
    <style:style style:name="A4_32_Small_32_210_32_x_32_297_32_mm" style:display-name="A4 Small 210 x 297 mm" style:family="table-cell" style:data-style-name="N0">
      <style:table-cell-properties style:vertical-align="automatic" fo:background-color="transparent"/>
    </style:style>
    <style:style style:name="s_93__13__10__59_run_61_c_58__92_smartctr_92_SmartCtr_13__10_Beep_61_yes_13__10_NullPort_61_None_13__10_BorderWidth_61_1_13__10_CursorBlinkRate_61_590_13__10_DoubleClickSpeed_61_452_13__10_Progr" style:display-name="s]&#10;;run=c:\smartctr\SmartCtr&#10;Beep=yes&#10;NullPort=None&#10;BorderWidth=1&#10;CursorBlinkRate=590&#10;DoubleClickSpeed=452&#10;Progr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98_24180__29983__21629__36913__26399__30436__26597__34920__21934_980506" style:display-name="一般_98年生命週期盤查表單98050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19968__33324___36074__33021__24179__34913__34920__40_A_34920__41__32__40_2_41_" style:display-name="一般_質能平衡表(A表) (2)" style:family="table-cell" style:data-style-name="N0">
      <style:table-cell-properties style:vertical-align="automatic" fo:background-color="transparent"/>
    </style:style>
    <style:style style:name="_19968__33324___29872__22659__32771__37327__38754__26597__39511__34920__40_B_34920__41__32__40_2_41_" style:display-name="一般_環境考量面查驗表(B表) (2)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0013__31561_" style:display-name="中等" style:family="table-cell" style:data-style-name="N0">
      <style:table-cell-properties fo:background-color="#FFFF99"/>
      <style:text-properties fo:color="#993300"/>
    </style:style>
    <style:style style:name="_21512__35336_" style:display-name="合計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CFFCC"/>
      <style:text-properties fo:color="#008000"/>
    </style:style>
    <style:style style:name="_30334__20998__27604_" style:display-name="百分比" style:family="table-cell" style:data-style-name="N13"/>
    <style:style style:name="_35336__31639__26041__24335_" style:display-name="計算方式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" style:display-name="備註" style:family="table-cell" style:data-style-name="N0">
      <style:table-cell-properties fo:border="thin solid #C0C0C0" fo:background-color="#FFFFCC"/>
    </style:style>
    <style:style style:name="_35498__26126__25991__23383_" style:display-name="說明文字" style:family="table-cell" style:data-style-name="N0">
      <style:text-properties fo:color="#808080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333399"/>
      <style:text-properties fo:color="#FFFFFF"/>
    </style:style>
    <style:style style:name="_36628__33394_2" style:display-name="輔色2" style:family="table-cell" style:data-style-name="N0">
      <style:table-cell-properties fo:background-color="#FF0000"/>
      <style:text-properties fo:color="#FFFFFF"/>
    </style:style>
    <style:style style:name="_36628__33394_3" style:display-name="輔色3" style:family="table-cell" style:data-style-name="N0">
      <style:table-cell-properties fo:background-color="#339966"/>
      <style:text-properties fo:color="#FFFFFF"/>
    </style:style>
    <style:style style:name="_36628__33394_4" style:display-name="輔色4" style:family="table-cell" style:data-style-name="N0">
      <style:table-cell-properties fo:background-color="#800080"/>
      <style:text-properties fo:color="#FFFFFF"/>
    </style:style>
    <style:style style:name="_36628__33394_5" style:display-name="輔色5" style:family="table-cell" style:data-style-name="N0">
      <style:table-cell-properties fo:background-color="#33CCCC"/>
      <style:text-properties fo:color="#FFFFFF"/>
    </style:style>
    <style:style style:name="_36628__33394_6" style:display-name="輔色6" style:family="table-cell" style:data-style-name="N0">
      <style:table-cell-properties fo:background-color="#FF6600"/>
      <style:text-properties fo:color="#FFFFFF"/>
    </style:style>
    <style:style style:name="_27161__38988_" style:display-name="標題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36664__20837_" style:display-name="輸入" style:family="table-cell" style:data-style-name="N0">
      <style:table-cell-properties fo:border="thin solid #808080" fo:background-color="#FFCC99"/>
      <style:text-properties fo:color="#333399"/>
    </style:style>
    <style:style style:name="_36664__20986_" style:display-name="輸出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99CC"/>
      <style:text-properties fo:color="#800080"/>
    </style:style>
    <style:style style:name="_35686__21578__25991__23383_" style:display-name="警告文字" style:family="table-cell" style:data-style-name="N0">
      <style:text-properties fo:color="#FF0000"/>
    </style:style>
    <style:style style:name="cf1" style:family="table-cell">
      <style:table-cell-properties fo:background-color="#C0C0C0"/>
    </style:style>
    <style:style style:name="cf2" style:family="table-cell">
      <style:text-properties fo:color="#C0C0C0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275590551181102in" fo:margin-bottom="0.275590551181102in" fo:margin-left="0.236220472440945in" fo:margin-right="0.354330708661417in" style:print-orientation="landscape" style:print-page-order="ttb" style:first-page-number="continue" style:scale-to="71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73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3">
      <style:page-layout-properties fo:margin-top="0.354330708661417in" fo:margin-bottom="0.31496062992126in" fo:margin-left="0.354330708661417in" fo:margin-right="0.354330708661417in" style:print-orientation="landscape" style:print-page-order="ttb" style:first-page-number="continue" style:scale-to="7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236220472440945in" fo:margin-bottom="0.275590551181102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31496062992126in" fo:margin-left="0in" fo:margin-right="0in" fo:margin-top="0in"/>
      </style:footer-style>
    </style:page-layout>
    <style:page-layout style:name="pm5">
      <style:page-layout-properties fo:margin-top="0.196850393700787in" fo:margin-bottom="0.15748031496063in" fo:margin-left="0.31496062992126in" fo:margin-right="0.236220472440945in" style:print-orientation="landscape" style:print-page-order="ttb" style:first-page-number="continue" style:scale-to="78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page-layout style:name="pm6">
      <style:page-layout-properties fo:margin-top="0.236220472440945in" fo:margin-bottom="0.118110236220472in" fo:margin-left="0.354330708661417in" fo:margin-right="0.354330708661417in" style:print-orientation="landscape" style:print-page-order="ttb" style:first-page-number="continue" style:scale-to="43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7">
      <style:page-layout-properties fo:margin-top="0.354330708661417in" fo:margin-bottom="0.118110236220472in" fo:margin-left="0.354330708661417in" fo:margin-right="0.354330708661417in" style:print-orientation="landscape" style:print-page-order="ttb" style:first-page-number="continue" style:scale-to="46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8">
      <style:page-layout-properties fo:margin-top="0.196850393700787in" fo:margin-bottom="0.236220472440945in" fo:margin-left="0.236220472440945in" fo:margin-right="0.31496062992126in" style:print-orientation="landscape" style:print-page-order="ttb" style:first-page-number="continue" style:scale-to="3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9">
      <style:page-layout-properties fo:margin-top="0.196850393700787in" fo:margin-bottom="0.118110236220472in" fo:margin-left="0.354330708661417in" fo:margin-right="0.236220472440945in" style:print-orientation="landscape" style:print-page-order="ttb" style:first-page-number="continue" style:scale-to="46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10">
      <style:page-layout-properties fo:margin-top="0.196850393700787in" fo:margin-bottom="0.118110236220472in" fo:margin-left="0.354330708661417in" fo:margin-right="0.354330708661417in" style:print-orientation="landscape" style:print-page-order="ttb" style:first-page-number="continue" style:scale-to="4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11">
      <style:page-layout-properties fo:margin-top="0.196850393700787in" fo:margin-bottom="0.118110236220472in" fo:margin-left="0.275590551181102in" fo:margin-right="0.275590551181102in" style:print-orientation="landscape" style:print-page-order="ttb" style:first-page-number="continue" style:scale-to="4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12">
      <style:page-layout-properties fo:margin-top="0.31496062992126in" fo:margin-bottom="0.118110236220472in" fo:margin-left="0.354330708661417in" fo:margin-right="0.275590551181102in" style:print-orientation="landscape" style:print-page-order="ttb" style:first-page-number="continue" style:scale-to="38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13">
      <style:page-layout-properties fo:margin-top="0.31496062992126in" fo:margin-bottom="0.118110236220472in" fo:margin-left="0.354330708661417in" fo:margin-right="0.31496062992126in" style:print-orientation="landscape" style:print-page-order="ttb" style:first-page-number="continue" style:scale-to="88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page-layout style:name="pm14">
      <style:page-layout-properties fo:margin-top="0.196850393700787in" fo:margin-bottom="0.15748031496063in" fo:margin-left="0.354330708661417in" fo:margin-right="0.27559055118110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15">
      <style:page-layout-properties fo:margin-top="0.31496062992126in" fo:margin-bottom="0.078740157480315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新細明體" style:font-name-asian="新細明體" style:font-name-complex="新細明體" fo:font-size="9pt" style:font-size-asian="9pt" style:font-size-complex="9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5" style:page-layout-name="pm5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6" style:page-layout-name="pm6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7" style:page-layout-name="pm7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8" style:page-layout-name="pm8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9" style:page-layout-name="pm9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10" style:page-layout-name="pm10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11" style:page-layout-name="pm11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  <text:p/>
        </style:region-right>
      </style:footer>
      <style:footer-left style:display="false"/>
    </style:master-page>
    <style:master-page style:name="mp12" style:page-layout-name="pm12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13" style:page-layout-name="pm13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14" style:page-layout-name="pm14">
      <style:header/>
      <style:header-left style:display="false"/>
      <style:footer>
        <style:region-left>
          <text:p>文件名稱：製造業產品碳足跡生命週期盤查表</text:p>
        </style:region-left>
        <style:region-center>
          <text:p>編號：MOEAIDB-ITRTGEL-CFP001 第1.0版</text:p>
          <text:p>制訂日期：2013-12-20</text:p>
        </style:region-center>
        <style:region-right>
          <text:p><text:sheet-name>???</text:sheet-name></text:p>
          <text:p>頁數/總頁數：<text:page-number>1</text:page-number>/<text:page-count>99</text:page-count></text:p>
        </style:region-right>
      </style:footer>
      <style:footer-left style:display="false"/>
    </style:master-page>
    <style:master-page style:name="mp15" style:page-layout-name="pm15">
      <style:header/>
      <style:header-left style:display="false"/>
      <style:footer>
        <style:region-left>
          <text:p><text:span text:style-name="T1">文件名稱：製造業產品碳足跡生命週期盤查表</text:span></text:p>
          <text:p/>
        </style:region-left>
        <style:region-center>
          <text:p><text:span text:style-name="T1">編號：MOEAIDB-ITRTGEL-CFP001</text:span><text:span text:style-name="T1"> </text:span><text:span text:style-name="T1">第1.0版</text:span></text:p>
          <text:p><text:span text:style-name="T1">制訂日期：2013-12-20</text:span></text:p>
        </style:region-center>
        <style:region-right>
          <text:p><text:span text:style-name="T1"><text:sheet-name>???</text:sheet-name></text:span></text:p>
          <text:p><text:span text:style-name="T1">頁數/總頁數：</text:span><text:span text:style-name="T1"><text:page-number>1</text:page-number></text:span><text:span text:style-name="T1">/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781149</meta:initial-creator>
    <dc:creator>范美桾</dc:creator>
    <meta:creation-date>2006-06-27T01:57:38Z</meta:creation-date>
    <dc:date>2017-03-17T06:22:10Z</dc:date>
    <meta:print-date>2013-12-09T08:09:19Z</meta:print-date>
  </office:meta>
</office:document-meta>
</file>